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8744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1.2516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ime[min]</text:p>
          </table:table-cell>
          <table:table-cell office:value-type="string">
            <text:p>Current[mA]</text:p>
          </table:table-cell>
          <table:table-cell office:value-type="string">
            <text:p>Voltage[V]</text:p>
          </table:table-cell>
          <table:table-cell office:value-type="string">
            <text:p>Irradiance[W/m^2]</text:p>
          </table:table-cell>
          <table:table-cell office:value-type="string">
            <text:p>Temperature[C]</text:p>
          </table:table-cell>
        </table:table-row>
        <table:table-row table:style-name="ro1">
          <table:table-cell office:value-type="float" office:value="0.083333">
            <text:p>0.083333</text:p>
          </table:table-cell>
          <table:table-cell office:value-type="float" office:value="0.09396">
            <text:p>0.09396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4.65">
            <text:p>24.65</text:p>
          </table:table-cell>
        </table:table-row>
        <table:table-row table:style-name="ro1">
          <table:table-cell office:value-type="float" office:value="0.16667">
            <text:p>0.16667</text:p>
          </table:table-cell>
          <table:table-cell office:value-type="float" office:value="1.0647">
            <text:p>1.0647</text:p>
          </table:table-cell>
          <table:table-cell office:value-type="float" office:value="2.6256">
            <text:p>2.6256</text:p>
          </table:table-cell>
          <table:table-cell office:value-type="float" office:value="0">
            <text:p>0</text:p>
          </table:table-cell>
          <table:table-cell office:value-type="float" office:value="24.62">
            <text:p>24.62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.2878">
            <text:p>1.2878</text:p>
          </table:table-cell>
          <table:table-cell office:value-type="float" office:value="2.6165">
            <text:p>2.6165</text:p>
          </table:table-cell>
          <table:table-cell office:value-type="float" office:value="0">
            <text:p>0</text:p>
          </table:table-cell>
          <table:table-cell office:value-type="float" office:value="24.51">
            <text:p>24.51</text:p>
          </table:table-cell>
        </table:table-row>
        <table:table-row table:style-name="ro1">
          <table:table-cell office:value-type="float" office:value="0.33333">
            <text:p>0.33333</text:p>
          </table:table-cell>
          <table:table-cell office:value-type="float" office:value="1.4029">
            <text:p>1.4029</text:p>
          </table:table-cell>
          <table:table-cell office:value-type="float" office:value="2.6094">
            <text:p>2.6094</text:p>
          </table:table-cell>
          <table:table-cell office:value-type="float" office:value="0">
            <text:p>0</text:p>
          </table:table-cell>
          <table:table-cell office:value-type="float" office:value="24.49">
            <text:p>24.49</text:p>
          </table:table-cell>
        </table:table-row>
        <table:table-row table:style-name="ro1">
          <table:table-cell office:value-type="float" office:value="0.41667">
            <text:p>0.41667</text:p>
          </table:table-cell>
          <table:table-cell office:value-type="float" office:value="0.91697">
            <text:p>0.91697</text:p>
          </table:table-cell>
          <table:table-cell office:value-type="float" office:value="2.609">
            <text:p>2.609</text:p>
          </table:table-cell>
          <table:table-cell office:value-type="float" office:value="0">
            <text:p>0</text:p>
          </table:table-cell>
          <table:table-cell office:value-type="float" office:value="24.39">
            <text:p>24.3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4137">
            <text:p>1.4137</text:p>
          </table:table-cell>
          <table:table-cell office:value-type="float" office:value="2.6088">
            <text:p>2.6088</text:p>
          </table:table-cell>
          <table:table-cell office:value-type="float" office:value="0">
            <text:p>0</text:p>
          </table:table-cell>
          <table:table-cell office:value-type="float" office:value="24.23">
            <text:p>24.23</text:p>
          </table:table-cell>
        </table:table-row>
        <table:table-row table:style-name="ro1">
          <table:table-cell office:value-type="float" office:value="0.58333">
            <text:p>0.58333</text:p>
          </table:table-cell>
          <table:table-cell office:value-type="float" office:value="1.0216">
            <text:p>1.0216</text:p>
          </table:table-cell>
          <table:table-cell office:value-type="float" office:value="2.6046">
            <text:p>2.6046</text:p>
          </table:table-cell>
          <table:table-cell office:value-type="float" office:value="0">
            <text:p>0</text:p>
          </table:table-cell>
          <table:table-cell office:value-type="float" office:value="23.91">
            <text:p>23.91</text:p>
          </table:table-cell>
        </table:table-row>
        <table:table-row table:style-name="ro1">
          <table:table-cell office:value-type="float" office:value="0.66667">
            <text:p>0.66667</text:p>
          </table:table-cell>
          <table:table-cell office:value-type="float" office:value="1.4245">
            <text:p>1.4245</text:p>
          </table:table-cell>
          <table:table-cell office:value-type="float" office:value="2.5982">
            <text:p>2.5982</text:p>
          </table:table-cell>
          <table:table-cell office:value-type="float" office:value="0">
            <text:p>0</text:p>
          </table:table-cell>
          <table:table-cell office:value-type="float" office:value="23.82">
            <text:p>23.82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.5827">
            <text:p>1.5827</text:p>
          </table:table-cell>
          <table:table-cell office:value-type="float" office:value="2.5909">
            <text:p>2.5909</text:p>
          </table:table-cell>
          <table:table-cell office:value-type="float" office:value="0">
            <text:p>0</text:p>
          </table:table-cell>
          <table:table-cell office:value-type="float" office:value="23.72">
            <text:p>23.72</text:p>
          </table:table-cell>
        </table:table-row>
        <table:table-row table:style-name="ro1">
          <table:table-cell office:value-type="float" office:value="0.83333">
            <text:p>0.83333</text:p>
          </table:table-cell>
          <table:table-cell office:value-type="float" office:value="1.5252">
            <text:p>1.5252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3.71">
            <text:p>23.71</text:p>
          </table:table-cell>
        </table:table-row>
        <table:table-row table:style-name="ro1">
          <table:table-cell office:value-type="float" office:value="0.91667">
            <text:p>0.91667</text:p>
          </table:table-cell>
          <table:table-cell office:value-type="float" office:value="1.7554">
            <text:p>1.7554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3.58">
            <text:p>23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173">
            <text:p>1.6173</text:p>
          </table:table-cell>
          <table:table-cell office:value-type="float" office:value="2.5888">
            <text:p>2.5888</text:p>
          </table:table-cell>
          <table:table-cell office:value-type="float" office:value="0">
            <text:p>0</text:p>
          </table:table-cell>
          <table:table-cell office:value-type="float" office:value="23.41">
            <text:p>23.41</text:p>
          </table:table-cell>
        </table:table-row>
        <table:table-row table:style-name="ro1">
          <table:table-cell office:value-type="float" office:value="1.0833">
            <text:p>1.0833</text:p>
          </table:table-cell>
          <table:table-cell office:value-type="float" office:value="1.1619">
            <text:p>1.1619</text:p>
          </table:table-cell>
          <table:table-cell office:value-type="float" office:value="2.5861">
            <text:p>2.5861</text:p>
          </table:table-cell>
          <table:table-cell office:value-type="float" office:value="0">
            <text:p>0</text:p>
          </table:table-cell>
          <table:table-cell office:value-type="float" office:value="23.39">
            <text:p>23.39</text:p>
          </table:table-cell>
        </table:table-row>
        <table:table-row table:style-name="ro1">
          <table:table-cell office:value-type="float" office:value="1.1667">
            <text:p>1.1667</text:p>
          </table:table-cell>
          <table:table-cell office:value-type="float" office:value="1.1727">
            <text:p>1.1727</text:p>
          </table:table-cell>
          <table:table-cell office:value-type="float" office:value="2.5805">
            <text:p>2.5805</text:p>
          </table:table-cell>
          <table:table-cell office:value-type="float" office:value="0">
            <text:p>0</text:p>
          </table:table-cell>
          <table:table-cell office:value-type="float" office:value="23.43">
            <text:p>23.43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.87">
            <text:p>1.87</text:p>
          </table:table-cell>
          <table:table-cell office:value-type="float" office:value="2.5765">
            <text:p>2.5765</text:p>
          </table:table-cell>
          <table:table-cell office:value-type="float" office:value="0">
            <text:p>0</text:p>
          </table:table-cell>
          <table:table-cell office:value-type="float" office:value="23.54">
            <text:p>23.54</text:p>
          </table:table-cell>
        </table:table-row>
        <table:table-row table:style-name="ro1">
          <table:table-cell office:value-type="float" office:value="1.3333">
            <text:p>1.3333</text:p>
          </table:table-cell>
          <table:table-cell office:value-type="float" office:value="1.8777">
            <text:p>1.8777</text:p>
          </table:table-cell>
          <table:table-cell office:value-type="float" office:value="2.5701">
            <text:p>2.5701</text:p>
          </table:table-cell>
          <table:table-cell office:value-type="float" office:value="0">
            <text:p>0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1.4167">
            <text:p>1.4167</text:p>
          </table:table-cell>
          <table:table-cell office:value-type="float" office:value="1.8705">
            <text:p>1.8705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3.36">
            <text:p>23.3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8484">
            <text:p>1.8484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3.19">
            <text:p>23.19</text:p>
          </table:table-cell>
        </table:table-row>
        <table:table-row table:style-name="ro1">
          <table:table-cell office:value-type="float" office:value="1.5833">
            <text:p>1.5833</text:p>
          </table:table-cell>
          <table:table-cell office:value-type="float" office:value="1.8309">
            <text:p>1.8309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3.36">
            <text:p>23.36</text:p>
          </table:table-cell>
        </table:table-row>
        <table:table-row table:style-name="ro1">
          <table:table-cell office:value-type="float" office:value="1.6667">
            <text:p>1.6667</text:p>
          </table:table-cell>
          <table:table-cell office:value-type="float" office:value="1.9137">
            <text:p>1.9137</text:p>
          </table:table-cell>
          <table:table-cell office:value-type="float" office:value="2.5685">
            <text:p>2.5685</text:p>
          </table:table-cell>
          <table:table-cell office:value-type="float" office:value="0">
            <text:p>0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.9101">
            <text:p>1.9101</text:p>
          </table:table-cell>
          <table:table-cell office:value-type="float" office:value="2.5653">
            <text:p>2.5653</text:p>
          </table:table-cell>
          <table:table-cell office:value-type="float" office:value="0">
            <text:p>0</text:p>
          </table:table-cell>
          <table:table-cell office:value-type="float" office:value="23.28">
            <text:p>23.28</text:p>
          </table:table-cell>
        </table:table-row>
        <table:table-row table:style-name="ro1">
          <table:table-cell office:value-type="float" office:value="1.8333">
            <text:p>1.8333</text:p>
          </table:table-cell>
          <table:table-cell office:value-type="float" office:value="1.8129">
            <text:p>1.8129</text:p>
          </table:table-cell>
          <table:table-cell office:value-type="float" office:value="2.5598">
            <text:p>2.5598</text:p>
          </table:table-cell>
          <table:table-cell office:value-type="float" office:value="0">
            <text:p>0</text:p>
          </table:table-cell>
          <table:table-cell office:value-type="float" office:value="23.23">
            <text:p>23.23</text:p>
          </table:table-cell>
        </table:table-row>
        <table:table-row table:style-name="ro1">
          <table:table-cell office:value-type="float" office:value="1.9167">
            <text:p>1.9167</text:p>
          </table:table-cell>
          <table:table-cell office:value-type="float" office:value="1.8561">
            <text:p>1.8561</text:p>
          </table:table-cell>
          <table:table-cell office:value-type="float" office:value="2.5561">
            <text:p>2.5561</text:p>
          </table:table-cell>
          <table:table-cell office:value-type="float" office:value="0">
            <text:p>0</text:p>
          </table:table-cell>
          <table:table-cell office:value-type="float" office:value="23.24">
            <text:p>23.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468">
            <text:p>1.5468</text:p>
          </table:table-cell>
          <table:table-cell office:value-type="float" office:value="2.5502">
            <text:p>2.5502</text:p>
          </table:table-cell>
          <table:table-cell office:value-type="float" office:value="0">
            <text:p>0</text:p>
          </table:table-cell>
          <table:table-cell office:value-type="float" office:value="23.21">
            <text:p>23.21</text:p>
          </table:table-cell>
        </table:table-row>
        <table:table-row table:style-name="ro1">
          <table:table-cell office:value-type="float" office:value="2.0833">
            <text:p>2.0833</text:p>
          </table:table-cell>
          <table:table-cell office:value-type="float" office:value="1.9422">
            <text:p>1.9422</text:p>
          </table:table-cell>
          <table:table-cell office:value-type="float" office:value="2.5491">
            <text:p>2.5491</text:p>
          </table:table-cell>
          <table:table-cell office:value-type="float" office:value="0">
            <text:p>0</text:p>
          </table:table-cell>
          <table:table-cell office:value-type="float" office:value="23.21">
            <text:p>23.21</text:p>
          </table:table-cell>
        </table:table-row>
        <table:table-row table:style-name="ro1">
          <table:table-cell office:value-type="float" office:value="2.1667">
            <text:p>2.1667</text:p>
          </table:table-cell>
          <table:table-cell office:value-type="float" office:value="1.9388">
            <text:p>1.9388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3.12">
            <text:p>23.12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1.9317">
            <text:p>1.9317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3.08">
            <text:p>23.08</text:p>
          </table:table-cell>
        </table:table-row>
        <table:table-row table:style-name="ro1">
          <table:table-cell office:value-type="float" office:value="2.3333">
            <text:p>2.3333</text:p>
          </table:table-cell>
          <table:table-cell office:value-type="float" office:value="1.9532">
            <text:p>1.9532</text:p>
          </table:table-cell>
          <table:table-cell office:value-type="float" office:value="2.5489">
            <text:p>2.5489</text:p>
          </table:table-cell>
          <table:table-cell office:value-type="float" office:value="0">
            <text:p>0</text:p>
          </table:table-cell>
          <table:table-cell office:value-type="float" office:value="23.01">
            <text:p>23.01</text:p>
          </table:table-cell>
        </table:table-row>
        <table:table-row table:style-name="ro1">
          <table:table-cell office:value-type="float" office:value="2.4167">
            <text:p>2.4167</text:p>
          </table:table-cell>
          <table:table-cell office:value-type="float" office:value="1.8845">
            <text:p>1.8845</text:p>
          </table:table-cell>
          <table:table-cell office:value-type="float" office:value="2.5477">
            <text:p>2.5477</text:p>
          </table:table-cell>
          <table:table-cell office:value-type="float" office:value="0">
            <text:p>0</text:p>
          </table:table-cell>
          <table:table-cell office:value-type="float" office:value="22.91">
            <text:p>22.9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6763">
            <text:p>1.6763</text:p>
          </table:table-cell>
          <table:table-cell office:value-type="float" office:value="2.5444">
            <text:p>2.5444</text:p>
          </table:table-cell>
          <table:table-cell office:value-type="float" office:value="0">
            <text:p>0</text:p>
          </table:table-cell>
          <table:table-cell office:value-type="float" office:value="23.13">
            <text:p>23.13</text:p>
          </table:table-cell>
        </table:table-row>
        <table:table-row table:style-name="ro1">
          <table:table-cell office:value-type="float" office:value="2.5833">
            <text:p>2.5833</text:p>
          </table:table-cell>
          <table:table-cell office:value-type="float" office:value="1.9604">
            <text:p>1.9604</text:p>
          </table:table-cell>
          <table:table-cell office:value-type="float" office:value="2.5406">
            <text:p>2.5406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.6667">
            <text:p>2.6667</text:p>
          </table:table-cell>
          <table:table-cell office:value-type="float" office:value="1.9892">
            <text:p>1.9892</text:p>
          </table:table-cell>
          <table:table-cell office:value-type="float" office:value="2.5383">
            <text:p>2.5383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1.7914">
            <text:p>1.7914</text:p>
          </table:table-cell>
          <table:table-cell office:value-type="float" office:value="2.5339">
            <text:p>2.5339</text:p>
          </table:table-cell>
          <table:table-cell office:value-type="float" office:value="0">
            <text:p>0</text:p>
          </table:table-cell>
          <table:table-cell office:value-type="float" office:value="22.59">
            <text:p>22.59</text:p>
          </table:table-cell>
        </table:table-row>
        <table:table-row table:style-name="ro1">
          <table:table-cell office:value-type="float" office:value="2.8333">
            <text:p>2.8333</text:p>
          </table:table-cell>
          <table:table-cell office:value-type="float" office:value="1.9964">
            <text:p>1.9964</text:p>
          </table:table-cell>
          <table:table-cell office:value-type="float" office:value="2.5298">
            <text:p>2.5298</text:p>
          </table:table-cell>
          <table:table-cell office:value-type="float" office:value="0">
            <text:p>0</text:p>
          </table:table-cell>
          <table:table-cell office:value-type="float" office:value="22.58">
            <text:p>22.58</text:p>
          </table:table-cell>
        </table:table-row>
        <table:table-row table:style-name="ro1">
          <table:table-cell office:value-type="float" office:value="2.9167">
            <text:p>2.9167</text:p>
          </table:table-cell>
          <table:table-cell office:value-type="float" office:value="1.8375">
            <text:p>1.8375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2.73">
            <text:p>22.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245">
            <text:p>1.9245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2.29">
            <text:p>22.29</text:p>
          </table:table-cell>
        </table:table-row>
        <table:table-row table:style-name="ro1">
          <table:table-cell office:value-type="float" office:value="3.0833">
            <text:p>3.0833</text:p>
          </table:table-cell>
          <table:table-cell office:value-type="float" office:value="1.9928">
            <text:p>1.9928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2.32">
            <text:p>22.32</text:p>
          </table:table-cell>
        </table:table-row>
        <table:table-row table:style-name="ro1">
          <table:table-cell office:value-type="float" office:value="3.1667">
            <text:p>3.1667</text:p>
          </table:table-cell>
          <table:table-cell office:value-type="float" office:value="1.8993">
            <text:p>1.8993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2.44">
            <text:p>22.44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1.9206">
            <text:p>1.9206</text:p>
          </table:table-cell>
          <table:table-cell office:value-type="float" office:value="2.5289">
            <text:p>2.5289</text:p>
          </table:table-cell>
          <table:table-cell office:value-type="float" office:value="0">
            <text:p>0</text:p>
          </table:table-cell>
          <table:table-cell office:value-type="float" office:value="22.33">
            <text:p>22.33</text:p>
          </table:table-cell>
        </table:table-row>
        <table:table-row table:style-name="ro1">
          <table:table-cell office:value-type="float" office:value="3.3333">
            <text:p>3.3333</text:p>
          </table:table-cell>
          <table:table-cell office:value-type="float" office:value="1.935">
            <text:p>1.935</text:p>
          </table:table-cell>
          <table:table-cell office:value-type="float" office:value="2.5285">
            <text:p>2.5285</text:p>
          </table:table-cell>
          <table:table-cell office:value-type="float" office:value="0">
            <text:p>0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3.4167">
            <text:p>3.4167</text:p>
          </table:table-cell>
          <table:table-cell office:value-type="float" office:value="1.8849">
            <text:p>1.8849</text:p>
          </table:table-cell>
          <table:table-cell office:value-type="float" office:value="2.5274">
            <text:p>2.5274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.9495">
            <text:p>1.9495</text:p>
          </table:table-cell>
          <table:table-cell office:value-type="float" office:value="2.5232">
            <text:p>2.5232</text:p>
          </table:table-cell>
          <table:table-cell office:value-type="float" office:value="0">
            <text:p>0</text:p>
          </table:table-cell>
          <table:table-cell office:value-type="float" office:value="22.05">
            <text:p>22.05</text:p>
          </table:table-cell>
        </table:table-row>
        <table:table-row table:style-name="ro1">
          <table:table-cell office:value-type="float" office:value="3.5833">
            <text:p>3.5833</text:p>
          </table:table-cell>
          <table:table-cell office:value-type="float" office:value="2">
            <text:p>2</text:p>
          </table:table-cell>
          <table:table-cell office:value-type="float" office:value="2.5199">
            <text:p>2.5199</text:p>
          </table:table-cell>
          <table:table-cell office:value-type="float" office:value="0">
            <text:p>0</text:p>
          </table:table-cell>
          <table:table-cell office:value-type="float" office:value="22.05">
            <text:p>22.05</text:p>
          </table:table-cell>
        </table:table-row>
        <table:table-row table:style-name="ro1">
          <table:table-cell office:value-type="float" office:value="3.6667">
            <text:p>3.6667</text:p>
          </table:table-cell>
          <table:table-cell office:value-type="float" office:value="1.8813">
            <text:p>1.8813</text:p>
          </table:table-cell>
          <table:table-cell office:value-type="float" office:value="2.5183">
            <text:p>2.5183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1.9458">
            <text:p>1.9458</text:p>
          </table:table-cell>
          <table:table-cell office:value-type="float" office:value="2.5147">
            <text:p>2.5147</text:p>
          </table:table-cell>
          <table:table-cell office:value-type="float" office:value="0">
            <text:p>0</text:p>
          </table:table-cell>
          <table:table-cell office:value-type="float" office:value="21.99">
            <text:p>21.99</text:p>
          </table:table-cell>
        </table:table-row>
        <table:table-row table:style-name="ro1">
          <table:table-cell office:value-type="float" office:value="3.8333">
            <text:p>3.8333</text:p>
          </table:table-cell>
          <table:table-cell office:value-type="float" office:value="1.9209">
            <text:p>1.9209</text:p>
          </table:table-cell>
          <table:table-cell office:value-type="float" office:value="2.5109">
            <text:p>2.5109</text:p>
          </table:table-cell>
          <table:table-cell office:value-type="float" office:value="0">
            <text:p>0</text:p>
          </table:table-cell>
          <table:table-cell office:value-type="float" office:value="21.85">
            <text:p>21.85</text:p>
          </table:table-cell>
        </table:table-row>
        <table:table-row table:style-name="ro1">
          <table:table-cell office:value-type="float" office:value="3.9167">
            <text:p>3.9167</text:p>
          </table:table-cell>
          <table:table-cell office:value-type="float" office:value="1.9173">
            <text:p>1.9173</text:p>
          </table:table-cell>
          <table:table-cell office:value-type="float" office:value="2.5093">
            <text:p>2.5093</text:p>
          </table:table-cell>
          <table:table-cell office:value-type="float" office:value="0">
            <text:p>0</text:p>
          </table:table-cell>
          <table:table-cell office:value-type="float" office:value="21.89">
            <text:p>21.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964">
            <text:p>1.9964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1.84">
            <text:p>21.84</text:p>
          </table:table-cell>
        </table:table-row>
        <table:table-row table:style-name="ro1">
          <table:table-cell office:value-type="float" office:value="4.0833">
            <text:p>4.0833</text:p>
          </table:table-cell>
          <table:table-cell office:value-type="float" office:value="1.9314">
            <text:p>1.9314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1.82">
            <text:p>21.82</text:p>
          </table:table-cell>
        </table:table-row>
        <table:table-row table:style-name="ro1">
          <table:table-cell office:value-type="float" office:value="4.1667">
            <text:p>4.1667</text:p>
          </table:table-cell>
          <table:table-cell office:value-type="float" office:value="1.946">
            <text:p>1.946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1.33">
            <text:p>21.33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1.8777">
            <text:p>1.8777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1.79">
            <text:p>21.79</text:p>
          </table:table-cell>
        </table:table-row>
        <table:table-row table:style-name="ro1">
          <table:table-cell office:value-type="float" office:value="4.3333">
            <text:p>4.3333</text:p>
          </table:table-cell>
          <table:table-cell office:value-type="float" office:value="1.9025">
            <text:p>1.9025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1.56">
            <text:p>21.56</text:p>
          </table:table-cell>
        </table:table-row>
        <table:table-row table:style-name="ro1">
          <table:table-cell office:value-type="float" office:value="4.4167">
            <text:p>4.4167</text:p>
          </table:table-cell>
          <table:table-cell office:value-type="float" office:value="1.9784">
            <text:p>1.9784</text:p>
          </table:table-cell>
          <table:table-cell office:value-type="float" office:value="2.5089">
            <text:p>2.5089</text:p>
          </table:table-cell>
          <table:table-cell office:value-type="float" office:value="0">
            <text:p>0</text:p>
          </table:table-cell>
          <table:table-cell office:value-type="float" office:value="21.56">
            <text:p>21.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.0036">
            <text:p>2.0036</text:p>
          </table:table-cell>
          <table:table-cell office:value-type="float" office:value="2.5086">
            <text:p>2.5086</text:p>
          </table:table-cell>
          <table:table-cell office:value-type="float" office:value="0">
            <text:p>0</text:p>
          </table:table-cell>
          <table:table-cell office:value-type="float" office:value="21.54">
            <text:p>21.54</text:p>
          </table:table-cell>
        </table:table-row>
        <table:table-row table:style-name="ro1">
          <table:table-cell office:value-type="float" office:value="4.5833">
            <text:p>4.5833</text:p>
          </table:table-cell>
          <table:table-cell office:value-type="float" office:value="2.0252">
            <text:p>2.0252</text:p>
          </table:table-cell>
          <table:table-cell office:value-type="float" office:value="2.5076">
            <text:p>2.5076</text:p>
          </table:table-cell>
          <table:table-cell office:value-type="float" office:value="0">
            <text:p>0</text:p>
          </table:table-cell>
          <table:table-cell office:value-type="float" office:value="21.6">
            <text:p>21.6</text:p>
          </table:table-cell>
        </table:table-row>
        <table:table-row table:style-name="ro1">
          <table:table-cell office:value-type="float" office:value="4.6667">
            <text:p>4.6667</text:p>
          </table:table-cell>
          <table:table-cell office:value-type="float" office:value="1.9964">
            <text:p>1.9964</text:p>
          </table:table-cell>
          <table:table-cell office:value-type="float" office:value="2.5058">
            <text:p>2.5058</text:p>
          </table:table-cell>
          <table:table-cell office:value-type="float" office:value="0">
            <text:p>0</text:p>
          </table:table-cell>
          <table:table-cell office:value-type="float" office:value="21.52">
            <text:p>21.52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1.9245">
            <text:p>1.9245</text:p>
          </table:table-cell>
          <table:table-cell office:value-type="float" office:value="2.5029">
            <text:p>2.5029</text:p>
          </table:table-cell>
          <table:table-cell office:value-type="float" office:value="0">
            <text:p>0</text:p>
          </table:table-cell>
          <table:table-cell office:value-type="float" office:value="21.21">
            <text:p>21.21</text:p>
          </table:table-cell>
        </table:table-row>
        <table:table-row table:style-name="ro1">
          <table:table-cell office:value-type="float" office:value="4.8333">
            <text:p>4.8333</text:p>
          </table:table-cell>
          <table:table-cell office:value-type="float" office:value="1.9065">
            <text:p>1.9065</text:p>
          </table:table-cell>
          <table:table-cell office:value-type="float" office:value="2.5011">
            <text:p>2.5011</text:p>
          </table:table-cell>
          <table:table-cell office:value-type="float" office:value="0">
            <text:p>0</text:p>
          </table:table-cell>
          <table:table-cell office:value-type="float" office:value="21.22">
            <text:p>21.22</text:p>
          </table:table-cell>
        </table:table-row>
        <table:table-row table:style-name="ro1">
          <table:table-cell office:value-type="float" office:value="4.9167">
            <text:p>4.9167</text:p>
          </table:table-cell>
          <table:table-cell office:value-type="float" office:value="1.9495">
            <text:p>1.9495</text:p>
          </table:table-cell>
          <table:table-cell office:value-type="float" office:value="2.5001">
            <text:p>2.5001</text:p>
          </table:table-cell>
          <table:table-cell office:value-type="float" office:value="0">
            <text:p>0</text:p>
          </table:table-cell>
          <table:table-cell office:value-type="float" office:value="21.49">
            <text:p>21.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9928">
            <text:p>1.9928</text:p>
          </table:table-cell>
          <table:table-cell office:value-type="float" office:value="2.4989">
            <text:p>2.498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.0833">
            <text:p>5.0833</text:p>
          </table:table-cell>
          <table:table-cell office:value-type="float" office:value="1.9173">
            <text:p>1.9173</text:p>
          </table:table-cell>
          <table:table-cell office:value-type="float" office:value="2.4962">
            <text:p>2.4962</text:p>
          </table:table-cell>
          <table:table-cell office:value-type="float" office:value="0">
            <text:p>0</text:p>
          </table:table-cell>
          <table:table-cell office:value-type="float" office:value="21.01">
            <text:p>21.01</text:p>
          </table:table-cell>
        </table:table-row>
        <table:table-row table:style-name="ro1">
          <table:table-cell office:value-type="float" office:value="5.1667">
            <text:p>5.1667</text:p>
          </table:table-cell>
          <table:table-cell office:value-type="float" office:value="1.9892">
            <text:p>1.9892</text:p>
          </table:table-cell>
          <table:table-cell office:value-type="float" office:value="2.4938">
            <text:p>2.4938</text:p>
          </table:table-cell>
          <table:table-cell office:value-type="float" office:value="0">
            <text:p>0</text:p>
          </table:table-cell>
          <table:table-cell office:value-type="float" office:value="20.95">
            <text:p>20.95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2.0181">
            <text:p>2.0181</text:p>
          </table:table-cell>
          <table:table-cell office:value-type="float" office:value="2.491">
            <text:p>2.491</text:p>
          </table:table-cell>
          <table:table-cell office:value-type="float" office:value="0">
            <text:p>0</text:p>
          </table:table-cell>
          <table:table-cell office:value-type="float" office:value="20.82">
            <text:p>20.82</text:p>
          </table:table-cell>
        </table:table-row>
        <table:table-row table:style-name="ro1">
          <table:table-cell office:value-type="float" office:value="5.3333">
            <text:p>5.3333</text:p>
          </table:table-cell>
          <table:table-cell office:value-type="float" office:value="1.9712">
            <text:p>1.9712</text:p>
          </table:table-cell>
          <table:table-cell office:value-type="float" office:value="2.4902">
            <text:p>2.4902</text:p>
          </table:table-cell>
          <table:table-cell office:value-type="float" office:value="0">
            <text:p>0</text:p>
          </table:table-cell>
          <table:table-cell office:value-type="float" office:value="21.26">
            <text:p>21.26</text:p>
          </table:table-cell>
        </table:table-row>
        <table:table-row table:style-name="ro1">
          <table:table-cell office:value-type="float" office:value="5.4167">
            <text:p>5.4167</text:p>
          </table:table-cell>
          <table:table-cell office:value-type="float" office:value="1.8633">
            <text:p>1.8633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1.17">
            <text:p>21.1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.9784">
            <text:p>1.9784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</table:table-row>
        <table:table-row table:style-name="ro1">
          <table:table-cell office:value-type="float" office:value="5.5833">
            <text:p>5.5833</text:p>
          </table:table-cell>
          <table:table-cell office:value-type="float" office:value="1.9784">
            <text:p>1.9784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94">
            <text:p>20.94</text:p>
          </table:table-cell>
        </table:table-row>
        <table:table-row table:style-name="ro1">
          <table:table-cell office:value-type="float" office:value="5.6667">
            <text:p>5.6667</text:p>
          </table:table-cell>
          <table:table-cell office:value-type="float" office:value="2.0288">
            <text:p>2.0288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2.0036">
            <text:p>2.003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71">
            <text:p>20.71</text:p>
          </table:table-cell>
        </table:table-row>
        <table:table-row table:style-name="ro1">
          <table:table-cell office:value-type="float" office:value="5.8333">
            <text:p>5.8333</text:p>
          </table:table-cell>
          <table:table-cell office:value-type="float" office:value="2.0036">
            <text:p>2.003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62">
            <text:p>20.62</text:p>
          </table:table-cell>
        </table:table-row>
        <table:table-row table:style-name="ro1">
          <table:table-cell office:value-type="float" office:value="5.9167">
            <text:p>5.9167</text:p>
          </table:table-cell>
          <table:table-cell office:value-type="float" office:value="2.0288">
            <text:p>2.0288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223">
            <text:p>2.1223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6.0833">
            <text:p>6.0833</text:p>
          </table:table-cell>
          <table:table-cell office:value-type="float" office:value="2.0686">
            <text:p>2.068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53">
            <text:p>20.53</text:p>
          </table:table-cell>
        </table:table-row>
        <table:table-row table:style-name="ro1">
          <table:table-cell office:value-type="float" office:value="6.1667">
            <text:p>6.1667</text:p>
          </table:table-cell>
          <table:table-cell office:value-type="float" office:value="2.036">
            <text:p>2.03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54">
            <text:p>20.54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2.018">
            <text:p>2.018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52">
            <text:p>20.52</text:p>
          </table:table-cell>
        </table:table-row>
        <table:table-row table:style-name="ro1">
          <table:table-cell office:value-type="float" office:value="6.3333">
            <text:p>6.3333</text:p>
          </table:table-cell>
          <table:table-cell office:value-type="float" office:value="2.0217">
            <text:p>2.0217</text:p>
          </table:table-cell>
          <table:table-cell office:value-type="float" office:value="2.4899">
            <text:p>2.4899</text:p>
          </table:table-cell>
          <table:table-cell office:value-type="float" office:value="0">
            <text:p>0</text:p>
          </table:table-cell>
          <table:table-cell office:value-type="float" office:value="20.77">
            <text:p>20.77</text:p>
          </table:table-cell>
        </table:table-row>
        <table:table-row table:style-name="ro1">
          <table:table-cell office:value-type="float" office:value="6.4167">
            <text:p>6.4167</text:p>
          </table:table-cell>
          <table:table-cell office:value-type="float" office:value="2">
            <text:p>2</text:p>
          </table:table-cell>
          <table:table-cell office:value-type="float" office:value="2.4898">
            <text:p>2.4898</text:p>
          </table:table-cell>
          <table:table-cell office:value-type="float" office:value="0">
            <text:p>0</text:p>
          </table:table-cell>
          <table:table-cell office:value-type="float" office:value="20.57">
            <text:p>20.5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2.018">
            <text:p>2.018</text:p>
          </table:table-cell>
          <table:table-cell office:value-type="float" office:value="2.4894">
            <text:p>2.4894</text:p>
          </table:table-cell>
          <table:table-cell office:value-type="float" office:value="0">
            <text:p>0</text:p>
          </table:table-cell>
          <table:table-cell office:value-type="float" office:value="20.53">
            <text:p>20.53</text:p>
          </table:table-cell>
        </table:table-row>
        <table:table-row table:style-name="ro1">
          <table:table-cell office:value-type="float" office:value="6.5833">
            <text:p>6.5833</text:p>
          </table:table-cell>
          <table:table-cell office:value-type="float" office:value="2.0397">
            <text:p>2.0397</text:p>
          </table:table-cell>
          <table:table-cell office:value-type="float" office:value="2.4889">
            <text:p>2.4889</text:p>
          </table:table-cell>
          <table:table-cell office:value-type="float" office:value="0">
            <text:p>0</text:p>
          </table:table-cell>
          <table:table-cell office:value-type="float" office:value="20.63">
            <text:p>20.63</text:p>
          </table:table-cell>
        </table:table-row>
        <table:table-row table:style-name="ro1">
          <table:table-cell office:value-type="float" office:value="6.6667">
            <text:p>6.6667</text:p>
          </table:table-cell>
          <table:table-cell office:value-type="float" office:value="2.0288">
            <text:p>2.0288</text:p>
          </table:table-cell>
          <table:table-cell office:value-type="float" office:value="2.488">
            <text:p>2.488</text:p>
          </table:table-cell>
          <table:table-cell office:value-type="float" office:value="0">
            <text:p>0</text:p>
          </table:table-cell>
          <table:table-cell office:value-type="float" office:value="20.51">
            <text:p>20.51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2.0394">
            <text:p>2.0394</text:p>
          </table:table-cell>
          <table:table-cell office:value-type="float" office:value="2.4866">
            <text:p>2.4866</text:p>
          </table:table-cell>
          <table:table-cell office:value-type="float" office:value="0">
            <text:p>0</text:p>
          </table:table-cell>
          <table:table-cell office:value-type="float" office:value="20.48">
            <text:p>20.48</text:p>
          </table:table-cell>
        </table:table-row>
        <table:table-row table:style-name="ro1">
          <table:table-cell office:value-type="float" office:value="6.8333">
            <text:p>6.8333</text:p>
          </table:table-cell>
          <table:table-cell office:value-type="float" office:value="2.0252">
            <text:p>2.0252</text:p>
          </table:table-cell>
          <table:table-cell office:value-type="float" office:value="2.4852">
            <text:p>2.4852</text:p>
          </table:table-cell>
          <table:table-cell office:value-type="float" office:value="0">
            <text:p>0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6.9167">
            <text:p>6.9167</text:p>
          </table:table-cell>
          <table:table-cell office:value-type="float" office:value="2.0253">
            <text:p>2.0253</text:p>
          </table:table-cell>
          <table:table-cell office:value-type="float" office:value="2.4839">
            <text:p>2.4839</text:p>
          </table:table-cell>
          <table:table-cell office:value-type="float" office:value="0">
            <text:p>0</text:p>
          </table:table-cell>
          <table:table-cell office:value-type="float" office:value="20.71">
            <text:p>20.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43">
            <text:p>2.043</text:p>
          </table:table-cell>
          <table:table-cell office:value-type="float" office:value="2.4827">
            <text:p>2.4827</text:p>
          </table:table-cell>
          <table:table-cell office:value-type="float" office:value="0">
            <text:p>0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7.0833">
            <text:p>7.0833</text:p>
          </table:table-cell>
          <table:table-cell office:value-type="float" office:value="2.0144">
            <text:p>2.0144</text:p>
          </table:table-cell>
          <table:table-cell office:value-type="float" office:value="2.4812">
            <text:p>2.4812</text:p>
          </table:table-cell>
          <table:table-cell office:value-type="float" office:value="0">
            <text:p>0</text:p>
          </table:table-cell>
          <table:table-cell office:value-type="float" office:value="20.49">
            <text:p>20.49</text:p>
          </table:table-cell>
        </table:table-row>
        <table:table-row table:style-name="ro1">
          <table:table-cell office:value-type="float" office:value="7.1667">
            <text:p>7.1667</text:p>
          </table:table-cell>
          <table:table-cell office:value-type="float" office:value="2.0289">
            <text:p>2.0289</text:p>
          </table:table-cell>
          <table:table-cell office:value-type="float" office:value="2.4805">
            <text:p>2.4805</text:p>
          </table:table-cell>
          <table:table-cell office:value-type="float" office:value="0">
            <text:p>0</text:p>
          </table:table-cell>
          <table:table-cell office:value-type="float" office:value="20.24">
            <text:p>20.24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1.957">
            <text:p>1.957</text:p>
          </table:table-cell>
          <table:table-cell office:value-type="float" office:value="2.4798">
            <text:p>2.4798</text:p>
          </table:table-cell>
          <table:table-cell office:value-type="float" office:value="0">
            <text:p>0</text:p>
          </table:table-cell>
          <table:table-cell office:value-type="float" office:value="20.12">
            <text:p>20.12</text:p>
          </table:table-cell>
        </table:table-row>
        <table:table-row table:style-name="ro1">
          <table:table-cell office:value-type="float" office:value="7.3333">
            <text:p>7.3333</text:p>
          </table:table-cell>
          <table:table-cell office:value-type="float" office:value="1.9424">
            <text:p>1.9424</text:p>
          </table:table-cell>
          <table:table-cell office:value-type="float" office:value="2.4794">
            <text:p>2.4794</text:p>
          </table:table-cell>
          <table:table-cell office:value-type="float" office:value="0">
            <text:p>0</text:p>
          </table:table-cell>
          <table:table-cell office:value-type="float" office:value="20.31">
            <text:p>20.31</text:p>
          </table:table-cell>
        </table:table-row>
        <table:table-row table:style-name="ro1">
          <table:table-cell office:value-type="float" office:value="7.4167">
            <text:p>7.4167</text:p>
          </table:table-cell>
          <table:table-cell office:value-type="float" office:value="1.9496">
            <text:p>1.9496</text:p>
          </table:table-cell>
          <table:table-cell office:value-type="float" office:value="2.4789">
            <text:p>2.4789</text:p>
          </table:table-cell>
          <table:table-cell office:value-type="float" office:value="0">
            <text:p>0</text:p>
          </table:table-cell>
          <table:table-cell office:value-type="float" office:value="20.39">
            <text:p>20.39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054">
            <text:p>2.054</text:p>
          </table:table-cell>
          <table:table-cell office:value-type="float" office:value="2.4773">
            <text:p>2.4773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7.5833">
            <text:p>7.5833</text:p>
          </table:table-cell>
          <table:table-cell office:value-type="float" office:value="2.0468">
            <text:p>2.0468</text:p>
          </table:table-cell>
          <table:table-cell office:value-type="float" office:value="2.4767">
            <text:p>2.4767</text:p>
          </table:table-cell>
          <table:table-cell office:value-type="float" office:value="0">
            <text:p>0</text:p>
          </table:table-cell>
          <table:table-cell office:value-type="float" office:value="20.37">
            <text:p>20.37</text:p>
          </table:table-cell>
        </table:table-row>
        <table:table-row table:style-name="ro1">
          <table:table-cell office:value-type="float" office:value="7.6667">
            <text:p>7.6667</text:p>
          </table:table-cell>
          <table:table-cell office:value-type="float" office:value="2.0504">
            <text:p>2.0504</text:p>
          </table:table-cell>
          <table:table-cell office:value-type="float" office:value="2.4742">
            <text:p>2.4742</text:p>
          </table:table-cell>
          <table:table-cell office:value-type="float" office:value="0">
            <text:p>0</text:p>
          </table:table-cell>
          <table:table-cell office:value-type="float" office:value="20.43">
            <text:p>20.43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2.0288">
            <text:p>2.0288</text:p>
          </table:table-cell>
          <table:table-cell office:value-type="float" office:value="2.4724">
            <text:p>2.4724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7.8333">
            <text:p>7.8333</text:p>
          </table:table-cell>
          <table:table-cell office:value-type="float" office:value="2.0396">
            <text:p>2.0396</text:p>
          </table:table-cell>
          <table:table-cell office:value-type="float" office:value="2.4717">
            <text:p>2.4717</text:p>
          </table:table-cell>
          <table:table-cell office:value-type="float" office:value="0">
            <text:p>0</text:p>
          </table:table-cell>
          <table:table-cell office:value-type="float" office:value="20.59">
            <text:p>20.59</text:p>
          </table:table-cell>
        </table:table-row>
        <table:table-row table:style-name="ro1">
          <table:table-cell office:value-type="float" office:value="7.9167">
            <text:p>7.9167</text:p>
          </table:table-cell>
          <table:table-cell office:value-type="float" office:value="2.054">
            <text:p>2.054</text:p>
          </table:table-cell>
          <table:table-cell office:value-type="float" office:value="2.4708">
            <text:p>2.4708</text:p>
          </table:table-cell>
          <table:table-cell office:value-type="float" office:value="0">
            <text:p>0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0504">
            <text:p>2.0504</text:p>
          </table:table-cell>
          <table:table-cell office:value-type="float" office:value="2.4704">
            <text:p>2.4704</text:p>
          </table:table-cell>
          <table:table-cell office:value-type="float" office:value="0">
            <text:p>0</text:p>
          </table:table-cell>
          <table:table-cell office:value-type="float" office:value="19.97">
            <text:p>19.97</text:p>
          </table:table-cell>
        </table:table-row>
        <table:table-row table:style-name="ro1">
          <table:table-cell office:value-type="float" office:value="8.0833">
            <text:p>8.0833</text:p>
          </table:table-cell>
          <table:table-cell office:value-type="float" office:value="2.036">
            <text:p>2.036</text:p>
          </table:table-cell>
          <table:table-cell office:value-type="float" office:value="2.4701">
            <text:p>2.4701</text:p>
          </table:table-cell>
          <table:table-cell office:value-type="float" office:value="0">
            <text:p>0</text:p>
          </table:table-cell>
          <table:table-cell office:value-type="float" office:value="19.93">
            <text:p>19.93</text:p>
          </table:table-cell>
        </table:table-row>
        <table:table-row table:style-name="ro1">
          <table:table-cell office:value-type="float" office:value="8.1667">
            <text:p>8.1667</text:p>
          </table:table-cell>
          <table:table-cell office:value-type="float" office:value="2.0324">
            <text:p>2.0324</text:p>
          </table:table-cell>
          <table:table-cell office:value-type="float" office:value="2.4702">
            <text:p>2.4702</text:p>
          </table:table-cell>
          <table:table-cell office:value-type="float" office:value="0">
            <text:p>0</text:p>
          </table:table-cell>
          <table:table-cell office:value-type="float" office:value="20.12">
            <text:p>20.12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2.0466">
            <text:p>2.0466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03">
            <text:p>20.03</text:p>
          </table:table-cell>
        </table:table-row>
        <table:table-row table:style-name="ro1">
          <table:table-cell office:value-type="float" office:value="8.3333">
            <text:p>8.3333</text:p>
          </table:table-cell>
          <table:table-cell office:value-type="float" office:value="2.0325">
            <text:p>2.0325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8.4167">
            <text:p>8.4167</text:p>
          </table:table-cell>
          <table:table-cell office:value-type="float" office:value="2.043">
            <text:p>2.043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19.96">
            <text:p>19.96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2.0108">
            <text:p>2.0108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03">
            <text:p>20.03</text:p>
          </table:table-cell>
        </table:table-row>
        <table:table-row table:style-name="ro1">
          <table:table-cell office:value-type="float" office:value="8.5833">
            <text:p>8.5833</text:p>
          </table:table-cell>
          <table:table-cell office:value-type="float" office:value="2.0144">
            <text:p>2.014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8.6667">
            <text:p>8.6667</text:p>
          </table:table-cell>
          <table:table-cell office:value-type="float" office:value="2.0287">
            <text:p>2.0287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19.87">
            <text:p>19.87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2.018">
            <text:p>2.018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19.68">
            <text:p>19.68</text:p>
          </table:table-cell>
        </table:table-row>
        <table:table-row table:style-name="ro1">
          <table:table-cell office:value-type="float" office:value="8.8333">
            <text:p>8.8333</text:p>
          </table:table-cell>
          <table:table-cell office:value-type="float" office:value="2.018">
            <text:p>2.018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19.86">
            <text:p>19.86</text:p>
          </table:table-cell>
        </table:table-row>
        <table:table-row table:style-name="ro1">
          <table:table-cell office:value-type="float" office:value="8.9167">
            <text:p>8.9167</text:p>
          </table:table-cell>
          <table:table-cell office:value-type="float" office:value="2.0216">
            <text:p>2.0216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19.88">
            <text:p>19.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1835">
            <text:p>2.1835</text:p>
          </table:table-cell>
          <table:table-cell office:value-type="float" office:value="2.47">
            <text:p>2.47</text:p>
          </table:table-cell>
          <table:table-cell office:value-type="float" office:value="1.66">
            <text:p>1.66</text:p>
          </table:table-cell>
          <table:table-cell office:value-type="float" office:value="19.87">
            <text:p>19.87</text:p>
          </table:table-cell>
        </table:table-row>
        <table:table-row table:style-name="ro1">
          <table:table-cell office:value-type="float" office:value="9.0833">
            <text:p>9.0833</text:p>
          </table:table-cell>
          <table:table-cell office:value-type="float" office:value="2.8172">
            <text:p>2.8172</text:p>
          </table:table-cell>
          <table:table-cell office:value-type="float" office:value="2.47">
            <text:p>2.47</text:p>
          </table:table-cell>
          <table:table-cell office:value-type="float" office:value="4.97">
            <text:p>4.97</text:p>
          </table:table-cell>
          <table:table-cell office:value-type="float" office:value="19.91">
            <text:p>19.91</text:p>
          </table:table-cell>
        </table:table-row>
        <table:table-row table:style-name="ro1">
          <table:table-cell office:value-type="float" office:value="9.1667">
            <text:p>9.1667</text:p>
          </table:table-cell>
          <table:table-cell office:value-type="float" office:value="3.4513">
            <text:p>3.4513</text:p>
          </table:table-cell>
          <table:table-cell office:value-type="float" office:value="2.47">
            <text:p>2.47</text:p>
          </table:table-cell>
          <table:table-cell office:value-type="float" office:value="9.67">
            <text:p>9.67</text:p>
          </table:table-cell>
          <table:table-cell office:value-type="float" office:value="20.01">
            <text:p>20.01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4.0036">
            <text:p>4.0036</text:p>
          </table:table-cell>
          <table:table-cell office:value-type="float" office:value="2.47">
            <text:p>2.47</text:p>
          </table:table-cell>
          <table:table-cell office:value-type="float" office:value="13.55">
            <text:p>13.55</text:p>
          </table:table-cell>
          <table:table-cell office:value-type="float" office:value="19.95">
            <text:p>19.95</text:p>
          </table:table-cell>
        </table:table-row>
        <table:table-row table:style-name="ro1">
          <table:table-cell office:value-type="float" office:value="9.3333">
            <text:p>9.3333</text:p>
          </table:table-cell>
          <table:table-cell office:value-type="float" office:value="4.6727">
            <text:p>4.6727</text:p>
          </table:table-cell>
          <table:table-cell office:value-type="float" office:value="2.47">
            <text:p>2.47</text:p>
          </table:table-cell>
          <table:table-cell office:value-type="float" office:value="18.72">
            <text:p>18.72</text:p>
          </table:table-cell>
          <table:table-cell office:value-type="float" office:value="19.93">
            <text:p>19.93</text:p>
          </table:table-cell>
        </table:table-row>
        <table:table-row table:style-name="ro1">
          <table:table-cell office:value-type="float" office:value="9.4167">
            <text:p>9.4167</text:p>
          </table:table-cell>
          <table:table-cell office:value-type="float" office:value="5.4693">
            <text:p>5.4693</text:p>
          </table:table-cell>
          <table:table-cell office:value-type="float" office:value="2.47">
            <text:p>2.47</text:p>
          </table:table-cell>
          <table:table-cell office:value-type="float" office:value="22.55">
            <text:p>22.55</text:p>
          </table:table-cell>
          <table:table-cell office:value-type="float" office:value="20.04">
            <text:p>20.04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6.1183">
            <text:p>6.1183</text:p>
          </table:table-cell>
          <table:table-cell office:value-type="float" office:value="2.47">
            <text:p>2.47</text:p>
          </table:table-cell>
          <table:table-cell office:value-type="float" office:value="26.36">
            <text:p>26.36</text:p>
          </table:table-cell>
          <table:table-cell office:value-type="float" office:value="20.19">
            <text:p>20.19</text:p>
          </table:table-cell>
        </table:table-row>
        <table:table-row table:style-name="ro1">
          <table:table-cell office:value-type="float" office:value="9.5833">
            <text:p>9.5833</text:p>
          </table:table-cell>
          <table:table-cell office:value-type="float" office:value="7.5288">
            <text:p>7.5288</text:p>
          </table:table-cell>
          <table:table-cell office:value-type="float" office:value="2.47">
            <text:p>2.47</text:p>
          </table:table-cell>
          <table:table-cell office:value-type="float" office:value="31.41">
            <text:p>31.41</text:p>
          </table:table-cell>
          <table:table-cell office:value-type="float" office:value="20.14">
            <text:p>20.14</text:p>
          </table:table-cell>
        </table:table-row>
        <table:table-row table:style-name="ro1">
          <table:table-cell office:value-type="float" office:value="9.6667">
            <text:p>9.6667</text:p>
          </table:table-cell>
          <table:table-cell office:value-type="float" office:value="8.5305">
            <text:p>8.5305</text:p>
          </table:table-cell>
          <table:table-cell office:value-type="float" office:value="2.47">
            <text:p>2.47</text:p>
          </table:table-cell>
          <table:table-cell office:value-type="float" office:value="37.14">
            <text:p>37.14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10.401">
            <text:p>10.401</text:p>
          </table:table-cell>
          <table:table-cell office:value-type="float" office:value="2.47">
            <text:p>2.47</text:p>
          </table:table-cell>
          <table:table-cell office:value-type="float" office:value="53.32">
            <text:p>53.32</text:p>
          </table:table-cell>
          <table:table-cell office:value-type="float" office:value="20.57">
            <text:p>20.57</text:p>
          </table:table-cell>
        </table:table-row>
        <table:table-row table:style-name="ro1">
          <table:table-cell office:value-type="float" office:value="9.8333">
            <text:p>9.8333</text:p>
          </table:table-cell>
          <table:table-cell office:value-type="float" office:value="14.457">
            <text:p>14.457</text:p>
          </table:table-cell>
          <table:table-cell office:value-type="float" office:value="2.47">
            <text:p>2.47</text:p>
          </table:table-cell>
          <table:table-cell office:value-type="float" office:value="69.86">
            <text:p>69.86</text:p>
          </table:table-cell>
          <table:table-cell office:value-type="float" office:value="20.89">
            <text:p>20.89</text:p>
          </table:table-cell>
        </table:table-row>
        <table:table-row table:style-name="ro1">
          <table:table-cell office:value-type="float" office:value="9.9167">
            <text:p>9.9167</text:p>
          </table:table-cell>
          <table:table-cell office:value-type="float" office:value="18.516">
            <text:p>18.516</text:p>
          </table:table-cell>
          <table:table-cell office:value-type="float" office:value="2.4726">
            <text:p>2.4726</text:p>
          </table:table-cell>
          <table:table-cell office:value-type="float" office:value="88">
            <text:p>88</text:p>
          </table:table-cell>
          <table:table-cell office:value-type="float" office:value="21.08">
            <text:p>21.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.899">
            <text:p>21.899</text:p>
          </table:table-cell>
          <table:table-cell office:value-type="float" office:value="2.4788">
            <text:p>2.4788</text:p>
          </table:table-cell>
          <table:table-cell office:value-type="float" office:value="123.75">
            <text:p>123.75</text:p>
          </table:table-cell>
          <table:table-cell office:value-type="float" office:value="21.77">
            <text:p>21.77</text:p>
          </table:table-cell>
        </table:table-row>
        <table:table-row table:style-name="ro1">
          <table:table-cell office:value-type="float" office:value="10.083">
            <text:p>10.083</text:p>
          </table:table-cell>
          <table:table-cell office:value-type="float" office:value="36.305">
            <text:p>36.305</text:p>
          </table:table-cell>
          <table:table-cell office:value-type="float" office:value="2.4877">
            <text:p>2.4877</text:p>
          </table:table-cell>
          <table:table-cell office:value-type="float" office:value="330.03">
            <text:p>330.03</text:p>
          </table:table-cell>
          <table:table-cell office:value-type="float" office:value="24.89">
            <text:p>24.89</text:p>
          </table:table-cell>
        </table:table-row>
        <table:table-row table:style-name="ro1">
          <table:table-cell office:value-type="float" office:value="10.167">
            <text:p>10.167</text:p>
          </table:table-cell>
          <table:table-cell office:value-type="float" office:value="68.198">
            <text:p>68.198</text:p>
          </table:table-cell>
          <table:table-cell office:value-type="float" office:value="2.5082">
            <text:p>2.5082</text:p>
          </table:table-cell>
          <table:table-cell office:value-type="float" office:value="362">
            <text:p>362</text:p>
          </table:table-cell>
          <table:table-cell office:value-type="float" office:value="25.54">
            <text:p>25.54</text:p>
          </table:table-cell>
        </table:table-row>
        <table:table-row table:style-name="ro1">
          <table:table-cell office:value-type="float" office:value="10.25">
            <text:p>10.25</text:p>
          </table:table-cell>
          <table:table-cell office:value-type="float" office:value="73.935">
            <text:p>73.935</text:p>
          </table:table-cell>
          <table:table-cell office:value-type="float" office:value="2.5096">
            <text:p>2.5096</text:p>
          </table:table-cell>
          <table:table-cell office:value-type="float" office:value="375.59">
            <text:p>375.59</text:p>
          </table:table-cell>
          <table:table-cell office:value-type="float" office:value="24.89">
            <text:p>24.89</text:p>
          </table:table-cell>
        </table:table-row>
        <table:table-row table:style-name="ro1">
          <table:table-cell office:value-type="float" office:value="10.333">
            <text:p>10.333</text:p>
          </table:table-cell>
          <table:table-cell office:value-type="float" office:value="75.531">
            <text:p>75.531</text:p>
          </table:table-cell>
          <table:table-cell office:value-type="float" office:value="2.5174">
            <text:p>2.5174</text:p>
          </table:table-cell>
          <table:table-cell office:value-type="float" office:value="328.1">
            <text:p>328.1</text:p>
          </table:table-cell>
          <table:table-cell office:value-type="float" office:value="25.29">
            <text:p>25.29</text:p>
          </table:table-cell>
        </table:table-row>
        <table:table-row table:style-name="ro1">
          <table:table-cell office:value-type="float" office:value="10.417">
            <text:p>10.417</text:p>
          </table:table-cell>
          <table:table-cell office:value-type="float" office:value="64.814">
            <text:p>64.814</text:p>
          </table:table-cell>
          <table:table-cell office:value-type="float" office:value="2.5141">
            <text:p>2.5141</text:p>
          </table:table-cell>
          <table:table-cell office:value-type="float" office:value="366.71">
            <text:p>366.71</text:p>
          </table:table-cell>
          <table:table-cell office:value-type="float" office:value="26.98">
            <text:p>26.98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76.065">
            <text:p>76.065</text:p>
          </table:table-cell>
          <table:table-cell office:value-type="float" office:value="2.5262">
            <text:p>2.5262</text:p>
          </table:table-cell>
          <table:table-cell office:value-type="float" office:value="391.59">
            <text:p>391.59</text:p>
          </table:table-cell>
          <table:table-cell office:value-type="float" office:value="26.95">
            <text:p>26.95</text:p>
          </table:table-cell>
        </table:table-row>
        <table:table-row table:style-name="ro1">
          <table:table-cell office:value-type="float" office:value="10.583">
            <text:p>10.583</text:p>
          </table:table-cell>
          <table:table-cell office:value-type="float" office:value="80.896">
            <text:p>80.896</text:p>
          </table:table-cell>
          <table:table-cell office:value-type="float" office:value="2.529">
            <text:p>2.529</text:p>
          </table:table-cell>
          <table:table-cell office:value-type="float" office:value="302.68">
            <text:p>302.68</text:p>
          </table:table-cell>
          <table:table-cell office:value-type="float" office:value="26.28">
            <text:p>26.28</text:p>
          </table:table-cell>
        </table:table-row>
        <table:table-row table:style-name="ro1">
          <table:table-cell office:value-type="float" office:value="10.667">
            <text:p>10.667</text:p>
          </table:table-cell>
          <table:table-cell office:value-type="float" office:value="61.741">
            <text:p>61.741</text:p>
          </table:table-cell>
          <table:table-cell office:value-type="float" office:value="2.5203">
            <text:p>2.5203</text:p>
          </table:table-cell>
          <table:table-cell office:value-type="float" office:value="417.26">
            <text:p>417.26</text:p>
          </table:table-cell>
          <table:table-cell office:value-type="float" office:value="26.57">
            <text:p>26.57</text:p>
          </table:table-cell>
        </table:table-row>
        <table:table-row table:style-name="ro1">
          <table:table-cell office:value-type="float" office:value="10.75">
            <text:p>10.75</text:p>
          </table:table-cell>
          <table:table-cell office:value-type="float" office:value="90.853">
            <text:p>90.853</text:p>
          </table:table-cell>
          <table:table-cell office:value-type="float" office:value="2.5382">
            <text:p>2.5382</text:p>
          </table:table-cell>
          <table:table-cell office:value-type="float" office:value="445.73">
            <text:p>445.73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10.833">
            <text:p>10.833</text:p>
          </table:table-cell>
          <table:table-cell office:value-type="float" office:value="96.116">
            <text:p>96.116</text:p>
          </table:table-cell>
          <table:table-cell office:value-type="float" office:value="2.5478">
            <text:p>2.5478</text:p>
          </table:table-cell>
          <table:table-cell office:value-type="float" office:value="467.89">
            <text:p>467.89</text:p>
          </table:table-cell>
          <table:table-cell office:value-type="float" office:value="26.94">
            <text:p>26.94</text:p>
          </table:table-cell>
        </table:table-row>
        <table:table-row table:style-name="ro1">
          <table:table-cell office:value-type="float" office:value="10.917">
            <text:p>10.917</text:p>
          </table:table-cell>
          <table:table-cell office:value-type="float" office:value="99.079">
            <text:p>99.079</text:p>
          </table:table-cell>
          <table:table-cell office:value-type="float" office:value="2.5491">
            <text:p>2.5491</text:p>
          </table:table-cell>
          <table:table-cell office:value-type="float" office:value="477.97">
            <text:p>477.97</text:p>
          </table:table-cell>
          <table:table-cell office:value-type="float" office:value="26.94">
            <text:p>26.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.27">
            <text:p>103.27</text:p>
          </table:table-cell>
          <table:table-cell office:value-type="float" office:value="2.5574">
            <text:p>2.5574</text:p>
          </table:table-cell>
          <table:table-cell office:value-type="float" office:value="497.81">
            <text:p>497.81</text:p>
          </table:table-cell>
          <table:table-cell office:value-type="float" office:value="26.91">
            <text:p>26.91</text:p>
          </table:table-cell>
        </table:table-row>
        <table:table-row table:style-name="ro1">
          <table:table-cell office:value-type="float" office:value="11.083">
            <text:p>11.083</text:p>
          </table:table-cell>
          <table:table-cell office:value-type="float" office:value="107.49">
            <text:p>107.49</text:p>
          </table:table-cell>
          <table:table-cell office:value-type="float" office:value="2.5679">
            <text:p>2.5679</text:p>
          </table:table-cell>
          <table:table-cell office:value-type="float" office:value="515">
            <text:p>515</text:p>
          </table:table-cell>
          <table:table-cell office:value-type="float" office:value="26.57">
            <text:p>26.57</text:p>
          </table:table-cell>
        </table:table-row>
        <table:table-row table:style-name="ro1">
          <table:table-cell office:value-type="float" office:value="11.167">
            <text:p>11.167</text:p>
          </table:table-cell>
          <table:table-cell office:value-type="float" office:value="111.33">
            <text:p>111.33</text:p>
          </table:table-cell>
          <table:table-cell office:value-type="float" office:value="2.5691">
            <text:p>2.5691</text:p>
          </table:table-cell>
          <table:table-cell office:value-type="float" office:value="541.96">
            <text:p>541.96</text:p>
          </table:table-cell>
          <table:table-cell office:value-type="float" office:value="26.72">
            <text:p>26.72</text:p>
          </table:table-cell>
        </table:table-row>
        <table:table-row table:style-name="ro1">
          <table:table-cell office:value-type="float" office:value="11.25">
            <text:p>11.25</text:p>
          </table:table-cell>
          <table:table-cell office:value-type="float" office:value="118.1">
            <text:p>118.1</text:p>
          </table:table-cell>
          <table:table-cell office:value-type="float" office:value="2.5783">
            <text:p>2.5783</text:p>
          </table:table-cell>
          <table:table-cell office:value-type="float" office:value="572.61">
            <text:p>572.61</text:p>
          </table:table-cell>
          <table:table-cell office:value-type="float" office:value="27.34">
            <text:p>27.34</text:p>
          </table:table-cell>
        </table:table-row>
        <table:table-row table:style-name="ro1">
          <table:table-cell office:value-type="float" office:value="11.333">
            <text:p>11.333</text:p>
          </table:table-cell>
          <table:table-cell office:value-type="float" office:value="125.32">
            <text:p>125.32</text:p>
          </table:table-cell>
          <table:table-cell office:value-type="float" office:value="2.5887">
            <text:p>2.5887</text:p>
          </table:table-cell>
          <table:table-cell office:value-type="float" office:value="596.45">
            <text:p>596.45</text:p>
          </table:table-cell>
          <table:table-cell office:value-type="float" office:value="27.65">
            <text:p>27.65</text:p>
          </table:table-cell>
        </table:table-row>
        <table:table-row table:style-name="ro1">
          <table:table-cell office:value-type="float" office:value="11.417">
            <text:p>11.417</text:p>
          </table:table-cell>
          <table:table-cell office:value-type="float" office:value="129.49">
            <text:p>129.49</text:p>
          </table:table-cell>
          <table:table-cell office:value-type="float" office:value="2.5899">
            <text:p>2.5899</text:p>
          </table:table-cell>
          <table:table-cell office:value-type="float" office:value="608.46">
            <text:p>608.46</text:p>
          </table:table-cell>
          <table:table-cell office:value-type="float" office:value="28.19">
            <text:p>28.19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131.57">
            <text:p>131.57</text:p>
          </table:table-cell>
          <table:table-cell office:value-type="float" office:value="2.601">
            <text:p>2.601</text:p>
          </table:table-cell>
          <table:table-cell office:value-type="float" office:value="631.28">
            <text:p>631.28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float" office:value="11.583">
            <text:p>11.583</text:p>
          </table:table-cell>
          <table:table-cell office:value-type="float" office:value="136.57">
            <text:p>136.57</text:p>
          </table:table-cell>
          <table:table-cell office:value-type="float" office:value="2.6087">
            <text:p>2.6087</text:p>
          </table:table-cell>
          <table:table-cell office:value-type="float" office:value="402.28">
            <text:p>402.28</text:p>
          </table:table-cell>
          <table:table-cell office:value-type="float" office:value="27.24">
            <text:p>27.24</text:p>
          </table:table-cell>
        </table:table-row>
        <table:table-row table:style-name="ro1">
          <table:table-cell office:value-type="float" office:value="11.667">
            <text:p>11.667</text:p>
          </table:table-cell>
          <table:table-cell office:value-type="float" office:value="79.928">
            <text:p>79.928</text:p>
          </table:table-cell>
          <table:table-cell office:value-type="float" office:value="2.5806">
            <text:p>2.5806</text:p>
          </table:table-cell>
          <table:table-cell office:value-type="float" office:value="638.81">
            <text:p>638.81</text:p>
          </table:table-cell>
          <table:table-cell office:value-type="float" office:value="27.05">
            <text:p>27.05</text:p>
          </table:table-cell>
        </table:table-row>
        <table:table-row table:style-name="ro1">
          <table:table-cell office:value-type="float" office:value="11.75">
            <text:p>11.75</text:p>
          </table:table-cell>
          <table:table-cell office:value-type="float" office:value="125.19">
            <text:p>125.19</text:p>
          </table:table-cell>
          <table:table-cell office:value-type="float" office:value="2.6078">
            <text:p>2.6078</text:p>
          </table:table-cell>
          <table:table-cell office:value-type="float" office:value="248.2">
            <text:p>248.2</text:p>
          </table:table-cell>
          <table:table-cell office:value-type="float" office:value="25.47">
            <text:p>25.47</text:p>
          </table:table-cell>
        </table:table-row>
        <table:table-row table:style-name="ro1">
          <table:table-cell office:value-type="float" office:value="11.833">
            <text:p>11.833</text:p>
          </table:table-cell>
          <table:table-cell office:value-type="float" office:value="53.675">
            <text:p>53.675</text:p>
          </table:table-cell>
          <table:table-cell office:value-type="float" office:value="2.5711">
            <text:p>2.5711</text:p>
          </table:table-cell>
          <table:table-cell office:value-type="float" office:value="273.19">
            <text:p>273.19</text:p>
          </table:table-cell>
          <table:table-cell office:value-type="float" office:value="26.92">
            <text:p>26.92</text:p>
          </table:table-cell>
        </table:table-row>
        <table:table-row table:style-name="ro1">
          <table:table-cell office:value-type="float" office:value="11.917">
            <text:p>11.917</text:p>
          </table:table-cell>
          <table:table-cell office:value-type="float" office:value="74.018">
            <text:p>74.018</text:p>
          </table:table-cell>
          <table:table-cell office:value-type="float" office:value="2.579">
            <text:p>2.579</text:p>
          </table:table-cell>
          <table:table-cell office:value-type="float" office:value="466.79">
            <text:p>466.79</text:p>
          </table:table-cell>
          <table:table-cell office:value-type="float" office:value="27.71">
            <text:p>27.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.53">
            <text:p>115.53</text:p>
          </table:table-cell>
          <table:table-cell office:value-type="float" office:value="2.6049">
            <text:p>2.6049</text:p>
          </table:table-cell>
          <table:table-cell office:value-type="float" office:value="717.43">
            <text:p>717.43</text:p>
          </table:table-cell>
          <table:table-cell office:value-type="float" office:value="30.56">
            <text:p>30.56</text:p>
          </table:table-cell>
        </table:table-row>
        <table:table-row table:style-name="ro1">
          <table:table-cell office:value-type="float" office:value="12.083">
            <text:p>12.083</text:p>
          </table:table-cell>
          <table:table-cell office:value-type="float" office:value="171.34">
            <text:p>171.34</text:p>
          </table:table-cell>
          <table:table-cell office:value-type="float" office:value="2.6423">
            <text:p>2.6423</text:p>
          </table:table-cell>
          <table:table-cell office:value-type="float" office:value="820.29">
            <text:p>820.29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2.167">
            <text:p>12.167</text:p>
          </table:table-cell>
          <table:table-cell office:value-type="float" office:value="166.63">
            <text:p>166.63</text:p>
          </table:table-cell>
          <table:table-cell office:value-type="float" office:value="2.6499">
            <text:p>2.6499</text:p>
          </table:table-cell>
          <table:table-cell office:value-type="float" office:value="779.38">
            <text:p>779.38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.25">
            <text:p>12.25</text:p>
          </table:table-cell>
          <table:table-cell office:value-type="float" office:value="162.43">
            <text:p>162.43</text:p>
          </table:table-cell>
          <table:table-cell office:value-type="float" office:value="2.65">
            <text:p>2.65</text:p>
          </table:table-cell>
          <table:table-cell office:value-type="float" office:value="788.32">
            <text:p>788.32</text:p>
          </table:table-cell>
          <table:table-cell office:value-type="float" office:value="31.41">
            <text:p>31.41</text:p>
          </table:table-cell>
        </table:table-row>
        <table:table-row table:style-name="ro1">
          <table:table-cell office:value-type="float" office:value="12.333">
            <text:p>12.333</text:p>
          </table:table-cell>
          <table:table-cell office:value-type="float" office:value="166.18">
            <text:p>166.18</text:p>
          </table:table-cell>
          <table:table-cell office:value-type="float" office:value="2.6563">
            <text:p>2.6563</text:p>
          </table:table-cell>
          <table:table-cell office:value-type="float" office:value="820.69">
            <text:p>820.69</text:p>
          </table:table-cell>
          <table:table-cell office:value-type="float" office:value="32.11">
            <text:p>32.11</text:p>
          </table:table-cell>
        </table:table-row>
        <table:table-row table:style-name="ro1">
          <table:table-cell office:value-type="float" office:value="12.417">
            <text:p>12.417</text:p>
          </table:table-cell>
          <table:table-cell office:value-type="float" office:value="169.63">
            <text:p>169.63</text:p>
          </table:table-cell>
          <table:table-cell office:value-type="float" office:value="2.6686">
            <text:p>2.6686</text:p>
          </table:table-cell>
          <table:table-cell office:value-type="float" office:value="834.79">
            <text:p>834.79</text:p>
          </table:table-cell>
          <table:table-cell office:value-type="float" office:value="32.15">
            <text:p>32.15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70.71">
            <text:p>170.71</text:p>
          </table:table-cell>
          <table:table-cell office:value-type="float" office:value="2.67">
            <text:p>2.67</text:p>
          </table:table-cell>
          <table:table-cell office:value-type="float" office:value="852.69">
            <text:p>852.69</text:p>
          </table:table-cell>
          <table:table-cell office:value-type="float" office:value="31.55">
            <text:p>31.55</text:p>
          </table:table-cell>
        </table:table-row>
        <table:table-row table:style-name="ro1">
          <table:table-cell office:value-type="float" office:value="12.583">
            <text:p>12.583</text:p>
          </table:table-cell>
          <table:table-cell office:value-type="float" office:value="174.34">
            <text:p>174.34</text:p>
          </table:table-cell>
          <table:table-cell office:value-type="float" office:value="2.677">
            <text:p>2.677</text:p>
          </table:table-cell>
          <table:table-cell office:value-type="float" office:value="875.59">
            <text:p>875.59</text:p>
          </table:table-cell>
          <table:table-cell office:value-type="float" office:value="32.35">
            <text:p>32.35</text:p>
          </table:table-cell>
        </table:table-row>
        <table:table-row table:style-name="ro1">
          <table:table-cell office:value-type="float" office:value="12.667">
            <text:p>12.667</text:p>
          </table:table-cell>
          <table:table-cell office:value-type="float" office:value="175.71">
            <text:p>175.71</text:p>
          </table:table-cell>
          <table:table-cell office:value-type="float" office:value="2.6883">
            <text:p>2.6883</text:p>
          </table:table-cell>
          <table:table-cell office:value-type="float" office:value="867.14">
            <text:p>867.14</text:p>
          </table:table-cell>
          <table:table-cell office:value-type="float" office:value="31.99">
            <text:p>31.99</text:p>
          </table:table-cell>
        </table:table-row>
        <table:table-row table:style-name="ro1">
          <table:table-cell office:value-type="float" office:value="12.75">
            <text:p>12.75</text:p>
          </table:table-cell>
          <table:table-cell office:value-type="float" office:value="173.86">
            <text:p>173.86</text:p>
          </table:table-cell>
          <table:table-cell office:value-type="float" office:value="2.69">
            <text:p>2.69</text:p>
          </table:table-cell>
          <table:table-cell office:value-type="float" office:value="871.75">
            <text:p>871.75</text:p>
          </table:table-cell>
          <table:table-cell office:value-type="float" office:value="31.79">
            <text:p>31.79</text:p>
          </table:table-cell>
        </table:table-row>
        <table:table-row table:style-name="ro1">
          <table:table-cell office:value-type="float" office:value="12.833">
            <text:p>12.833</text:p>
          </table:table-cell>
          <table:table-cell office:value-type="float" office:value="174.59">
            <text:p>174.59</text:p>
          </table:table-cell>
          <table:table-cell office:value-type="float" office:value="2.6918">
            <text:p>2.6918</text:p>
          </table:table-cell>
          <table:table-cell office:value-type="float" office:value="892.31">
            <text:p>892.31</text:p>
          </table:table-cell>
          <table:table-cell office:value-type="float" office:value="31.37">
            <text:p>31.37</text:p>
          </table:table-cell>
        </table:table-row>
        <table:table-row table:style-name="ro1">
          <table:table-cell office:value-type="float" office:value="12.917">
            <text:p>12.917</text:p>
          </table:table-cell>
          <table:table-cell office:value-type="float" office:value="178.67">
            <text:p>178.67</text:p>
          </table:table-cell>
          <table:table-cell office:value-type="float" office:value="2.7041">
            <text:p>2.7041</text:p>
          </table:table-cell>
          <table:table-cell office:value-type="float" office:value="914.59">
            <text:p>914.59</text:p>
          </table:table-cell>
          <table:table-cell office:value-type="float" office:value="31.53">
            <text:p>31.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.13">
            <text:p>180.13</text:p>
          </table:table-cell>
          <table:table-cell office:value-type="float" office:value="2.7099">
            <text:p>2.7099</text:p>
          </table:table-cell>
          <table:table-cell office:value-type="float" office:value="942.36">
            <text:p>942.36</text:p>
          </table:table-cell>
          <table:table-cell office:value-type="float" office:value="31.85">
            <text:p>31.85</text:p>
          </table:table-cell>
        </table:table-row>
        <table:table-row table:style-name="ro1">
          <table:table-cell office:value-type="float" office:value="13.083">
            <text:p>13.083</text:p>
          </table:table-cell>
          <table:table-cell office:value-type="float" office:value="185.14">
            <text:p>185.14</text:p>
          </table:table-cell>
          <table:table-cell office:value-type="float" office:value="2.714">
            <text:p>2.714</text:p>
          </table:table-cell>
          <table:table-cell office:value-type="float" office:value="969.17">
            <text:p>969.17</text:p>
          </table:table-cell>
          <table:table-cell office:value-type="float" office:value="31.98">
            <text:p>31.98</text:p>
          </table:table-cell>
        </table:table-row>
        <table:table-row table:style-name="ro1">
          <table:table-cell office:value-type="float" office:value="13.167">
            <text:p>13.167</text:p>
          </table:table-cell>
          <table:table-cell office:value-type="float" office:value="186.1">
            <text:p>186.1</text:p>
          </table:table-cell>
          <table:table-cell office:value-type="float" office:value="2.7244">
            <text:p>2.7244</text:p>
          </table:table-cell>
          <table:table-cell office:value-type="float" office:value="986.96">
            <text:p>986.96</text:p>
          </table:table-cell>
          <table:table-cell office:value-type="float" office:value="32.07">
            <text:p>32.07</text:p>
          </table:table-cell>
        </table:table-row>
        <table:table-row table:style-name="ro1">
          <table:table-cell office:value-type="float" office:value="13.25">
            <text:p>13.25</text:p>
          </table:table-cell>
          <table:table-cell office:value-type="float" office:value="170.05">
            <text:p>170.05</text:p>
          </table:table-cell>
          <table:table-cell office:value-type="float" office:value="2.7211">
            <text:p>2.7211</text:p>
          </table:table-cell>
          <table:table-cell office:value-type="float" office:value="485.38">
            <text:p>485.38</text:p>
          </table:table-cell>
          <table:table-cell office:value-type="float" office:value="31.35">
            <text:p>31.35</text:p>
          </table:table-cell>
        </table:table-row>
        <table:table-row table:style-name="ro1">
          <table:table-cell office:value-type="float" office:value="13.333">
            <text:p>13.333</text:p>
          </table:table-cell>
          <table:table-cell office:value-type="float" office:value="63.614">
            <text:p>63.614</text:p>
          </table:table-cell>
          <table:table-cell office:value-type="float" office:value="2.6669">
            <text:p>2.6669</text:p>
          </table:table-cell>
          <table:table-cell office:value-type="float" office:value="307.1">
            <text:p>307.1</text:p>
          </table:table-cell>
          <table:table-cell office:value-type="float" office:value="30.33">
            <text:p>30.33</text:p>
          </table:table-cell>
        </table:table-row>
        <table:table-row table:style-name="ro1">
          <table:table-cell office:value-type="float" office:value="13.417">
            <text:p>13.417</text:p>
          </table:table-cell>
          <table:table-cell office:value-type="float" office:value="60.214">
            <text:p>60.214</text:p>
          </table:table-cell>
          <table:table-cell office:value-type="float" office:value="2.6661">
            <text:p>2.6661</text:p>
          </table:table-cell>
          <table:table-cell office:value-type="float" office:value="273.38">
            <text:p>273.38</text:p>
          </table:table-cell>
          <table:table-cell office:value-type="float" office:value="29.25">
            <text:p>29.25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95.079">
            <text:p>95.079</text:p>
          </table:table-cell>
          <table:table-cell office:value-type="float" office:value="2.6805">
            <text:p>2.6805</text:p>
          </table:table-cell>
          <table:table-cell office:value-type="float" office:value="518.81">
            <text:p>518.81</text:p>
          </table:table-cell>
          <table:table-cell office:value-type="float" office:value="29.01">
            <text:p>29.01</text:p>
          </table:table-cell>
        </table:table-row>
        <table:table-row table:style-name="ro1">
          <table:table-cell office:value-type="float" office:value="13.583">
            <text:p>13.583</text:p>
          </table:table-cell>
          <table:table-cell office:value-type="float" office:value="148.51">
            <text:p>148.51</text:p>
          </table:table-cell>
          <table:table-cell office:value-type="float" office:value="2.7078">
            <text:p>2.7078</text:p>
          </table:table-cell>
          <table:table-cell office:value-type="float" office:value="846.52">
            <text:p>846.52</text:p>
          </table:table-cell>
          <table:table-cell office:value-type="float" office:value="32.61">
            <text:p>32.61</text:p>
          </table:table-cell>
        </table:table-row>
        <table:table-row table:style-name="ro1">
          <table:table-cell office:value-type="float" office:value="13.667">
            <text:p>13.667</text:p>
          </table:table-cell>
          <table:table-cell office:value-type="float" office:value="148.29">
            <text:p>148.29</text:p>
          </table:table-cell>
          <table:table-cell office:value-type="float" office:value="2.7136">
            <text:p>2.7136</text:p>
          </table:table-cell>
          <table:table-cell office:value-type="float" office:value="609.68">
            <text:p>609.68</text:p>
          </table:table-cell>
          <table:table-cell office:value-type="float" office:value="32.13">
            <text:p>32.13</text:p>
          </table:table-cell>
        </table:table-row>
        <table:table-row table:style-name="ro1">
          <table:table-cell office:value-type="float" office:value="13.75">
            <text:p>13.75</text:p>
          </table:table-cell>
          <table:table-cell office:value-type="float" office:value="119.05">
            <text:p>119.05</text:p>
          </table:table-cell>
          <table:table-cell office:value-type="float" office:value="2.7041">
            <text:p>2.7041</text:p>
          </table:table-cell>
          <table:table-cell office:value-type="float" office:value="718">
            <text:p>718</text:p>
          </table:table-cell>
          <table:table-cell office:value-type="float" office:value="33.35">
            <text:p>33.35</text:p>
          </table:table-cell>
        </table:table-row>
        <table:table-row table:style-name="ro1">
          <table:table-cell office:value-type="float" office:value="13.833">
            <text:p>13.833</text:p>
          </table:table-cell>
          <table:table-cell office:value-type="float" office:value="130.81">
            <text:p>130.81</text:p>
          </table:table-cell>
          <table:table-cell office:value-type="float" office:value="2.7142">
            <text:p>2.7142</text:p>
          </table:table-cell>
          <table:table-cell office:value-type="float" office:value="643.31">
            <text:p>643.31</text:p>
          </table:table-cell>
          <table:table-cell office:value-type="float" office:value="32.41">
            <text:p>32.41</text:p>
          </table:table-cell>
        </table:table-row>
        <table:table-row table:style-name="ro1">
          <table:table-cell office:value-type="float" office:value="13.917">
            <text:p>13.917</text:p>
          </table:table-cell>
          <table:table-cell office:value-type="float" office:value="173.75">
            <text:p>173.75</text:p>
          </table:table-cell>
          <table:table-cell office:value-type="float" office:value="2.7392">
            <text:p>2.7392</text:p>
          </table:table-cell>
          <table:table-cell office:value-type="float" office:value="812.38">
            <text:p>812.38</text:p>
          </table:table-cell>
          <table:table-cell office:value-type="float" office:value="32.8">
            <text:p>32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.87">
            <text:p>88.87</text:p>
          </table:table-cell>
          <table:table-cell office:value-type="float" office:value="2.7047">
            <text:p>2.7047</text:p>
          </table:table-cell>
          <table:table-cell office:value-type="float" office:value="604.86">
            <text:p>604.86</text:p>
          </table:table-cell>
          <table:table-cell office:value-type="float" office:value="31.56">
            <text:p>31.56</text:p>
          </table:table-cell>
        </table:table-row>
        <table:table-row table:style-name="ro1">
          <table:table-cell office:value-type="float" office:value="14.083">
            <text:p>14.083</text:p>
          </table:table-cell>
          <table:table-cell office:value-type="float" office:value="115.37">
            <text:p>115.37</text:p>
          </table:table-cell>
          <table:table-cell office:value-type="float" office:value="2.7178">
            <text:p>2.7178</text:p>
          </table:table-cell>
          <table:table-cell office:value-type="float" office:value="241.62">
            <text:p>241.62</text:p>
          </table:table-cell>
          <table:table-cell office:value-type="float" office:value="28.72">
            <text:p>28.72</text:p>
          </table:table-cell>
        </table:table-row>
        <table:table-row table:style-name="ro1">
          <table:table-cell office:value-type="float" office:value="14.167">
            <text:p>14.167</text:p>
          </table:table-cell>
          <table:table-cell office:value-type="float" office:value="86.744">
            <text:p>86.744</text:p>
          </table:table-cell>
          <table:table-cell office:value-type="float" office:value="2.7027">
            <text:p>2.7027</text:p>
          </table:table-cell>
          <table:table-cell office:value-type="float" office:value="967.07">
            <text:p>967.07</text:p>
          </table:table-cell>
          <table:table-cell office:value-type="float" office:value="33.13">
            <text:p>33.13</text:p>
          </table:table-cell>
        </table:table-row>
        <table:table-row table:style-name="ro1">
          <table:table-cell office:value-type="float" office:value="14.25">
            <text:p>14.25</text:p>
          </table:table-cell>
          <table:table-cell office:value-type="float" office:value="183.64">
            <text:p>183.64</text:p>
          </table:table-cell>
          <table:table-cell office:value-type="float" office:value="2.7578">
            <text:p>2.7578</text:p>
          </table:table-cell>
          <table:table-cell office:value-type="float" office:value="599.83">
            <text:p>599.83</text:p>
          </table:table-cell>
          <table:table-cell office:value-type="float" office:value="32.84">
            <text:p>32.84</text:p>
          </table:table-cell>
        </table:table-row>
        <table:table-row table:style-name="ro1">
          <table:table-cell office:value-type="float" office:value="14.333">
            <text:p>14.333</text:p>
          </table:table-cell>
          <table:table-cell office:value-type="float" office:value="173.02">
            <text:p>173.02</text:p>
          </table:table-cell>
          <table:table-cell office:value-type="float" office:value="2.7546">
            <text:p>2.7546</text:p>
          </table:table-cell>
          <table:table-cell office:value-type="float" office:value="796.75">
            <text:p>796.75</text:p>
          </table:table-cell>
          <table:table-cell office:value-type="float" office:value="31.88">
            <text:p>31.88</text:p>
          </table:table-cell>
        </table:table-row>
        <table:table-row table:style-name="ro1">
          <table:table-cell office:value-type="float" office:value="14.417">
            <text:p>14.417</text:p>
          </table:table-cell>
          <table:table-cell office:value-type="float" office:value="102.16">
            <text:p>102.16</text:p>
          </table:table-cell>
          <table:table-cell office:value-type="float" office:value="2.7274">
            <text:p>2.7274</text:p>
          </table:table-cell>
          <table:table-cell office:value-type="float" office:value="402.14">
            <text:p>402.14</text:p>
          </table:table-cell>
          <table:table-cell office:value-type="float" office:value="28.25">
            <text:p>28.25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55.888">
            <text:p>55.888</text:p>
          </table:table-cell>
          <table:table-cell office:value-type="float" office:value="2.7005">
            <text:p>2.7005</text:p>
          </table:table-cell>
          <table:table-cell office:value-type="float" office:value="267.67">
            <text:p>267.67</text:p>
          </table:table-cell>
          <table:table-cell office:value-type="float" office:value="27.56">
            <text:p>27.56</text:p>
          </table:table-cell>
        </table:table-row>
        <table:table-row table:style-name="ro1">
          <table:table-cell office:value-type="float" office:value="14.583">
            <text:p>14.583</text:p>
          </table:table-cell>
          <table:table-cell office:value-type="float" office:value="49.565">
            <text:p>49.565</text:p>
          </table:table-cell>
          <table:table-cell office:value-type="float" office:value="2.6959">
            <text:p>2.6959</text:p>
          </table:table-cell>
          <table:table-cell office:value-type="float" office:value="540.79">
            <text:p>540.79</text:p>
          </table:table-cell>
          <table:table-cell office:value-type="float" office:value="28.56">
            <text:p>28.56</text:p>
          </table:table-cell>
        </table:table-row>
        <table:table-row table:style-name="ro1">
          <table:table-cell office:value-type="float" office:value="14.667">
            <text:p>14.667</text:p>
          </table:table-cell>
          <table:table-cell office:value-type="float" office:value="165.55">
            <text:p>165.55</text:p>
          </table:table-cell>
          <table:table-cell office:value-type="float" office:value="2.756">
            <text:p>2.756</text:p>
          </table:table-cell>
          <table:table-cell office:value-type="float" office:value="566.29">
            <text:p>566.29</text:p>
          </table:table-cell>
          <table:table-cell office:value-type="float" office:value="31.88">
            <text:p>31.88</text:p>
          </table:table-cell>
        </table:table-row>
        <table:table-row table:style-name="ro1">
          <table:table-cell office:value-type="float" office:value="14.75">
            <text:p>14.75</text:p>
          </table:table-cell>
          <table:table-cell office:value-type="float" office:value="65.087">
            <text:p>65.087</text:p>
          </table:table-cell>
          <table:table-cell office:value-type="float" office:value="2.7125">
            <text:p>2.7125</text:p>
          </table:table-cell>
          <table:table-cell office:value-type="float" office:value="257.61">
            <text:p>257.61</text:p>
          </table:table-cell>
          <table:table-cell office:value-type="float" office:value="29.55">
            <text:p>29.55</text:p>
          </table:table-cell>
        </table:table-row>
        <table:table-row table:style-name="ro1">
          <table:table-cell office:value-type="float" office:value="14.833">
            <text:p>14.833</text:p>
          </table:table-cell>
          <table:table-cell office:value-type="float" office:value="108.07">
            <text:p>108.07</text:p>
          </table:table-cell>
          <table:table-cell office:value-type="float" office:value="2.7315">
            <text:p>2.7315</text:p>
          </table:table-cell>
          <table:table-cell office:value-type="float" office:value="1002.6">
            <text:p>1002.6</text:p>
          </table:table-cell>
          <table:table-cell office:value-type="float" office:value="31.44">
            <text:p>31.44</text:p>
          </table:table-cell>
        </table:table-row>
        <table:table-row table:style-name="ro1">
          <table:table-cell office:value-type="float" office:value="14.917">
            <text:p>14.917</text:p>
          </table:table-cell>
          <table:table-cell office:value-type="float" office:value="229.64">
            <text:p>229.64</text:p>
          </table:table-cell>
          <table:table-cell office:value-type="float" office:value="2.8009">
            <text:p>2.8009</text:p>
          </table:table-cell>
          <table:table-cell office:value-type="float" office:value="1149">
            <text:p>1149</text:p>
          </table:table-cell>
          <table:table-cell office:value-type="float" office:value="30.54">
            <text:p>30.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6.22">
            <text:p>216.22</text:p>
          </table:table-cell>
          <table:table-cell office:value-type="float" office:value="2.8081">
            <text:p>2.8081</text:p>
          </table:table-cell>
          <table:table-cell office:value-type="float" office:value="1080">
            <text:p>1080</text:p>
          </table:table-cell>
          <table:table-cell office:value-type="float" office:value="32.06">
            <text:p>32.06</text:p>
          </table:table-cell>
        </table:table-row>
        <table:table-row table:style-name="ro1">
          <table:table-cell office:value-type="float" office:value="15.083">
            <text:p>15.083</text:p>
          </table:table-cell>
          <table:table-cell office:value-type="float" office:value="208.61">
            <text:p>208.61</text:p>
          </table:table-cell>
          <table:table-cell office:value-type="float" office:value="2.8088">
            <text:p>2.8088</text:p>
          </table:table-cell>
          <table:table-cell office:value-type="float" office:value="1082.3">
            <text:p>1082.3</text:p>
          </table:table-cell>
          <table:table-cell office:value-type="float" office:value="32.33">
            <text:p>32.33</text:p>
          </table:table-cell>
        </table:table-row>
        <table:table-row table:style-name="ro1">
          <table:table-cell office:value-type="float" office:value="15.167">
            <text:p>15.167</text:p>
          </table:table-cell>
          <table:table-cell office:value-type="float" office:value="209.61">
            <text:p>209.61</text:p>
          </table:table-cell>
          <table:table-cell office:value-type="float" office:value="2.8162">
            <text:p>2.8162</text:p>
          </table:table-cell>
          <table:table-cell office:value-type="float" office:value="945.14">
            <text:p>945.14</text:p>
          </table:table-cell>
          <table:table-cell office:value-type="float" office:value="33.94">
            <text:p>33.94</text:p>
          </table:table-cell>
        </table:table-row>
        <table:table-row table:style-name="ro1">
          <table:table-cell office:value-type="float" office:value="15.25">
            <text:p>15.25</text:p>
          </table:table-cell>
          <table:table-cell office:value-type="float" office:value="109.95">
            <text:p>109.95</text:p>
          </table:table-cell>
          <table:table-cell office:value-type="float" office:value="2.774">
            <text:p>2.774</text:p>
          </table:table-cell>
          <table:table-cell office:value-type="float" office:value="293.04">
            <text:p>293.04</text:p>
          </table:table-cell>
          <table:table-cell office:value-type="float" office:value="30.73">
            <text:p>30.73</text:p>
          </table:table-cell>
        </table:table-row>
        <table:table-row table:style-name="ro1">
          <table:table-cell office:value-type="float" office:value="15.333">
            <text:p>15.333</text:p>
          </table:table-cell>
          <table:table-cell office:value-type="float" office:value="55.585">
            <text:p>55.585</text:p>
          </table:table-cell>
          <table:table-cell office:value-type="float" office:value="2.7421">
            <text:p>2.7421</text:p>
          </table:table-cell>
          <table:table-cell office:value-type="float" office:value="260.14">
            <text:p>260.14</text:p>
          </table:table-cell>
          <table:table-cell office:value-type="float" office:value="29.38">
            <text:p>29.38</text:p>
          </table:table-cell>
        </table:table-row>
        <table:table-row table:style-name="ro1">
          <table:table-cell office:value-type="float" office:value="15.417">
            <text:p>15.417</text:p>
          </table:table-cell>
          <table:table-cell office:value-type="float" office:value="57.221">
            <text:p>57.221</text:p>
          </table:table-cell>
          <table:table-cell office:value-type="float" office:value="2.7392">
            <text:p>2.7392</text:p>
          </table:table-cell>
          <table:table-cell office:value-type="float" office:value="237.61">
            <text:p>237.61</text:p>
          </table:table-cell>
          <table:table-cell office:value-type="float" office:value="29.67">
            <text:p>29.67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45.834">
            <text:p>45.834</text:p>
          </table:table-cell>
          <table:table-cell office:value-type="float" office:value="2.73">
            <text:p>2.73</text:p>
          </table:table-cell>
          <table:table-cell office:value-type="float" office:value="192.85">
            <text:p>192.85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15.583">
            <text:p>15.583</text:p>
          </table:table-cell>
          <table:table-cell office:value-type="float" office:value="39.599">
            <text:p>39.599</text:p>
          </table:table-cell>
          <table:table-cell office:value-type="float" office:value="2.7288">
            <text:p>2.7288</text:p>
          </table:table-cell>
          <table:table-cell office:value-type="float" office:value="168.17">
            <text:p>168.17</text:p>
          </table:table-cell>
          <table:table-cell office:value-type="float" office:value="29.03">
            <text:p>29.03</text:p>
          </table:table-cell>
        </table:table-row>
        <table:table-row table:style-name="ro1">
          <table:table-cell office:value-type="float" office:value="15.667">
            <text:p>15.667</text:p>
          </table:table-cell>
          <table:table-cell office:value-type="float" office:value="35.123">
            <text:p>35.123</text:p>
          </table:table-cell>
          <table:table-cell office:value-type="float" office:value="2.7206">
            <text:p>2.7206</text:p>
          </table:table-cell>
          <table:table-cell office:value-type="float" office:value="152.86">
            <text:p>152.86</text:p>
          </table:table-cell>
          <table:table-cell office:value-type="float" office:value="29.15">
            <text:p>29.15</text:p>
          </table:table-cell>
        </table:table-row>
        <table:table-row table:style-name="ro1">
          <table:table-cell office:value-type="float" office:value="15.75">
            <text:p>15.75</text:p>
          </table:table-cell>
          <table:table-cell office:value-type="float" office:value="33.173">
            <text:p>33.173</text:p>
          </table:table-cell>
          <table:table-cell office:value-type="float" office:value="2.7132">
            <text:p>2.7132</text:p>
          </table:table-cell>
          <table:table-cell office:value-type="float" office:value="158.75">
            <text:p>158.75</text:p>
          </table:table-cell>
          <table:table-cell office:value-type="float" office:value="28.92">
            <text:p>28.92</text:p>
          </table:table-cell>
        </table:table-row>
        <table:table-row table:style-name="ro1">
          <table:table-cell office:value-type="float" office:value="15.833">
            <text:p>15.833</text:p>
          </table:table-cell>
          <table:table-cell office:value-type="float" office:value="38.841">
            <text:p>38.841</text:p>
          </table:table-cell>
          <table:table-cell office:value-type="float" office:value="2.714">
            <text:p>2.714</text:p>
          </table:table-cell>
          <table:table-cell office:value-type="float" office:value="182.55">
            <text:p>182.55</text:p>
          </table:table-cell>
          <table:table-cell office:value-type="float" office:value="28.94">
            <text:p>28.94</text:p>
          </table:table-cell>
        </table:table-row>
        <table:table-row table:style-name="ro1">
          <table:table-cell office:value-type="float" office:value="15.917">
            <text:p>15.917</text:p>
          </table:table-cell>
          <table:table-cell office:value-type="float" office:value="39.149">
            <text:p>39.149</text:p>
          </table:table-cell>
          <table:table-cell office:value-type="float" office:value="2.7116">
            <text:p>2.7116</text:p>
          </table:table-cell>
          <table:table-cell office:value-type="float" office:value="385.56">
            <text:p>385.56</text:p>
          </table:table-cell>
          <table:table-cell office:value-type="float" office:value="28.83">
            <text:p>28.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.27">
            <text:p>159.27</text:p>
          </table:table-cell>
          <table:table-cell office:value-type="float" office:value="2.7779">
            <text:p>2.7779</text:p>
          </table:table-cell>
          <table:table-cell office:value-type="float" office:value="820.96">
            <text:p>820.96</text:p>
          </table:table-cell>
          <table:table-cell office:value-type="float" office:value="32.11">
            <text:p>32.11</text:p>
          </table:table-cell>
        </table:table-row>
        <table:table-row table:style-name="ro1">
          <table:table-cell office:value-type="float" office:value="16.083">
            <text:p>16.083</text:p>
          </table:table-cell>
          <table:table-cell office:value-type="float" office:value="141.42">
            <text:p>141.42</text:p>
          </table:table-cell>
          <table:table-cell office:value-type="float" office:value="2.7842">
            <text:p>2.7842</text:p>
          </table:table-cell>
          <table:table-cell office:value-type="float" office:value="838.07">
            <text:p>838.07</text:p>
          </table:table-cell>
          <table:table-cell office:value-type="float" office:value="32.09">
            <text:p>32.09</text:p>
          </table:table-cell>
        </table:table-row>
        <table:table-row table:style-name="ro1">
          <table:table-cell office:value-type="float" office:value="16.167">
            <text:p>16.167</text:p>
          </table:table-cell>
          <table:table-cell office:value-type="float" office:value="212">
            <text:p>212</text:p>
          </table:table-cell>
          <table:table-cell office:value-type="float" office:value="2.8286">
            <text:p>2.8286</text:p>
          </table:table-cell>
          <table:table-cell office:value-type="float" office:value="989.79">
            <text:p>989.79</text:p>
          </table:table-cell>
          <table:table-cell office:value-type="float" office:value="32.52">
            <text:p>32.52</text:p>
          </table:table-cell>
        </table:table-row>
        <table:table-row table:style-name="ro1">
          <table:table-cell office:value-type="float" office:value="16.25">
            <text:p>16.25</text:p>
          </table:table-cell>
          <table:table-cell office:value-type="float" office:value="120.21">
            <text:p>120.21</text:p>
          </table:table-cell>
          <table:table-cell office:value-type="float" office:value="2.7934">
            <text:p>2.7934</text:p>
          </table:table-cell>
          <table:table-cell office:value-type="float" office:value="218.28">
            <text:p>218.28</text:p>
          </table:table-cell>
          <table:table-cell office:value-type="float" office:value="29.12">
            <text:p>29.12</text:p>
          </table:table-cell>
        </table:table-row>
        <table:table-row table:style-name="ro1">
          <table:table-cell office:value-type="float" office:value="16.333">
            <text:p>16.333</text:p>
          </table:table-cell>
          <table:table-cell office:value-type="float" office:value="41.863">
            <text:p>41.863</text:p>
          </table:table-cell>
          <table:table-cell office:value-type="float" office:value="2.7509">
            <text:p>2.7509</text:p>
          </table:table-cell>
          <table:table-cell office:value-type="float" office:value="224.21">
            <text:p>224.21</text:p>
          </table:table-cell>
          <table:table-cell office:value-type="float" office:value="29.06">
            <text:p>29.06</text:p>
          </table:table-cell>
        </table:table-row>
        <table:table-row table:style-name="ro1">
          <table:table-cell office:value-type="float" office:value="16.417">
            <text:p>16.417</text:p>
          </table:table-cell>
          <table:table-cell office:value-type="float" office:value="76.367">
            <text:p>76.367</text:p>
          </table:table-cell>
          <table:table-cell office:value-type="float" office:value="2.7655">
            <text:p>2.7655</text:p>
          </table:table-cell>
          <table:table-cell office:value-type="float" office:value="319.62">
            <text:p>319.62</text:p>
          </table:table-cell>
          <table:table-cell office:value-type="float" office:value="28.72">
            <text:p>28.72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83.025">
            <text:p>83.025</text:p>
          </table:table-cell>
          <table:table-cell office:value-type="float" office:value="2.7693">
            <text:p>2.7693</text:p>
          </table:table-cell>
          <table:table-cell office:value-type="float" office:value="659.44">
            <text:p>659.44</text:p>
          </table:table-cell>
          <table:table-cell office:value-type="float" office:value="29.36">
            <text:p>29.36</text:p>
          </table:table-cell>
        </table:table-row>
        <table:table-row table:style-name="ro1">
          <table:table-cell office:value-type="float" office:value="16.583">
            <text:p>16.583</text:p>
          </table:table-cell>
          <table:table-cell office:value-type="float" office:value="183.02">
            <text:p>183.02</text:p>
          </table:table-cell>
          <table:table-cell office:value-type="float" office:value="2.8263">
            <text:p>2.8263</text:p>
          </table:table-cell>
          <table:table-cell office:value-type="float" office:value="950.39">
            <text:p>950.39</text:p>
          </table:table-cell>
          <table:table-cell office:value-type="float" office:value="30.98">
            <text:p>30.98</text:p>
          </table:table-cell>
        </table:table-row>
        <table:table-row table:style-name="ro1">
          <table:table-cell office:value-type="float" office:value="16.667">
            <text:p>16.667</text:p>
          </table:table-cell>
          <table:table-cell office:value-type="float" office:value="188.18">
            <text:p>188.18</text:p>
          </table:table-cell>
          <table:table-cell office:value-type="float" office:value="2.8445">
            <text:p>2.8445</text:p>
          </table:table-cell>
          <table:table-cell office:value-type="float" office:value="914.96">
            <text:p>914.96</text:p>
          </table:table-cell>
          <table:table-cell office:value-type="float" office:value="31.67">
            <text:p>31.67</text:p>
          </table:table-cell>
        </table:table-row>
        <table:table-row table:style-name="ro1">
          <table:table-cell office:value-type="float" office:value="16.75">
            <text:p>16.75</text:p>
          </table:table-cell>
          <table:table-cell office:value-type="float" office:value="181.34">
            <text:p>181.34</text:p>
          </table:table-cell>
          <table:table-cell office:value-type="float" office:value="2.849">
            <text:p>2.849</text:p>
          </table:table-cell>
          <table:table-cell office:value-type="float" office:value="895.54">
            <text:p>895.54</text:p>
          </table:table-cell>
          <table:table-cell office:value-type="float" office:value="30.9">
            <text:p>30.9</text:p>
          </table:table-cell>
        </table:table-row>
        <table:table-row table:style-name="ro1">
          <table:table-cell office:value-type="float" office:value="16.833">
            <text:p>16.833</text:p>
          </table:table-cell>
          <table:table-cell office:value-type="float" office:value="177.87">
            <text:p>177.87</text:p>
          </table:table-cell>
          <table:table-cell office:value-type="float" office:value="2.8508">
            <text:p>2.8508</text:p>
          </table:table-cell>
          <table:table-cell office:value-type="float" office:value="874.07">
            <text:p>874.07</text:p>
          </table:table-cell>
          <table:table-cell office:value-type="float" office:value="30.52">
            <text:p>30.52</text:p>
          </table:table-cell>
        </table:table-row>
        <table:table-row table:style-name="ro1">
          <table:table-cell office:value-type="float" office:value="16.917">
            <text:p>16.917</text:p>
          </table:table-cell>
          <table:table-cell office:value-type="float" office:value="176">
            <text:p>176</text:p>
          </table:table-cell>
          <table:table-cell office:value-type="float" office:value="2.8604">
            <text:p>2.8604</text:p>
          </table:table-cell>
          <table:table-cell office:value-type="float" office:value="871.89">
            <text:p>871.89</text:p>
          </table:table-cell>
          <table:table-cell office:value-type="float" office:value="30.59">
            <text:p>30.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.64">
            <text:p>171.64</text:p>
          </table:table-cell>
          <table:table-cell office:value-type="float" office:value="2.8681">
            <text:p>2.8681</text:p>
          </table:table-cell>
          <table:table-cell office:value-type="float" office:value="830.41">
            <text:p>830.41</text:p>
          </table:table-cell>
          <table:table-cell office:value-type="float" office:value="32.14">
            <text:p>32.14</text:p>
          </table:table-cell>
        </table:table-row>
        <table:table-row table:style-name="ro1">
          <table:table-cell office:value-type="float" office:value="17.083">
            <text:p>17.083</text:p>
          </table:table-cell>
          <table:table-cell office:value-type="float" office:value="80.225">
            <text:p>80.225</text:p>
          </table:table-cell>
          <table:table-cell office:value-type="float" office:value="2.8239">
            <text:p>2.8239</text:p>
          </table:table-cell>
          <table:table-cell office:value-type="float" office:value="757.28">
            <text:p>757.28</text:p>
          </table:table-cell>
          <table:table-cell office:value-type="float" office:value="32.58">
            <text:p>32.58</text:p>
          </table:table-cell>
        </table:table-row>
        <table:table-row table:style-name="ro1">
          <table:table-cell office:value-type="float" office:value="17.167">
            <text:p>17.167</text:p>
          </table:table-cell>
          <table:table-cell office:value-type="float" office:value="5.6895">
            <text:p>5.6895</text:p>
          </table:table-cell>
          <table:table-cell office:value-type="float" office:value="2.7712">
            <text:p>2.7712</text:p>
          </table:table-cell>
          <table:table-cell office:value-type="float" office:value="508.59">
            <text:p>508.59</text:p>
          </table:table-cell>
          <table:table-cell office:value-type="float" office:value="31.94">
            <text:p>31.94</text:p>
          </table:table-cell>
        </table:table-row>
        <table:table-row table:style-name="ro1">
          <table:table-cell office:value-type="float" office:value="17.25">
            <text:p>17.25</text:p>
          </table:table-cell>
          <table:table-cell office:value-type="float" office:value="5.6462">
            <text:p>5.6462</text:p>
          </table:table-cell>
          <table:table-cell office:value-type="float" office:value="2.7677">
            <text:p>2.7677</text:p>
          </table:table-cell>
          <table:table-cell office:value-type="float" office:value="788.79">
            <text:p>788.79</text:p>
          </table:table-cell>
          <table:table-cell office:value-type="float" office:value="32.38">
            <text:p>32.38</text:p>
          </table:table-cell>
        </table:table-row>
        <table:table-row table:style-name="ro1">
          <table:table-cell office:value-type="float" office:value="17.333">
            <text:p>17.333</text:p>
          </table:table-cell>
          <table:table-cell office:value-type="float" office:value="5.6739">
            <text:p>5.6739</text:p>
          </table:table-cell>
          <table:table-cell office:value-type="float" office:value="2.7564">
            <text:p>2.7564</text:p>
          </table:table-cell>
          <table:table-cell office:value-type="float" office:value="675.52">
            <text:p>675.52</text:p>
          </table:table-cell>
          <table:table-cell office:value-type="float" office:value="32.98">
            <text:p>32.98</text:p>
          </table:table-cell>
        </table:table-row>
        <table:table-row table:style-name="ro1">
          <table:table-cell office:value-type="float" office:value="17.417">
            <text:p>17.417</text:p>
          </table:table-cell>
          <table:table-cell office:value-type="float" office:value="23.903">
            <text:p>23.903</text:p>
          </table:table-cell>
          <table:table-cell office:value-type="float" office:value="2.7582">
            <text:p>2.7582</text:p>
          </table:table-cell>
          <table:table-cell office:value-type="float" office:value="488.76">
            <text:p>488.76</text:p>
          </table:table-cell>
          <table:table-cell office:value-type="float" office:value="32.03">
            <text:p>32.03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90.538">
            <text:p>90.538</text:p>
          </table:table-cell>
          <table:table-cell office:value-type="float" office:value="2.791">
            <text:p>2.791</text:p>
          </table:table-cell>
          <table:table-cell office:value-type="float" office:value="608.04">
            <text:p>608.04</text:p>
          </table:table-cell>
          <table:table-cell office:value-type="float" office:value="33.15">
            <text:p>33.15</text:p>
          </table:table-cell>
        </table:table-row>
        <table:table-row table:style-name="ro1">
          <table:table-cell office:value-type="float" office:value="17.583">
            <text:p>17.583</text:p>
          </table:table-cell>
          <table:table-cell office:value-type="float" office:value="161.04">
            <text:p>161.04</text:p>
          </table:table-cell>
          <table:table-cell office:value-type="float" office:value="2.8396">
            <text:p>2.8396</text:p>
          </table:table-cell>
          <table:table-cell office:value-type="float" office:value="741.76">
            <text:p>741.76</text:p>
          </table:table-cell>
          <table:table-cell office:value-type="float" office:value="33.39">
            <text:p>33.39</text:p>
          </table:table-cell>
        </table:table-row>
        <table:table-row table:style-name="ro1">
          <table:table-cell office:value-type="float" office:value="17.667">
            <text:p>17.667</text:p>
          </table:table-cell>
          <table:table-cell office:value-type="float" office:value="150.35">
            <text:p>150.35</text:p>
          </table:table-cell>
          <table:table-cell office:value-type="float" office:value="2.8484">
            <text:p>2.8484</text:p>
          </table:table-cell>
          <table:table-cell office:value-type="float" office:value="712.48">
            <text:p>712.48</text:p>
          </table:table-cell>
          <table:table-cell office:value-type="float" office:value="34.68">
            <text:p>34.68</text:p>
          </table:table-cell>
        </table:table-row>
        <table:table-row table:style-name="ro1">
          <table:table-cell office:value-type="float" office:value="17.75">
            <text:p>17.75</text:p>
          </table:table-cell>
          <table:table-cell office:value-type="float" office:value="144.62">
            <text:p>144.62</text:p>
          </table:table-cell>
          <table:table-cell office:value-type="float" office:value="2.849">
            <text:p>2.849</text:p>
          </table:table-cell>
          <table:table-cell office:value-type="float" office:value="725.22">
            <text:p>725.22</text:p>
          </table:table-cell>
          <table:table-cell office:value-type="float" office:value="34.63">
            <text:p>34.63</text:p>
          </table:table-cell>
        </table:table-row>
        <table:table-row table:style-name="ro1">
          <table:table-cell office:value-type="float" office:value="17.833">
            <text:p>17.833</text:p>
          </table:table-cell>
          <table:table-cell office:value-type="float" office:value="142.8">
            <text:p>142.8</text:p>
          </table:table-cell>
          <table:table-cell office:value-type="float" office:value="2.8568">
            <text:p>2.8568</text:p>
          </table:table-cell>
          <table:table-cell office:value-type="float" office:value="687.57">
            <text:p>687.57</text:p>
          </table:table-cell>
          <table:table-cell office:value-type="float" office:value="34.29">
            <text:p>34.29</text:p>
          </table:table-cell>
        </table:table-row>
        <table:table-row table:style-name="ro1">
          <table:table-cell office:value-type="float" office:value="17.917">
            <text:p>17.917</text:p>
          </table:table-cell>
          <table:table-cell office:value-type="float" office:value="139.01">
            <text:p>139.01</text:p>
          </table:table-cell>
          <table:table-cell office:value-type="float" office:value="2.8624">
            <text:p>2.8624</text:p>
          </table:table-cell>
          <table:table-cell office:value-type="float" office:value="663.29">
            <text:p>663.29</text:p>
          </table:table-cell>
          <table:table-cell office:value-type="float" office:value="33.37">
            <text:p>33.3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2.335">
            <text:p>92.335</text:p>
          </table:table-cell>
          <table:table-cell office:value-type="float" office:value="2.8429">
            <text:p>2.8429</text:p>
          </table:table-cell>
          <table:table-cell office:value-type="float" office:value="253.86">
            <text:p>253.86</text:p>
          </table:table-cell>
          <table:table-cell office:value-type="float" office:value="31.17">
            <text:p>31.17</text:p>
          </table:table-cell>
        </table:table-row>
        <table:table-row table:style-name="ro1">
          <table:table-cell office:value-type="float" office:value="18.083">
            <text:p>18.083</text:p>
          </table:table-cell>
          <table:table-cell office:value-type="float" office:value="74.09">
            <text:p>74.09</text:p>
          </table:table-cell>
          <table:table-cell office:value-type="float" office:value="2.8267">
            <text:p>2.8267</text:p>
          </table:table-cell>
          <table:table-cell office:value-type="float" office:value="537.56">
            <text:p>537.56</text:p>
          </table:table-cell>
          <table:table-cell office:value-type="float" office:value="32.58">
            <text:p>32.58</text:p>
          </table:table-cell>
        </table:table-row>
        <table:table-row table:style-name="ro1">
          <table:table-cell office:value-type="float" office:value="18.167">
            <text:p>18.167</text:p>
          </table:table-cell>
          <table:table-cell office:value-type="float" office:value="135.06">
            <text:p>135.06</text:p>
          </table:table-cell>
          <table:table-cell office:value-type="float" office:value="2.8629">
            <text:p>2.8629</text:p>
          </table:table-cell>
          <table:table-cell office:value-type="float" office:value="649.36">
            <text:p>649.36</text:p>
          </table:table-cell>
          <table:table-cell office:value-type="float" office:value="33.77">
            <text:p>33.77</text:p>
          </table:table-cell>
        </table:table-row>
        <table:table-row table:style-name="ro1">
          <table:table-cell office:value-type="float" office:value="18.25">
            <text:p>18.25</text:p>
          </table:table-cell>
          <table:table-cell office:value-type="float" office:value="95.365">
            <text:p>95.365</text:p>
          </table:table-cell>
          <table:table-cell office:value-type="float" office:value="2.8484">
            <text:p>2.8484</text:p>
          </table:table-cell>
          <table:table-cell office:value-type="float" office:value="323.79">
            <text:p>323.79</text:p>
          </table:table-cell>
          <table:table-cell office:value-type="float" office:value="31.44">
            <text:p>31.44</text:p>
          </table:table-cell>
        </table:table-row>
        <table:table-row table:style-name="ro1">
          <table:table-cell office:value-type="float" office:value="18.333">
            <text:p>18.333</text:p>
          </table:table-cell>
          <table:table-cell office:value-type="float" office:value="76.986">
            <text:p>76.986</text:p>
          </table:table-cell>
          <table:table-cell office:value-type="float" office:value="2.8344">
            <text:p>2.8344</text:p>
          </table:table-cell>
          <table:table-cell office:value-type="float" office:value="303.57">
            <text:p>303.57</text:p>
          </table:table-cell>
          <table:table-cell office:value-type="float" office:value="30.11">
            <text:p>30.11</text:p>
          </table:table-cell>
        </table:table-row>
        <table:table-row table:style-name="ro1">
          <table:table-cell office:value-type="float" office:value="18.417">
            <text:p>18.417</text:p>
          </table:table-cell>
          <table:table-cell office:value-type="float" office:value="30.826">
            <text:p>30.826</text:p>
          </table:table-cell>
          <table:table-cell office:value-type="float" office:value="2.8069">
            <text:p>2.8069</text:p>
          </table:table-cell>
          <table:table-cell office:value-type="float" office:value="129.07">
            <text:p>129.07</text:p>
          </table:table-cell>
          <table:table-cell office:value-type="float" office:value="28.31">
            <text:p>28.31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23.601">
            <text:p>23.601</text:p>
          </table:table-cell>
          <table:table-cell office:value-type="float" office:value="2.7918">
            <text:p>2.7918</text:p>
          </table:table-cell>
          <table:table-cell office:value-type="float" office:value="150.52">
            <text:p>150.52</text:p>
          </table:table-cell>
          <table:table-cell office:value-type="float" office:value="28.31">
            <text:p>28.31</text:p>
          </table:table-cell>
        </table:table-row>
        <table:table-row table:style-name="ro1">
          <table:table-cell office:value-type="float" office:value="18.583">
            <text:p>18.583</text:p>
          </table:table-cell>
          <table:table-cell office:value-type="float" office:value="46.372">
            <text:p>46.372</text:p>
          </table:table-cell>
          <table:table-cell office:value-type="float" office:value="2.7999">
            <text:p>2.7999</text:p>
          </table:table-cell>
          <table:table-cell office:value-type="float" office:value="186.62">
            <text:p>186.62</text:p>
          </table:table-cell>
          <table:table-cell office:value-type="float" office:value="28.52">
            <text:p>28.52</text:p>
          </table:table-cell>
        </table:table-row>
        <table:table-row table:style-name="ro1">
          <table:table-cell office:value-type="float" office:value="18.667">
            <text:p>18.667</text:p>
          </table:table-cell>
          <table:table-cell office:value-type="float" office:value="28.711">
            <text:p>28.711</text:p>
          </table:table-cell>
          <table:table-cell office:value-type="float" office:value="2.7889">
            <text:p>2.7889</text:p>
          </table:table-cell>
          <table:table-cell office:value-type="float" office:value="134.96">
            <text:p>134.96</text:p>
          </table:table-cell>
          <table:table-cell office:value-type="float" office:value="28.63">
            <text:p>28.63</text:p>
          </table:table-cell>
        </table:table-row>
        <table:table-row table:style-name="ro1">
          <table:table-cell office:value-type="float" office:value="18.75">
            <text:p>18.75</text:p>
          </table:table-cell>
          <table:table-cell office:value-type="float" office:value="25.877">
            <text:p>25.877</text:p>
          </table:table-cell>
          <table:table-cell office:value-type="float" office:value="2.7836">
            <text:p>2.7836</text:p>
          </table:table-cell>
          <table:table-cell office:value-type="float" office:value="124.86">
            <text:p>124.86</text:p>
          </table:table-cell>
          <table:table-cell office:value-type="float" office:value="27.52">
            <text:p>27.52</text:p>
          </table:table-cell>
        </table:table-row>
        <table:table-row table:style-name="ro1">
          <table:table-cell office:value-type="float" office:value="18.833">
            <text:p>18.833</text:p>
          </table:table-cell>
          <table:table-cell office:value-type="float" office:value="25.794">
            <text:p>25.794</text:p>
          </table:table-cell>
          <table:table-cell office:value-type="float" office:value="2.7755">
            <text:p>2.7755</text:p>
          </table:table-cell>
          <table:table-cell office:value-type="float" office:value="131.86">
            <text:p>131.86</text:p>
          </table:table-cell>
          <table:table-cell office:value-type="float" office:value="27.72">
            <text:p>27.72</text:p>
          </table:table-cell>
        </table:table-row>
        <table:table-row table:style-name="ro1">
          <table:table-cell office:value-type="float" office:value="18.917">
            <text:p>18.917</text:p>
          </table:table-cell>
          <table:table-cell office:value-type="float" office:value="28.751">
            <text:p>28.751</text:p>
          </table:table-cell>
          <table:table-cell office:value-type="float" office:value="2.7697">
            <text:p>2.7697</text:p>
          </table:table-cell>
          <table:table-cell office:value-type="float" office:value="137.21">
            <text:p>137.21</text:p>
          </table:table-cell>
          <table:table-cell office:value-type="float" office:value="27.96">
            <text:p>27.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.751">
            <text:p>25.751</text:p>
          </table:table-cell>
          <table:table-cell office:value-type="float" office:value="2.769">
            <text:p>2.769</text:p>
          </table:table-cell>
          <table:table-cell office:value-type="float" office:value="133.25">
            <text:p>133.25</text:p>
          </table:table-cell>
          <table:table-cell office:value-type="float" office:value="28.33">
            <text:p>28.33</text:p>
          </table:table-cell>
        </table:table-row>
        <table:table-row table:style-name="ro1">
          <table:table-cell office:value-type="float" office:value="19.083">
            <text:p>19.083</text:p>
          </table:table-cell>
          <table:table-cell office:value-type="float" office:value="34.447">
            <text:p>34.447</text:p>
          </table:table-cell>
          <table:table-cell office:value-type="float" office:value="2.7711">
            <text:p>2.7711</text:p>
          </table:table-cell>
          <table:table-cell office:value-type="float" office:value="176.79">
            <text:p>176.79</text:p>
          </table:table-cell>
          <table:table-cell office:value-type="float" office:value="28.17">
            <text:p>28.17</text:p>
          </table:table-cell>
        </table:table-row>
        <table:table-row table:style-name="ro1">
          <table:table-cell office:value-type="float" office:value="19.167">
            <text:p>19.167</text:p>
          </table:table-cell>
          <table:table-cell office:value-type="float" office:value="38.859">
            <text:p>38.859</text:p>
          </table:table-cell>
          <table:table-cell office:value-type="float" office:value="2.7713">
            <text:p>2.7713</text:p>
          </table:table-cell>
          <table:table-cell office:value-type="float" office:value="175.52">
            <text:p>175.52</text:p>
          </table:table-cell>
          <table:table-cell office:value-type="float" office:value="28.66">
            <text:p>28.66</text:p>
          </table:table-cell>
        </table:table-row>
        <table:table-row table:style-name="ro1">
          <table:table-cell office:value-type="float" office:value="19.25">
            <text:p>19.25</text:p>
          </table:table-cell>
          <table:table-cell office:value-type="float" office:value="34.61">
            <text:p>34.61</text:p>
          </table:table-cell>
          <table:table-cell office:value-type="float" office:value="2.7691">
            <text:p>2.7691</text:p>
          </table:table-cell>
          <table:table-cell office:value-type="float" office:value="159.3">
            <text:p>159.3</text:p>
          </table:table-cell>
          <table:table-cell office:value-type="float" office:value="28.11">
            <text:p>28.11</text:p>
          </table:table-cell>
        </table:table-row>
        <table:table-row table:style-name="ro1">
          <table:table-cell office:value-type="float" office:value="19.333">
            <text:p>19.333</text:p>
          </table:table-cell>
          <table:table-cell office:value-type="float" office:value="29.699">
            <text:p>29.699</text:p>
          </table:table-cell>
          <table:table-cell office:value-type="float" office:value="2.7643">
            <text:p>2.7643</text:p>
          </table:table-cell>
          <table:table-cell office:value-type="float" office:value="133.11">
            <text:p>133.11</text:p>
          </table:table-cell>
          <table:table-cell office:value-type="float" office:value="28.07">
            <text:p>28.07</text:p>
          </table:table-cell>
        </table:table-row>
        <table:table-row table:style-name="ro1">
          <table:table-cell office:value-type="float" office:value="19.417">
            <text:p>19.417</text:p>
          </table:table-cell>
          <table:table-cell office:value-type="float" office:value="21.254">
            <text:p>21.254</text:p>
          </table:table-cell>
          <table:table-cell office:value-type="float" office:value="2.7524">
            <text:p>2.7524</text:p>
          </table:table-cell>
          <table:table-cell office:value-type="float" office:value="97.96">
            <text:p>97.96</text:p>
          </table:table-cell>
          <table:table-cell office:value-type="float" office:value="28.11">
            <text:p>28.11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16.881">
            <text:p>16.881</text:p>
          </table:table-cell>
          <table:table-cell office:value-type="float" office:value="2.75">
            <text:p>2.75</text:p>
          </table:table-cell>
          <table:table-cell office:value-type="float" office:value="85.61">
            <text:p>85.61</text:p>
          </table:table-cell>
          <table:table-cell office:value-type="float" office:value="27.96">
            <text:p>27.96</text:p>
          </table:table-cell>
        </table:table-row>
        <table:table-row table:style-name="ro1">
          <table:table-cell office:value-type="float" office:value="19.583">
            <text:p>19.583</text:p>
          </table:table-cell>
          <table:table-cell office:value-type="float" office:value="14.775">
            <text:p>14.775</text:p>
          </table:table-cell>
          <table:table-cell office:value-type="float" office:value="2.7475">
            <text:p>2.7475</text:p>
          </table:table-cell>
          <table:table-cell office:value-type="float" office:value="77.52">
            <text:p>77.52</text:p>
          </table:table-cell>
          <table:table-cell office:value-type="float" office:value="27.72">
            <text:p>27.72</text:p>
          </table:table-cell>
        </table:table-row>
        <table:table-row table:style-name="ro1">
          <table:table-cell office:value-type="float" office:value="19.667">
            <text:p>19.667</text:p>
          </table:table-cell>
          <table:table-cell office:value-type="float" office:value="15.007">
            <text:p>15.007</text:p>
          </table:table-cell>
          <table:table-cell office:value-type="float" office:value="2.74">
            <text:p>2.74</text:p>
          </table:table-cell>
          <table:table-cell office:value-type="float" office:value="80">
            <text:p>80</text:p>
          </table:table-cell>
          <table:table-cell office:value-type="float" office:value="27.88">
            <text:p>27.88</text:p>
          </table:table-cell>
        </table:table-row>
        <table:table-row table:style-name="ro1">
          <table:table-cell office:value-type="float" office:value="19.75">
            <text:p>19.75</text:p>
          </table:table-cell>
          <table:table-cell office:value-type="float" office:value="15.787">
            <text:p>15.787</text:p>
          </table:table-cell>
          <table:table-cell office:value-type="float" office:value="2.7327">
            <text:p>2.7327</text:p>
          </table:table-cell>
          <table:table-cell office:value-type="float" office:value="83.46">
            <text:p>83.46</text:p>
          </table:table-cell>
          <table:table-cell office:value-type="float" office:value="27.22">
            <text:p>27.22</text:p>
          </table:table-cell>
        </table:table-row>
        <table:table-row table:style-name="ro1">
          <table:table-cell office:value-type="float" office:value="19.833">
            <text:p>19.833</text:p>
          </table:table-cell>
          <table:table-cell office:value-type="float" office:value="19.162">
            <text:p>19.162</text:p>
          </table:table-cell>
          <table:table-cell office:value-type="float" office:value="2.73">
            <text:p>2.73</text:p>
          </table:table-cell>
          <table:table-cell office:value-type="float" office:value="91.07">
            <text:p>91.07</text:p>
          </table:table-cell>
          <table:table-cell office:value-type="float" office:value="26.92">
            <text:p>26.92</text:p>
          </table:table-cell>
        </table:table-row>
        <table:table-row table:style-name="ro1">
          <table:table-cell office:value-type="float" office:value="19.917">
            <text:p>19.917</text:p>
          </table:table-cell>
          <table:table-cell office:value-type="float" office:value="16.348">
            <text:p>16.348</text:p>
          </table:table-cell>
          <table:table-cell office:value-type="float" office:value="2.73">
            <text:p>2.73</text:p>
          </table:table-cell>
          <table:table-cell office:value-type="float" office:value="99.07">
            <text:p>99.07</text:p>
          </table:table-cell>
          <table:table-cell office:value-type="float" office:value="27.71">
            <text:p>27.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.873">
            <text:p>15.873</text:p>
          </table:table-cell>
          <table:table-cell office:value-type="float" office:value="2.7287">
            <text:p>2.7287</text:p>
          </table:table-cell>
          <table:table-cell office:value-type="float" office:value="87.04">
            <text:p>87.04</text:p>
          </table:table-cell>
          <table:table-cell office:value-type="float" office:value="27.48">
            <text:p>27.48</text:p>
          </table:table-cell>
        </table:table-row>
        <table:table-row table:style-name="ro1">
          <table:table-cell office:value-type="float" office:value="20.083">
            <text:p>20.083</text:p>
          </table:table-cell>
          <table:table-cell office:value-type="float" office:value="19.935">
            <text:p>19.935</text:p>
          </table:table-cell>
          <table:table-cell office:value-type="float" office:value="2.727">
            <text:p>2.727</text:p>
          </table:table-cell>
          <table:table-cell office:value-type="float" office:value="102.34">
            <text:p>102.34</text:p>
          </table:table-cell>
          <table:table-cell office:value-type="float" office:value="28.1">
            <text:p>28.1</text:p>
          </table:table-cell>
        </table:table-row>
        <table:table-row table:style-name="ro1">
          <table:table-cell office:value-type="float" office:value="20.167">
            <text:p>20.167</text:p>
          </table:table-cell>
          <table:table-cell office:value-type="float" office:value="14.62">
            <text:p>14.62</text:p>
          </table:table-cell>
          <table:table-cell office:value-type="float" office:value="2.7153">
            <text:p>2.7153</text:p>
          </table:table-cell>
          <table:table-cell office:value-type="float" office:value="69.29">
            <text:p>69.29</text:p>
          </table:table-cell>
          <table:table-cell office:value-type="float" office:value="26.97">
            <text:p>26.97</text:p>
          </table:table-cell>
        </table:table-row>
        <table:table-row table:style-name="ro1">
          <table:table-cell office:value-type="float" office:value="20.25">
            <text:p>20.25</text:p>
          </table:table-cell>
          <table:table-cell office:value-type="float" office:value="13.108">
            <text:p>13.108</text:p>
          </table:table-cell>
          <table:table-cell office:value-type="float" office:value="2.71">
            <text:p>2.71</text:p>
          </table:table-cell>
          <table:table-cell office:value-type="float" office:value="66.9">
            <text:p>66.9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 office:value-type="float" office:value="20.333">
            <text:p>20.333</text:p>
          </table:table-cell>
          <table:table-cell office:value-type="float" office:value="13.379">
            <text:p>13.379</text:p>
          </table:table-cell>
          <table:table-cell office:value-type="float" office:value="2.71">
            <text:p>2.71</text:p>
          </table:table-cell>
          <table:table-cell office:value-type="float" office:value="89.75">
            <text:p>89.75</text:p>
          </table:table-cell>
          <table:table-cell office:value-type="float" office:value="28.54">
            <text:p>28.54</text:p>
          </table:table-cell>
        </table:table-row>
        <table:table-row table:style-name="ro1">
          <table:table-cell office:value-type="float" office:value="20.417">
            <text:p>20.417</text:p>
          </table:table-cell>
          <table:table-cell office:value-type="float" office:value="10.812">
            <text:p>10.812</text:p>
          </table:table-cell>
          <table:table-cell office:value-type="float" office:value="2.7063">
            <text:p>2.7063</text:p>
          </table:table-cell>
          <table:table-cell office:value-type="float" office:value="50">
            <text:p>50</text:p>
          </table:table-cell>
          <table:table-cell office:value-type="float" office:value="27.19">
            <text:p>27.19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9.1014">
            <text:p>9.1014</text:p>
          </table:table-cell>
          <table:table-cell office:value-type="float" office:value="2.6978">
            <text:p>2.6978</text:p>
          </table:table-cell>
          <table:table-cell office:value-type="float" office:value="40.61">
            <text:p>40.61</text:p>
          </table:table-cell>
          <table:table-cell office:value-type="float" office:value="26.88">
            <text:p>26.88</text:p>
          </table:table-cell>
        </table:table-row>
        <table:table-row table:style-name="ro1">
          <table:table-cell office:value-type="float" office:value="20.583">
            <text:p>20.583</text:p>
          </table:table-cell>
          <table:table-cell office:value-type="float" office:value="5.8231">
            <text:p>5.8231</text:p>
          </table:table-cell>
          <table:table-cell office:value-type="float" office:value="2.6901">
            <text:p>2.6901</text:p>
          </table:table-cell>
          <table:table-cell office:value-type="float" office:value="28.82">
            <text:p>28.82</text:p>
          </table:table-cell>
          <table:table-cell office:value-type="float" office:value="26.41">
            <text:p>26.41</text:p>
          </table:table-cell>
        </table:table-row>
        <table:table-row table:style-name="ro1">
          <table:table-cell office:value-type="float" office:value="20.667">
            <text:p>20.667</text:p>
          </table:table-cell>
          <table:table-cell office:value-type="float" office:value="4.343">
            <text:p>4.343</text:p>
          </table:table-cell>
          <table:table-cell office:value-type="float" office:value="2.6897">
            <text:p>2.6897</text:p>
          </table:table-cell>
          <table:table-cell office:value-type="float" office:value="22.64">
            <text:p>22.64</text:p>
          </table:table-cell>
          <table:table-cell office:value-type="float" office:value="26.61">
            <text:p>26.61</text:p>
          </table:table-cell>
        </table:table-row>
        <table:table-row table:style-name="ro1">
          <table:table-cell office:value-type="float" office:value="20.75">
            <text:p>20.75</text:p>
          </table:table-cell>
          <table:table-cell office:value-type="float" office:value="3.0036">
            <text:p>3.0036</text:p>
          </table:table-cell>
          <table:table-cell office:value-type="float" office:value="2.6836">
            <text:p>2.6836</text:p>
          </table:table-cell>
          <table:table-cell office:value-type="float" office:value="12.25">
            <text:p>12.25</text:p>
          </table:table-cell>
          <table:table-cell office:value-type="float" office:value="26.49">
            <text:p>26.49</text:p>
          </table:table-cell>
        </table:table-row>
        <table:table-row table:style-name="ro1">
          <table:table-cell office:value-type="float" office:value="20.833">
            <text:p>20.833</text:p>
          </table:table-cell>
          <table:table-cell office:value-type="float" office:value="1.7256">
            <text:p>1.7256</text:p>
          </table:table-cell>
          <table:table-cell office:value-type="float" office:value="2.6739">
            <text:p>2.6739</text:p>
          </table:table-cell>
          <table:table-cell office:value-type="float" office:value="4.83">
            <text:p>4.83</text:p>
          </table:table-cell>
          <table:table-cell office:value-type="float" office:value="26.1">
            <text:p>26.1</text:p>
          </table:table-cell>
        </table:table-row>
        <table:table-row table:style-name="ro1">
          <table:table-cell office:value-type="float" office:value="20.917">
            <text:p>20.917</text:p>
          </table:table-cell>
          <table:table-cell office:value-type="float" office:value="1.0942">
            <text:p>1.0942</text:p>
          </table:table-cell>
          <table:table-cell office:value-type="float" office:value="2.67">
            <text:p>2.67</text:p>
          </table:table-cell>
          <table:table-cell office:value-type="float" office:value="0.41">
            <text:p>0.41</text:p>
          </table:table-cell>
          <table:table-cell office:value-type="float" office:value="26.01">
            <text:p>26.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587">
            <text:p>0.8587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6.11">
            <text:p>26.11</text:p>
          </table:table-cell>
        </table:table-row>
        <table:table-row table:style-name="ro1">
          <table:table-cell office:value-type="float" office:value="21.083">
            <text:p>21.083</text:p>
          </table:table-cell>
          <table:table-cell office:value-type="float" office:value="0.83032">
            <text:p>0.83032</text:p>
          </table:table-cell>
          <table:table-cell office:value-type="float" office:value="2.6668">
            <text:p>2.6668</text:p>
          </table:table-cell>
          <table:table-cell office:value-type="float" office:value="0">
            <text:p>0</text:p>
          </table:table-cell>
          <table:table-cell office:value-type="float" office:value="25.88">
            <text:p>25.88</text:p>
          </table:table-cell>
        </table:table-row>
        <table:table-row table:style-name="ro1">
          <table:table-cell office:value-type="float" office:value="21.167">
            <text:p>21.167</text:p>
          </table:table-cell>
          <table:table-cell office:value-type="float" office:value="0.50903">
            <text:p>0.50903</text:p>
          </table:table-cell>
          <table:table-cell office:value-type="float" office:value="2.6601">
            <text:p>2.6601</text:p>
          </table:table-cell>
          <table:table-cell office:value-type="float" office:value="0">
            <text:p>0</text:p>
          </table:table-cell>
          <table:table-cell office:value-type="float" office:value="25.66">
            <text:p>25.66</text:p>
          </table:table-cell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0.70758">
            <text:p>0.70758</text:p>
          </table:table-cell>
          <table:table-cell office:value-type="float" office:value="2.6523">
            <text:p>2.6523</text:p>
          </table:table-cell>
          <table:table-cell office:value-type="float" office:value="0">
            <text:p>0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21.333">
            <text:p>21.333</text:p>
          </table:table-cell>
          <table:table-cell office:value-type="float" office:value="0.42029">
            <text:p>0.42029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5.36">
            <text:p>25.36</text:p>
          </table:table-cell>
        </table:table-row>
        <table:table-row table:style-name="ro1">
          <table:table-cell office:value-type="float" office:value="21.417">
            <text:p>21.417</text:p>
          </table:table-cell>
          <table:table-cell office:value-type="float" office:value="0.42599">
            <text:p>0.42599</text:p>
          </table:table-cell>
          <table:table-cell office:value-type="float" office:value="2.6499">
            <text:p>2.6499</text:p>
          </table:table-cell>
          <table:table-cell office:value-type="float" office:value="0">
            <text:p>0</text:p>
          </table:table-cell>
          <table:table-cell office:value-type="float" office:value="25.73">
            <text:p>25.73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0.28881">
            <text:p>0.28881</text:p>
          </table:table-cell>
          <table:table-cell office:value-type="float" office:value="2.648">
            <text:p>2.648</text:p>
          </table:table-cell>
          <table:table-cell office:value-type="float" office:value="0">
            <text:p>0</text:p>
          </table:table-cell>
          <table:table-cell office:value-type="float" office:value="25.79">
            <text:p>25.79</text:p>
          </table:table-cell>
        </table:table-row>
        <table:table-row table:style-name="ro1">
          <table:table-cell office:value-type="float" office:value="21.583">
            <text:p>21.583</text:p>
          </table:table-cell>
          <table:table-cell office:value-type="float" office:value="0.32246">
            <text:p>0.32246</text:p>
          </table:table-cell>
          <table:table-cell office:value-type="float" office:value="2.6407">
            <text:p>2.6407</text:p>
          </table:table-cell>
          <table:table-cell office:value-type="float" office:value="0">
            <text:p>0</text:p>
          </table:table-cell>
          <table:table-cell office:value-type="float" office:value="25.59">
            <text:p>25.59</text:p>
          </table:table-cell>
        </table:table-row>
        <table:table-row table:style-name="ro1">
          <table:table-cell office:value-type="float" office:value="21.667">
            <text:p>21.667</text:p>
          </table:table-cell>
          <table:table-cell office:value-type="float" office:value="0.36823">
            <text:p>0.36823</text:p>
          </table:table-cell>
          <table:table-cell office:value-type="float" office:value="2.6334">
            <text:p>2.6334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21.75">
            <text:p>21.75</text:p>
          </table:table-cell>
          <table:table-cell office:value-type="float" office:value="0.32852">
            <text:p>0.3285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5.66">
            <text:p>25.66</text:p>
          </table:table-cell>
        </table:table-row>
        <table:table-row table:style-name="ro1">
          <table:table-cell office:value-type="float" office:value="21.833">
            <text:p>21.833</text:p>
          </table:table-cell>
          <table:table-cell office:value-type="float" office:value="0.31047">
            <text:p>0.31047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float" office:value="21.917">
            <text:p>21.917</text:p>
          </table:table-cell>
          <table:table-cell office:value-type="float" office:value="0.28986">
            <text:p>0.28986</text:p>
          </table:table-cell>
          <table:table-cell office:value-type="float" office:value="2.6292">
            <text:p>2.6292</text:p>
          </table:table-cell>
          <table:table-cell office:value-type="float" office:value="0">
            <text:p>0</text:p>
          </table:table-cell>
          <table:table-cell office:value-type="float" office:value="25.55">
            <text:p>25.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8375">
            <text:p>0.48375</text:p>
          </table:table-cell>
          <table:table-cell office:value-type="float" office:value="2.6238">
            <text:p>2.6238</text:p>
          </table:table-cell>
          <table:table-cell office:value-type="float" office:value="0">
            <text:p>0</text:p>
          </table:table-cell>
          <table:table-cell office:value-type="float" office:value="25.47">
            <text:p>25.47</text:p>
          </table:table-cell>
        </table:table-row>
        <table:table-row table:style-name="ro1">
          <table:table-cell office:value-type="float" office:value="22.083">
            <text:p>22.083</text:p>
          </table:table-cell>
          <table:table-cell office:value-type="float" office:value="0.62094">
            <text:p>0.62094</text:p>
          </table:table-cell>
          <table:table-cell office:value-type="float" office:value="2.6175">
            <text:p>2.6175</text:p>
          </table:table-cell>
          <table:table-cell office:value-type="float" office:value="0">
            <text:p>0</text:p>
          </table:table-cell>
          <table:table-cell office:value-type="float" office:value="25.48">
            <text:p>25.48</text:p>
          </table:table-cell>
        </table:table-row>
        <table:table-row table:style-name="ro1">
          <table:table-cell office:value-type="float" office:value="22.167">
            <text:p>22.167</text:p>
          </table:table-cell>
          <table:table-cell office:value-type="float" office:value="0.72464">
            <text:p>0.72464</text:p>
          </table:table-cell>
          <table:table-cell office:value-type="float" office:value="2.6113">
            <text:p>2.6113</text:p>
          </table:table-cell>
          <table:table-cell office:value-type="float" office:value="0">
            <text:p>0</text:p>
          </table:table-cell>
          <table:table-cell office:value-type="float" office:value="25.49">
            <text:p>25.49</text:p>
          </table:table-cell>
        </table:table-row>
        <table:table-row table:style-name="ro1">
          <table:table-cell office:value-type="float" office:value="22.25">
            <text:p>22.25</text:p>
          </table:table-cell>
          <table:table-cell office:value-type="float" office:value="0.45126">
            <text:p>0.45126</text:p>
          </table:table-cell>
          <table:table-cell office:value-type="float" office:value="2.609">
            <text:p>2.609</text:p>
          </table:table-cell>
          <table:table-cell office:value-type="float" office:value="0">
            <text:p>0</text:p>
          </table:table-cell>
          <table:table-cell office:value-type="float" office:value="25.17">
            <text:p>25.17</text:p>
          </table:table-cell>
        </table:table-row>
        <table:table-row table:style-name="ro1">
          <table:table-cell office:value-type="float" office:value="22.333">
            <text:p>22.333</text:p>
          </table:table-cell>
          <table:table-cell office:value-type="float" office:value="0.72202">
            <text:p>0.72202</text:p>
          </table:table-cell>
          <table:table-cell office:value-type="float" office:value="2.609">
            <text:p>2.609</text:p>
          </table:table-cell>
          <table:table-cell office:value-type="float" office:value="0">
            <text:p>0</text:p>
          </table:table-cell>
          <table:table-cell office:value-type="float" office:value="25.26">
            <text:p>25.26</text:p>
          </table:table-cell>
        </table:table-row>
        <table:table-row table:style-name="ro1">
          <table:table-cell office:value-type="float" office:value="22.417">
            <text:p>22.417</text:p>
          </table:table-cell>
          <table:table-cell office:value-type="float" office:value="0.55797">
            <text:p>0.55797</text:p>
          </table:table-cell>
          <table:table-cell office:value-type="float" office:value="2.609">
            <text:p>2.609</text:p>
          </table:table-cell>
          <table:table-cell office:value-type="float" office:value="0">
            <text:p>0</text:p>
          </table:table-cell>
          <table:table-cell office:value-type="float" office:value="25.13">
            <text:p>25.13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0.81949">
            <text:p>0.81949</text:p>
          </table:table-cell>
          <table:table-cell office:value-type="float" office:value="2.6073">
            <text:p>2.6073</text:p>
          </table:table-cell>
          <table:table-cell office:value-type="float" office:value="0">
            <text:p>0</text:p>
          </table:table-cell>
          <table:table-cell office:value-type="float" office:value="24.98">
            <text:p>24.98</text:p>
          </table:table-cell>
        </table:table-row>
        <table:table-row table:style-name="ro1">
          <table:table-cell office:value-type="float" office:value="22.583">
            <text:p>22.583</text:p>
          </table:table-cell>
          <table:table-cell office:value-type="float" office:value="0.80866">
            <text:p>0.80866</text:p>
          </table:table-cell>
          <table:table-cell office:value-type="float" office:value="2.6019">
            <text:p>2.6019</text:p>
          </table:table-cell>
          <table:table-cell office:value-type="float" office:value="0">
            <text:p>0</text:p>
          </table:table-cell>
          <table:table-cell office:value-type="float" office:value="25.01">
            <text:p>25.01</text:p>
          </table:table-cell>
        </table:table-row>
        <table:table-row table:style-name="ro1">
          <table:table-cell office:value-type="float" office:value="22.667">
            <text:p>22.667</text:p>
          </table:table-cell>
          <table:table-cell office:value-type="float" office:value="0.80144">
            <text:p>0.80144</text:p>
          </table:table-cell>
          <table:table-cell office:value-type="float" office:value="2.5974">
            <text:p>2.597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</table:table-row>
        <table:table-row table:style-name="ro1">
          <table:table-cell office:value-type="float" office:value="22.75">
            <text:p>22.75</text:p>
          </table:table-cell>
          <table:table-cell office:value-type="float" office:value="0.7971">
            <text:p>0.7971</text:p>
          </table:table-cell>
          <table:table-cell office:value-type="float" office:value="2.5906">
            <text:p>2.5906</text:p>
          </table:table-cell>
          <table:table-cell office:value-type="float" office:value="0">
            <text:p>0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22.833">
            <text:p>22.833</text:p>
          </table:table-cell>
          <table:table-cell office:value-type="float" office:value="0.89531">
            <text:p>0.89531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4.89">
            <text:p>24.89</text:p>
          </table:table-cell>
        </table:table-row>
        <table:table-row table:style-name="ro1">
          <table:table-cell office:value-type="float" office:value="22.917">
            <text:p>22.917</text:p>
          </table:table-cell>
          <table:table-cell office:value-type="float" office:value="1.0108">
            <text:p>1.0108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4.83">
            <text:p>24.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0725">
            <text:p>1.0725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4.81">
            <text:p>24.81</text:p>
          </table:table-cell>
        </table:table-row>
        <table:table-row table:style-name="ro1">
          <table:table-cell office:value-type="float" office:value="23.083">
            <text:p>23.083</text:p>
          </table:table-cell>
          <table:table-cell office:value-type="float" office:value="0.72563">
            <text:p>0.72563</text:p>
          </table:table-cell>
          <table:table-cell office:value-type="float" office:value="2.5886">
            <text:p>2.5886</text:p>
          </table:table-cell>
          <table:table-cell office:value-type="float" office:value="0">
            <text:p>0</text:p>
          </table:table-cell>
          <table:table-cell office:value-type="float" office:value="24.69">
            <text:p>24.69</text:p>
          </table:table-cell>
        </table:table-row>
        <table:table-row table:style-name="ro1">
          <table:table-cell office:value-type="float" office:value="23.167">
            <text:p>23.167</text:p>
          </table:table-cell>
          <table:table-cell office:value-type="float" office:value="0.81227">
            <text:p>0.81227</text:p>
          </table:table-cell>
          <table:table-cell office:value-type="float" office:value="2.5852">
            <text:p>2.5852</text:p>
          </table:table-cell>
          <table:table-cell office:value-type="float" office:value="0">
            <text:p>0</text:p>
          </table:table-cell>
          <table:table-cell office:value-type="float" office:value="24.93">
            <text:p>24.93</text:p>
          </table:table-cell>
        </table:table-row>
        <table:table-row table:style-name="ro1">
          <table:table-cell office:value-type="float" office:value="23.25">
            <text:p>23.25</text:p>
          </table:table-cell>
          <table:table-cell office:value-type="float" office:value="0.63538">
            <text:p>0.63538</text:p>
          </table:table-cell>
          <table:table-cell office:value-type="float" office:value="2.5806">
            <text:p>2.5806</text:p>
          </table:table-cell>
          <table:table-cell office:value-type="float" office:value="0">
            <text:p>0</text:p>
          </table:table-cell>
          <table:table-cell office:value-type="float" office:value="24.83">
            <text:p>24.83</text:p>
          </table:table-cell>
        </table:table-row>
        <table:table-row table:style-name="ro1">
          <table:table-cell office:value-type="float" office:value="23.333">
            <text:p>23.333</text:p>
          </table:table-cell>
          <table:table-cell office:value-type="float" office:value="0.96377">
            <text:p>0.96377</text:p>
          </table:table-cell>
          <table:table-cell office:value-type="float" office:value="2.5781">
            <text:p>2.5781</text:p>
          </table:table-cell>
          <table:table-cell office:value-type="float" office:value="0">
            <text:p>0</text:p>
          </table:table-cell>
          <table:table-cell office:value-type="float" office:value="24.71">
            <text:p>24.71</text:p>
          </table:table-cell>
        </table:table-row>
        <table:table-row table:style-name="ro1">
          <table:table-cell office:value-type="float" office:value="23.417">
            <text:p>23.417</text:p>
          </table:table-cell>
          <table:table-cell office:value-type="float" office:value="0.81227">
            <text:p>0.81227</text:p>
          </table:table-cell>
          <table:table-cell office:value-type="float" office:value="2.5723">
            <text:p>2.5723</text:p>
          </table:table-cell>
          <table:table-cell office:value-type="float" office:value="0">
            <text:p>0</text:p>
          </table:table-cell>
          <table:table-cell office:value-type="float" office:value="24.51">
            <text:p>24.51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1.0036">
            <text:p>1.0036</text:p>
          </table:table-cell>
          <table:table-cell office:value-type="float" office:value="2.5694">
            <text:p>2.5694</text:p>
          </table:table-cell>
          <table:table-cell office:value-type="float" office:value="0">
            <text:p>0</text:p>
          </table:table-cell>
          <table:table-cell office:value-type="float" office:value="24.32">
            <text:p>24.32</text:p>
          </table:table-cell>
        </table:table-row>
        <table:table-row table:style-name="ro1">
          <table:table-cell office:value-type="float" office:value="23.583">
            <text:p>23.583</text:p>
          </table:table-cell>
          <table:table-cell office:value-type="float" office:value="0.83333">
            <text:p>0.83333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4.27">
            <text:p>24.27</text:p>
          </table:table-cell>
        </table:table-row>
        <table:table-row table:style-name="ro1">
          <table:table-cell office:value-type="float" office:value="23.667">
            <text:p>23.667</text:p>
          </table:table-cell>
          <table:table-cell office:value-type="float" office:value="1.0542">
            <text:p>1.0542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4.09">
            <text:p>24.09</text:p>
          </table:table-cell>
        </table:table-row>
        <table:table-row table:style-name="ro1">
          <table:table-cell office:value-type="float" office:value="23.75">
            <text:p>23.75</text:p>
          </table:table-cell>
          <table:table-cell office:value-type="float" office:value="1.0108">
            <text:p>1.0108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4.15">
            <text:p>24.15</text:p>
          </table:table-cell>
        </table:table-row>
        <table:table-row table:style-name="ro1">
          <table:table-cell office:value-type="float" office:value="23.833">
            <text:p>23.833</text:p>
          </table:table-cell>
          <table:table-cell office:value-type="float" office:value="0.8231">
            <text:p>0.8231</text:p>
          </table:table-cell>
          <table:table-cell office:value-type="float" office:value="2.5689">
            <text:p>2.5689</text:p>
          </table:table-cell>
          <table:table-cell office:value-type="float" office:value="0">
            <text:p>0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23.917">
            <text:p>23.917</text:p>
          </table:table-cell>
          <table:table-cell office:value-type="float" office:value="1.1913">
            <text:p>1.1913</text:p>
          </table:table-cell>
          <table:table-cell office:value-type="float" office:value="2.5676">
            <text:p>2.5676</text:p>
          </table:table-cell>
          <table:table-cell office:value-type="float" office:value="0">
            <text:p>0</text:p>
          </table:table-cell>
          <table:table-cell office:value-type="float" office:value="24.43">
            <text:p>24.4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4585">
            <text:p>1.4585</text:p>
          </table:table-cell>
          <table:table-cell office:value-type="float" office:value="2.5636">
            <text:p>2.5636</text:p>
          </table:table-cell>
          <table:table-cell office:value-type="float" office:value="0">
            <text:p>0</text:p>
          </table:table-cell>
          <table:table-cell office:value-type="float" office:value="24.52">
            <text:p>24.52</text:p>
          </table:table-cell>
        </table:table-row>
        <table:table-row table:style-name="ro1">
          <table:table-cell office:value-type="float" office:value="24.083">
            <text:p>24.083</text:p>
          </table:table-cell>
          <table:table-cell office:value-type="float" office:value="1.4007">
            <text:p>1.4007</text:p>
          </table:table-cell>
          <table:table-cell office:value-type="float" office:value="2.5596">
            <text:p>2.5596</text:p>
          </table:table-cell>
          <table:table-cell office:value-type="float" office:value="0">
            <text:p>0</text:p>
          </table:table-cell>
          <table:table-cell office:value-type="float" office:value="24.17">
            <text:p>24.17</text:p>
          </table:table-cell>
        </table:table-row>
        <table:table-row table:style-name="ro1">
          <table:table-cell office:value-type="float" office:value="24.167">
            <text:p>24.167</text:p>
          </table:table-cell>
          <table:table-cell office:value-type="float" office:value="1.3551">
            <text:p>1.3551</text:p>
          </table:table-cell>
          <table:table-cell office:value-type="float" office:value="2.5573">
            <text:p>2.5573</text:p>
          </table:table-cell>
          <table:table-cell office:value-type="float" office:value="0">
            <text:p>0</text:p>
          </table:table-cell>
          <table:table-cell office:value-type="float" office:value="24.33">
            <text:p>24.33</text:p>
          </table:table-cell>
        </table:table-row>
        <table:table-row table:style-name="ro1">
          <table:table-cell office:value-type="float" office:value="24.25">
            <text:p>24.25</text:p>
          </table:table-cell>
          <table:table-cell office:value-type="float" office:value="1.5307">
            <text:p>1.5307</text:p>
          </table:table-cell>
          <table:table-cell office:value-type="float" office:value="2.5528">
            <text:p>2.5528</text:p>
          </table:table-cell>
          <table:table-cell office:value-type="float" office:value="0">
            <text:p>0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24.333">
            <text:p>24.333</text:p>
          </table:table-cell>
          <table:table-cell office:value-type="float" office:value="1.4621">
            <text:p>1.4621</text:p>
          </table:table-cell>
          <table:table-cell office:value-type="float" office:value="2.5495">
            <text:p>2.5495</text:p>
          </table:table-cell>
          <table:table-cell office:value-type="float" office:value="0">
            <text:p>0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float" office:value="24.417">
            <text:p>24.417</text:p>
          </table:table-cell>
          <table:table-cell office:value-type="float" office:value="1.7464">
            <text:p>1.7464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4.49">
            <text:p>24.49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1.8195">
            <text:p>1.8195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4.48">
            <text:p>24.48</text:p>
          </table:table-cell>
        </table:table-row>
        <table:table-row table:style-name="ro1">
          <table:table-cell office:value-type="float" office:value="24.583">
            <text:p>24.583</text:p>
          </table:table-cell>
          <table:table-cell office:value-type="float" office:value="1.5307">
            <text:p>1.5307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4.55">
            <text:p>24.55</text:p>
          </table:table-cell>
        </table:table-row>
        <table:table-row table:style-name="ro1">
          <table:table-cell office:value-type="float" office:value="24.667">
            <text:p>24.667</text:p>
          </table:table-cell>
          <table:table-cell office:value-type="float" office:value="1.6534">
            <text:p>1.6534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4.64">
            <text:p>24.64</text:p>
          </table:table-cell>
        </table:table-row>
        <table:table-row table:style-name="ro1">
          <table:table-cell office:value-type="float" office:value="24.75">
            <text:p>24.75</text:p>
          </table:table-cell>
          <table:table-cell office:value-type="float" office:value="1.4874">
            <text:p>1.4874</text:p>
          </table:table-cell>
          <table:table-cell office:value-type="float" office:value="2.5489">
            <text:p>2.5489</text:p>
          </table:table-cell>
          <table:table-cell office:value-type="float" office:value="0">
            <text:p>0</text:p>
          </table:table-cell>
          <table:table-cell office:value-type="float" office:value="24.41">
            <text:p>24.41</text:p>
          </table:table-cell>
        </table:table-row>
        <table:table-row table:style-name="ro1">
          <table:table-cell office:value-type="float" office:value="24.833">
            <text:p>24.833</text:p>
          </table:table-cell>
          <table:table-cell office:value-type="float" office:value="1.6968">
            <text:p>1.6968</text:p>
          </table:table-cell>
          <table:table-cell office:value-type="float" office:value="2.5487">
            <text:p>2.5487</text:p>
          </table:table-cell>
          <table:table-cell office:value-type="float" office:value="0">
            <text:p>0</text:p>
          </table:table-cell>
          <table:table-cell office:value-type="float" office:value="24.37">
            <text:p>24.37</text:p>
          </table:table-cell>
        </table:table-row>
        <table:table-row table:style-name="ro1">
          <table:table-cell office:value-type="float" office:value="24.917">
            <text:p>24.917</text:p>
          </table:table-cell>
          <table:table-cell office:value-type="float" office:value="1.9386">
            <text:p>1.9386</text:p>
          </table:table-cell>
          <table:table-cell office:value-type="float" office:value="2.5474">
            <text:p>2.5474</text:p>
          </table:table-cell>
          <table:table-cell office:value-type="float" office:value="0">
            <text:p>0</text:p>
          </table:table-cell>
          <table:table-cell office:value-type="float" office:value="24.6">
            <text:p>24.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9855">
            <text:p>1.9855</text:p>
          </table:table-cell>
          <table:table-cell office:value-type="float" office:value="2.5445">
            <text:p>2.5445</text:p>
          </table:table-cell>
          <table:table-cell office:value-type="float" office:value="0">
            <text:p>0</text:p>
          </table:table-cell>
          <table:table-cell office:value-type="float" office:value="24.33">
            <text:p>24.33</text:p>
          </table:table-cell>
        </table:table-row>
        <table:table-row table:style-name="ro1">
          <table:table-cell office:value-type="float" office:value="25.083">
            <text:p>25.083</text:p>
          </table:table-cell>
          <table:table-cell office:value-type="float" office:value="1.8917">
            <text:p>1.8917</text:p>
          </table:table-cell>
          <table:table-cell office:value-type="float" office:value="2.5412">
            <text:p>2.5412</text:p>
          </table:table-cell>
          <table:table-cell office:value-type="float" office:value="0">
            <text:p>0</text:p>
          </table:table-cell>
          <table:table-cell office:value-type="float" office:value="24.36">
            <text:p>24.36</text:p>
          </table:table-cell>
        </table:table-row>
        <table:table-row table:style-name="ro1">
          <table:table-cell office:value-type="float" office:value="25.167">
            <text:p>25.167</text:p>
          </table:table-cell>
          <table:table-cell office:value-type="float" office:value="1.9532">
            <text:p>1.9532</text:p>
          </table:table-cell>
          <table:table-cell office:value-type="float" office:value="2.5395">
            <text:p>2.5395</text:p>
          </table:table-cell>
          <table:table-cell office:value-type="float" office:value="0">
            <text:p>0</text:p>
          </table:table-cell>
          <table:table-cell office:value-type="float" office:value="24.27">
            <text:p>24.27</text:p>
          </table:table-cell>
        </table:table-row>
        <table:table-row table:style-name="ro1">
          <table:table-cell office:value-type="float" office:value="25.25">
            <text:p>25.25</text:p>
          </table:table-cell>
          <table:table-cell office:value-type="float" office:value="1.9855">
            <text:p>1.9855</text:p>
          </table:table-cell>
          <table:table-cell office:value-type="float" office:value="2.5381">
            <text:p>2.5381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25.333">
            <text:p>25.333</text:p>
          </table:table-cell>
          <table:table-cell office:value-type="float" office:value="1.935">
            <text:p>1.935</text:p>
          </table:table-cell>
          <table:table-cell office:value-type="float" office:value="2.5343">
            <text:p>2.5343</text:p>
          </table:table-cell>
          <table:table-cell office:value-type="float" office:value="0">
            <text:p>0</text:p>
          </table:table-cell>
          <table:table-cell office:value-type="float" office:value="24.22">
            <text:p>24.22</text:p>
          </table:table-cell>
        </table:table-row>
        <table:table-row table:style-name="ro1">
          <table:table-cell office:value-type="float" office:value="25.417">
            <text:p>25.417</text:p>
          </table:table-cell>
          <table:table-cell office:value-type="float" office:value="1.8957">
            <text:p>1.8957</text:p>
          </table:table-cell>
          <table:table-cell office:value-type="float" office:value="2.531">
            <text:p>2.531</text:p>
          </table:table-cell>
          <table:table-cell office:value-type="float" office:value="0">
            <text:p>0</text:p>
          </table:table-cell>
          <table:table-cell office:value-type="float" office:value="24.25">
            <text:p>24.25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1.8953">
            <text:p>1.8953</text:p>
          </table:table-cell>
          <table:table-cell office:value-type="float" office:value="2.5291">
            <text:p>2.5291</text:p>
          </table:table-cell>
          <table:table-cell office:value-type="float" office:value="0">
            <text:p>0</text:p>
          </table:table-cell>
          <table:table-cell office:value-type="float" office:value="24.01">
            <text:p>24.01</text:p>
          </table:table-cell>
        </table:table-row>
        <table:table-row table:style-name="ro1">
          <table:table-cell office:value-type="float" office:value="25.583">
            <text:p>25.583</text:p>
          </table:table-cell>
          <table:table-cell office:value-type="float" office:value="1.692">
            <text:p>1.692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4.16">
            <text:p>24.16</text:p>
          </table:table-cell>
        </table:table-row>
        <table:table-row table:style-name="ro1">
          <table:table-cell office:value-type="float" office:value="25.667">
            <text:p>25.667</text:p>
          </table:table-cell>
          <table:table-cell office:value-type="float" office:value="1.9173">
            <text:p>1.9173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4.22">
            <text:p>24.22</text:p>
          </table:table-cell>
        </table:table-row>
        <table:table-row table:style-name="ro1">
          <table:table-cell office:value-type="float" office:value="25.75">
            <text:p>25.75</text:p>
          </table:table-cell>
          <table:table-cell office:value-type="float" office:value="1.8917">
            <text:p>1.8917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4.17">
            <text:p>24.17</text:p>
          </table:table-cell>
        </table:table-row>
        <table:table-row table:style-name="ro1">
          <table:table-cell office:value-type="float" office:value="25.833">
            <text:p>25.833</text:p>
          </table:table-cell>
          <table:table-cell office:value-type="float" office:value="1.9746">
            <text:p>1.9746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4.24">
            <text:p>24.24</text:p>
          </table:table-cell>
        </table:table-row>
        <table:table-row table:style-name="ro1">
          <table:table-cell office:value-type="float" office:value="25.917">
            <text:p>25.917</text:p>
          </table:table-cell>
          <table:table-cell office:value-type="float" office:value="1.9964">
            <text:p>1.9964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4.24">
            <text:p>24.2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7581">
            <text:p>1.7581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4.39">
            <text:p>24.39</text:p>
          </table:table-cell>
        </table:table-row>
        <table:table-row table:style-name="ro1">
          <table:table-cell office:value-type="float" office:value="26.083">
            <text:p>26.083</text:p>
          </table:table-cell>
          <table:table-cell office:value-type="float" office:value="1.8989">
            <text:p>1.8989</text:p>
          </table:table-cell>
          <table:table-cell office:value-type="float" office:value="2.5288">
            <text:p>2.5288</text:p>
          </table:table-cell>
          <table:table-cell office:value-type="float" office:value="0">
            <text:p>0</text:p>
          </table:table-cell>
          <table:table-cell office:value-type="float" office:value="23.98">
            <text:p>23.98</text:p>
          </table:table-cell>
        </table:table-row>
        <table:table-row table:style-name="ro1">
          <table:table-cell office:value-type="float" office:value="26.167">
            <text:p>26.167</text:p>
          </table:table-cell>
          <table:table-cell office:value-type="float" office:value="1.9711">
            <text:p>1.9711</text:p>
          </table:table-cell>
          <table:table-cell office:value-type="float" office:value="2.5286">
            <text:p>2.5286</text:p>
          </table:table-cell>
          <table:table-cell office:value-type="float" office:value="0">
            <text:p>0</text:p>
          </table:table-cell>
          <table:table-cell office:value-type="float" office:value="23.89">
            <text:p>23.89</text:p>
          </table:table-cell>
        </table:table-row>
        <table:table-row table:style-name="ro1">
          <table:table-cell office:value-type="float" office:value="26.25">
            <text:p>26.25</text:p>
          </table:table-cell>
          <table:table-cell office:value-type="float" office:value="1.9567">
            <text:p>1.9567</text:p>
          </table:table-cell>
          <table:table-cell office:value-type="float" office:value="2.5272">
            <text:p>2.5272</text:p>
          </table:table-cell>
          <table:table-cell office:value-type="float" office:value="0">
            <text:p>0</text:p>
          </table:table-cell>
          <table:table-cell office:value-type="float" office:value="23.79">
            <text:p>23.79</text:p>
          </table:table-cell>
        </table:table-row>
        <table:table-row table:style-name="ro1">
          <table:table-cell office:value-type="float" office:value="26.333">
            <text:p>26.333</text:p>
          </table:table-cell>
          <table:table-cell office:value-type="float" office:value="1.7986">
            <text:p>1.7986</text:p>
          </table:table-cell>
          <table:table-cell office:value-type="float" office:value="2.5243">
            <text:p>2.5243</text:p>
          </table:table-cell>
          <table:table-cell office:value-type="float" office:value="0">
            <text:p>0</text:p>
          </table:table-cell>
          <table:table-cell office:value-type="float" office:value="23.88">
            <text:p>23.88</text:p>
          </table:table-cell>
        </table:table-row>
        <table:table-row table:style-name="ro1">
          <table:table-cell office:value-type="float" office:value="26.417">
            <text:p>26.417</text:p>
          </table:table-cell>
          <table:table-cell office:value-type="float" office:value="1.9674">
            <text:p>1.9674</text:p>
          </table:table-cell>
          <table:table-cell office:value-type="float" office:value="2.5216">
            <text:p>2.5216</text:p>
          </table:table-cell>
          <table:table-cell office:value-type="float" office:value="0">
            <text:p>0</text:p>
          </table:table-cell>
          <table:table-cell office:value-type="float" office:value="23.73">
            <text:p>23.73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2.0072">
            <text:p>2.0072</text:p>
          </table:table-cell>
          <table:table-cell office:value-type="float" office:value="2.5196">
            <text:p>2.5196</text:p>
          </table:table-cell>
          <table:table-cell office:value-type="float" office:value="0">
            <text:p>0</text:p>
          </table:table-cell>
          <table:table-cell office:value-type="float" office:value="23.78">
            <text:p>23.78</text:p>
          </table:table-cell>
        </table:table-row>
        <table:table-row table:style-name="ro1">
          <table:table-cell office:value-type="float" office:value="26.583">
            <text:p>26.583</text:p>
          </table:table-cell>
          <table:table-cell office:value-type="float" office:value="1.9604">
            <text:p>1.9604</text:p>
          </table:table-cell>
          <table:table-cell office:value-type="float" office:value="2.5184">
            <text:p>2.5184</text:p>
          </table:table-cell>
          <table:table-cell office:value-type="float" office:value="0">
            <text:p>0</text:p>
          </table:table-cell>
          <table:table-cell office:value-type="float" office:value="23.56">
            <text:p>23.56</text:p>
          </table:table-cell>
        </table:table-row>
        <table:table-row table:style-name="ro1">
          <table:table-cell office:value-type="float" office:value="26.667">
            <text:p>26.667</text:p>
          </table:table-cell>
          <table:table-cell office:value-type="float" office:value="1.9493">
            <text:p>1.9493</text:p>
          </table:table-cell>
          <table:table-cell office:value-type="float" office:value="2.516">
            <text:p>2.516</text:p>
          </table:table-cell>
          <table:table-cell office:value-type="float" office:value="0">
            <text:p>0</text:p>
          </table:table-cell>
          <table:table-cell office:value-type="float" office:value="23.53">
            <text:p>23.53</text:p>
          </table:table-cell>
        </table:table-row>
        <table:table-row table:style-name="ro1">
          <table:table-cell office:value-type="float" office:value="26.75">
            <text:p>26.75</text:p>
          </table:table-cell>
          <table:table-cell office:value-type="float" office:value="1.8813">
            <text:p>1.8813</text:p>
          </table:table-cell>
          <table:table-cell office:value-type="float" office:value="2.5122">
            <text:p>2.5122</text:p>
          </table:table-cell>
          <table:table-cell office:value-type="float" office:value="0">
            <text:p>0</text:p>
          </table:table-cell>
          <table:table-cell office:value-type="float" office:value="23.13">
            <text:p>23.13</text:p>
          </table:table-cell>
        </table:table-row>
        <table:table-row table:style-name="ro1">
          <table:table-cell office:value-type="float" office:value="26.833">
            <text:p>26.833</text:p>
          </table:table-cell>
          <table:table-cell office:value-type="float" office:value="1.7834">
            <text:p>1.7834</text:p>
          </table:table-cell>
          <table:table-cell office:value-type="float" office:value="2.5096">
            <text:p>2.5096</text:p>
          </table:table-cell>
          <table:table-cell office:value-type="float" office:value="0">
            <text:p>0</text:p>
          </table:table-cell>
          <table:table-cell office:value-type="float" office:value="23.48">
            <text:p>23.48</text:p>
          </table:table-cell>
        </table:table-row>
        <table:table-row table:style-name="ro1">
          <table:table-cell office:value-type="float" office:value="26.917">
            <text:p>26.917</text:p>
          </table:table-cell>
          <table:table-cell office:value-type="float" office:value="1.8845">
            <text:p>1.8845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3.07">
            <text:p>23.0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8917">
            <text:p>1.8917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2.97">
            <text:p>22.97</text:p>
          </table:table-cell>
        </table:table-row>
        <table:table-row table:style-name="ro1">
          <table:table-cell office:value-type="float" office:value="27.083">
            <text:p>27.083</text:p>
          </table:table-cell>
          <table:table-cell office:value-type="float" office:value="1.9097">
            <text:p>1.9097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float" office:value="27.167">
            <text:p>27.167</text:p>
          </table:table-cell>
          <table:table-cell office:value-type="float" office:value="1.9458">
            <text:p>1.9458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3.08">
            <text:p>23.08</text:p>
          </table:table-cell>
        </table:table-row>
        <table:table-row table:style-name="ro1">
          <table:table-cell office:value-type="float" office:value="27.25">
            <text:p>27.25</text:p>
          </table:table-cell>
          <table:table-cell office:value-type="float" office:value="1.9278">
            <text:p>1.9278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3.06">
            <text:p>23.06</text:p>
          </table:table-cell>
        </table:table-row>
        <table:table-row table:style-name="ro1">
          <table:table-cell office:value-type="float" office:value="27.333">
            <text:p>27.333</text:p>
          </table:table-cell>
          <table:table-cell office:value-type="float" office:value="1.9206">
            <text:p>1.9206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3.05">
            <text:p>23.05</text:p>
          </table:table-cell>
        </table:table-row>
        <table:table-row table:style-name="ro1">
          <table:table-cell office:value-type="float" office:value="27.417">
            <text:p>27.417</text:p>
          </table:table-cell>
          <table:table-cell office:value-type="float" office:value="1.8989">
            <text:p>1.8989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3.07">
            <text:p>23.07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1.9529">
            <text:p>1.9529</text:p>
          </table:table-cell>
          <table:table-cell office:value-type="float" office:value="2.5087">
            <text:p>2.5087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7.583">
            <text:p>27.583</text:p>
          </table:table-cell>
          <table:table-cell office:value-type="float" office:value="1.9747">
            <text:p>1.9747</text:p>
          </table:table-cell>
          <table:table-cell office:value-type="float" office:value="2.5081">
            <text:p>2.5081</text:p>
          </table:table-cell>
          <table:table-cell office:value-type="float" office:value="0">
            <text:p>0</text:p>
          </table:table-cell>
          <table:table-cell office:value-type="float" office:value="22.87">
            <text:p>22.87</text:p>
          </table:table-cell>
        </table:table-row>
        <table:table-row table:style-name="ro1">
          <table:table-cell office:value-type="float" office:value="27.667">
            <text:p>27.667</text:p>
          </table:table-cell>
          <table:table-cell office:value-type="float" office:value="1.9748">
            <text:p>1.9748</text:p>
          </table:table-cell>
          <table:table-cell office:value-type="float" office:value="2.5064">
            <text:p>2.5064</text:p>
          </table:table-cell>
          <table:table-cell office:value-type="float" office:value="0">
            <text:p>0</text:p>
          </table:table-cell>
          <table:table-cell office:value-type="float" office:value="22.97">
            <text:p>22.97</text:p>
          </table:table-cell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2.0036">
            <text:p>2.0036</text:p>
          </table:table-cell>
          <table:table-cell office:value-type="float" office:value="2.5044">
            <text:p>2.5044</text:p>
          </table:table-cell>
          <table:table-cell office:value-type="float" office:value="0">
            <text:p>0</text:p>
          </table:table-cell>
          <table:table-cell office:value-type="float" office:value="22.88">
            <text:p>22.88</text:p>
          </table:table-cell>
        </table:table-row>
        <table:table-row table:style-name="ro1">
          <table:table-cell office:value-type="float" office:value="27.833">
            <text:p>27.833</text:p>
          </table:table-cell>
          <table:table-cell office:value-type="float" office:value="1.9638">
            <text:p>1.9638</text:p>
          </table:table-cell>
          <table:table-cell office:value-type="float" office:value="2.5021">
            <text:p>2.5021</text:p>
          </table:table-cell>
          <table:table-cell office:value-type="float" office:value="0">
            <text:p>0</text:p>
          </table:table-cell>
          <table:table-cell office:value-type="float" office:value="23.08">
            <text:p>23.08</text:p>
          </table:table-cell>
        </table:table-row>
        <table:table-row table:style-name="ro1">
          <table:table-cell office:value-type="float" office:value="27.917">
            <text:p>27.917</text:p>
          </table:table-cell>
          <table:table-cell office:value-type="float" office:value="1.9892">
            <text:p>1.9892</text:p>
          </table:table-cell>
          <table:table-cell office:value-type="float" office:value="2.5004">
            <text:p>2.5004</text:p>
          </table:table-cell>
          <table:table-cell office:value-type="float" office:value="0">
            <text:p>0</text:p>
          </table:table-cell>
          <table:table-cell office:value-type="float" office:value="23.03">
            <text:p>23.0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9819">
            <text:p>1.9819</text:p>
          </table:table-cell>
          <table:table-cell office:value-type="float" office:value="2.4993">
            <text:p>2.4993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8.083">
            <text:p>28.083</text:p>
          </table:table-cell>
          <table:table-cell office:value-type="float" office:value="2">
            <text:p>2</text:p>
          </table:table-cell>
          <table:table-cell office:value-type="float" office:value="2.4971">
            <text:p>2.4971</text:p>
          </table:table-cell>
          <table:table-cell office:value-type="float" office:value="0">
            <text:p>0</text:p>
          </table:table-cell>
          <table:table-cell office:value-type="float" office:value="22.91">
            <text:p>22.91</text:p>
          </table:table-cell>
        </table:table-row>
        <table:table-row table:style-name="ro1">
          <table:table-cell office:value-type="float" office:value="28.167">
            <text:p>28.167</text:p>
          </table:table-cell>
          <table:table-cell office:value-type="float" office:value="1.9964">
            <text:p>1.9964</text:p>
          </table:table-cell>
          <table:table-cell office:value-type="float" office:value="2.4938">
            <text:p>2.4938</text:p>
          </table:table-cell>
          <table:table-cell office:value-type="float" office:value="0">
            <text:p>0</text:p>
          </table:table-cell>
          <table:table-cell office:value-type="float" office:value="22.93">
            <text:p>22.93</text:p>
          </table:table-cell>
        </table:table-row>
        <table:table-row table:style-name="ro1">
          <table:table-cell office:value-type="float" office:value="28.25">
            <text:p>28.25</text:p>
          </table:table-cell>
          <table:table-cell office:value-type="float" office:value="1.9892">
            <text:p>1.9892</text:p>
          </table:table-cell>
          <table:table-cell office:value-type="float" office:value="2.4914">
            <text:p>2.4914</text:p>
          </table:table-cell>
          <table:table-cell office:value-type="float" office:value="0">
            <text:p>0</text:p>
          </table:table-cell>
          <table:table-cell office:value-type="float" office:value="23.09">
            <text:p>23.09</text:p>
          </table:table-cell>
        </table:table-row>
        <table:table-row table:style-name="ro1">
          <table:table-cell office:value-type="float" office:value="28.333">
            <text:p>28.333</text:p>
          </table:table-cell>
          <table:table-cell office:value-type="float" office:value="1.9747">
            <text:p>1.9747</text:p>
          </table:table-cell>
          <table:table-cell office:value-type="float" office:value="2.4903">
            <text:p>2.4903</text:p>
          </table:table-cell>
          <table:table-cell office:value-type="float" office:value="0">
            <text:p>0</text:p>
          </table:table-cell>
          <table:table-cell office:value-type="float" office:value="23.07">
            <text:p>23.07</text:p>
          </table:table-cell>
        </table:table-row>
        <table:table-row table:style-name="ro1">
          <table:table-cell office:value-type="float" office:value="28.417">
            <text:p>28.417</text:p>
          </table:table-cell>
          <table:table-cell office:value-type="float" office:value="1.9674">
            <text:p>1.9674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2.87">
            <text:p>22.87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office:value-type="float" office:value="2.0072">
            <text:p>2.0072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3.16">
            <text:p>23.16</text:p>
          </table:table-cell>
        </table:table-row>
        <table:table-row table:style-name="ro1">
          <table:table-cell office:value-type="float" office:value="28.583">
            <text:p>28.583</text:p>
          </table:table-cell>
          <table:table-cell office:value-type="float" office:value="2.0108">
            <text:p>2.0108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8.667">
            <text:p>28.667</text:p>
          </table:table-cell>
          <table:table-cell office:value-type="float" office:value="1.9747">
            <text:p>1.974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2.93">
            <text:p>22.93</text:p>
          </table:table-cell>
        </table:table-row>
        <table:table-row table:style-name="ro1">
          <table:table-cell office:value-type="float" office:value="28.75">
            <text:p>28.75</text:p>
          </table:table-cell>
          <table:table-cell office:value-type="float" office:value="2.0108">
            <text:p>2.0108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2.68">
            <text:p>22.68</text:p>
          </table:table-cell>
        </table:table-row>
        <table:table-row table:style-name="ro1">
          <table:table-cell office:value-type="float" office:value="28.833">
            <text:p>28.833</text:p>
          </table:table-cell>
          <table:table-cell office:value-type="float" office:value="2.1047">
            <text:p>2.104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2.62">
            <text:p>22.62</text:p>
          </table:table-cell>
        </table:table-row>
        <table:table-row table:style-name="ro1">
          <table:table-cell office:value-type="float" office:value="28.917">
            <text:p>28.917</text:p>
          </table:table-cell>
          <table:table-cell office:value-type="float" office:value="2.0145">
            <text:p>2.0145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2.66">
            <text:p>22.6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0899">
            <text:p>2.0899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2.52">
            <text:p>22.52</text:p>
          </table:table-cell>
        </table:table-row>
        <table:table-row table:style-name="ro1">
          <table:table-cell office:value-type="float" office:value="29.083">
            <text:p>29.083</text:p>
          </table:table-cell>
          <table:table-cell office:value-type="float" office:value="2.1119">
            <text:p>2.1119</text:p>
          </table:table-cell>
          <table:table-cell office:value-type="float" office:value="2.4897">
            <text:p>2.4897</text:p>
          </table:table-cell>
          <table:table-cell office:value-type="float" office:value="0">
            <text:p>0</text:p>
          </table:table-cell>
          <table:table-cell office:value-type="float" office:value="22.52">
            <text:p>22.52</text:p>
          </table:table-cell>
        </table:table-row>
        <table:table-row table:style-name="ro1">
          <table:table-cell office:value-type="float" office:value="29.167">
            <text:p>29.167</text:p>
          </table:table-cell>
          <table:table-cell office:value-type="float" office:value="2.13">
            <text:p>2.13</text:p>
          </table:table-cell>
          <table:table-cell office:value-type="float" office:value="2.4892">
            <text:p>2.4892</text:p>
          </table:table-cell>
          <table:table-cell office:value-type="float" office:value="0">
            <text:p>0</text:p>
          </table:table-cell>
          <table:table-cell office:value-type="float" office:value="22.47">
            <text:p>22.47</text:p>
          </table:table-cell>
        </table:table-row>
        <table:table-row table:style-name="ro1">
          <table:table-cell office:value-type="float" office:value="29.25">
            <text:p>29.25</text:p>
          </table:table-cell>
          <table:table-cell office:value-type="float" office:value="2.0325">
            <text:p>2.0325</text:p>
          </table:table-cell>
          <table:table-cell office:value-type="float" office:value="2.4881">
            <text:p>2.4881</text:p>
          </table:table-cell>
          <table:table-cell office:value-type="float" office:value="0">
            <text:p>0</text:p>
          </table:table-cell>
          <table:table-cell office:value-type="float" office:value="22.69">
            <text:p>22.69</text:p>
          </table:table-cell>
        </table:table-row>
        <table:table-row table:style-name="ro1">
          <table:table-cell office:value-type="float" office:value="29.333">
            <text:p>29.333</text:p>
          </table:table-cell>
          <table:table-cell office:value-type="float" office:value="2.1583">
            <text:p>2.1583</text:p>
          </table:table-cell>
          <table:table-cell office:value-type="float" office:value="2.4858">
            <text:p>2.4858</text:p>
          </table:table-cell>
          <table:table-cell office:value-type="float" office:value="0">
            <text:p>0</text:p>
          </table:table-cell>
          <table:table-cell office:value-type="float" office:value="22.29">
            <text:p>22.29</text:p>
          </table:table-cell>
        </table:table-row>
        <table:table-row table:style-name="ro1">
          <table:table-cell office:value-type="float" office:value="29.417">
            <text:p>29.417</text:p>
          </table:table-cell>
          <table:table-cell office:value-type="float" office:value="2.036">
            <text:p>2.036</text:p>
          </table:table-cell>
          <table:table-cell office:value-type="float" office:value="2.4834">
            <text:p>2.4834</text:p>
          </table:table-cell>
          <table:table-cell office:value-type="float" office:value="0">
            <text:p>0</text:p>
          </table:table-cell>
          <table:table-cell office:value-type="float" office:value="22.59">
            <text:p>22.59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2.1552">
            <text:p>2.1552</text:p>
          </table:table-cell>
          <table:table-cell office:value-type="float" office:value="2.4812">
            <text:p>2.4812</text:p>
          </table:table-cell>
          <table:table-cell office:value-type="float" office:value="0">
            <text:p>0</text:p>
          </table:table-cell>
          <table:table-cell office:value-type="float" office:value="22.48">
            <text:p>22.48</text:p>
          </table:table-cell>
        </table:table-row>
        <table:table-row table:style-name="ro1">
          <table:table-cell office:value-type="float" office:value="29.583">
            <text:p>29.583</text:p>
          </table:table-cell>
          <table:table-cell office:value-type="float" office:value="2.13">
            <text:p>2.13</text:p>
          </table:table-cell>
          <table:table-cell office:value-type="float" office:value="2.4802">
            <text:p>2.4802</text:p>
          </table:table-cell>
          <table:table-cell office:value-type="float" office:value="0">
            <text:p>0</text:p>
          </table:table-cell>
          <table:table-cell office:value-type="float" office:value="22.39">
            <text:p>22.39</text:p>
          </table:table-cell>
        </table:table-row>
        <table:table-row table:style-name="ro1">
          <table:table-cell office:value-type="float" office:value="29.667">
            <text:p>29.667</text:p>
          </table:table-cell>
          <table:table-cell office:value-type="float" office:value="2.0683">
            <text:p>2.0683</text:p>
          </table:table-cell>
          <table:table-cell office:value-type="float" office:value="2.4791">
            <text:p>2.4791</text:p>
          </table:table-cell>
          <table:table-cell office:value-type="float" office:value="0">
            <text:p>0</text:p>
          </table:table-cell>
          <table:table-cell office:value-type="float" office:value="22.13">
            <text:p>22.13</text:p>
          </table:table-cell>
        </table:table-row>
        <table:table-row table:style-name="ro1">
          <table:table-cell office:value-type="float" office:value="29.75">
            <text:p>29.75</text:p>
          </table:table-cell>
          <table:table-cell office:value-type="float" office:value="2.0578">
            <text:p>2.0578</text:p>
          </table:table-cell>
          <table:table-cell office:value-type="float" office:value="2.4768">
            <text:p>2.4768</text:p>
          </table:table-cell>
          <table:table-cell office:value-type="float" office:value="0">
            <text:p>0</text:p>
          </table:table-cell>
          <table:table-cell office:value-type="float" office:value="22.13">
            <text:p>22.13</text:p>
          </table:table-cell>
        </table:table-row>
        <table:table-row table:style-name="ro1">
          <table:table-cell office:value-type="float" office:value="29.833">
            <text:p>29.833</text:p>
          </table:table-cell>
          <table:table-cell office:value-type="float" office:value="2">
            <text:p>2</text:p>
          </table:table-cell>
          <table:table-cell office:value-type="float" office:value="2.474">
            <text:p>2.474</text:p>
          </table:table-cell>
          <table:table-cell office:value-type="float" office:value="0">
            <text:p>0</text:p>
          </table:table-cell>
          <table:table-cell office:value-type="float" office:value="21.93">
            <text:p>21.93</text:p>
          </table:table-cell>
        </table:table-row>
        <table:table-row table:style-name="ro1">
          <table:table-cell office:value-type="float" office:value="29.917">
            <text:p>29.917</text:p>
          </table:table-cell>
          <table:table-cell office:value-type="float" office:value="2.018">
            <text:p>2.018</text:p>
          </table:table-cell>
          <table:table-cell office:value-type="float" office:value="2.4722">
            <text:p>2.4722</text:p>
          </table:table-cell>
          <table:table-cell office:value-type="float" office:value="0">
            <text:p>0</text:p>
          </table:table-cell>
          <table:table-cell office:value-type="float" office:value="21.96">
            <text:p>21.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0108">
            <text:p>2.0108</text:p>
          </table:table-cell>
          <table:table-cell office:value-type="float" office:value="2.4705">
            <text:p>2.4705</text:p>
          </table:table-cell>
          <table:table-cell office:value-type="float" office:value="0">
            <text:p>0</text:p>
          </table:table-cell>
          <table:table-cell office:value-type="float" office:value="21.92">
            <text:p>21.92</text:p>
          </table:table-cell>
        </table:table-row>
        <table:table-row table:style-name="ro1">
          <table:table-cell office:value-type="float" office:value="30.083">
            <text:p>30.083</text:p>
          </table:table-cell>
          <table:table-cell office:value-type="float" office:value="2.0036">
            <text:p>2.0036</text:p>
          </table:table-cell>
          <table:table-cell office:value-type="float" office:value="2.4702">
            <text:p>2.4702</text:p>
          </table:table-cell>
          <table:table-cell office:value-type="float" office:value="0">
            <text:p>0</text:p>
          </table:table-cell>
          <table:table-cell office:value-type="float" office:value="21.87">
            <text:p>21.87</text:p>
          </table:table-cell>
        </table:table-row>
        <table:table-row table:style-name="ro1">
          <table:table-cell office:value-type="float" office:value="30.167">
            <text:p>30.167</text:p>
          </table:table-cell>
          <table:table-cell office:value-type="float" office:value="2.0144">
            <text:p>2.014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1.87">
            <text:p>21.87</text:p>
          </table:table-cell>
        </table:table-row>
        <table:table-row table:style-name="ro1">
          <table:table-cell office:value-type="float" office:value="30.25">
            <text:p>30.25</text:p>
          </table:table-cell>
          <table:table-cell office:value-type="float" office:value="1.9784">
            <text:p>1.978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1.65">
            <text:p>21.65</text:p>
          </table:table-cell>
        </table:table-row>
        <table:table-row table:style-name="ro1">
          <table:table-cell office:value-type="float" office:value="30.333">
            <text:p>30.333</text:p>
          </table:table-cell>
          <table:table-cell office:value-type="float" office:value="2.0289">
            <text:p>2.0289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30.417">
            <text:p>30.417</text:p>
          </table:table-cell>
          <table:table-cell office:value-type="float" office:value="1.9675">
            <text:p>1.9675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1.73">
            <text:p>21.73</text:p>
          </table:table-cell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2.0288">
            <text:p>2.0288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1.67">
            <text:p>21.67</text:p>
          </table:table-cell>
        </table:table-row>
        <table:table-row table:style-name="ro1">
          <table:table-cell office:value-type="float" office:value="30.583">
            <text:p>30.583</text:p>
          </table:table-cell>
          <table:table-cell office:value-type="float" office:value="2.0542">
            <text:p>2.0542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1.59">
            <text:p>21.59</text:p>
          </table:table-cell>
        </table:table-row>
        <table:table-row table:style-name="ro1">
          <table:table-cell office:value-type="float" office:value="30.667">
            <text:p>30.667</text:p>
          </table:table-cell>
          <table:table-cell office:value-type="float" office:value="2.0505">
            <text:p>2.0505</text:p>
          </table:table-cell>
          <table:table-cell office:value-type="float" office:value="2.4699">
            <text:p>2.4699</text:p>
          </table:table-cell>
          <table:table-cell office:value-type="float" office:value="0">
            <text:p>0</text:p>
          </table:table-cell>
          <table:table-cell office:value-type="float" office:value="21.61">
            <text:p>21.61</text:p>
          </table:table-cell>
        </table:table-row>
        <table:table-row table:style-name="ro1">
          <table:table-cell office:value-type="float" office:value="30.75">
            <text:p>30.75</text:p>
          </table:table-cell>
          <table:table-cell office:value-type="float" office:value="1.9784">
            <text:p>1.978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1.98">
            <text:p>21.98</text:p>
          </table:table-cell>
        </table:table-row>
        <table:table-row table:style-name="ro1">
          <table:table-cell office:value-type="float" office:value="30.833">
            <text:p>30.833</text:p>
          </table:table-cell>
          <table:table-cell office:value-type="float" office:value="1.9856">
            <text:p>1.9856</text:p>
          </table:table-cell>
          <table:table-cell office:value-type="float" office:value="2.4699">
            <text:p>2.4699</text:p>
          </table:table-cell>
          <table:table-cell office:value-type="float" office:value="0">
            <text:p>0</text:p>
          </table:table-cell>
          <table:table-cell office:value-type="float" office:value="22.06">
            <text:p>22.06</text:p>
          </table:table-cell>
        </table:table-row>
        <table:table-row table:style-name="ro1">
          <table:table-cell office:value-type="float" office:value="30.917">
            <text:p>30.917</text:p>
          </table:table-cell>
          <table:table-cell office:value-type="float" office:value="1.9892">
            <text:p>1.9892</text:p>
          </table:table-cell>
          <table:table-cell office:value-type="float" office:value="2.4697">
            <text:p>2.4697</text:p>
          </table:table-cell>
          <table:table-cell office:value-type="float" office:value="0">
            <text:p>0</text:p>
          </table:table-cell>
          <table:table-cell office:value-type="float" office:value="22.24">
            <text:p>22.2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9784">
            <text:p>1.9784</text:p>
          </table:table-cell>
          <table:table-cell office:value-type="float" office:value="2.4691">
            <text:p>2.4691</text:p>
          </table:table-cell>
          <table:table-cell office:value-type="float" office:value="0">
            <text:p>0</text:p>
          </table:table-cell>
          <table:table-cell office:value-type="float" office:value="22.14">
            <text:p>22.14</text:p>
          </table:table-cell>
        </table:table-row>
        <table:table-row table:style-name="ro1">
          <table:table-cell office:value-type="float" office:value="31.083">
            <text:p>31.083</text:p>
          </table:table-cell>
          <table:table-cell office:value-type="float" office:value="1.917">
            <text:p>1.917</text:p>
          </table:table-cell>
          <table:table-cell office:value-type="float" office:value="2.4686">
            <text:p>2.4686</text:p>
          </table:table-cell>
          <table:table-cell office:value-type="float" office:value="0">
            <text:p>0</text:p>
          </table:table-cell>
          <table:table-cell office:value-type="float" office:value="22.08">
            <text:p>22.08</text:p>
          </table:table-cell>
        </table:table-row>
        <table:table-row table:style-name="ro1">
          <table:table-cell office:value-type="float" office:value="31.167">
            <text:p>31.167</text:p>
          </table:table-cell>
          <table:table-cell office:value-type="float" office:value="1.9892">
            <text:p>1.9892</text:p>
          </table:table-cell>
          <table:table-cell office:value-type="float" office:value="2.4678">
            <text:p>2.4678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31.25">
            <text:p>31.25</text:p>
          </table:table-cell>
          <table:table-cell office:value-type="float" office:value="2.0289">
            <text:p>2.0289</text:p>
          </table:table-cell>
          <table:table-cell office:value-type="float" office:value="2.4663">
            <text:p>2.4663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31.333">
            <text:p>31.333</text:p>
          </table:table-cell>
          <table:table-cell office:value-type="float" office:value="2.0614">
            <text:p>2.0614</text:p>
          </table:table-cell>
          <table:table-cell office:value-type="float" office:value="2.4645">
            <text:p>2.4645</text:p>
          </table:table-cell>
          <table:table-cell office:value-type="float" office:value="0">
            <text:p>0</text:p>
          </table:table-cell>
          <table:table-cell office:value-type="float" office:value="22.06">
            <text:p>22.06</text:p>
          </table:table-cell>
        </table:table-row>
        <table:table-row table:style-name="ro1">
          <table:table-cell office:value-type="float" office:value="31.417">
            <text:p>31.417</text:p>
          </table:table-cell>
          <table:table-cell office:value-type="float" office:value="2.0683">
            <text:p>2.0683</text:p>
          </table:table-cell>
          <table:table-cell office:value-type="float" office:value="2.4637">
            <text:p>2.4637</text:p>
          </table:table-cell>
          <table:table-cell office:value-type="float" office:value="0">
            <text:p>0</text:p>
          </table:table-cell>
          <table:table-cell office:value-type="float" office:value="22.12">
            <text:p>22.12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2.0725">
            <text:p>2.0725</text:p>
          </table:table-cell>
          <table:table-cell office:value-type="float" office:value="2.4625">
            <text:p>2.4625</text:p>
          </table:table-cell>
          <table:table-cell office:value-type="float" office:value="0">
            <text:p>0</text:p>
          </table:table-cell>
          <table:table-cell office:value-type="float" office:value="21.73">
            <text:p>21.73</text:p>
          </table:table-cell>
        </table:table-row>
        <table:table-row table:style-name="ro1">
          <table:table-cell office:value-type="float" office:value="31.583">
            <text:p>31.583</text:p>
          </table:table-cell>
          <table:table-cell office:value-type="float" office:value="2.0324">
            <text:p>2.0324</text:p>
          </table:table-cell>
          <table:table-cell office:value-type="float" office:value="2.4615">
            <text:p>2.4615</text:p>
          </table:table-cell>
          <table:table-cell office:value-type="float" office:value="0">
            <text:p>0</text:p>
          </table:table-cell>
          <table:table-cell office:value-type="float" office:value="21.79">
            <text:p>21.79</text:p>
          </table:table-cell>
        </table:table-row>
        <table:table-row table:style-name="ro1">
          <table:table-cell office:value-type="float" office:value="31.667">
            <text:p>31.667</text:p>
          </table:table-cell>
          <table:table-cell office:value-type="float" office:value="2.0396">
            <text:p>2.0396</text:p>
          </table:table-cell>
          <table:table-cell office:value-type="float" office:value="2.4605">
            <text:p>2.4605</text:p>
          </table:table-cell>
          <table:table-cell office:value-type="float" office:value="0">
            <text:p>0</text:p>
          </table:table-cell>
          <table:table-cell office:value-type="float" office:value="21.87">
            <text:p>21.87</text:p>
          </table:table-cell>
        </table:table-row>
        <table:table-row table:style-name="ro1">
          <table:table-cell office:value-type="float" office:value="31.75">
            <text:p>31.75</text:p>
          </table:table-cell>
          <table:table-cell office:value-type="float" office:value="2.1014">
            <text:p>2.1014</text:p>
          </table:table-cell>
          <table:table-cell office:value-type="float" office:value="2.4607">
            <text:p>2.4607</text:p>
          </table:table-cell>
          <table:table-cell office:value-type="float" office:value="0">
            <text:p>0</text:p>
          </table:table-cell>
          <table:table-cell office:value-type="float" office:value="21.77">
            <text:p>21.77</text:p>
          </table:table-cell>
        </table:table-row>
        <table:table-row table:style-name="ro1">
          <table:table-cell office:value-type="float" office:value="31.833">
            <text:p>31.833</text:p>
          </table:table-cell>
          <table:table-cell office:value-type="float" office:value="2.0683">
            <text:p>2.0683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21.79">
            <text:p>21.79</text:p>
          </table:table-cell>
        </table:table-row>
        <table:table-row table:style-name="ro1">
          <table:table-cell office:value-type="float" office:value="31.917">
            <text:p>31.917</text:p>
          </table:table-cell>
          <table:table-cell office:value-type="float" office:value="2.0252">
            <text:p>2.0252</text:p>
          </table:table-cell>
          <table:table-cell office:value-type="float" office:value="2.4596">
            <text:p>2.4596</text:p>
          </table:table-cell>
          <table:table-cell office:value-type="float" office:value="0">
            <text:p>0</text:p>
          </table:table-cell>
          <table:table-cell office:value-type="float" office:value="21.64">
            <text:p>21.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0866">
            <text:p>2.0866</text:p>
          </table:table-cell>
          <table:table-cell office:value-type="float" office:value="2.4585">
            <text:p>2.4585</text:p>
          </table:table-cell>
          <table:table-cell office:value-type="float" office:value="0">
            <text:p>0</text:p>
          </table:table-cell>
          <table:table-cell office:value-type="float" office:value="22.04">
            <text:p>22.04</text:p>
          </table:table-cell>
        </table:table-row>
        <table:table-row table:style-name="ro1">
          <table:table-cell office:value-type="float" office:value="32.083">
            <text:p>32.083</text:p>
          </table:table-cell>
          <table:table-cell office:value-type="float" office:value="2.0939">
            <text:p>2.0939</text:p>
          </table:table-cell>
          <table:table-cell office:value-type="float" office:value="2.4579">
            <text:p>2.4579</text:p>
          </table:table-cell>
          <table:table-cell office:value-type="float" office:value="0">
            <text:p>0</text:p>
          </table:table-cell>
          <table:table-cell office:value-type="float" office:value="21.97">
            <text:p>21.97</text:p>
          </table:table-cell>
        </table:table-row>
        <table:table-row table:style-name="ro1">
          <table:table-cell office:value-type="float" office:value="32.167">
            <text:p>32.167</text:p>
          </table:table-cell>
          <table:table-cell office:value-type="float" office:value="2.0144">
            <text:p>2.0144</text:p>
          </table:table-cell>
          <table:table-cell office:value-type="float" office:value="2.4572">
            <text:p>2.4572</text:p>
          </table:table-cell>
          <table:table-cell office:value-type="float" office:value="0">
            <text:p>0</text:p>
          </table:table-cell>
          <table:table-cell office:value-type="float" office:value="21.81">
            <text:p>21.81</text:p>
          </table:table-cell>
        </table:table-row>
        <table:table-row table:style-name="ro1">
          <table:table-cell office:value-type="float" office:value="32.25">
            <text:p>32.25</text:p>
          </table:table-cell>
          <table:table-cell office:value-type="float" office:value="1.9856">
            <text:p>1.9856</text:p>
          </table:table-cell>
          <table:table-cell office:value-type="float" office:value="2.4558">
            <text:p>2.4558</text:p>
          </table:table-cell>
          <table:table-cell office:value-type="float" office:value="0">
            <text:p>0</text:p>
          </table:table-cell>
          <table:table-cell office:value-type="float" office:value="21.85">
            <text:p>21.85</text:p>
          </table:table-cell>
        </table:table-row>
        <table:table-row table:style-name="ro1">
          <table:table-cell office:value-type="float" office:value="32.333">
            <text:p>32.333</text:p>
          </table:table-cell>
          <table:table-cell office:value-type="float" office:value="1.9674">
            <text:p>1.9674</text:p>
          </table:table-cell>
          <table:table-cell office:value-type="float" office:value="2.4543">
            <text:p>2.4543</text:p>
          </table:table-cell>
          <table:table-cell office:value-type="float" office:value="0">
            <text:p>0</text:p>
          </table:table-cell>
          <table:table-cell office:value-type="float" office:value="22.01">
            <text:p>22.01</text:p>
          </table:table-cell>
        </table:table-row>
        <table:table-row table:style-name="ro1">
          <table:table-cell office:value-type="float" office:value="32.417">
            <text:p>32.417</text:p>
          </table:table-cell>
          <table:table-cell office:value-type="float" office:value="2.0108">
            <text:p>2.0108</text:p>
          </table:table-cell>
          <table:table-cell office:value-type="float" office:value="2.453">
            <text:p>2.453</text:p>
          </table:table-cell>
          <table:table-cell office:value-type="float" office:value="0">
            <text:p>0</text:p>
          </table:table-cell>
          <table:table-cell office:value-type="float" office:value="22.05">
            <text:p>22.05</text:p>
          </table:table-cell>
        </table:table-row>
        <table:table-row table:style-name="ro1">
          <table:table-cell office:value-type="float" office:value="32.5">
            <text:p>32.5</text:p>
          </table:table-cell>
          <table:table-cell office:value-type="float" office:value="2.0216">
            <text:p>2.0216</text:p>
          </table:table-cell>
          <table:table-cell office:value-type="float" office:value="2.4522">
            <text:p>2.4522</text:p>
          </table:table-cell>
          <table:table-cell office:value-type="float" office:value="0">
            <text:p>0</text:p>
          </table:table-cell>
          <table:table-cell office:value-type="float" office:value="21.95">
            <text:p>21.95</text:p>
          </table:table-cell>
        </table:table-row>
        <table:table-row table:style-name="ro1">
          <table:table-cell office:value-type="float" office:value="32.583">
            <text:p>32.583</text:p>
          </table:table-cell>
          <table:table-cell office:value-type="float" office:value="2.0181">
            <text:p>2.0181</text:p>
          </table:table-cell>
          <table:table-cell office:value-type="float" office:value="2.4516">
            <text:p>2.4516</text:p>
          </table:table-cell>
          <table:table-cell office:value-type="float" office:value="0">
            <text:p>0</text:p>
          </table:table-cell>
          <table:table-cell office:value-type="float" office:value="22.08">
            <text:p>22.08</text:p>
          </table:table-cell>
        </table:table-row>
        <table:table-row table:style-name="ro1">
          <table:table-cell office:value-type="float" office:value="32.667">
            <text:p>32.667</text:p>
          </table:table-cell>
          <table:table-cell office:value-type="float" office:value="2.0288">
            <text:p>2.0288</text:p>
          </table:table-cell>
          <table:table-cell office:value-type="float" office:value="2.4509">
            <text:p>2.4509</text:p>
          </table:table-cell>
          <table:table-cell office:value-type="float" office:value="0">
            <text:p>0</text:p>
          </table:table-cell>
          <table:table-cell office:value-type="float" office:value="22.13">
            <text:p>22.13</text:p>
          </table:table-cell>
        </table:table-row>
        <table:table-row table:style-name="ro1">
          <table:table-cell office:value-type="float" office:value="32.75">
            <text:p>32.75</text:p>
          </table:table-cell>
          <table:table-cell office:value-type="float" office:value="2.0253">
            <text:p>2.0253</text:p>
          </table:table-cell>
          <table:table-cell office:value-type="float" office:value="2.4505">
            <text:p>2.4505</text:p>
          </table:table-cell>
          <table:table-cell office:value-type="float" office:value="0">
            <text:p>0</text:p>
          </table:table-cell>
          <table:table-cell office:value-type="float" office:value="22.23">
            <text:p>22.23</text:p>
          </table:table-cell>
        </table:table-row>
        <table:table-row table:style-name="ro1">
          <table:table-cell office:value-type="float" office:value="32.833">
            <text:p>32.833</text:p>
          </table:table-cell>
          <table:table-cell office:value-type="float" office:value="2.0325">
            <text:p>2.0325</text:p>
          </table:table-cell>
          <table:table-cell office:value-type="float" office:value="2.4502">
            <text:p>2.4502</text:p>
          </table:table-cell>
          <table:table-cell office:value-type="float" office:value="0.57">
            <text:p>0.57</text:p>
          </table:table-cell>
          <table:table-cell office:value-type="float" office:value="22.25">
            <text:p>22.25</text:p>
          </table:table-cell>
        </table:table-row>
        <table:table-row table:style-name="ro1">
          <table:table-cell office:value-type="float" office:value="32.917">
            <text:p>32.917</text:p>
          </table:table-cell>
          <table:table-cell office:value-type="float" office:value="2.0722">
            <text:p>2.0722</text:p>
          </table:table-cell>
          <table:table-cell office:value-type="float" office:value="2.4501">
            <text:p>2.4501</text:p>
          </table:table-cell>
          <table:table-cell office:value-type="float" office:value="6.74">
            <text:p>6.74</text:p>
          </table:table-cell>
          <table:table-cell office:value-type="float" office:value="22.26">
            <text:p>22.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278">
            <text:p>3.278</text:p>
          </table:table-cell>
          <table:table-cell office:value-type="float" office:value="2.4504">
            <text:p>2.4504</text:p>
          </table:table-cell>
          <table:table-cell office:value-type="float" office:value="18.69">
            <text:p>18.69</text:p>
          </table:table-cell>
          <table:table-cell office:value-type="float" office:value="22.42">
            <text:p>22.42</text:p>
          </table:table-cell>
        </table:table-row>
        <table:table-row table:style-name="ro1">
          <table:table-cell office:value-type="float" office:value="33.083">
            <text:p>33.083</text:p>
          </table:table-cell>
          <table:table-cell office:value-type="float" office:value="5.795">
            <text:p>5.795</text:p>
          </table:table-cell>
          <table:table-cell office:value-type="float" office:value="2.4524">
            <text:p>2.4524</text:p>
          </table:table-cell>
          <table:table-cell office:value-type="float" office:value="31.56">
            <text:p>31.56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33.167">
            <text:p>33.167</text:p>
          </table:table-cell>
          <table:table-cell office:value-type="float" office:value="8.8986">
            <text:p>8.8986</text:p>
          </table:table-cell>
          <table:table-cell office:value-type="float" office:value="2.4561">
            <text:p>2.4561</text:p>
          </table:table-cell>
          <table:table-cell office:value-type="float" office:value="39.64">
            <text:p>39.64</text:p>
          </table:table-cell>
          <table:table-cell office:value-type="float" office:value="22.64">
            <text:p>22.64</text:p>
          </table:table-cell>
        </table:table-row>
        <table:table-row table:style-name="ro1">
          <table:table-cell office:value-type="float" office:value="33.25">
            <text:p>33.25</text:p>
          </table:table-cell>
          <table:table-cell office:value-type="float" office:value="9.2347">
            <text:p>9.2347</text:p>
          </table:table-cell>
          <table:table-cell office:value-type="float" office:value="2.4568">
            <text:p>2.4568</text:p>
          </table:table-cell>
          <table:table-cell office:value-type="float" office:value="35.25">
            <text:p>35.25</text:p>
          </table:table-cell>
          <table:table-cell office:value-type="float" office:value="22.64">
            <text:p>22.64</text:p>
          </table:table-cell>
        </table:table-row>
        <table:table-row table:style-name="ro1">
          <table:table-cell office:value-type="float" office:value="33.333">
            <text:p>33.333</text:p>
          </table:table-cell>
          <table:table-cell office:value-type="float" office:value="7.4101">
            <text:p>7.4101</text:p>
          </table:table-cell>
          <table:table-cell office:value-type="float" office:value="2.4541">
            <text:p>2.4541</text:p>
          </table:table-cell>
          <table:table-cell office:value-type="float" office:value="33.43">
            <text:p>33.43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33.417">
            <text:p>33.417</text:p>
          </table:table-cell>
          <table:table-cell office:value-type="float" office:value="11.318">
            <text:p>11.318</text:p>
          </table:table-cell>
          <table:table-cell office:value-type="float" office:value="2.4576">
            <text:p>2.4576</text:p>
          </table:table-cell>
          <table:table-cell office:value-type="float" office:value="99.96">
            <text:p>99.96</text:p>
          </table:table-cell>
          <table:table-cell office:value-type="float" office:value="23.71">
            <text:p>23.71</text:p>
          </table:table-cell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21.538">
            <text:p>21.538</text:p>
          </table:table-cell>
          <table:table-cell office:value-type="float" office:value="2.4671">
            <text:p>2.4671</text:p>
          </table:table-cell>
          <table:table-cell office:value-type="float" office:value="142.66">
            <text:p>142.66</text:p>
          </table:table-cell>
          <table:table-cell office:value-type="float" office:value="25.23">
            <text:p>25.23</text:p>
          </table:table-cell>
        </table:table-row>
        <table:table-row table:style-name="ro1">
          <table:table-cell office:value-type="float" office:value="33.583">
            <text:p>33.583</text:p>
          </table:table-cell>
          <table:table-cell office:value-type="float" office:value="28.451">
            <text:p>28.451</text:p>
          </table:table-cell>
          <table:table-cell office:value-type="float" office:value="2.4699">
            <text:p>2.4699</text:p>
          </table:table-cell>
          <table:table-cell office:value-type="float" office:value="173.81">
            <text:p>173.81</text:p>
          </table:table-cell>
          <table:table-cell office:value-type="float" office:value="25.78">
            <text:p>25.78</text:p>
          </table:table-cell>
        </table:table-row>
        <table:table-row table:style-name="ro1">
          <table:table-cell office:value-type="float" office:value="33.667">
            <text:p>33.667</text:p>
          </table:table-cell>
          <table:table-cell office:value-type="float" office:value="33.108">
            <text:p>33.108</text:p>
          </table:table-cell>
          <table:table-cell office:value-type="float" office:value="2.47">
            <text:p>2.47</text:p>
          </table:table-cell>
          <table:table-cell office:value-type="float" office:value="196.9">
            <text:p>196.9</text:p>
          </table:table-cell>
          <table:table-cell office:value-type="float" office:value="26.38">
            <text:p>26.38</text:p>
          </table:table-cell>
        </table:table-row>
        <table:table-row table:style-name="ro1">
          <table:table-cell office:value-type="float" office:value="33.75">
            <text:p>33.75</text:p>
          </table:table-cell>
          <table:table-cell office:value-type="float" office:value="37.152">
            <text:p>37.152</text:p>
          </table:table-cell>
          <table:table-cell office:value-type="float" office:value="2.4713">
            <text:p>2.4713</text:p>
          </table:table-cell>
          <table:table-cell office:value-type="float" office:value="210.96">
            <text:p>210.96</text:p>
          </table:table-cell>
          <table:table-cell office:value-type="float" office:value="27.12">
            <text:p>27.12</text:p>
          </table:table-cell>
        </table:table-row>
        <table:table-row table:style-name="ro1">
          <table:table-cell office:value-type="float" office:value="33.833">
            <text:p>33.833</text:p>
          </table:table-cell>
          <table:table-cell office:value-type="float" office:value="27.762">
            <text:p>27.762</text:p>
          </table:table-cell>
          <table:table-cell office:value-type="float" office:value="2.472">
            <text:p>2.472</text:p>
          </table:table-cell>
          <table:table-cell office:value-type="float" office:value="78.96">
            <text:p>78.96</text:p>
          </table:table-cell>
          <table:table-cell office:value-type="float" office:value="24.96">
            <text:p>24.96</text:p>
          </table:table-cell>
        </table:table-row>
        <table:table-row table:style-name="ro1">
          <table:table-cell office:value-type="float" office:value="33.917">
            <text:p>33.917</text:p>
          </table:table-cell>
          <table:table-cell office:value-type="float" office:value="14.3">
            <text:p>14.3</text:p>
          </table:table-cell>
          <table:table-cell office:value-type="float" office:value="2.4683">
            <text:p>2.4683</text:p>
          </table:table-cell>
          <table:table-cell office:value-type="float" office:value="105.72">
            <text:p>105.72</text:p>
          </table:table-cell>
          <table:table-cell office:value-type="float" office:value="24.26">
            <text:p>24.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.543">
            <text:p>36.543</text:p>
          </table:table-cell>
          <table:table-cell office:value-type="float" office:value="2.4775">
            <text:p>2.4775</text:p>
          </table:table-cell>
          <table:table-cell office:value-type="float" office:value="234.82">
            <text:p>234.8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float" office:value="34.083">
            <text:p>34.083</text:p>
          </table:table-cell>
          <table:table-cell office:value-type="float" office:value="52.144">
            <text:p>52.144</text:p>
          </table:table-cell>
          <table:table-cell office:value-type="float" office:value="2.4878">
            <text:p>2.4878</text:p>
          </table:table-cell>
          <table:table-cell office:value-type="float" office:value="280.96">
            <text:p>280.96</text:p>
          </table:table-cell>
          <table:table-cell office:value-type="float" office:value="26.94">
            <text:p>26.94</text:p>
          </table:table-cell>
        </table:table-row>
        <table:table-row table:style-name="ro1">
          <table:table-cell office:value-type="float" office:value="34.167">
            <text:p>34.167</text:p>
          </table:table-cell>
          <table:table-cell office:value-type="float" office:value="55.291">
            <text:p>55.291</text:p>
          </table:table-cell>
          <table:table-cell office:value-type="float" office:value="2.4891">
            <text:p>2.4891</text:p>
          </table:table-cell>
          <table:table-cell office:value-type="float" office:value="309.96">
            <text:p>309.96</text:p>
          </table:table-cell>
          <table:table-cell office:value-type="float" office:value="28.02">
            <text:p>28.02</text:p>
          </table:table-cell>
        </table:table-row>
        <table:table-row table:style-name="ro1">
          <table:table-cell office:value-type="float" office:value="34.25">
            <text:p>34.25</text:p>
          </table:table-cell>
          <table:table-cell office:value-type="float" office:value="61.563">
            <text:p>61.563</text:p>
          </table:table-cell>
          <table:table-cell office:value-type="float" office:value="2.4909">
            <text:p>2.4909</text:p>
          </table:table-cell>
          <table:table-cell office:value-type="float" office:value="331.86">
            <text:p>331.86</text:p>
          </table:table-cell>
          <table:table-cell office:value-type="float" office:value="26.74">
            <text:p>26.74</text:p>
          </table:table-cell>
        </table:table-row>
        <table:table-row table:style-name="ro1">
          <table:table-cell office:value-type="float" office:value="34.333">
            <text:p>34.333</text:p>
          </table:table-cell>
          <table:table-cell office:value-type="float" office:value="67.315">
            <text:p>67.315</text:p>
          </table:table-cell>
          <table:table-cell office:value-type="float" office:value="2.4996">
            <text:p>2.4996</text:p>
          </table:table-cell>
          <table:table-cell office:value-type="float" office:value="352.86">
            <text:p>352.86</text:p>
          </table:table-cell>
          <table:table-cell office:value-type="float" office:value="26.89">
            <text:p>26.89</text:p>
          </table:table-cell>
        </table:table-row>
        <table:table-row table:style-name="ro1">
          <table:table-cell office:value-type="float" office:value="34.417">
            <text:p>34.417</text:p>
          </table:table-cell>
          <table:table-cell office:value-type="float" office:value="71.906">
            <text:p>71.906</text:p>
          </table:table-cell>
          <table:table-cell office:value-type="float" office:value="2.5069">
            <text:p>2.5069</text:p>
          </table:table-cell>
          <table:table-cell office:value-type="float" office:value="373.82">
            <text:p>373.82</text:p>
          </table:table-cell>
          <table:table-cell office:value-type="float" office:value="28.37">
            <text:p>28.37</text:p>
          </table:table-cell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77.26">
            <text:p>77.26</text:p>
          </table:table-cell>
          <table:table-cell office:value-type="float" office:value="2.509">
            <text:p>2.509</text:p>
          </table:table-cell>
          <table:table-cell office:value-type="float" office:value="395.86">
            <text:p>395.86</text:p>
          </table:table-cell>
          <table:table-cell office:value-type="float" office:value="27.73">
            <text:p>27.73</text:p>
          </table:table-cell>
        </table:table-row>
        <table:table-row table:style-name="ro1">
          <table:table-cell office:value-type="float" office:value="34.583">
            <text:p>34.583</text:p>
          </table:table-cell>
          <table:table-cell office:value-type="float" office:value="82.514">
            <text:p>82.514</text:p>
          </table:table-cell>
          <table:table-cell office:value-type="float" office:value="2.5114">
            <text:p>2.5114</text:p>
          </table:table-cell>
          <table:table-cell office:value-type="float" office:value="417.79">
            <text:p>417.79</text:p>
          </table:table-cell>
          <table:table-cell office:value-type="float" office:value="28.55">
            <text:p>28.55</text:p>
          </table:table-cell>
        </table:table-row>
        <table:table-row table:style-name="ro1">
          <table:table-cell office:value-type="float" office:value="34.667">
            <text:p>34.667</text:p>
          </table:table-cell>
          <table:table-cell office:value-type="float" office:value="88.464">
            <text:p>88.464</text:p>
          </table:table-cell>
          <table:table-cell office:value-type="float" office:value="2.5225">
            <text:p>2.5225</text:p>
          </table:table-cell>
          <table:table-cell office:value-type="float" office:value="439.44">
            <text:p>439.44</text:p>
          </table:table-cell>
          <table:table-cell office:value-type="float" office:value="29.06">
            <text:p>29.06</text:p>
          </table:table-cell>
        </table:table-row>
        <table:table-row table:style-name="ro1">
          <table:table-cell office:value-type="float" office:value="34.75">
            <text:p>34.75</text:p>
          </table:table-cell>
          <table:table-cell office:value-type="float" office:value="93.116">
            <text:p>93.116</text:p>
          </table:table-cell>
          <table:table-cell office:value-type="float" office:value="2.5289">
            <text:p>2.5289</text:p>
          </table:table-cell>
          <table:table-cell office:value-type="float" office:value="459.96">
            <text:p>459.96</text:p>
          </table:table-cell>
          <table:table-cell office:value-type="float" office:value="29.16">
            <text:p>29.16</text:p>
          </table:table-cell>
        </table:table-row>
        <table:table-row table:style-name="ro1">
          <table:table-cell office:value-type="float" office:value="34.833">
            <text:p>34.833</text:p>
          </table:table-cell>
          <table:table-cell office:value-type="float" office:value="99.264">
            <text:p>99.264</text:p>
          </table:table-cell>
          <table:table-cell office:value-type="float" office:value="2.5298">
            <text:p>2.5298</text:p>
          </table:table-cell>
          <table:table-cell office:value-type="float" office:value="489.04">
            <text:p>489.04</text:p>
          </table:table-cell>
          <table:table-cell office:value-type="float" office:value="28.86">
            <text:p>28.86</text:p>
          </table:table-cell>
        </table:table-row>
        <table:table-row table:style-name="ro1">
          <table:table-cell office:value-type="float" office:value="34.917">
            <text:p>34.917</text:p>
          </table:table-cell>
          <table:table-cell office:value-type="float" office:value="106.46">
            <text:p>106.46</text:p>
          </table:table-cell>
          <table:table-cell office:value-type="float" office:value="2.5416">
            <text:p>2.5416</text:p>
          </table:table-cell>
          <table:table-cell office:value-type="float" office:value="518.75">
            <text:p>518.75</text:p>
          </table:table-cell>
          <table:table-cell office:value-type="float" office:value="28.82">
            <text:p>28.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2.01">
            <text:p>112.01</text:p>
          </table:table-cell>
          <table:table-cell office:value-type="float" office:value="2.549">
            <text:p>2.549</text:p>
          </table:table-cell>
          <table:table-cell office:value-type="float" office:value="503.64">
            <text:p>503.64</text:p>
          </table:table-cell>
          <table:table-cell office:value-type="float" office:value="28.56">
            <text:p>28.56</text:p>
          </table:table-cell>
        </table:table-row>
        <table:table-row table:style-name="ro1">
          <table:table-cell office:value-type="float" office:value="35.083">
            <text:p>35.083</text:p>
          </table:table-cell>
          <table:table-cell office:value-type="float" office:value="114.02">
            <text:p>114.02</text:p>
          </table:table-cell>
          <table:table-cell office:value-type="float" office:value="2.5526">
            <text:p>2.5526</text:p>
          </table:table-cell>
          <table:table-cell office:value-type="float" office:value="595.68">
            <text:p>595.68</text:p>
          </table:table-cell>
          <table:table-cell office:value-type="float" office:value="28.48">
            <text:p>28.48</text:p>
          </table:table-cell>
        </table:table-row>
        <table:table-row table:style-name="ro1">
          <table:table-cell office:value-type="float" office:value="35.167">
            <text:p>35.167</text:p>
          </table:table-cell>
          <table:table-cell office:value-type="float" office:value="125.28">
            <text:p>125.28</text:p>
          </table:table-cell>
          <table:table-cell office:value-type="float" office:value="2.5654">
            <text:p>2.5654</text:p>
          </table:table-cell>
          <table:table-cell office:value-type="float" office:value="551.32">
            <text:p>551.32</text:p>
          </table:table-cell>
          <table:table-cell office:value-type="float" office:value="29.68">
            <text:p>29.68</text:p>
          </table:table-cell>
        </table:table-row>
        <table:table-row table:style-name="ro1">
          <table:table-cell office:value-type="float" office:value="35.25">
            <text:p>35.25</text:p>
          </table:table-cell>
          <table:table-cell office:value-type="float" office:value="127.91">
            <text:p>127.91</text:p>
          </table:table-cell>
          <table:table-cell office:value-type="float" office:value="2.5657">
            <text:p>2.5657</text:p>
          </table:table-cell>
          <table:table-cell office:value-type="float" office:value="650.64">
            <text:p>650.64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float" office:value="35.333">
            <text:p>35.333</text:p>
          </table:table-cell>
          <table:table-cell office:value-type="float" office:value="141.93">
            <text:p>141.93</text:p>
          </table:table-cell>
          <table:table-cell office:value-type="float" office:value="2.5817">
            <text:p>2.5817</text:p>
          </table:table-cell>
          <table:table-cell office:value-type="float" office:value="690.93">
            <text:p>690.93</text:p>
          </table:table-cell>
          <table:table-cell office:value-type="float" office:value="30.39">
            <text:p>30.39</text:p>
          </table:table-cell>
        </table:table-row>
        <table:table-row table:style-name="ro1">
          <table:table-cell office:value-type="float" office:value="35.417">
            <text:p>35.417</text:p>
          </table:table-cell>
          <table:table-cell office:value-type="float" office:value="148.49">
            <text:p>148.49</text:p>
          </table:table-cell>
          <table:table-cell office:value-type="float" office:value="2.5873">
            <text:p>2.5873</text:p>
          </table:table-cell>
          <table:table-cell office:value-type="float" office:value="634.89">
            <text:p>634.89</text:p>
          </table:table-cell>
          <table:table-cell office:value-type="float" office:value="29.59">
            <text:p>29.59</text:p>
          </table:table-cell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112.57">
            <text:p>112.57</text:p>
          </table:table-cell>
          <table:table-cell office:value-type="float" office:value="2.5766">
            <text:p>2.5766</text:p>
          </table:table-cell>
          <table:table-cell office:value-type="float" office:value="424.24">
            <text:p>424.24</text:p>
          </table:table-cell>
          <table:table-cell office:value-type="float" office:value="28.42">
            <text:p>28.42</text:p>
          </table:table-cell>
        </table:table-row>
        <table:table-row table:style-name="ro1">
          <table:table-cell office:value-type="float" office:value="35.583">
            <text:p>35.583</text:p>
          </table:table-cell>
          <table:table-cell office:value-type="float" office:value="99.664">
            <text:p>99.664</text:p>
          </table:table-cell>
          <table:table-cell office:value-type="float" office:value="2.5709">
            <text:p>2.5709</text:p>
          </table:table-cell>
          <table:table-cell office:value-type="float" office:value="565.36">
            <text:p>565.36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35.667">
            <text:p>35.667</text:p>
          </table:table-cell>
          <table:table-cell office:value-type="float" office:value="159.16">
            <text:p>159.16</text:p>
          </table:table-cell>
          <table:table-cell office:value-type="float" office:value="2.6011">
            <text:p>2.6011</text:p>
          </table:table-cell>
          <table:table-cell office:value-type="float" office:value="774.86">
            <text:p>774.86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 office:value-type="float" office:value="35.75">
            <text:p>35.75</text:p>
          </table:table-cell>
          <table:table-cell office:value-type="float" office:value="93.83">
            <text:p>93.83</text:p>
          </table:table-cell>
          <table:table-cell office:value-type="float" office:value="2.5799">
            <text:p>2.5799</text:p>
          </table:table-cell>
          <table:table-cell office:value-type="float" office:value="297.3">
            <text:p>297.3</text:p>
          </table:table-cell>
          <table:table-cell office:value-type="float" office:value="27.23">
            <text:p>27.23</text:p>
          </table:table-cell>
        </table:table-row>
        <table:table-row table:style-name="ro1">
          <table:table-cell office:value-type="float" office:value="35.833">
            <text:p>35.833</text:p>
          </table:table-cell>
          <table:table-cell office:value-type="float" office:value="70.982">
            <text:p>70.982</text:p>
          </table:table-cell>
          <table:table-cell office:value-type="float" office:value="2.5694">
            <text:p>2.5694</text:p>
          </table:table-cell>
          <table:table-cell office:value-type="float" office:value="306.29">
            <text:p>306.29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35.917">
            <text:p>35.917</text:p>
          </table:table-cell>
          <table:table-cell office:value-type="float" office:value="77.339">
            <text:p>77.339</text:p>
          </table:table-cell>
          <table:table-cell office:value-type="float" office:value="2.5729">
            <text:p>2.5729</text:p>
          </table:table-cell>
          <table:table-cell office:value-type="float" office:value="336.5">
            <text:p>336.5</text:p>
          </table:table-cell>
          <table:table-cell office:value-type="float" office:value="29.03">
            <text:p>29.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.909">
            <text:p>60.909</text:p>
          </table:table-cell>
          <table:table-cell office:value-type="float" office:value="2.5683">
            <text:p>2.5683</text:p>
          </table:table-cell>
          <table:table-cell office:value-type="float" office:value="284.21">
            <text:p>284.21</text:p>
          </table:table-cell>
          <table:table-cell office:value-type="float" office:value="28.19">
            <text:p>28.19</text:p>
          </table:table-cell>
        </table:table-row>
        <table:table-row table:style-name="ro1">
          <table:table-cell office:value-type="float" office:value="36.083">
            <text:p>36.083</text:p>
          </table:table-cell>
          <table:table-cell office:value-type="float" office:value="67.48">
            <text:p>67.48</text:p>
          </table:table-cell>
          <table:table-cell office:value-type="float" office:value="2.569">
            <text:p>2.569</text:p>
          </table:table-cell>
          <table:table-cell office:value-type="float" office:value="290.5">
            <text:p>290.5</text:p>
          </table:table-cell>
          <table:table-cell office:value-type="float" office:value="27.68">
            <text:p>27.68</text:p>
          </table:table-cell>
        </table:table-row>
        <table:table-row table:style-name="ro1">
          <table:table-cell office:value-type="float" office:value="36.167">
            <text:p>36.167</text:p>
          </table:table-cell>
          <table:table-cell office:value-type="float" office:value="64.704">
            <text:p>64.704</text:p>
          </table:table-cell>
          <table:table-cell office:value-type="float" office:value="2.569">
            <text:p>2.569</text:p>
          </table:table-cell>
          <table:table-cell office:value-type="float" office:value="294">
            <text:p>294</text:p>
          </table:table-cell>
          <table:table-cell office:value-type="float" office:value="27.64">
            <text:p>27.64</text:p>
          </table:table-cell>
        </table:table-row>
        <table:table-row table:style-name="ro1">
          <table:table-cell office:value-type="float" office:value="36.25">
            <text:p>36.25</text:p>
          </table:table-cell>
          <table:table-cell office:value-type="float" office:value="101.64">
            <text:p>101.64</text:p>
          </table:table-cell>
          <table:table-cell office:value-type="float" office:value="2.5844">
            <text:p>2.5844</text:p>
          </table:table-cell>
          <table:table-cell office:value-type="float" office:value="501.81">
            <text:p>501.81</text:p>
          </table:table-cell>
          <table:table-cell office:value-type="float" office:value="29.58">
            <text:p>29.58</text:p>
          </table:table-cell>
        </table:table-row>
        <table:table-row table:style-name="ro1">
          <table:table-cell office:value-type="float" office:value="36.333">
            <text:p>36.333</text:p>
          </table:table-cell>
          <table:table-cell office:value-type="float" office:value="81.917">
            <text:p>81.917</text:p>
          </table:table-cell>
          <table:table-cell office:value-type="float" office:value="2.5777">
            <text:p>2.5777</text:p>
          </table:table-cell>
          <table:table-cell office:value-type="float" office:value="342.64">
            <text:p>342.64</text:p>
          </table:table-cell>
          <table:table-cell office:value-type="float" office:value="27.7">
            <text:p>27.7</text:p>
          </table:table-cell>
        </table:table-row>
        <table:table-row table:style-name="ro1">
          <table:table-cell office:value-type="float" office:value="36.417">
            <text:p>36.417</text:p>
          </table:table-cell>
          <table:table-cell office:value-type="float" office:value="69.848">
            <text:p>69.848</text:p>
          </table:table-cell>
          <table:table-cell office:value-type="float" office:value="2.5729">
            <text:p>2.5729</text:p>
          </table:table-cell>
          <table:table-cell office:value-type="float" office:value="288.54">
            <text:p>288.54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36.5">
            <text:p>36.5</text:p>
          </table:table-cell>
          <table:table-cell office:value-type="float" office:value="82.162">
            <text:p>82.162</text:p>
          </table:table-cell>
          <table:table-cell office:value-type="float" office:value="2.5789">
            <text:p>2.5789</text:p>
          </table:table-cell>
          <table:table-cell office:value-type="float" office:value="626.48">
            <text:p>626.48</text:p>
          </table:table-cell>
          <table:table-cell office:value-type="float" office:value="29.29">
            <text:p>29.29</text:p>
          </table:table-cell>
        </table:table-row>
        <table:table-row table:style-name="ro1">
          <table:table-cell office:value-type="float" office:value="36.583">
            <text:p>36.583</text:p>
          </table:table-cell>
          <table:table-cell office:value-type="float" office:value="171.91">
            <text:p>171.91</text:p>
          </table:table-cell>
          <table:table-cell office:value-type="float" office:value="2.6278">
            <text:p>2.6278</text:p>
          </table:table-cell>
          <table:table-cell office:value-type="float" office:value="616.07">
            <text:p>616.07</text:p>
          </table:table-cell>
          <table:table-cell office:value-type="float" office:value="31.74">
            <text:p>31.74</text:p>
          </table:table-cell>
        </table:table-row>
        <table:table-row table:style-name="ro1">
          <table:table-cell office:value-type="float" office:value="36.667">
            <text:p>36.667</text:p>
          </table:table-cell>
          <table:table-cell office:value-type="float" office:value="144.27">
            <text:p>144.27</text:p>
          </table:table-cell>
          <table:table-cell office:value-type="float" office:value="2.6207">
            <text:p>2.6207</text:p>
          </table:table-cell>
          <table:table-cell office:value-type="float" office:value="639.59">
            <text:p>639.59</text:p>
          </table:table-cell>
          <table:table-cell office:value-type="float" office:value="29.08">
            <text:p>29.08</text:p>
          </table:table-cell>
        </table:table-row>
        <table:table-row table:style-name="ro1">
          <table:table-cell office:value-type="float" office:value="36.75">
            <text:p>36.75</text:p>
          </table:table-cell>
          <table:table-cell office:value-type="float" office:value="83.686">
            <text:p>83.686</text:p>
          </table:table-cell>
          <table:table-cell office:value-type="float" office:value="2.595">
            <text:p>2.595</text:p>
          </table:table-cell>
          <table:table-cell office:value-type="float" office:value="362.07">
            <text:p>362.07</text:p>
          </table:table-cell>
          <table:table-cell office:value-type="float" office:value="29.02">
            <text:p>29.02</text:p>
          </table:table-cell>
        </table:table-row>
        <table:table-row table:style-name="ro1">
          <table:table-cell office:value-type="float" office:value="36.833">
            <text:p>36.833</text:p>
          </table:table-cell>
          <table:table-cell office:value-type="float" office:value="111.87">
            <text:p>111.87</text:p>
          </table:table-cell>
          <table:table-cell office:value-type="float" office:value="2.6082">
            <text:p>2.6082</text:p>
          </table:table-cell>
          <table:table-cell office:value-type="float" office:value="556.32">
            <text:p>556.32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36.917">
            <text:p>36.917</text:p>
          </table:table-cell>
          <table:table-cell office:value-type="float" office:value="105.09">
            <text:p>105.09</text:p>
          </table:table-cell>
          <table:table-cell office:value-type="float" office:value="2.6119">
            <text:p>2.6119</text:p>
          </table:table-cell>
          <table:table-cell office:value-type="float" office:value="438.22">
            <text:p>438.22</text:p>
          </table:table-cell>
          <table:table-cell office:value-type="float" office:value="29.98">
            <text:p>29.9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2.419">
            <text:p>72.419</text:p>
          </table:table-cell>
          <table:table-cell office:value-type="float" office:value="2.5954">
            <text:p>2.5954</text:p>
          </table:table-cell>
          <table:table-cell office:value-type="float" office:value="306.39">
            <text:p>306.39</text:p>
          </table:table-cell>
          <table:table-cell office:value-type="float" office:value="29.54">
            <text:p>29.54</text:p>
          </table:table-cell>
        </table:table-row>
        <table:table-row table:style-name="ro1">
          <table:table-cell office:value-type="float" office:value="37.083">
            <text:p>37.083</text:p>
          </table:table-cell>
          <table:table-cell office:value-type="float" office:value="71.627">
            <text:p>71.627</text:p>
          </table:table-cell>
          <table:table-cell office:value-type="float" office:value="2.5939">
            <text:p>2.5939</text:p>
          </table:table-cell>
          <table:table-cell office:value-type="float" office:value="424.61">
            <text:p>424.61</text:p>
          </table:table-cell>
          <table:table-cell office:value-type="float" office:value="28.95">
            <text:p>28.95</text:p>
          </table:table-cell>
        </table:table-row>
        <table:table-row table:style-name="ro1">
          <table:table-cell office:value-type="float" office:value="37.167">
            <text:p>37.167</text:p>
          </table:table-cell>
          <table:table-cell office:value-type="float" office:value="205.75">
            <text:p>205.75</text:p>
          </table:table-cell>
          <table:table-cell office:value-type="float" office:value="2.6632">
            <text:p>2.6632</text:p>
          </table:table-cell>
          <table:table-cell office:value-type="float" office:value="1122.6">
            <text:p>1122.6</text:p>
          </table:table-cell>
          <table:table-cell office:value-type="float" office:value="32.16">
            <text:p>32.16</text:p>
          </table:table-cell>
        </table:table-row>
        <table:table-row table:style-name="ro1">
          <table:table-cell office:value-type="float" office:value="37.25">
            <text:p>37.25</text:p>
          </table:table-cell>
          <table:table-cell office:value-type="float" office:value="191.85">
            <text:p>191.85</text:p>
          </table:table-cell>
          <table:table-cell office:value-type="float" office:value="2.6696">
            <text:p>2.6696</text:p>
          </table:table-cell>
          <table:table-cell office:value-type="float" office:value="694.96">
            <text:p>694.96</text:p>
          </table:table-cell>
          <table:table-cell office:value-type="float" office:value="32.48">
            <text:p>32.48</text:p>
          </table:table-cell>
        </table:table-row>
        <table:table-row table:style-name="ro1">
          <table:table-cell office:value-type="float" office:value="37.333">
            <text:p>37.333</text:p>
          </table:table-cell>
          <table:table-cell office:value-type="float" office:value="58.819">
            <text:p>58.819</text:p>
          </table:table-cell>
          <table:table-cell office:value-type="float" office:value="2.609">
            <text:p>2.609</text:p>
          </table:table-cell>
          <table:table-cell office:value-type="float" office:value="258.5">
            <text:p>258.5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37.417">
            <text:p>37.417</text:p>
          </table:table-cell>
          <table:table-cell office:value-type="float" office:value="131.98">
            <text:p>131.98</text:p>
          </table:table-cell>
          <table:table-cell office:value-type="float" office:value="2.6399">
            <text:p>2.6399</text:p>
          </table:table-cell>
          <table:table-cell office:value-type="float" office:value="857.83">
            <text:p>857.83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217.45">
            <text:p>217.45</text:p>
          </table:table-cell>
          <table:table-cell office:value-type="float" office:value="2.6901">
            <text:p>2.6901</text:p>
          </table:table-cell>
          <table:table-cell office:value-type="float" office:value="982.43">
            <text:p>982.43</text:p>
          </table:table-cell>
          <table:table-cell office:value-type="float" office:value="31.14">
            <text:p>31.14</text:p>
          </table:table-cell>
        </table:table-row>
        <table:table-row table:style-name="ro1">
          <table:table-cell office:value-type="float" office:value="37.583">
            <text:p>37.583</text:p>
          </table:table-cell>
          <table:table-cell office:value-type="float" office:value="214.34">
            <text:p>214.34</text:p>
          </table:table-cell>
          <table:table-cell office:value-type="float" office:value="2.6958">
            <text:p>2.6958</text:p>
          </table:table-cell>
          <table:table-cell office:value-type="float" office:value="942.57">
            <text:p>942.57</text:p>
          </table:table-cell>
          <table:table-cell office:value-type="float" office:value="32.31">
            <text:p>32.31</text:p>
          </table:table-cell>
        </table:table-row>
        <table:table-row table:style-name="ro1">
          <table:table-cell office:value-type="float" office:value="37.667">
            <text:p>37.667</text:p>
          </table:table-cell>
          <table:table-cell office:value-type="float" office:value="212.98">
            <text:p>212.98</text:p>
          </table:table-cell>
          <table:table-cell office:value-type="float" office:value="2.6983">
            <text:p>2.6983</text:p>
          </table:table-cell>
          <table:table-cell office:value-type="float" office:value="1147.1">
            <text:p>1147.1</text:p>
          </table:table-cell>
          <table:table-cell office:value-type="float" office:value="33.05">
            <text:p>33.05</text:p>
          </table:table-cell>
        </table:table-row>
        <table:table-row table:style-name="ro1">
          <table:table-cell office:value-type="float" office:value="37.75">
            <text:p>37.75</text:p>
          </table:table-cell>
          <table:table-cell office:value-type="float" office:value="232.17">
            <text:p>232.17</text:p>
          </table:table-cell>
          <table:table-cell office:value-type="float" office:value="2.7155">
            <text:p>2.7155</text:p>
          </table:table-cell>
          <table:table-cell office:value-type="float" office:value="1133.2">
            <text:p>1133.2</text:p>
          </table:table-cell>
          <table:table-cell office:value-type="float" office:value="35.01">
            <text:p>35.01</text:p>
          </table:table-cell>
        </table:table-row>
        <table:table-row table:style-name="ro1">
          <table:table-cell office:value-type="float" office:value="37.833">
            <text:p>37.833</text:p>
          </table:table-cell>
          <table:table-cell office:value-type="float" office:value="199.43">
            <text:p>199.43</text:p>
          </table:table-cell>
          <table:table-cell office:value-type="float" office:value="2.7077">
            <text:p>2.7077</text:p>
          </table:table-cell>
          <table:table-cell office:value-type="float" office:value="1002.9">
            <text:p>1002.9</text:p>
          </table:table-cell>
          <table:table-cell office:value-type="float" office:value="34.71">
            <text:p>34.71</text:p>
          </table:table-cell>
        </table:table-row>
        <table:table-row table:style-name="ro1">
          <table:table-cell office:value-type="float" office:value="37.917">
            <text:p>37.917</text:p>
          </table:table-cell>
          <table:table-cell office:value-type="float" office:value="150.51">
            <text:p>150.51</text:p>
          </table:table-cell>
          <table:table-cell office:value-type="float" office:value="2.6919">
            <text:p>2.6919</text:p>
          </table:table-cell>
          <table:table-cell office:value-type="float" office:value="543.31">
            <text:p>543.31</text:p>
          </table:table-cell>
          <table:table-cell office:value-type="float" office:value="32.53">
            <text:p>32.5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3.691">
            <text:p>73.691</text:p>
          </table:table-cell>
          <table:table-cell office:value-type="float" office:value="2.6526">
            <text:p>2.6526</text:p>
          </table:table-cell>
          <table:table-cell office:value-type="float" office:value="402.89">
            <text:p>402.89</text:p>
          </table:table-cell>
          <table:table-cell office:value-type="float" office:value="30.86">
            <text:p>30.86</text:p>
          </table:table-cell>
        </table:table-row>
        <table:table-row table:style-name="ro1">
          <table:table-cell office:value-type="float" office:value="38.083">
            <text:p>38.083</text:p>
          </table:table-cell>
          <table:table-cell office:value-type="float" office:value="162.21">
            <text:p>162.21</text:p>
          </table:table-cell>
          <table:table-cell office:value-type="float" office:value="2.6937">
            <text:p>2.6937</text:p>
          </table:table-cell>
          <table:table-cell office:value-type="float" office:value="929.42">
            <text:p>929.42</text:p>
          </table:table-cell>
          <table:table-cell office:value-type="float" office:value="31.47">
            <text:p>31.47</text:p>
          </table:table-cell>
        </table:table-row>
        <table:table-row table:style-name="ro1">
          <table:table-cell office:value-type="float" office:value="38.167">
            <text:p>38.167</text:p>
          </table:table-cell>
          <table:table-cell office:value-type="float" office:value="122.47">
            <text:p>122.47</text:p>
          </table:table-cell>
          <table:table-cell office:value-type="float" office:value="2.681">
            <text:p>2.681</text:p>
          </table:table-cell>
          <table:table-cell office:value-type="float" office:value="344.68">
            <text:p>344.68</text:p>
          </table:table-cell>
          <table:table-cell office:value-type="float" office:value="30.16">
            <text:p>30.16</text:p>
          </table:table-cell>
        </table:table-row>
        <table:table-row table:style-name="ro1">
          <table:table-cell office:value-type="float" office:value="38.25">
            <text:p>38.25</text:p>
          </table:table-cell>
          <table:table-cell office:value-type="float" office:value="143.88">
            <text:p>143.88</text:p>
          </table:table-cell>
          <table:table-cell office:value-type="float" office:value="2.6898">
            <text:p>2.6898</text:p>
          </table:table-cell>
          <table:table-cell office:value-type="float" office:value="745.24">
            <text:p>745.24</text:p>
          </table:table-cell>
          <table:table-cell office:value-type="float" office:value="32.67">
            <text:p>32.67</text:p>
          </table:table-cell>
        </table:table-row>
        <table:table-row table:style-name="ro1">
          <table:table-cell office:value-type="float" office:value="38.333">
            <text:p>38.333</text:p>
          </table:table-cell>
          <table:table-cell office:value-type="float" office:value="144.94">
            <text:p>144.94</text:p>
          </table:table-cell>
          <table:table-cell office:value-type="float" office:value="2.6971">
            <text:p>2.6971</text:p>
          </table:table-cell>
          <table:table-cell office:value-type="float" office:value="714.04">
            <text:p>714.04</text:p>
          </table:table-cell>
          <table:table-cell office:value-type="float" office:value="32.02">
            <text:p>32.02</text:p>
          </table:table-cell>
        </table:table-row>
        <table:table-row table:style-name="ro1">
          <table:table-cell office:value-type="float" office:value="38.417">
            <text:p>38.417</text:p>
          </table:table-cell>
          <table:table-cell office:value-type="float" office:value="208.99">
            <text:p>208.99</text:p>
          </table:table-cell>
          <table:table-cell office:value-type="float" office:value="2.7328">
            <text:p>2.7328</text:p>
          </table:table-cell>
          <table:table-cell office:value-type="float" office:value="1157.6">
            <text:p>1157.6</text:p>
          </table:table-cell>
          <table:table-cell office:value-type="float" office:value="33.35">
            <text:p>33.35</text:p>
          </table:table-cell>
        </table:table-row>
        <table:table-row table:style-name="ro1">
          <table:table-cell office:value-type="float" office:value="38.5">
            <text:p>38.5</text:p>
          </table:table-cell>
          <table:table-cell office:value-type="float" office:value="134.57">
            <text:p>134.57</text:p>
          </table:table-cell>
          <table:table-cell office:value-type="float" office:value="2.7029">
            <text:p>2.7029</text:p>
          </table:table-cell>
          <table:table-cell office:value-type="float" office:value="670.21">
            <text:p>670.21</text:p>
          </table:table-cell>
          <table:table-cell office:value-type="float" office:value="31.76">
            <text:p>31.76</text:p>
          </table:table-cell>
        </table:table-row>
        <table:table-row table:style-name="ro1">
          <table:table-cell office:value-type="float" office:value="38.583">
            <text:p>38.583</text:p>
          </table:table-cell>
          <table:table-cell office:value-type="float" office:value="213.89">
            <text:p>213.89</text:p>
          </table:table-cell>
          <table:table-cell office:value-type="float" office:value="2.743">
            <text:p>2.743</text:p>
          </table:table-cell>
          <table:table-cell office:value-type="float" office:value="915.58">
            <text:p>915.58</text:p>
          </table:table-cell>
          <table:table-cell office:value-type="float" office:value="32.89">
            <text:p>32.89</text:p>
          </table:table-cell>
        </table:table-row>
        <table:table-row table:style-name="ro1">
          <table:table-cell office:value-type="float" office:value="38.667">
            <text:p>38.667</text:p>
          </table:table-cell>
          <table:table-cell office:value-type="float" office:value="186.19">
            <text:p>186.19</text:p>
          </table:table-cell>
          <table:table-cell office:value-type="float" office:value="2.736">
            <text:p>2.736</text:p>
          </table:table-cell>
          <table:table-cell office:value-type="float" office:value="1107.4">
            <text:p>1107.4</text:p>
          </table:table-cell>
          <table:table-cell office:value-type="float" office:value="32.48">
            <text:p>32.48</text:p>
          </table:table-cell>
        </table:table-row>
        <table:table-row table:style-name="ro1">
          <table:table-cell office:value-type="float" office:value="38.75">
            <text:p>38.75</text:p>
          </table:table-cell>
          <table:table-cell office:value-type="float" office:value="214.25">
            <text:p>214.25</text:p>
          </table:table-cell>
          <table:table-cell office:value-type="float" office:value="2.7554">
            <text:p>2.7554</text:p>
          </table:table-cell>
          <table:table-cell office:value-type="float" office:value="980.39">
            <text:p>980.39</text:p>
          </table:table-cell>
          <table:table-cell office:value-type="float" office:value="33.28">
            <text:p>33.28</text:p>
          </table:table-cell>
        </table:table-row>
        <table:table-row table:style-name="ro1">
          <table:table-cell office:value-type="float" office:value="38.833">
            <text:p>38.833</text:p>
          </table:table-cell>
          <table:table-cell office:value-type="float" office:value="146.14">
            <text:p>146.14</text:p>
          </table:table-cell>
          <table:table-cell office:value-type="float" office:value="2.7271">
            <text:p>2.7271</text:p>
          </table:table-cell>
          <table:table-cell office:value-type="float" office:value="784.32">
            <text:p>784.32</text:p>
          </table:table-cell>
          <table:table-cell office:value-type="float" office:value="32.44">
            <text:p>32.44</text:p>
          </table:table-cell>
        </table:table-row>
        <table:table-row table:style-name="ro1">
          <table:table-cell office:value-type="float" office:value="38.917">
            <text:p>38.917</text:p>
          </table:table-cell>
          <table:table-cell office:value-type="float" office:value="214.09">
            <text:p>214.09</text:p>
          </table:table-cell>
          <table:table-cell office:value-type="float" office:value="2.761">
            <text:p>2.761</text:p>
          </table:table-cell>
          <table:table-cell office:value-type="float" office:value="963.48">
            <text:p>963.48</text:p>
          </table:table-cell>
          <table:table-cell office:value-type="float" office:value="32.61">
            <text:p>32.6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2.939">
            <text:p>82.939</text:p>
          </table:table-cell>
          <table:table-cell office:value-type="float" office:value="2.7021">
            <text:p>2.7021</text:p>
          </table:table-cell>
          <table:table-cell office:value-type="float" office:value="484.31">
            <text:p>484.31</text:p>
          </table:table-cell>
          <table:table-cell office:value-type="float" office:value="30.64">
            <text:p>30.64</text:p>
          </table:table-cell>
        </table:table-row>
        <table:table-row table:style-name="ro1">
          <table:table-cell office:value-type="float" office:value="39.083">
            <text:p>39.083</text:p>
          </table:table-cell>
          <table:table-cell office:value-type="float" office:value="129.16">
            <text:p>129.16</text:p>
          </table:table-cell>
          <table:table-cell office:value-type="float" office:value="2.7241">
            <text:p>2.7241</text:p>
          </table:table-cell>
          <table:table-cell office:value-type="float" office:value="521.32">
            <text:p>521.32</text:p>
          </table:table-cell>
          <table:table-cell office:value-type="float" office:value="29.57">
            <text:p>29.57</text:p>
          </table:table-cell>
        </table:table-row>
        <table:table-row table:style-name="ro1">
          <table:table-cell office:value-type="float" office:value="39.167">
            <text:p>39.167</text:p>
          </table:table-cell>
          <table:table-cell office:value-type="float" office:value="108.24">
            <text:p>108.24</text:p>
          </table:table-cell>
          <table:table-cell office:value-type="float" office:value="2.7165">
            <text:p>2.7165</text:p>
          </table:table-cell>
          <table:table-cell office:value-type="float" office:value="472.29">
            <text:p>472.29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39.25">
            <text:p>39.25</text:p>
          </table:table-cell>
          <table:table-cell office:value-type="float" office:value="142.53">
            <text:p>142.53</text:p>
          </table:table-cell>
          <table:table-cell office:value-type="float" office:value="2.7352">
            <text:p>2.7352</text:p>
          </table:table-cell>
          <table:table-cell office:value-type="float" office:value="648.68">
            <text:p>648.68</text:p>
          </table:table-cell>
          <table:table-cell office:value-type="float" office:value="31.16">
            <text:p>31.16</text:p>
          </table:table-cell>
        </table:table-row>
        <table:table-row table:style-name="ro1">
          <table:table-cell office:value-type="float" office:value="39.333">
            <text:p>39.333</text:p>
          </table:table-cell>
          <table:table-cell office:value-type="float" office:value="157.82">
            <text:p>157.82</text:p>
          </table:table-cell>
          <table:table-cell office:value-type="float" office:value="2.7442">
            <text:p>2.7442</text:p>
          </table:table-cell>
          <table:table-cell office:value-type="float" office:value="875.57">
            <text:p>875.57</text:p>
          </table:table-cell>
          <table:table-cell office:value-type="float" office:value="32.44">
            <text:p>32.44</text:p>
          </table:table-cell>
        </table:table-row>
        <table:table-row table:style-name="ro1">
          <table:table-cell office:value-type="float" office:value="39.417">
            <text:p>39.417</text:p>
          </table:table-cell>
          <table:table-cell office:value-type="float" office:value="103.73">
            <text:p>103.73</text:p>
          </table:table-cell>
          <table:table-cell office:value-type="float" office:value="2.7265">
            <text:p>2.7265</text:p>
          </table:table-cell>
          <table:table-cell office:value-type="float" office:value="362.36">
            <text:p>362.36</text:p>
          </table:table-cell>
          <table:table-cell office:value-type="float" office:value="30.48">
            <text:p>30.48</text:p>
          </table:table-cell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96.96">
            <text:p>96.96</text:p>
          </table:table-cell>
          <table:table-cell office:value-type="float" office:value="2.7211">
            <text:p>2.7211</text:p>
          </table:table-cell>
          <table:table-cell office:value-type="float" office:value="499.5">
            <text:p>499.5</text:p>
          </table:table-cell>
          <table:table-cell office:value-type="float" office:value="30.82">
            <text:p>30.82</text:p>
          </table:table-cell>
        </table:table-row>
        <table:table-row table:style-name="ro1">
          <table:table-cell office:value-type="float" office:value="39.583">
            <text:p>39.583</text:p>
          </table:table-cell>
          <table:table-cell office:value-type="float" office:value="135.17">
            <text:p>135.17</text:p>
          </table:table-cell>
          <table:table-cell office:value-type="float" office:value="2.7405">
            <text:p>2.7405</text:p>
          </table:table-cell>
          <table:table-cell office:value-type="float" office:value="583.66">
            <text:p>583.66</text:p>
          </table:table-cell>
          <table:table-cell office:value-type="float" office:value="31.92">
            <text:p>31.92</text:p>
          </table:table-cell>
        </table:table-row>
        <table:table-row table:style-name="ro1">
          <table:table-cell office:value-type="float" office:value="39.667">
            <text:p>39.667</text:p>
          </table:table-cell>
          <table:table-cell office:value-type="float" office:value="104.85">
            <text:p>104.85</text:p>
          </table:table-cell>
          <table:table-cell office:value-type="float" office:value="2.7283">
            <text:p>2.7283</text:p>
          </table:table-cell>
          <table:table-cell office:value-type="float" office:value="571.46">
            <text:p>571.46</text:p>
          </table:table-cell>
          <table:table-cell office:value-type="float" office:value="30.82">
            <text:p>30.82</text:p>
          </table:table-cell>
        </table:table-row>
        <table:table-row table:style-name="ro1">
          <table:table-cell office:value-type="float" office:value="39.75">
            <text:p>39.75</text:p>
          </table:table-cell>
          <table:table-cell office:value-type="float" office:value="108.84">
            <text:p>108.84</text:p>
          </table:table-cell>
          <table:table-cell office:value-type="float" office:value="2.7348">
            <text:p>2.7348</text:p>
          </table:table-cell>
          <table:table-cell office:value-type="float" office:value="470.57">
            <text:p>470.57</text:p>
          </table:table-cell>
          <table:table-cell office:value-type="float" office:value="30.78">
            <text:p>30.78</text:p>
          </table:table-cell>
        </table:table-row>
        <table:table-row table:style-name="ro1">
          <table:table-cell office:value-type="float" office:value="39.833">
            <text:p>39.833</text:p>
          </table:table-cell>
          <table:table-cell office:value-type="float" office:value="121.21">
            <text:p>121.21</text:p>
          </table:table-cell>
          <table:table-cell office:value-type="float" office:value="2.7394">
            <text:p>2.7394</text:p>
          </table:table-cell>
          <table:table-cell office:value-type="float" office:value="693.68">
            <text:p>693.68</text:p>
          </table:table-cell>
          <table:table-cell office:value-type="float" office:value="31.89">
            <text:p>31.89</text:p>
          </table:table-cell>
        </table:table-row>
        <table:table-row table:style-name="ro1">
          <table:table-cell office:value-type="float" office:value="39.917">
            <text:p>39.917</text:p>
          </table:table-cell>
          <table:table-cell office:value-type="float" office:value="181.53">
            <text:p>181.53</text:p>
          </table:table-cell>
          <table:table-cell office:value-type="float" office:value="2.7723">
            <text:p>2.7723</text:p>
          </table:table-cell>
          <table:table-cell office:value-type="float" office:value="716.96">
            <text:p>716.96</text:p>
          </table:table-cell>
          <table:table-cell office:value-type="float" office:value="32.79">
            <text:p>32.7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.26">
            <text:p>163.26</text:p>
          </table:table-cell>
          <table:table-cell office:value-type="float" office:value="2.7661">
            <text:p>2.7661</text:p>
          </table:table-cell>
          <table:table-cell office:value-type="float" office:value="875.9">
            <text:p>875.9</text:p>
          </table:table-cell>
          <table:table-cell office:value-type="float" office:value="33.76">
            <text:p>33.76</text:p>
          </table:table-cell>
        </table:table-row>
        <table:table-row table:style-name="ro1">
          <table:table-cell office:value-type="float" office:value="40.083">
            <text:p>40.083</text:p>
          </table:table-cell>
          <table:table-cell office:value-type="float" office:value="169.65">
            <text:p>169.65</text:p>
          </table:table-cell>
          <table:table-cell office:value-type="float" office:value="2.7782">
            <text:p>2.7782</text:p>
          </table:table-cell>
          <table:table-cell office:value-type="float" office:value="821.41">
            <text:p>821.41</text:p>
          </table:table-cell>
          <table:table-cell office:value-type="float" office:value="33.09">
            <text:p>33.09</text:p>
          </table:table-cell>
        </table:table-row>
        <table:table-row table:style-name="ro1">
          <table:table-cell office:value-type="float" office:value="40.167">
            <text:p>40.167</text:p>
          </table:table-cell>
          <table:table-cell office:value-type="float" office:value="76.101">
            <text:p>76.101</text:p>
          </table:table-cell>
          <table:table-cell office:value-type="float" office:value="2.7371">
            <text:p>2.7371</text:p>
          </table:table-cell>
          <table:table-cell office:value-type="float" office:value="385.46">
            <text:p>385.46</text:p>
          </table:table-cell>
          <table:table-cell office:value-type="float" office:value="30.35">
            <text:p>30.35</text:p>
          </table:table-cell>
        </table:table-row>
        <table:table-row table:style-name="ro1">
          <table:table-cell office:value-type="float" office:value="40.25">
            <text:p>40.25</text:p>
          </table:table-cell>
          <table:table-cell office:value-type="float" office:value="141.54">
            <text:p>141.54</text:p>
          </table:table-cell>
          <table:table-cell office:value-type="float" office:value="2.7664">
            <text:p>2.7664</text:p>
          </table:table-cell>
          <table:table-cell office:value-type="float" office:value="575.04">
            <text:p>575.04</text:p>
          </table:table-cell>
          <table:table-cell office:value-type="float" office:value="31.19">
            <text:p>31.19</text:p>
          </table:table-cell>
        </table:table-row>
        <table:table-row table:style-name="ro1">
          <table:table-cell office:value-type="float" office:value="40.333">
            <text:p>40.333</text:p>
          </table:table-cell>
          <table:table-cell office:value-type="float" office:value="94.359">
            <text:p>94.359</text:p>
          </table:table-cell>
          <table:table-cell office:value-type="float" office:value="2.7473">
            <text:p>2.7473</text:p>
          </table:table-cell>
          <table:table-cell office:value-type="float" office:value="416.54">
            <text:p>416.54</text:p>
          </table:table-cell>
          <table:table-cell office:value-type="float" office:value="30.98">
            <text:p>30.98</text:p>
          </table:table-cell>
        </table:table-row>
        <table:table-row table:style-name="ro1">
          <table:table-cell office:value-type="float" office:value="40.417">
            <text:p>40.417</text:p>
          </table:table-cell>
          <table:table-cell office:value-type="float" office:value="129.39">
            <text:p>129.39</text:p>
          </table:table-cell>
          <table:table-cell office:value-type="float" office:value="2.7628">
            <text:p>2.7628</text:p>
          </table:table-cell>
          <table:table-cell office:value-type="float" office:value="649.71">
            <text:p>649.71</text:p>
          </table:table-cell>
          <table:table-cell office:value-type="float" office:value="30.89">
            <text:p>30.89</text:p>
          </table:table-cell>
        </table:table-row>
        <table:table-row table:style-name="ro1">
          <table:table-cell office:value-type="float" office:value="40.5">
            <text:p>40.5</text:p>
          </table:table-cell>
          <table:table-cell office:value-type="float" office:value="78.681">
            <text:p>78.681</text:p>
          </table:table-cell>
          <table:table-cell office:value-type="float" office:value="2.7441">
            <text:p>2.7441</text:p>
          </table:table-cell>
          <table:table-cell office:value-type="float" office:value="302.86">
            <text:p>302.86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40.583">
            <text:p>40.583</text:p>
          </table:table-cell>
          <table:table-cell office:value-type="float" office:value="132.49">
            <text:p>132.49</text:p>
          </table:table-cell>
          <table:table-cell office:value-type="float" office:value="2.7666">
            <text:p>2.7666</text:p>
          </table:table-cell>
          <table:table-cell office:value-type="float" office:value="689.5">
            <text:p>689.5</text:p>
          </table:table-cell>
          <table:table-cell office:value-type="float" office:value="31.11">
            <text:p>31.11</text:p>
          </table:table-cell>
        </table:table-row>
        <table:table-row table:style-name="ro1">
          <table:table-cell office:value-type="float" office:value="40.667">
            <text:p>40.667</text:p>
          </table:table-cell>
          <table:table-cell office:value-type="float" office:value="80.325">
            <text:p>80.325</text:p>
          </table:table-cell>
          <table:table-cell office:value-type="float" office:value="2.7489">
            <text:p>2.7489</text:p>
          </table:table-cell>
          <table:table-cell office:value-type="float" office:value="319.29">
            <text:p>319.29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float" office:value="40.75">
            <text:p>40.75</text:p>
          </table:table-cell>
          <table:table-cell office:value-type="float" office:value="64.48">
            <text:p>64.48</text:p>
          </table:table-cell>
          <table:table-cell office:value-type="float" office:value="2.7394">
            <text:p>2.7394</text:p>
          </table:table-cell>
          <table:table-cell office:value-type="float" office:value="292.96">
            <text:p>292.96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40.833">
            <text:p>40.833</text:p>
          </table:table-cell>
          <table:table-cell office:value-type="float" office:value="66.182">
            <text:p>66.182</text:p>
          </table:table-cell>
          <table:table-cell office:value-type="float" office:value="2.7373">
            <text:p>2.7373</text:p>
          </table:table-cell>
          <table:table-cell office:value-type="float" office:value="310.64">
            <text:p>310.64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40.917">
            <text:p>40.917</text:p>
          </table:table-cell>
          <table:table-cell office:value-type="float" office:value="65.91">
            <text:p>65.91</text:p>
          </table:table-cell>
          <table:table-cell office:value-type="float" office:value="2.7385">
            <text:p>2.7385</text:p>
          </table:table-cell>
          <table:table-cell office:value-type="float" office:value="299.21">
            <text:p>299.21</text:p>
          </table:table-cell>
          <table:table-cell office:value-type="float" office:value="29.52">
            <text:p>29.5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1.181">
            <text:p>61.181</text:p>
          </table:table-cell>
          <table:table-cell office:value-type="float" office:value="2.732">
            <text:p>2.732</text:p>
          </table:table-cell>
          <table:table-cell office:value-type="float" office:value="284.82">
            <text:p>284.82</text:p>
          </table:table-cell>
          <table:table-cell office:value-type="float" office:value="29.47">
            <text:p>29.47</text:p>
          </table:table-cell>
        </table:table-row>
        <table:table-row table:style-name="ro1">
          <table:table-cell office:value-type="float" office:value="41.083">
            <text:p>41.083</text:p>
          </table:table-cell>
          <table:table-cell office:value-type="float" office:value="54.222">
            <text:p>54.222</text:p>
          </table:table-cell>
          <table:table-cell office:value-type="float" office:value="2.7302">
            <text:p>2.7302</text:p>
          </table:table-cell>
          <table:table-cell office:value-type="float" office:value="239.43">
            <text:p>239.43</text:p>
          </table:table-cell>
          <table:table-cell office:value-type="float" office:value="29.24">
            <text:p>29.24</text:p>
          </table:table-cell>
        </table:table-row>
        <table:table-row table:style-name="ro1">
          <table:table-cell office:value-type="float" office:value="41.167">
            <text:p>41.167</text:p>
          </table:table-cell>
          <table:table-cell office:value-type="float" office:value="47.386">
            <text:p>47.386</text:p>
          </table:table-cell>
          <table:table-cell office:value-type="float" office:value="2.73">
            <text:p>2.73</text:p>
          </table:table-cell>
          <table:table-cell office:value-type="float" office:value="217.76">
            <text:p>217.76</text:p>
          </table:table-cell>
          <table:table-cell office:value-type="float" office:value="29.25">
            <text:p>29.25</text:p>
          </table:table-cell>
        </table:table-row>
        <table:table-row table:style-name="ro1">
          <table:table-cell office:value-type="float" office:value="41.25">
            <text:p>41.25</text:p>
          </table:table-cell>
          <table:table-cell office:value-type="float" office:value="49.768">
            <text:p>49.768</text:p>
          </table:table-cell>
          <table:table-cell office:value-type="float" office:value="2.7299">
            <text:p>2.7299</text:p>
          </table:table-cell>
          <table:table-cell office:value-type="float" office:value="230.46">
            <text:p>230.46</text:p>
          </table:table-cell>
          <table:table-cell office:value-type="float" office:value="29.35">
            <text:p>29.35</text:p>
          </table:table-cell>
        </table:table-row>
        <table:table-row table:style-name="ro1">
          <table:table-cell office:value-type="float" office:value="41.333">
            <text:p>41.333</text:p>
          </table:table-cell>
          <table:table-cell office:value-type="float" office:value="55.202">
            <text:p>55.202</text:p>
          </table:table-cell>
          <table:table-cell office:value-type="float" office:value="2.73">
            <text:p>2.73</text:p>
          </table:table-cell>
          <table:table-cell office:value-type="float" office:value="257.93">
            <text:p>257.93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41.417">
            <text:p>41.417</text:p>
          </table:table-cell>
          <table:table-cell office:value-type="float" office:value="56.662">
            <text:p>56.662</text:p>
          </table:table-cell>
          <table:table-cell office:value-type="float" office:value="2.73">
            <text:p>2.73</text:p>
          </table:table-cell>
          <table:table-cell office:value-type="float" office:value="265.69">
            <text:p>265.69</text:p>
          </table:table-cell>
          <table:table-cell office:value-type="float" office:value="29.47">
            <text:p>29.47</text:p>
          </table:table-cell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82.177">
            <text:p>82.177</text:p>
          </table:table-cell>
          <table:table-cell office:value-type="float" office:value="2.74">
            <text:p>2.74</text:p>
          </table:table-cell>
          <table:table-cell office:value-type="float" office:value="438.5">
            <text:p>438.5</text:p>
          </table:table-cell>
          <table:table-cell office:value-type="float" office:value="30.42">
            <text:p>30.42</text:p>
          </table:table-cell>
        </table:table-row>
        <table:table-row table:style-name="ro1">
          <table:table-cell office:value-type="float" office:value="41.583">
            <text:p>41.583</text:p>
          </table:table-cell>
          <table:table-cell office:value-type="float" office:value="156.01">
            <text:p>156.01</text:p>
          </table:table-cell>
          <table:table-cell office:value-type="float" office:value="2.7839">
            <text:p>2.7839</text:p>
          </table:table-cell>
          <table:table-cell office:value-type="float" office:value="706.57">
            <text:p>706.57</text:p>
          </table:table-cell>
          <table:table-cell office:value-type="float" office:value="32.8">
            <text:p>32.8</text:p>
          </table:table-cell>
        </table:table-row>
        <table:table-row table:style-name="ro1">
          <table:table-cell office:value-type="float" office:value="41.667">
            <text:p>41.667</text:p>
          </table:table-cell>
          <table:table-cell office:value-type="float" office:value="151.51">
            <text:p>151.51</text:p>
          </table:table-cell>
          <table:table-cell office:value-type="float" office:value="2.7899">
            <text:p>2.7899</text:p>
          </table:table-cell>
          <table:table-cell office:value-type="float" office:value="656.39">
            <text:p>656.39</text:p>
          </table:table-cell>
          <table:table-cell office:value-type="float" office:value="32.83">
            <text:p>32.83</text:p>
          </table:table-cell>
        </table:table-row>
        <table:table-row table:style-name="ro1">
          <table:table-cell office:value-type="float" office:value="41.75">
            <text:p>41.75</text:p>
          </table:table-cell>
          <table:table-cell office:value-type="float" office:value="61.404">
            <text:p>61.404</text:p>
          </table:table-cell>
          <table:table-cell office:value-type="float" office:value="2.7515">
            <text:p>2.7515</text:p>
          </table:table-cell>
          <table:table-cell office:value-type="float" office:value="305.63">
            <text:p>305.63</text:p>
          </table:table-cell>
          <table:table-cell office:value-type="float" office:value="30.48">
            <text:p>30.48</text:p>
          </table:table-cell>
        </table:table-row>
        <table:table-row table:style-name="ro1">
          <table:table-cell office:value-type="float" office:value="41.833">
            <text:p>41.833</text:p>
          </table:table-cell>
          <table:table-cell office:value-type="float" office:value="92.899">
            <text:p>92.899</text:p>
          </table:table-cell>
          <table:table-cell office:value-type="float" office:value="2.7655">
            <text:p>2.7655</text:p>
          </table:table-cell>
          <table:table-cell office:value-type="float" office:value="388.41">
            <text:p>388.41</text:p>
          </table:table-cell>
          <table:table-cell office:value-type="float" office:value="31.09">
            <text:p>31.09</text:p>
          </table:table-cell>
        </table:table-row>
        <table:table-row table:style-name="ro1">
          <table:table-cell office:value-type="float" office:value="41.917">
            <text:p>41.917</text:p>
          </table:table-cell>
          <table:table-cell office:value-type="float" office:value="58.433">
            <text:p>58.433</text:p>
          </table:table-cell>
          <table:table-cell office:value-type="float" office:value="2.7472">
            <text:p>2.7472</text:p>
          </table:table-cell>
          <table:table-cell office:value-type="float" office:value="323.79">
            <text:p>323.79</text:p>
          </table:table-cell>
          <table:table-cell office:value-type="float" office:value="28.96">
            <text:p>28.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1.63">
            <text:p>151.63</text:p>
          </table:table-cell>
          <table:table-cell office:value-type="float" office:value="2.7942">
            <text:p>2.7942</text:p>
          </table:table-cell>
          <table:table-cell office:value-type="float" office:value="682.21">
            <text:p>682.21</text:p>
          </table:table-cell>
          <table:table-cell office:value-type="float" office:value="33.23">
            <text:p>33.23</text:p>
          </table:table-cell>
        </table:table-row>
        <table:table-row table:style-name="ro1">
          <table:table-cell office:value-type="float" office:value="42.083">
            <text:p>42.083</text:p>
          </table:table-cell>
          <table:table-cell office:value-type="float" office:value="141.14">
            <text:p>141.14</text:p>
          </table:table-cell>
          <table:table-cell office:value-type="float" office:value="2.795">
            <text:p>2.795</text:p>
          </table:table-cell>
          <table:table-cell office:value-type="float" office:value="654.14">
            <text:p>654.14</text:p>
          </table:table-cell>
          <table:table-cell office:value-type="float" office:value="33.41">
            <text:p>33.41</text:p>
          </table:table-cell>
        </table:table-row>
        <table:table-row table:style-name="ro1">
          <table:table-cell office:value-type="float" office:value="42.167">
            <text:p>42.167</text:p>
          </table:table-cell>
          <table:table-cell office:value-type="float" office:value="97.772">
            <text:p>97.772</text:p>
          </table:table-cell>
          <table:table-cell office:value-type="float" office:value="2.7791">
            <text:p>2.7791</text:p>
          </table:table-cell>
          <table:table-cell office:value-type="float" office:value="406.57">
            <text:p>406.57</text:p>
          </table:table-cell>
          <table:table-cell office:value-type="float" office:value="32.23">
            <text:p>32.23</text:p>
          </table:table-cell>
        </table:table-row>
        <table:table-row table:style-name="ro1">
          <table:table-cell office:value-type="float" office:value="42.25">
            <text:p>42.25</text:p>
          </table:table-cell>
          <table:table-cell office:value-type="float" office:value="97.38">
            <text:p>97.38</text:p>
          </table:table-cell>
          <table:table-cell office:value-type="float" office:value="2.7774">
            <text:p>2.7774</text:p>
          </table:table-cell>
          <table:table-cell office:value-type="float" office:value="428.19">
            <text:p>428.19</text:p>
          </table:table-cell>
          <table:table-cell office:value-type="float" office:value="30.49">
            <text:p>30.49</text:p>
          </table:table-cell>
        </table:table-row>
        <table:table-row table:style-name="ro1">
          <table:table-cell office:value-type="float" office:value="42.333">
            <text:p>42.333</text:p>
          </table:table-cell>
          <table:table-cell office:value-type="float" office:value="115.1">
            <text:p>115.1</text:p>
          </table:table-cell>
          <table:table-cell office:value-type="float" office:value="2.7869">
            <text:p>2.7869</text:p>
          </table:table-cell>
          <table:table-cell office:value-type="float" office:value="550.18">
            <text:p>550.18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 office:value-type="float" office:value="42.417">
            <text:p>42.417</text:p>
          </table:table-cell>
          <table:table-cell office:value-type="float" office:value="99.365">
            <text:p>99.365</text:p>
          </table:table-cell>
          <table:table-cell office:value-type="float" office:value="2.7838">
            <text:p>2.7838</text:p>
          </table:table-cell>
          <table:table-cell office:value-type="float" office:value="414.39">
            <text:p>414.39</text:p>
          </table:table-cell>
          <table:table-cell office:value-type="float" office:value="30.65">
            <text:p>30.65</text:p>
          </table:table-cell>
        </table:table-row>
        <table:table-row table:style-name="ro1">
          <table:table-cell office:value-type="float" office:value="42.5">
            <text:p>42.5</text:p>
          </table:table-cell>
          <table:table-cell office:value-type="float" office:value="75.593">
            <text:p>75.593</text:p>
          </table:table-cell>
          <table:table-cell office:value-type="float" office:value="2.7718">
            <text:p>2.7718</text:p>
          </table:table-cell>
          <table:table-cell office:value-type="float" office:value="361.03">
            <text:p>361.03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42.583">
            <text:p>42.583</text:p>
          </table:table-cell>
          <table:table-cell office:value-type="float" office:value="62.184">
            <text:p>62.184</text:p>
          </table:table-cell>
          <table:table-cell office:value-type="float" office:value="2.7656">
            <text:p>2.7656</text:p>
          </table:table-cell>
          <table:table-cell office:value-type="float" office:value="253.21">
            <text:p>253.21</text:p>
          </table:table-cell>
          <table:table-cell office:value-type="float" office:value="28.61">
            <text:p>28.61</text:p>
          </table:table-cell>
        </table:table-row>
        <table:table-row table:style-name="ro1">
          <table:table-cell office:value-type="float" office:value="42.667">
            <text:p>42.667</text:p>
          </table:table-cell>
          <table:table-cell office:value-type="float" office:value="103.2">
            <text:p>103.2</text:p>
          </table:table-cell>
          <table:table-cell office:value-type="float" office:value="2.7835">
            <text:p>2.7835</text:p>
          </table:table-cell>
          <table:table-cell office:value-type="float" office:value="471.14">
            <text:p>471.14</text:p>
          </table:table-cell>
          <table:table-cell office:value-type="float" office:value="28.72">
            <text:p>28.72</text:p>
          </table:table-cell>
        </table:table-row>
        <table:table-row table:style-name="ro1">
          <table:table-cell office:value-type="float" office:value="42.75">
            <text:p>42.75</text:p>
          </table:table-cell>
          <table:table-cell office:value-type="float" office:value="42.949">
            <text:p>42.949</text:p>
          </table:table-cell>
          <table:table-cell office:value-type="float" office:value="2.7557">
            <text:p>2.7557</text:p>
          </table:table-cell>
          <table:table-cell office:value-type="float" office:value="175.29">
            <text:p>175.29</text:p>
          </table:table-cell>
          <table:table-cell office:value-type="float" office:value="29.32">
            <text:p>29.32</text:p>
          </table:table-cell>
        </table:table-row>
        <table:table-row table:style-name="ro1">
          <table:table-cell office:value-type="float" office:value="42.833">
            <text:p>42.833</text:p>
          </table:table-cell>
          <table:table-cell office:value-type="float" office:value="35.728">
            <text:p>35.728</text:p>
          </table:table-cell>
          <table:table-cell office:value-type="float" office:value="2.75">
            <text:p>2.75</text:p>
          </table:table-cell>
          <table:table-cell office:value-type="float" office:value="165.61">
            <text:p>165.61</text:p>
          </table:table-cell>
          <table:table-cell office:value-type="float" office:value="28.22">
            <text:p>28.22</text:p>
          </table:table-cell>
        </table:table-row>
        <table:table-row table:style-name="ro1">
          <table:table-cell office:value-type="float" office:value="42.917">
            <text:p>42.917</text:p>
          </table:table-cell>
          <table:table-cell office:value-type="float" office:value="32.225">
            <text:p>32.225</text:p>
          </table:table-cell>
          <table:table-cell office:value-type="float" office:value="2.7489">
            <text:p>2.7489</text:p>
          </table:table-cell>
          <table:table-cell office:value-type="float" office:value="149.33">
            <text:p>149.33</text:p>
          </table:table-cell>
          <table:table-cell office:value-type="float" office:value="27.86">
            <text:p>27.8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7.614">
            <text:p>27.614</text:p>
          </table:table-cell>
          <table:table-cell office:value-type="float" office:value="2.7407">
            <text:p>2.7407</text:p>
          </table:table-cell>
          <table:table-cell office:value-type="float" office:value="129.86">
            <text:p>129.86</text:p>
          </table:table-cell>
          <table:table-cell office:value-type="float" office:value="27.77">
            <text:p>27.77</text:p>
          </table:table-cell>
        </table:table-row>
        <table:table-row table:style-name="ro1">
          <table:table-cell office:value-type="float" office:value="43.083">
            <text:p>43.083</text:p>
          </table:table-cell>
          <table:table-cell office:value-type="float" office:value="26.518">
            <text:p>26.518</text:p>
          </table:table-cell>
          <table:table-cell office:value-type="float" office:value="2.7336">
            <text:p>2.7336</text:p>
          </table:table-cell>
          <table:table-cell office:value-type="float" office:value="129.04">
            <text:p>129.04</text:p>
          </table:table-cell>
          <table:table-cell office:value-type="float" office:value="27.7">
            <text:p>27.7</text:p>
          </table:table-cell>
        </table:table-row>
        <table:table-row table:style-name="ro1">
          <table:table-cell office:value-type="float" office:value="43.167">
            <text:p>43.167</text:p>
          </table:table-cell>
          <table:table-cell office:value-type="float" office:value="27.812">
            <text:p>27.812</text:p>
          </table:table-cell>
          <table:table-cell office:value-type="float" office:value="2.7303">
            <text:p>2.7303</text:p>
          </table:table-cell>
          <table:table-cell office:value-type="float" office:value="133.86">
            <text:p>133.86</text:p>
          </table:table-cell>
          <table:table-cell office:value-type="float" office:value="27.88">
            <text:p>27.88</text:p>
          </table:table-cell>
        </table:table-row>
        <table:table-row table:style-name="ro1">
          <table:table-cell office:value-type="float" office:value="43.25">
            <text:p>43.25</text:p>
          </table:table-cell>
          <table:table-cell office:value-type="float" office:value="24.762">
            <text:p>24.762</text:p>
          </table:table-cell>
          <table:table-cell office:value-type="float" office:value="2.73">
            <text:p>2.73</text:p>
          </table:table-cell>
          <table:table-cell office:value-type="float" office:value="119.71">
            <text:p>119.71</text:p>
          </table:table-cell>
          <table:table-cell office:value-type="float" office:value="27.96">
            <text:p>27.96</text:p>
          </table:table-cell>
        </table:table-row>
        <table:table-row table:style-name="ro1">
          <table:table-cell office:value-type="float" office:value="43.333">
            <text:p>43.333</text:p>
          </table:table-cell>
          <table:table-cell office:value-type="float" office:value="22.888">
            <text:p>22.888</text:p>
          </table:table-cell>
          <table:table-cell office:value-type="float" office:value="2.7294">
            <text:p>2.7294</text:p>
          </table:table-cell>
          <table:table-cell office:value-type="float" office:value="113">
            <text:p>113</text:p>
          </table:table-cell>
          <table:table-cell office:value-type="float" office:value="28.19">
            <text:p>28.19</text:p>
          </table:table-cell>
        </table:table-row>
        <table:table-row table:style-name="ro1">
          <table:table-cell office:value-type="float" office:value="43.417">
            <text:p>43.417</text:p>
          </table:table-cell>
          <table:table-cell office:value-type="float" office:value="21.917">
            <text:p>21.917</text:p>
          </table:table-cell>
          <table:table-cell office:value-type="float" office:value="2.7237">
            <text:p>2.7237</text:p>
          </table:table-cell>
          <table:table-cell office:value-type="float" office:value="107.43">
            <text:p>107.43</text:p>
          </table:table-cell>
          <table:table-cell office:value-type="float" office:value="27.77">
            <text:p>27.77</text:p>
          </table:table-cell>
        </table:table-row>
        <table:table-row table:style-name="ro1">
          <table:table-cell office:value-type="float" office:value="43.5">
            <text:p>43.5</text:p>
          </table:table-cell>
          <table:table-cell office:value-type="float" office:value="21.173">
            <text:p>21.173</text:p>
          </table:table-cell>
          <table:table-cell office:value-type="float" office:value="2.7175">
            <text:p>2.7175</text:p>
          </table:table-cell>
          <table:table-cell office:value-type="float" office:value="102.57">
            <text:p>102.57</text:p>
          </table:table-cell>
          <table:table-cell office:value-type="float" office:value="27.79">
            <text:p>27.79</text:p>
          </table:table-cell>
        </table:table-row>
        <table:table-row table:style-name="ro1">
          <table:table-cell office:value-type="float" office:value="43.583">
            <text:p>43.583</text:p>
          </table:table-cell>
          <table:table-cell office:value-type="float" office:value="20.845">
            <text:p>20.845</text:p>
          </table:table-cell>
          <table:table-cell office:value-type="float" office:value="2.7106">
            <text:p>2.7106</text:p>
          </table:table-cell>
          <table:table-cell office:value-type="float" office:value="101.64">
            <text:p>101.64</text:p>
          </table:table-cell>
          <table:table-cell office:value-type="float" office:value="27.69">
            <text:p>27.69</text:p>
          </table:table-cell>
        </table:table-row>
        <table:table-row table:style-name="ro1">
          <table:table-cell office:value-type="float" office:value="43.667">
            <text:p>43.667</text:p>
          </table:table-cell>
          <table:table-cell office:value-type="float" office:value="22.64">
            <text:p>22.64</text:p>
          </table:table-cell>
          <table:table-cell office:value-type="float" office:value="2.71">
            <text:p>2.71</text:p>
          </table:table-cell>
          <table:table-cell office:value-type="float" office:value="169.04">
            <text:p>169.04</text:p>
          </table:table-cell>
          <table:table-cell office:value-type="float" office:value="28.67">
            <text:p>28.67</text:p>
          </table:table-cell>
        </table:table-row>
        <table:table-row table:style-name="ro1">
          <table:table-cell office:value-type="float" office:value="43.75">
            <text:p>43.75</text:p>
          </table:table-cell>
          <table:table-cell office:value-type="float" office:value="22.433">
            <text:p>22.433</text:p>
          </table:table-cell>
          <table:table-cell office:value-type="float" office:value="2.71">
            <text:p>2.71</text:p>
          </table:table-cell>
          <table:table-cell office:value-type="float" office:value="184.18">
            <text:p>184.18</text:p>
          </table:table-cell>
          <table:table-cell office:value-type="float" office:value="29.24">
            <text:p>29.24</text:p>
          </table:table-cell>
        </table:table-row>
        <table:table-row table:style-name="ro1">
          <table:table-cell office:value-type="float" office:value="43.833">
            <text:p>43.833</text:p>
          </table:table-cell>
          <table:table-cell office:value-type="float" office:value="19.094">
            <text:p>19.094</text:p>
          </table:table-cell>
          <table:table-cell office:value-type="float" office:value="2.7091">
            <text:p>2.7091</text:p>
          </table:table-cell>
          <table:table-cell office:value-type="float" office:value="92.11">
            <text:p>92.11</text:p>
          </table:table-cell>
          <table:table-cell office:value-type="float" office:value="27.43">
            <text:p>27.43</text:p>
          </table:table-cell>
        </table:table-row>
        <table:table-row table:style-name="ro1">
          <table:table-cell office:value-type="float" office:value="43.917">
            <text:p>43.917</text:p>
          </table:table-cell>
          <table:table-cell office:value-type="float" office:value="16.644">
            <text:p>16.644</text:p>
          </table:table-cell>
          <table:table-cell office:value-type="float" office:value="2.7025">
            <text:p>2.7025</text:p>
          </table:table-cell>
          <table:table-cell office:value-type="float" office:value="85.75">
            <text:p>85.75</text:p>
          </table:table-cell>
          <table:table-cell office:value-type="float" office:value="27.16">
            <text:p>27.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726">
            <text:p>10.726</text:p>
          </table:table-cell>
          <table:table-cell office:value-type="float" office:value="2.6921">
            <text:p>2.6921</text:p>
          </table:table-cell>
          <table:table-cell office:value-type="float" office:value="51.45">
            <text:p>51.45</text:p>
          </table:table-cell>
          <table:table-cell office:value-type="float" office:value="27.26">
            <text:p>27.26</text:p>
          </table:table-cell>
        </table:table-row>
        <table:table-row table:style-name="ro1">
          <table:table-cell office:value-type="float" office:value="44.083">
            <text:p>44.083</text:p>
          </table:table-cell>
          <table:table-cell office:value-type="float" office:value="5.9458">
            <text:p>5.9458</text:p>
          </table:table-cell>
          <table:table-cell office:value-type="float" office:value="2.6899">
            <text:p>2.6899</text:p>
          </table:table-cell>
          <table:table-cell office:value-type="float" office:value="34.43">
            <text:p>34.43</text:p>
          </table:table-cell>
          <table:table-cell office:value-type="float" office:value="27.04">
            <text:p>27.04</text:p>
          </table:table-cell>
        </table:table-row>
        <table:table-row table:style-name="ro1">
          <table:table-cell office:value-type="float" office:value="44.167">
            <text:p>44.167</text:p>
          </table:table-cell>
          <table:table-cell office:value-type="float" office:value="4.6196">
            <text:p>4.6196</text:p>
          </table:table-cell>
          <table:table-cell office:value-type="float" office:value="2.6856">
            <text:p>2.6856</text:p>
          </table:table-cell>
          <table:table-cell office:value-type="float" office:value="26.26">
            <text:p>26.26</text:p>
          </table:table-cell>
          <table:table-cell office:value-type="float" office:value="26.83">
            <text:p>26.83</text:p>
          </table:table-cell>
        </table:table-row>
        <table:table-row table:style-name="ro1">
          <table:table-cell office:value-type="float" office:value="44.25">
            <text:p>44.25</text:p>
          </table:table-cell>
          <table:table-cell office:value-type="float" office:value="3.9312">
            <text:p>3.9312</text:p>
          </table:table-cell>
          <table:table-cell office:value-type="float" office:value="2.6781">
            <text:p>2.6781</text:p>
          </table:table-cell>
          <table:table-cell office:value-type="float" office:value="20.75">
            <text:p>20.75</text:p>
          </table:table-cell>
          <table:table-cell office:value-type="float" office:value="26.68">
            <text:p>26.68</text:p>
          </table:table-cell>
        </table:table-row>
        <table:table-row table:style-name="ro1">
          <table:table-cell office:value-type="float" office:value="44.333">
            <text:p>44.333</text:p>
          </table:table-cell>
          <table:table-cell office:value-type="float" office:value="3.1661">
            <text:p>3.1661</text:p>
          </table:table-cell>
          <table:table-cell office:value-type="float" office:value="2.6703">
            <text:p>2.6703</text:p>
          </table:table-cell>
          <table:table-cell office:value-type="float" office:value="17.52">
            <text:p>17.52</text:p>
          </table:table-cell>
          <table:table-cell office:value-type="float" office:value="26.36">
            <text:p>26.36</text:p>
          </table:table-cell>
        </table:table-row>
        <table:table-row table:style-name="ro1">
          <table:table-cell office:value-type="float" office:value="44.417">
            <text:p>44.417</text:p>
          </table:table-cell>
          <table:table-cell office:value-type="float" office:value="3.0722">
            <text:p>3.0722</text:p>
          </table:table-cell>
          <table:table-cell office:value-type="float" office:value="2.67">
            <text:p>2.67</text:p>
          </table:table-cell>
          <table:table-cell office:value-type="float" office:value="18.48">
            <text:p>18.48</text:p>
          </table:table-cell>
          <table:table-cell office:value-type="float" office:value="27.58">
            <text:p>27.58</text:p>
          </table:table-cell>
        </table:table-row>
        <table:table-row table:style-name="ro1">
          <table:table-cell office:value-type="float" office:value="44.5">
            <text:p>44.5</text:p>
          </table:table-cell>
          <table:table-cell office:value-type="float" office:value="3.7745">
            <text:p>3.7745</text:p>
          </table:table-cell>
          <table:table-cell office:value-type="float" office:value="2.6698">
            <text:p>2.6698</text:p>
          </table:table-cell>
          <table:table-cell office:value-type="float" office:value="13">
            <text:p>13</text:p>
          </table:table-cell>
          <table:table-cell office:value-type="float" office:value="27.22">
            <text:p>27.22</text:p>
          </table:table-cell>
        </table:table-row>
        <table:table-row table:style-name="ro1">
          <table:table-cell office:value-type="float" office:value="44.583">
            <text:p>44.583</text:p>
          </table:table-cell>
          <table:table-cell office:value-type="float" office:value="3.343">
            <text:p>3.343</text:p>
          </table:table-cell>
          <table:table-cell office:value-type="float" office:value="2.6662">
            <text:p>2.6662</text:p>
          </table:table-cell>
          <table:table-cell office:value-type="float" office:value="10.32">
            <text:p>10.32</text:p>
          </table:table-cell>
          <table:table-cell office:value-type="float" office:value="26.71">
            <text:p>26.71</text:p>
          </table:table-cell>
        </table:table-row>
        <table:table-row table:style-name="ro1">
          <table:table-cell office:value-type="float" office:value="44.667">
            <text:p>44.667</text:p>
          </table:table-cell>
          <table:table-cell office:value-type="float" office:value="2.0614">
            <text:p>2.0614</text:p>
          </table:table-cell>
          <table:table-cell office:value-type="float" office:value="2.6586">
            <text:p>2.6586</text:p>
          </table:table-cell>
          <table:table-cell office:value-type="float" office:value="5.19">
            <text:p>5.19</text:p>
          </table:table-cell>
          <table:table-cell office:value-type="float" office:value="26.36">
            <text:p>26.36</text:p>
          </table:table-cell>
        </table:table-row>
        <table:table-row table:style-name="ro1">
          <table:table-cell office:value-type="float" office:value="44.75">
            <text:p>44.75</text:p>
          </table:table-cell>
          <table:table-cell office:value-type="float" office:value="1.3225">
            <text:p>1.3225</text:p>
          </table:table-cell>
          <table:table-cell office:value-type="float" office:value="2.6508">
            <text:p>2.6508</text:p>
          </table:table-cell>
          <table:table-cell office:value-type="float" office:value="2.29">
            <text:p>2.29</text:p>
          </table:table-cell>
          <table:table-cell office:value-type="float" office:value="25.85">
            <text:p>25.85</text:p>
          </table:table-cell>
        </table:table-row>
        <table:table-row table:style-name="ro1">
          <table:table-cell office:value-type="float" office:value="44.833">
            <text:p>44.833</text:p>
          </table:table-cell>
          <table:table-cell office:value-type="float" office:value="0.82971">
            <text:p>0.82971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5.89">
            <text:p>25.89</text:p>
          </table:table-cell>
        </table:table-row>
        <table:table-row table:style-name="ro1">
          <table:table-cell office:value-type="float" office:value="44.917">
            <text:p>44.917</text:p>
          </table:table-cell>
          <table:table-cell office:value-type="float" office:value="0.62455">
            <text:p>0.62455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6.05">
            <text:p>26.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4513">
            <text:p>0.54513</text:p>
          </table:table-cell>
          <table:table-cell office:value-type="float" office:value="2.6481">
            <text:p>2.6481</text:p>
          </table:table-cell>
          <table:table-cell office:value-type="float" office:value="0">
            <text:p>0</text:p>
          </table:table-cell>
          <table:table-cell office:value-type="float" office:value="25.86">
            <text:p>25.86</text:p>
          </table:table-cell>
        </table:table-row>
        <table:table-row table:style-name="ro1">
          <table:table-cell office:value-type="float" office:value="45.083">
            <text:p>45.083</text:p>
          </table:table-cell>
          <table:table-cell office:value-type="float" office:value="0.51812">
            <text:p>0.51812</text:p>
          </table:table-cell>
          <table:table-cell office:value-type="float" office:value="2.6412">
            <text:p>2.6412</text:p>
          </table:table-cell>
          <table:table-cell office:value-type="float" office:value="0">
            <text:p>0</text:p>
          </table:table-cell>
          <table:table-cell office:value-type="float" office:value="26.09">
            <text:p>26.09</text:p>
          </table:table-cell>
        </table:table-row>
        <table:table-row table:style-name="ro1">
          <table:table-cell office:value-type="float" office:value="45.167">
            <text:p>45.167</text:p>
          </table:table-cell>
          <table:table-cell office:value-type="float" office:value="0.46931">
            <text:p>0.46931</text:p>
          </table:table-cell>
          <table:table-cell office:value-type="float" office:value="2.6345">
            <text:p>2.6345</text:p>
          </table:table-cell>
          <table:table-cell office:value-type="float" office:value="0">
            <text:p>0</text:p>
          </table:table-cell>
          <table:table-cell office:value-type="float" office:value="25.81">
            <text:p>25.81</text:p>
          </table:table-cell>
        </table:table-row>
        <table:table-row table:style-name="ro1">
          <table:table-cell office:value-type="float" office:value="45.25">
            <text:p>45.25</text:p>
          </table:table-cell>
          <table:table-cell office:value-type="float" office:value="0.31769">
            <text:p>0.31769</text:p>
          </table:table-cell>
          <table:table-cell office:value-type="float" office:value="2.6302">
            <text:p>2.6302</text:p>
          </table:table-cell>
          <table:table-cell office:value-type="float" office:value="0">
            <text:p>0</text:p>
          </table:table-cell>
          <table:table-cell office:value-type="float" office:value="25.73">
            <text:p>25.73</text:p>
          </table:table-cell>
        </table:table-row>
        <table:table-row table:style-name="ro1">
          <table:table-cell office:value-type="float" office:value="45.333">
            <text:p>45.333</text:p>
          </table:table-cell>
          <table:table-cell office:value-type="float" office:value="0.32609">
            <text:p>0.32609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5.7">
            <text:p>25.7</text:p>
          </table:table-cell>
        </table:table-row>
        <table:table-row table:style-name="ro1">
          <table:table-cell office:value-type="float" office:value="45.417">
            <text:p>45.417</text:p>
          </table:table-cell>
          <table:table-cell office:value-type="float" office:value="0.53791">
            <text:p>0.53791</text:p>
          </table:table-cell>
          <table:table-cell office:value-type="float" office:value="2.6298">
            <text:p>2.6298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45.5">
            <text:p>45.5</text:p>
          </table:table-cell>
          <table:table-cell office:value-type="float" office:value="0.38406">
            <text:p>0.38406</text:p>
          </table:table-cell>
          <table:table-cell office:value-type="float" office:value="2.627">
            <text:p>2.627</text:p>
          </table:table-cell>
          <table:table-cell office:value-type="float" office:value="0">
            <text:p>0</text:p>
          </table:table-cell>
          <table:table-cell office:value-type="float" office:value="25.44">
            <text:p>25.44</text:p>
          </table:table-cell>
        </table:table-row>
        <table:table-row table:style-name="ro1">
          <table:table-cell office:value-type="float" office:value="45.583">
            <text:p>45.583</text:p>
          </table:table-cell>
          <table:table-cell office:value-type="float" office:value="0.22383">
            <text:p>0.22383</text:p>
          </table:table-cell>
          <table:table-cell office:value-type="float" office:value="2.6208">
            <text:p>2.6208</text:p>
          </table:table-cell>
          <table:table-cell office:value-type="float" office:value="0">
            <text:p>0</text:p>
          </table:table-cell>
          <table:table-cell office:value-type="float" office:value="25.37">
            <text:p>25.37</text:p>
          </table:table-cell>
        </table:table-row>
        <table:table-row table:style-name="ro1">
          <table:table-cell office:value-type="float" office:value="45.667">
            <text:p>45.667</text:p>
          </table:table-cell>
          <table:table-cell office:value-type="float" office:value="0.47826">
            <text:p>0.47826</text:p>
          </table:table-cell>
          <table:table-cell office:value-type="float" office:value="2.6153">
            <text:p>2.6153</text:p>
          </table:table-cell>
          <table:table-cell office:value-type="float" office:value="0">
            <text:p>0</text:p>
          </table:table-cell>
          <table:table-cell office:value-type="float" office:value="25.26">
            <text:p>25.26</text:p>
          </table:table-cell>
        </table:table-row>
        <table:table-row table:style-name="ro1">
          <table:table-cell office:value-type="float" office:value="45.75">
            <text:p>45.75</text:p>
          </table:table-cell>
          <table:table-cell office:value-type="float" office:value="0.47653">
            <text:p>0.47653</text:p>
          </table:table-cell>
          <table:table-cell office:value-type="float" office:value="2.6095">
            <text:p>2.6095</text:p>
          </table:table-cell>
          <table:table-cell office:value-type="float" office:value="0">
            <text:p>0</text:p>
          </table:table-cell>
          <table:table-cell office:value-type="float" office:value="25.11">
            <text:p>25.11</text:p>
          </table:table-cell>
        </table:table-row>
        <table:table-row table:style-name="ro1">
          <table:table-cell office:value-type="float" office:value="45.833">
            <text:p>45.833</text:p>
          </table:table-cell>
          <table:table-cell office:value-type="float" office:value="0.53791">
            <text:p>0.53791</text:p>
          </table:table-cell>
          <table:table-cell office:value-type="float" office:value="2.609">
            <text:p>2.609</text:p>
          </table:table-cell>
          <table:table-cell office:value-type="float" office:value="0">
            <text:p>0</text:p>
          </table:table-cell>
          <table:table-cell office:value-type="float" office:value="24.96">
            <text:p>24.96</text:p>
          </table:table-cell>
        </table:table-row>
        <table:table-row table:style-name="ro1">
          <table:table-cell office:value-type="float" office:value="45.917">
            <text:p>45.917</text:p>
          </table:table-cell>
          <table:table-cell office:value-type="float" office:value="0.60507">
            <text:p>0.60507</text:p>
          </table:table-cell>
          <table:table-cell office:value-type="float" office:value="2.609">
            <text:p>2.609</text:p>
          </table:table-cell>
          <table:table-cell office:value-type="float" office:value="0">
            <text:p>0</text:p>
          </table:table-cell>
          <table:table-cell office:value-type="float" office:value="24.93">
            <text:p>24.9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5487">
            <text:p>0.45487</text:p>
          </table:table-cell>
          <table:table-cell office:value-type="float" office:value="2.6089">
            <text:p>2.6089</text:p>
          </table:table-cell>
          <table:table-cell office:value-type="float" office:value="0">
            <text:p>0</text:p>
          </table:table-cell>
          <table:table-cell office:value-type="float" office:value="24.85">
            <text:p>24.85</text:p>
          </table:table-cell>
        </table:table-row>
        <table:table-row table:style-name="ro1">
          <table:table-cell office:value-type="float" office:value="46.083">
            <text:p>46.083</text:p>
          </table:table-cell>
          <table:table-cell office:value-type="float" office:value="0.7148">
            <text:p>0.7148</text:p>
          </table:table-cell>
          <table:table-cell office:value-type="float" office:value="2.6082">
            <text:p>2.6082</text:p>
          </table:table-cell>
          <table:table-cell office:value-type="float" office:value="0">
            <text:p>0</text:p>
          </table:table-cell>
          <table:table-cell office:value-type="float" office:value="24.76">
            <text:p>24.76</text:p>
          </table:table-cell>
        </table:table-row>
        <table:table-row table:style-name="ro1">
          <table:table-cell office:value-type="float" office:value="46.167">
            <text:p>46.167</text:p>
          </table:table-cell>
          <table:table-cell office:value-type="float" office:value="0.63406">
            <text:p>0.63406</text:p>
          </table:table-cell>
          <table:table-cell office:value-type="float" office:value="2.6029">
            <text:p>2.6029</text:p>
          </table:table-cell>
          <table:table-cell office:value-type="float" office:value="0">
            <text:p>0</text:p>
          </table:table-cell>
          <table:table-cell office:value-type="float" office:value="24.77">
            <text:p>24.77</text:p>
          </table:table-cell>
        </table:table-row>
        <table:table-row table:style-name="ro1">
          <table:table-cell office:value-type="float" office:value="46.25">
            <text:p>46.25</text:p>
          </table:table-cell>
          <table:table-cell office:value-type="float" office:value="0.66787">
            <text:p>0.66787</text:p>
          </table:table-cell>
          <table:table-cell office:value-type="float" office:value="2.5987">
            <text:p>2.5987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46.333">
            <text:p>46.333</text:p>
          </table:table-cell>
          <table:table-cell office:value-type="float" office:value="0.787">
            <text:p>0.787</text:p>
          </table:table-cell>
          <table:table-cell office:value-type="float" office:value="2.5935">
            <text:p>2.5935</text:p>
          </table:table-cell>
          <table:table-cell office:value-type="float" office:value="0">
            <text:p>0</text:p>
          </table:table-cell>
          <table:table-cell office:value-type="float" office:value="24.45">
            <text:p>24.45</text:p>
          </table:table-cell>
        </table:table-row>
        <table:table-row table:style-name="ro1">
          <table:table-cell office:value-type="float" office:value="46.417">
            <text:p>46.417</text:p>
          </table:table-cell>
          <table:table-cell office:value-type="float" office:value="0.8231">
            <text:p>0.8231</text:p>
          </table:table-cell>
          <table:table-cell office:value-type="float" office:value="2.5891">
            <text:p>2.5891</text:p>
          </table:table-cell>
          <table:table-cell office:value-type="float" office:value="0">
            <text:p>0</text:p>
          </table:table-cell>
          <table:table-cell office:value-type="float" office:value="24.27">
            <text:p>24.27</text:p>
          </table:table-cell>
        </table:table-row>
        <table:table-row table:style-name="ro1">
          <table:table-cell office:value-type="float" office:value="46.5">
            <text:p>46.5</text:p>
          </table:table-cell>
          <table:table-cell office:value-type="float" office:value="0.72464">
            <text:p>0.72464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46.583">
            <text:p>46.583</text:p>
          </table:table-cell>
          <table:table-cell office:value-type="float" office:value="1.0108">
            <text:p>1.0108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4.04">
            <text:p>24.04</text:p>
          </table:table-cell>
        </table:table-row>
        <table:table-row table:style-name="ro1">
          <table:table-cell office:value-type="float" office:value="46.667">
            <text:p>46.667</text:p>
          </table:table-cell>
          <table:table-cell office:value-type="float" office:value="0.65704">
            <text:p>0.65704</text:p>
          </table:table-cell>
          <table:table-cell office:value-type="float" office:value="2.589">
            <text:p>2.589</text:p>
          </table:table-cell>
          <table:table-cell office:value-type="float" office:value="0">
            <text:p>0</text:p>
          </table:table-cell>
          <table:table-cell office:value-type="float" office:value="24.01">
            <text:p>24.01</text:p>
          </table:table-cell>
        </table:table-row>
        <table:table-row table:style-name="ro1">
          <table:table-cell office:value-type="float" office:value="46.75">
            <text:p>46.75</text:p>
          </table:table-cell>
          <table:table-cell office:value-type="float" office:value="0.89855">
            <text:p>0.89855</text:p>
          </table:table-cell>
          <table:table-cell office:value-type="float" office:value="2.5887">
            <text:p>2.5887</text:p>
          </table:table-cell>
          <table:table-cell office:value-type="float" office:value="0">
            <text:p>0</text:p>
          </table:table-cell>
          <table:table-cell office:value-type="float" office:value="23.74">
            <text:p>23.74</text:p>
          </table:table-cell>
        </table:table-row>
        <table:table-row table:style-name="ro1">
          <table:table-cell office:value-type="float" office:value="46.833">
            <text:p>46.833</text:p>
          </table:table-cell>
          <table:table-cell office:value-type="float" office:value="1.1083">
            <text:p>1.1083</text:p>
          </table:table-cell>
          <table:table-cell office:value-type="float" office:value="2.5867">
            <text:p>2.5867</text:p>
          </table:table-cell>
          <table:table-cell office:value-type="float" office:value="0">
            <text:p>0</text:p>
          </table:table-cell>
          <table:table-cell office:value-type="float" office:value="23.58">
            <text:p>23.58</text:p>
          </table:table-cell>
        </table:table-row>
        <table:table-row table:style-name="ro1">
          <table:table-cell office:value-type="float" office:value="46.917">
            <text:p>46.917</text:p>
          </table:table-cell>
          <table:table-cell office:value-type="float" office:value="1.3357">
            <text:p>1.3357</text:p>
          </table:table-cell>
          <table:table-cell office:value-type="float" office:value="2.5815">
            <text:p>2.5815</text:p>
          </table:table-cell>
          <table:table-cell office:value-type="float" office:value="0">
            <text:p>0</text:p>
          </table:table-cell>
          <table:table-cell office:value-type="float" office:value="22.99">
            <text:p>22.9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3261">
            <text:p>1.3261</text:p>
          </table:table-cell>
          <table:table-cell office:value-type="float" office:value="2.5787">
            <text:p>2.5787</text:p>
          </table:table-cell>
          <table:table-cell office:value-type="float" office:value="0">
            <text:p>0</text:p>
          </table:table-cell>
          <table:table-cell office:value-type="float" office:value="23.34">
            <text:p>23.34</text:p>
          </table:table-cell>
        </table:table-row>
        <table:table-row table:style-name="ro1">
          <table:table-cell office:value-type="float" office:value="47.083">
            <text:p>47.083</text:p>
          </table:table-cell>
          <table:table-cell office:value-type="float" office:value="1.3827">
            <text:p>1.3827</text:p>
          </table:table-cell>
          <table:table-cell office:value-type="float" office:value="2.5748">
            <text:p>2.574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7.167">
            <text:p>47.167</text:p>
          </table:table-cell>
          <table:table-cell office:value-type="float" office:value="1.3791">
            <text:p>1.3791</text:p>
          </table:table-cell>
          <table:table-cell office:value-type="float" office:value="2.5701">
            <text:p>2.5701</text:p>
          </table:table-cell>
          <table:table-cell office:value-type="float" office:value="0">
            <text:p>0</text:p>
          </table:table-cell>
          <table:table-cell office:value-type="float" office:value="23.13">
            <text:p>23.13</text:p>
          </table:table-cell>
        </table:table-row>
        <table:table-row table:style-name="ro1">
          <table:table-cell office:value-type="float" office:value="47.25">
            <text:p>47.25</text:p>
          </table:table-cell>
          <table:table-cell office:value-type="float" office:value="1.6029">
            <text:p>1.6029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2.45">
            <text:p>22.45</text:p>
          </table:table-cell>
        </table:table-row>
        <table:table-row table:style-name="ro1">
          <table:table-cell office:value-type="float" office:value="47.333">
            <text:p>47.333</text:p>
          </table:table-cell>
          <table:table-cell office:value-type="float" office:value="1.721">
            <text:p>1.721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2.56">
            <text:p>22.56</text:p>
          </table:table-cell>
        </table:table-row>
        <table:table-row table:style-name="ro1">
          <table:table-cell office:value-type="float" office:value="47.417">
            <text:p>47.417</text:p>
          </table:table-cell>
          <table:table-cell office:value-type="float" office:value="1.4874">
            <text:p>1.4874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float" office:value="1.5776">
            <text:p>1.5776</text:p>
          </table:table-cell>
          <table:table-cell office:value-type="float" office:value="2.569">
            <text:p>2.569</text:p>
          </table:table-cell>
          <table:table-cell office:value-type="float" office:value="0">
            <text:p>0</text:p>
          </table:table-cell>
          <table:table-cell office:value-type="float" office:value="22.43">
            <text:p>22.43</text:p>
          </table:table-cell>
        </table:table-row>
        <table:table-row table:style-name="ro1">
          <table:table-cell office:value-type="float" office:value="47.583">
            <text:p>47.583</text:p>
          </table:table-cell>
          <table:table-cell office:value-type="float" office:value="1.6679">
            <text:p>1.6679</text:p>
          </table:table-cell>
          <table:table-cell office:value-type="float" office:value="2.5688">
            <text:p>2.5688</text:p>
          </table:table-cell>
          <table:table-cell office:value-type="float" office:value="0">
            <text:p>0</text:p>
          </table:table-cell>
          <table:table-cell office:value-type="float" office:value="22.16">
            <text:p>22.16</text:p>
          </table:table-cell>
        </table:table-row>
        <table:table-row table:style-name="ro1">
          <table:table-cell office:value-type="float" office:value="47.667">
            <text:p>47.667</text:p>
          </table:table-cell>
          <table:table-cell office:value-type="float" office:value="1.6823">
            <text:p>1.6823</text:p>
          </table:table-cell>
          <table:table-cell office:value-type="float" office:value="2.5672">
            <text:p>2.5672</text:p>
          </table:table-cell>
          <table:table-cell office:value-type="float" office:value="0">
            <text:p>0</text:p>
          </table:table-cell>
          <table:table-cell office:value-type="float" office:value="22.42">
            <text:p>22.42</text:p>
          </table:table-cell>
        </table:table-row>
        <table:table-row table:style-name="ro1">
          <table:table-cell office:value-type="float" office:value="47.75">
            <text:p>47.75</text:p>
          </table:table-cell>
          <table:table-cell office:value-type="float" office:value="1.5957">
            <text:p>1.5957</text:p>
          </table:table-cell>
          <table:table-cell office:value-type="float" office:value="2.5635">
            <text:p>2.5635</text:p>
          </table:table-cell>
          <table:table-cell office:value-type="float" office:value="0">
            <text:p>0</text:p>
          </table:table-cell>
          <table:table-cell office:value-type="float" office:value="22.71">
            <text:p>22.71</text:p>
          </table:table-cell>
        </table:table-row>
        <table:table-row table:style-name="ro1">
          <table:table-cell office:value-type="float" office:value="47.833">
            <text:p>47.833</text:p>
          </table:table-cell>
          <table:table-cell office:value-type="float" office:value="1.5018">
            <text:p>1.5018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office:value-type="float" office:value="22.68">
            <text:p>22.68</text:p>
          </table:table-cell>
        </table:table-row>
        <table:table-row table:style-name="ro1">
          <table:table-cell office:value-type="float" office:value="47.917">
            <text:p>47.917</text:p>
          </table:table-cell>
          <table:table-cell office:value-type="float" office:value="1.5362">
            <text:p>1.5362</text:p>
          </table:table-cell>
          <table:table-cell office:value-type="float" office:value="2.5572">
            <text:p>2.5572</text:p>
          </table:table-cell>
          <table:table-cell office:value-type="float" office:value="0">
            <text:p>0</text:p>
          </table:table-cell>
          <table:table-cell office:value-type="float" office:value="22.44">
            <text:p>22.4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7437">
            <text:p>1.7437</text:p>
          </table:table-cell>
          <table:table-cell office:value-type="float" office:value="2.5524">
            <text:p>2.5524</text:p>
          </table:table-cell>
          <table:table-cell office:value-type="float" office:value="0">
            <text:p>0</text:p>
          </table:table-cell>
          <table:table-cell office:value-type="float" office:value="22.32">
            <text:p>22.32</text:p>
          </table:table-cell>
        </table:table-row>
        <table:table-row table:style-name="ro1">
          <table:table-cell office:value-type="float" office:value="48.083">
            <text:p>48.083</text:p>
          </table:table-cell>
          <table:table-cell office:value-type="float" office:value="1.6403">
            <text:p>1.6403</text:p>
          </table:table-cell>
          <table:table-cell office:value-type="float" office:value="2.5494">
            <text:p>2.5494</text:p>
          </table:table-cell>
          <table:table-cell office:value-type="float" office:value="0">
            <text:p>0</text:p>
          </table:table-cell>
          <table:table-cell office:value-type="float" office:value="22.15">
            <text:p>22.15</text:p>
          </table:table-cell>
        </table:table-row>
        <table:table-row table:style-name="ro1">
          <table:table-cell office:value-type="float" office:value="48.167">
            <text:p>48.167</text:p>
          </table:table-cell>
          <table:table-cell office:value-type="float" office:value="1.6703">
            <text:p>1.6703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2.65">
            <text:p>22.65</text:p>
          </table:table-cell>
        </table:table-row>
        <table:table-row table:style-name="ro1">
          <table:table-cell office:value-type="float" office:value="48.25">
            <text:p>48.25</text:p>
          </table:table-cell>
          <table:table-cell office:value-type="float" office:value="1.8773">
            <text:p>1.8773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2.59">
            <text:p>22.59</text:p>
          </table:table-cell>
        </table:table-row>
        <table:table-row table:style-name="ro1">
          <table:table-cell office:value-type="float" office:value="48.333">
            <text:p>48.333</text:p>
          </table:table-cell>
          <table:table-cell office:value-type="float" office:value="1.8628">
            <text:p>1.8628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2.39">
            <text:p>22.39</text:p>
          </table:table-cell>
        </table:table-row>
        <table:table-row table:style-name="ro1">
          <table:table-cell office:value-type="float" office:value="48.417">
            <text:p>48.417</text:p>
          </table:table-cell>
          <table:table-cell office:value-type="float" office:value="1.913">
            <text:p>1.913</text:p>
          </table:table-cell>
          <table:table-cell office:value-type="float" office:value="2.549">
            <text:p>2.549</text:p>
          </table:table-cell>
          <table:table-cell office:value-type="float" office:value="0">
            <text:p>0</text:p>
          </table:table-cell>
          <table:table-cell office:value-type="float" office:value="22.28">
            <text:p>22.28</text:p>
          </table:table-cell>
        </table:table-row>
        <table:table-row table:style-name="ro1">
          <table:table-cell office:value-type="float" office:value="48.5">
            <text:p>48.5</text:p>
          </table:table-cell>
          <table:table-cell office:value-type="float" office:value="1.8381">
            <text:p>1.8381</text:p>
          </table:table-cell>
          <table:table-cell office:value-type="float" office:value="2.5489">
            <text:p>2.5489</text:p>
          </table:table-cell>
          <table:table-cell office:value-type="float" office:value="0">
            <text:p>0</text:p>
          </table:table-cell>
          <table:table-cell office:value-type="float" office:value="22.53">
            <text:p>22.53</text:p>
          </table:table-cell>
        </table:table-row>
        <table:table-row table:style-name="ro1">
          <table:table-cell office:value-type="float" office:value="48.583">
            <text:p>48.583</text:p>
          </table:table-cell>
          <table:table-cell office:value-type="float" office:value="1.7401">
            <text:p>1.7401</text:p>
          </table:table-cell>
          <table:table-cell office:value-type="float" office:value="2.5485">
            <text:p>2.5485</text:p>
          </table:table-cell>
          <table:table-cell office:value-type="float" office:value="0">
            <text:p>0</text:p>
          </table:table-cell>
          <table:table-cell office:value-type="float" office:value="22.43">
            <text:p>22.43</text:p>
          </table:table-cell>
        </table:table-row>
        <table:table-row table:style-name="ro1">
          <table:table-cell office:value-type="float" office:value="48.667">
            <text:p>48.667</text:p>
          </table:table-cell>
          <table:table-cell office:value-type="float" office:value="1.7978">
            <text:p>1.7978</text:p>
          </table:table-cell>
          <table:table-cell office:value-type="float" office:value="2.5471">
            <text:p>2.5471</text:p>
          </table:table-cell>
          <table:table-cell office:value-type="float" office:value="0">
            <text:p>0</text:p>
          </table:table-cell>
          <table:table-cell office:value-type="float" office:value="22.18">
            <text:p>22.18</text:p>
          </table:table-cell>
        </table:table-row>
        <table:table-row table:style-name="ro1">
          <table:table-cell office:value-type="float" office:value="48.75">
            <text:p>48.75</text:p>
          </table:table-cell>
          <table:table-cell office:value-type="float" office:value="1.7174">
            <text:p>1.7174</text:p>
          </table:table-cell>
          <table:table-cell office:value-type="float" office:value="2.5438">
            <text:p>2.5438</text:p>
          </table:table-cell>
          <table:table-cell office:value-type="float" office:value="0">
            <text:p>0</text:p>
          </table:table-cell>
          <table:table-cell office:value-type="float" office:value="22.12">
            <text:p>22.12</text:p>
          </table:table-cell>
        </table:table-row>
        <table:table-row table:style-name="ro1">
          <table:table-cell office:value-type="float" office:value="48.833">
            <text:p>48.833</text:p>
          </table:table-cell>
          <table:table-cell office:value-type="float" office:value="1.9134">
            <text:p>1.9134</text:p>
          </table:table-cell>
          <table:table-cell office:value-type="float" office:value="2.5408">
            <text:p>2.5408</text:p>
          </table:table-cell>
          <table:table-cell office:value-type="float" office:value="0">
            <text:p>0</text:p>
          </table:table-cell>
          <table:table-cell office:value-type="float" office:value="22.22">
            <text:p>22.22</text:p>
          </table:table-cell>
        </table:table-row>
        <table:table-row table:style-name="ro1">
          <table:table-cell office:value-type="float" office:value="48.917">
            <text:p>48.917</text:p>
          </table:table-cell>
          <table:table-cell office:value-type="float" office:value="1.6835">
            <text:p>1.6835</text:p>
          </table:table-cell>
          <table:table-cell office:value-type="float" office:value="2.5391">
            <text:p>2.5391</text:p>
          </table:table-cell>
          <table:table-cell office:value-type="float" office:value="0">
            <text:p>0</text:p>
          </table:table-cell>
          <table:table-cell office:value-type="float" office:value="22.06">
            <text:p>22.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971">
            <text:p>1.7971</text:p>
          </table:table-cell>
          <table:table-cell office:value-type="float" office:value="2.537">
            <text:p>2.537</text:p>
          </table:table-cell>
          <table:table-cell office:value-type="float" office:value="0">
            <text:p>0</text:p>
          </table:table-cell>
          <table:table-cell office:value-type="float" office:value="22.42">
            <text:p>22.42</text:p>
          </table:table-cell>
        </table:table-row>
        <table:table-row table:style-name="ro1">
          <table:table-cell office:value-type="float" office:value="49.083">
            <text:p>49.083</text:p>
          </table:table-cell>
          <table:table-cell office:value-type="float" office:value="1.9314">
            <text:p>1.9314</text:p>
          </table:table-cell>
          <table:table-cell office:value-type="float" office:value="2.5324">
            <text:p>2.5324</text:p>
          </table:table-cell>
          <table:table-cell office:value-type="float" office:value="0">
            <text:p>0</text:p>
          </table:table-cell>
          <table:table-cell office:value-type="float" office:value="22.1">
            <text:p>22.1</text:p>
          </table:table-cell>
        </table:table-row>
        <table:table-row table:style-name="ro1">
          <table:table-cell office:value-type="float" office:value="49.167">
            <text:p>49.167</text:p>
          </table:table-cell>
          <table:table-cell office:value-type="float" office:value="1.7834">
            <text:p>1.7834</text:p>
          </table:table-cell>
          <table:table-cell office:value-type="float" office:value="2.5298">
            <text:p>2.5298</text:p>
          </table:table-cell>
          <table:table-cell office:value-type="float" office:value="0">
            <text:p>0</text:p>
          </table:table-cell>
          <table:table-cell office:value-type="float" office:value="21.66">
            <text:p>21.66</text:p>
          </table:table-cell>
        </table:table-row>
        <table:table-row table:style-name="ro1">
          <table:table-cell office:value-type="float" office:value="49.25">
            <text:p>49.25</text:p>
          </table:table-cell>
          <table:table-cell office:value-type="float" office:value="1.7617">
            <text:p>1.7617</text:p>
          </table:table-cell>
          <table:table-cell office:value-type="float" office:value="2.5291">
            <text:p>2.5291</text:p>
          </table:table-cell>
          <table:table-cell office:value-type="float" office:value="0">
            <text:p>0</text:p>
          </table:table-cell>
          <table:table-cell office:value-type="float" office:value="21.49">
            <text:p>21.49</text:p>
          </table:table-cell>
        </table:table-row>
        <table:table-row table:style-name="ro1">
          <table:table-cell office:value-type="float" office:value="49.333">
            <text:p>49.333</text:p>
          </table:table-cell>
          <table:table-cell office:value-type="float" office:value="1.7906">
            <text:p>1.7906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1.96">
            <text:p>21.96</text:p>
          </table:table-cell>
        </table:table-row>
        <table:table-row table:style-name="ro1">
          <table:table-cell office:value-type="float" office:value="49.417">
            <text:p>49.417</text:p>
          </table:table-cell>
          <table:table-cell office:value-type="float" office:value="1.9242">
            <text:p>1.9242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1.83">
            <text:p>21.83</text:p>
          </table:table-cell>
        </table:table-row>
        <table:table-row table:style-name="ro1">
          <table:table-cell office:value-type="float" office:value="49.5">
            <text:p>49.5</text:p>
          </table:table-cell>
          <table:table-cell office:value-type="float" office:value="1.7978">
            <text:p>1.7978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1.72">
            <text:p>21.72</text:p>
          </table:table-cell>
        </table:table-row>
        <table:table-row table:style-name="ro1">
          <table:table-cell office:value-type="float" office:value="49.583">
            <text:p>49.583</text:p>
          </table:table-cell>
          <table:table-cell office:value-type="float" office:value="1.9312">
            <text:p>1.9312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1.77">
            <text:p>21.77</text:p>
          </table:table-cell>
        </table:table-row>
        <table:table-row table:style-name="ro1">
          <table:table-cell office:value-type="float" office:value="49.667">
            <text:p>49.667</text:p>
          </table:table-cell>
          <table:table-cell office:value-type="float" office:value="1.7014">
            <text:p>1.7014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21.27">
            <text:p>21.27</text:p>
          </table:table-cell>
        </table:table-row>
        <table:table-row table:style-name="ro1">
          <table:table-cell office:value-type="float" office:value="49.75">
            <text:p>49.75</text:p>
          </table:table-cell>
          <table:table-cell office:value-type="float" office:value="1.87">
            <text:p>1.87</text:p>
          </table:table-cell>
          <table:table-cell office:value-type="float" office:value="2.5289">
            <text:p>2.5289</text:p>
          </table:table-cell>
          <table:table-cell office:value-type="float" office:value="0">
            <text:p>0</text:p>
          </table:table-cell>
          <table:table-cell office:value-type="float" office:value="21.56">
            <text:p>21.56</text:p>
          </table:table-cell>
        </table:table-row>
        <table:table-row table:style-name="ro1">
          <table:table-cell office:value-type="float" office:value="49.833">
            <text:p>49.833</text:p>
          </table:table-cell>
          <table:table-cell office:value-type="float" office:value="1.9529">
            <text:p>1.9529</text:p>
          </table:table-cell>
          <table:table-cell office:value-type="float" office:value="2.5283">
            <text:p>2.5283</text:p>
          </table:table-cell>
          <table:table-cell office:value-type="float" office:value="0">
            <text:p>0</text:p>
          </table:table-cell>
          <table:table-cell office:value-type="float" office:value="21.58">
            <text:p>21.58</text:p>
          </table:table-cell>
        </table:table-row>
        <table:table-row table:style-name="ro1">
          <table:table-cell office:value-type="float" office:value="49.917">
            <text:p>49.917</text:p>
          </table:table-cell>
          <table:table-cell office:value-type="float" office:value="1.9495">
            <text:p>1.9495</text:p>
          </table:table-cell>
          <table:table-cell office:value-type="float" office:value="2.5267">
            <text:p>2.5267</text:p>
          </table:table-cell>
          <table:table-cell office:value-type="float" office:value="0">
            <text:p>0</text:p>
          </table:table-cell>
          <table:table-cell office:value-type="float" office:value="21.32">
            <text:p>21.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9317">
            <text:p>1.9317</text:p>
          </table:table-cell>
          <table:table-cell office:value-type="float" office:value="2.5235">
            <text:p>2.5235</text:p>
          </table:table-cell>
          <table:table-cell office:value-type="float" office:value="0">
            <text:p>0</text:p>
          </table:table-cell>
          <table:table-cell office:value-type="float" office:value="21.35">
            <text:p>21.35</text:p>
          </table:table-cell>
        </table:table-row>
        <table:table-row table:style-name="ro1">
          <table:table-cell office:value-type="float" office:value="50.083">
            <text:p>50.083</text:p>
          </table:table-cell>
          <table:table-cell office:value-type="float" office:value="1.9603">
            <text:p>1.9603</text:p>
          </table:table-cell>
          <table:table-cell office:value-type="float" office:value="2.5208">
            <text:p>2.5208</text:p>
          </table:table-cell>
          <table:table-cell office:value-type="float" office:value="0">
            <text:p>0</text:p>
          </table:table-cell>
          <table:table-cell office:value-type="float" office:value="21.24">
            <text:p>21.24</text:p>
          </table:table-cell>
        </table:table-row>
        <table:table-row table:style-name="ro1">
          <table:table-cell office:value-type="float" office:value="50.167">
            <text:p>50.167</text:p>
          </table:table-cell>
          <table:table-cell office:value-type="float" office:value="1.6968">
            <text:p>1.6968</text:p>
          </table:table-cell>
          <table:table-cell office:value-type="float" office:value="2.5193">
            <text:p>2.5193</text:p>
          </table:table-cell>
          <table:table-cell office:value-type="float" office:value="0">
            <text:p>0</text:p>
          </table:table-cell>
          <table:table-cell office:value-type="float" office:value="21.47">
            <text:p>21.47</text:p>
          </table:table-cell>
        </table:table-row>
        <table:table-row table:style-name="ro1">
          <table:table-cell office:value-type="float" office:value="50.25">
            <text:p>50.25</text:p>
          </table:table-cell>
          <table:table-cell office:value-type="float" office:value="1.7617">
            <text:p>1.7617</text:p>
          </table:table-cell>
          <table:table-cell office:value-type="float" office:value="2.5171">
            <text:p>2.5171</text:p>
          </table:table-cell>
          <table:table-cell office:value-type="float" office:value="0">
            <text:p>0</text:p>
          </table:table-cell>
          <table:table-cell office:value-type="float" office:value="21.91">
            <text:p>21.91</text:p>
          </table:table-cell>
        </table:table-row>
        <table:table-row table:style-name="ro1">
          <table:table-cell office:value-type="float" office:value="50.333">
            <text:p>50.333</text:p>
          </table:table-cell>
          <table:table-cell office:value-type="float" office:value="1.705">
            <text:p>1.705</text:p>
          </table:table-cell>
          <table:table-cell office:value-type="float" office:value="2.5138">
            <text:p>2.5138</text:p>
          </table:table-cell>
          <table:table-cell office:value-type="float" office:value="0">
            <text:p>0</text:p>
          </table:table-cell>
          <table:table-cell office:value-type="float" office:value="21.94">
            <text:p>21.94</text:p>
          </table:table-cell>
        </table:table-row>
        <table:table-row table:style-name="ro1">
          <table:table-cell office:value-type="float" office:value="50.417">
            <text:p>50.417</text:p>
          </table:table-cell>
          <table:table-cell office:value-type="float" office:value="1.7319">
            <text:p>1.7319</text:p>
          </table:table-cell>
          <table:table-cell office:value-type="float" office:value="2.5107">
            <text:p>2.5107</text:p>
          </table:table-cell>
          <table:table-cell office:value-type="float" office:value="0">
            <text:p>0</text:p>
          </table:table-cell>
          <table:table-cell office:value-type="float" office:value="21.91">
            <text:p>21.91</text:p>
          </table:table-cell>
        </table:table-row>
        <table:table-row table:style-name="ro1">
          <table:table-cell office:value-type="float" office:value="50.5">
            <text:p>50.5</text:p>
          </table:table-cell>
          <table:table-cell office:value-type="float" office:value="1.7554">
            <text:p>1.7554</text:p>
          </table:table-cell>
          <table:table-cell office:value-type="float" office:value="2.5091">
            <text:p>2.5091</text:p>
          </table:table-cell>
          <table:table-cell office:value-type="float" office:value="0">
            <text:p>0</text:p>
          </table:table-cell>
          <table:table-cell office:value-type="float" office:value="21.79">
            <text:p>21.79</text:p>
          </table:table-cell>
        </table:table-row>
        <table:table-row table:style-name="ro1">
          <table:table-cell office:value-type="float" office:value="50.583">
            <text:p>50.583</text:p>
          </table:table-cell>
          <table:table-cell office:value-type="float" office:value="1.8628">
            <text:p>1.8628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50.667">
            <text:p>50.667</text:p>
          </table:table-cell>
          <table:table-cell office:value-type="float" office:value="1.7806">
            <text:p>1.7806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2.22">
            <text:p>22.22</text:p>
          </table:table-cell>
        </table:table-row>
        <table:table-row table:style-name="ro1">
          <table:table-cell office:value-type="float" office:value="50.75">
            <text:p>50.75</text:p>
          </table:table-cell>
          <table:table-cell office:value-type="float" office:value="1.7978">
            <text:p>1.7978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50.833">
            <text:p>50.833</text:p>
          </table:table-cell>
          <table:table-cell office:value-type="float" office:value="1.7906">
            <text:p>1.7906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2.39">
            <text:p>22.39</text:p>
          </table:table-cell>
        </table:table-row>
        <table:table-row table:style-name="ro1">
          <table:table-cell office:value-type="float" office:value="50.917">
            <text:p>50.917</text:p>
          </table:table-cell>
          <table:table-cell office:value-type="float" office:value="1.8633">
            <text:p>1.8633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2.67">
            <text:p>22.6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7645">
            <text:p>1.7645</text:p>
          </table:table-cell>
          <table:table-cell office:value-type="float" office:value="2.509">
            <text:p>2.509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51.083">
            <text:p>51.083</text:p>
          </table:table-cell>
          <table:table-cell office:value-type="float" office:value="1.8022">
            <text:p>1.8022</text:p>
          </table:table-cell>
          <table:table-cell office:value-type="float" office:value="2.5088">
            <text:p>2.5088</text:p>
          </table:table-cell>
          <table:table-cell office:value-type="float" office:value="0">
            <text:p>0</text:p>
          </table:table-cell>
          <table:table-cell office:value-type="float" office:value="22.34">
            <text:p>22.34</text:p>
          </table:table-cell>
        </table:table-row>
        <table:table-row table:style-name="ro1">
          <table:table-cell office:value-type="float" office:value="51.167">
            <text:p>51.167</text:p>
          </table:table-cell>
          <table:table-cell office:value-type="float" office:value="1.9711">
            <text:p>1.9711</text:p>
          </table:table-cell>
          <table:table-cell office:value-type="float" office:value="2.5086">
            <text:p>2.5086</text:p>
          </table:table-cell>
          <table:table-cell office:value-type="float" office:value="0">
            <text:p>0</text:p>
          </table:table-cell>
          <table:table-cell office:value-type="float" office:value="22.29">
            <text:p>22.29</text:p>
          </table:table-cell>
        </table:table-row>
        <table:table-row table:style-name="ro1">
          <table:table-cell office:value-type="float" office:value="51.25">
            <text:p>51.25</text:p>
          </table:table-cell>
          <table:table-cell office:value-type="float" office:value="1.9783">
            <text:p>1.9783</text:p>
          </table:table-cell>
          <table:table-cell office:value-type="float" office:value="2.5077">
            <text:p>2.5077</text:p>
          </table:table-cell>
          <table:table-cell office:value-type="float" office:value="0">
            <text:p>0</text:p>
          </table:table-cell>
          <table:table-cell office:value-type="float" office:value="22.59">
            <text:p>22.59</text:p>
          </table:table-cell>
        </table:table-row>
        <table:table-row table:style-name="ro1">
          <table:table-cell office:value-type="float" office:value="51.333">
            <text:p>51.333</text:p>
          </table:table-cell>
          <table:table-cell office:value-type="float" office:value="2">
            <text:p>2</text:p>
          </table:table-cell>
          <table:table-cell office:value-type="float" office:value="2.5057">
            <text:p>2.5057</text:p>
          </table:table-cell>
          <table:table-cell office:value-type="float" office:value="0">
            <text:p>0</text:p>
          </table:table-cell>
          <table:table-cell office:value-type="float" office:value="22.76">
            <text:p>22.76</text:p>
          </table:table-cell>
        </table:table-row>
        <table:table-row table:style-name="ro1">
          <table:table-cell office:value-type="float" office:value="51.417">
            <text:p>51.417</text:p>
          </table:table-cell>
          <table:table-cell office:value-type="float" office:value="1.9676">
            <text:p>1.9676</text:p>
          </table:table-cell>
          <table:table-cell office:value-type="float" office:value="2.5031">
            <text:p>2.5031</text:p>
          </table:table-cell>
          <table:table-cell office:value-type="float" office:value="0">
            <text:p>0</text:p>
          </table:table-cell>
          <table:table-cell office:value-type="float" office:value="22.67">
            <text:p>22.67</text:p>
          </table:table-cell>
        </table:table-row>
        <table:table-row table:style-name="ro1">
          <table:table-cell office:value-type="float" office:value="51.5">
            <text:p>51.5</text:p>
          </table:table-cell>
          <table:table-cell office:value-type="float" office:value="2.0108">
            <text:p>2.0108</text:p>
          </table:table-cell>
          <table:table-cell office:value-type="float" office:value="2.5012">
            <text:p>2.5012</text:p>
          </table:table-cell>
          <table:table-cell office:value-type="float" office:value="0">
            <text:p>0</text:p>
          </table:table-cell>
          <table:table-cell office:value-type="float" office:value="22.66">
            <text:p>22.66</text:p>
          </table:table-cell>
        </table:table-row>
        <table:table-row table:style-name="ro1">
          <table:table-cell office:value-type="float" office:value="51.583">
            <text:p>51.583</text:p>
          </table:table-cell>
          <table:table-cell office:value-type="float" office:value="1.9783">
            <text:p>1.9783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float" office:value="51.667">
            <text:p>51.667</text:p>
          </table:table-cell>
          <table:table-cell office:value-type="float" office:value="1.9964">
            <text:p>1.9964</text:p>
          </table:table-cell>
          <table:table-cell office:value-type="float" office:value="2.4991">
            <text:p>2.4991</text:p>
          </table:table-cell>
          <table:table-cell office:value-type="float" office:value="0">
            <text:p>0</text:p>
          </table:table-cell>
          <table:table-cell office:value-type="float" office:value="22.38">
            <text:p>22.38</text:p>
          </table:table-cell>
        </table:table-row>
        <table:table-row table:style-name="ro1">
          <table:table-cell office:value-type="float" office:value="51.75">
            <text:p>51.75</text:p>
          </table:table-cell>
          <table:table-cell office:value-type="float" office:value="1.9317">
            <text:p>1.9317</text:p>
          </table:table-cell>
          <table:table-cell office:value-type="float" office:value="2.496">
            <text:p>2.496</text:p>
          </table:table-cell>
          <table:table-cell office:value-type="float" office:value="0">
            <text:p>0</text:p>
          </table:table-cell>
          <table:table-cell office:value-type="float" office:value="22.61">
            <text:p>22.61</text:p>
          </table:table-cell>
        </table:table-row>
        <table:table-row table:style-name="ro1">
          <table:table-cell office:value-type="float" office:value="51.833">
            <text:p>51.833</text:p>
          </table:table-cell>
          <table:table-cell office:value-type="float" office:value="1.9783">
            <text:p>1.9783</text:p>
          </table:table-cell>
          <table:table-cell office:value-type="float" office:value="2.4927">
            <text:p>2.4927</text:p>
          </table:table-cell>
          <table:table-cell office:value-type="float" office:value="0">
            <text:p>0</text:p>
          </table:table-cell>
          <table:table-cell office:value-type="float" office:value="22.56">
            <text:p>22.56</text:p>
          </table:table-cell>
        </table:table-row>
        <table:table-row table:style-name="ro1">
          <table:table-cell office:value-type="float" office:value="51.917">
            <text:p>51.917</text:p>
          </table:table-cell>
          <table:table-cell office:value-type="float" office:value="1.7834">
            <text:p>1.7834</text:p>
          </table:table-cell>
          <table:table-cell office:value-type="float" office:value="2.491">
            <text:p>2.491</text:p>
          </table:table-cell>
          <table:table-cell office:value-type="float" office:value="0">
            <text:p>0</text:p>
          </table:table-cell>
          <table:table-cell office:value-type="float" office:value="21.52">
            <text:p>21.5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7914">
            <text:p>1.7914</text:p>
          </table:table-cell>
          <table:table-cell office:value-type="float" office:value="2.4902">
            <text:p>2.4902</text:p>
          </table:table-cell>
          <table:table-cell office:value-type="float" office:value="0">
            <text:p>0</text:p>
          </table:table-cell>
          <table:table-cell office:value-type="float" office:value="20.66">
            <text:p>20.66</text:p>
          </table:table-cell>
        </table:table-row>
        <table:table-row table:style-name="ro1">
          <table:table-cell office:value-type="float" office:value="52.083">
            <text:p>52.083</text:p>
          </table:table-cell>
          <table:table-cell office:value-type="float" office:value="1.7978">
            <text:p>1.7978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74">
            <text:p>20.74</text:p>
          </table:table-cell>
        </table:table-row>
        <table:table-row table:style-name="ro1">
          <table:table-cell office:value-type="float" office:value="52.167">
            <text:p>52.167</text:p>
          </table:table-cell>
          <table:table-cell office:value-type="float" office:value="1.8123">
            <text:p>1.8123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74">
            <text:p>20.74</text:p>
          </table:table-cell>
        </table:table-row>
        <table:table-row table:style-name="ro1">
          <table:table-cell office:value-type="float" office:value="52.25">
            <text:p>52.25</text:p>
          </table:table-cell>
          <table:table-cell office:value-type="float" office:value="1.7112">
            <text:p>1.7112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86">
            <text:p>20.86</text:p>
          </table:table-cell>
        </table:table-row>
        <table:table-row table:style-name="ro1">
          <table:table-cell office:value-type="float" office:value="52.333">
            <text:p>52.333</text:p>
          </table:table-cell>
          <table:table-cell office:value-type="float" office:value="1.9245">
            <text:p>1.9245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78">
            <text:p>20.78</text:p>
          </table:table-cell>
        </table:table-row>
        <table:table-row table:style-name="ro1">
          <table:table-cell office:value-type="float" office:value="52.417">
            <text:p>52.417</text:p>
          </table:table-cell>
          <table:table-cell office:value-type="float" office:value="1.8986">
            <text:p>1.898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61">
            <text:p>20.61</text:p>
          </table:table-cell>
        </table:table-row>
        <table:table-row table:style-name="ro1">
          <table:table-cell office:value-type="float" office:value="52.5">
            <text:p>52.5</text:p>
          </table:table-cell>
          <table:table-cell office:value-type="float" office:value="1.946">
            <text:p>1.94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59">
            <text:p>20.59</text:p>
          </table:table-cell>
        </table:table-row>
        <table:table-row table:style-name="ro1">
          <table:table-cell office:value-type="float" office:value="52.583">
            <text:p>52.583</text:p>
          </table:table-cell>
          <table:table-cell office:value-type="float" office:value="2.0181">
            <text:p>2.0181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20.72">
            <text:p>20.72</text:p>
          </table:table-cell>
        </table:table-row>
        <table:table-row table:style-name="ro1">
          <table:table-cell office:value-type="float" office:value="52.667">
            <text:p>52.667</text:p>
          </table:table-cell>
          <table:table-cell office:value-type="float" office:value="1.9783">
            <text:p>1.9783</text:p>
          </table:table-cell>
          <table:table-cell office:value-type="float" office:value="2.4899">
            <text:p>2.4899</text:p>
          </table:table-cell>
          <table:table-cell office:value-type="float" office:value="0">
            <text:p>0</text:p>
          </table:table-cell>
          <table:table-cell office:value-type="float" office:value="20.51">
            <text:p>20.51</text:p>
          </table:table-cell>
        </table:table-row>
        <table:table-row table:style-name="ro1">
          <table:table-cell office:value-type="float" office:value="52.75">
            <text:p>52.75</text:p>
          </table:table-cell>
          <table:table-cell office:value-type="float" office:value="2.0108">
            <text:p>2.0108</text:p>
          </table:table-cell>
          <table:table-cell office:value-type="float" office:value="2.4893">
            <text:p>2.4893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52.833">
            <text:p>52.833</text:p>
          </table:table-cell>
          <table:table-cell office:value-type="float" office:value="1.9964">
            <text:p>1.9964</text:p>
          </table:table-cell>
          <table:table-cell office:value-type="float" office:value="2.4879">
            <text:p>2.4879</text:p>
          </table:table-cell>
          <table:table-cell office:value-type="float" office:value="0">
            <text:p>0</text:p>
          </table:table-cell>
          <table:table-cell office:value-type="float" office:value="20.72">
            <text:p>20.72</text:p>
          </table:table-cell>
        </table:table-row>
        <table:table-row table:style-name="ro1">
          <table:table-cell office:value-type="float" office:value="52.917">
            <text:p>52.917</text:p>
          </table:table-cell>
          <table:table-cell office:value-type="float" office:value="2.0144">
            <text:p>2.0144</text:p>
          </table:table-cell>
          <table:table-cell office:value-type="float" office:value="2.486">
            <text:p>2.486</text:p>
          </table:table-cell>
          <table:table-cell office:value-type="float" office:value="0">
            <text:p>0</text:p>
          </table:table-cell>
          <table:table-cell office:value-type="float" office:value="20.91">
            <text:p>20.9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.0145">
            <text:p>2.0145</text:p>
          </table:table-cell>
          <table:table-cell office:value-type="float" office:value="2.4827">
            <text:p>2.4827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53.083">
            <text:p>53.083</text:p>
          </table:table-cell>
          <table:table-cell office:value-type="float" office:value="2.054">
            <text:p>2.054</text:p>
          </table:table-cell>
          <table:table-cell office:value-type="float" office:value="2.4804">
            <text:p>2.4804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</table:table-row>
        <table:table-row table:style-name="ro1">
          <table:table-cell office:value-type="float" office:value="53.167">
            <text:p>53.167</text:p>
          </table:table-cell>
          <table:table-cell office:value-type="float" office:value="2.0036">
            <text:p>2.0036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office:value-type="float" office:value="20.73">
            <text:p>20.73</text:p>
          </table:table-cell>
        </table:table-row>
        <table:table-row table:style-name="ro1">
          <table:table-cell office:value-type="float" office:value="53.25">
            <text:p>53.25</text:p>
          </table:table-cell>
          <table:table-cell office:value-type="float" office:value="2.065">
            <text:p>2.065</text:p>
          </table:table-cell>
          <table:table-cell office:value-type="float" office:value="2.4779">
            <text:p>2.4779</text:p>
          </table:table-cell>
          <table:table-cell office:value-type="float" office:value="0">
            <text:p>0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float" office:value="53.333">
            <text:p>53.333</text:p>
          </table:table-cell>
          <table:table-cell office:value-type="float" office:value="2.0468">
            <text:p>2.0468</text:p>
          </table:table-cell>
          <table:table-cell office:value-type="float" office:value="2.4753">
            <text:p>2.4753</text:p>
          </table:table-cell>
          <table:table-cell office:value-type="float" office:value="0">
            <text:p>0</text:p>
          </table:table-cell>
          <table:table-cell office:value-type="float" office:value="21.01">
            <text:p>21.01</text:p>
          </table:table-cell>
        </table:table-row>
        <table:table-row table:style-name="ro1">
          <table:table-cell office:value-type="float" office:value="53.417">
            <text:p>53.417</text:p>
          </table:table-cell>
          <table:table-cell office:value-type="float" office:value="2.0505">
            <text:p>2.0505</text:p>
          </table:table-cell>
          <table:table-cell office:value-type="float" office:value="2.4721">
            <text:p>2.4721</text:p>
          </table:table-cell>
          <table:table-cell office:value-type="float" office:value="0">
            <text:p>0</text:p>
          </table:table-cell>
          <table:table-cell office:value-type="float" office:value="20.94">
            <text:p>20.94</text:p>
          </table:table-cell>
        </table:table-row>
        <table:table-row table:style-name="ro1">
          <table:table-cell office:value-type="float" office:value="53.5">
            <text:p>53.5</text:p>
          </table:table-cell>
          <table:table-cell office:value-type="float" office:value="2.0647">
            <text:p>2.0647</text:p>
          </table:table-cell>
          <table:table-cell office:value-type="float" office:value="2.4709">
            <text:p>2.4709</text:p>
          </table:table-cell>
          <table:table-cell office:value-type="float" office:value="0">
            <text:p>0</text:p>
          </table:table-cell>
          <table:table-cell office:value-type="float" office:value="20.91">
            <text:p>20.91</text:p>
          </table:table-cell>
        </table:table-row>
        <table:table-row table:style-name="ro1">
          <table:table-cell office:value-type="float" office:value="53.583">
            <text:p>53.583</text:p>
          </table:table-cell>
          <table:table-cell office:value-type="float" office:value="2.0688">
            <text:p>2.0688</text:p>
          </table:table-cell>
          <table:table-cell office:value-type="float" office:value="2.4701">
            <text:p>2.4701</text:p>
          </table:table-cell>
          <table:table-cell office:value-type="float" office:value="0">
            <text:p>0</text:p>
          </table:table-cell>
          <table:table-cell office:value-type="float" office:value="20.88">
            <text:p>20.88</text:p>
          </table:table-cell>
        </table:table-row>
        <table:table-row table:style-name="ro1">
          <table:table-cell office:value-type="float" office:value="53.667">
            <text:p>53.667</text:p>
          </table:table-cell>
          <table:table-cell office:value-type="float" office:value="2.0324">
            <text:p>2.032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</table:table-row>
        <table:table-row table:style-name="ro1">
          <table:table-cell office:value-type="float" office:value="53.75">
            <text:p>53.75</text:p>
          </table:table-cell>
          <table:table-cell office:value-type="float" office:value="2.018">
            <text:p>2.018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98">
            <text:p>20.98</text:p>
          </table:table-cell>
        </table:table-row>
        <table:table-row table:style-name="ro1">
          <table:table-cell office:value-type="float" office:value="53.833">
            <text:p>53.833</text:p>
          </table:table-cell>
          <table:table-cell office:value-type="float" office:value="2.087">
            <text:p>2.087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94">
            <text:p>20.94</text:p>
          </table:table-cell>
        </table:table-row>
        <table:table-row table:style-name="ro1">
          <table:table-cell office:value-type="float" office:value="53.917">
            <text:p>53.917</text:p>
          </table:table-cell>
          <table:table-cell office:value-type="float" office:value="2.0827">
            <text:p>2.0827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85">
            <text:p>20.8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.0036">
            <text:p>2.0036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73">
            <text:p>20.73</text:p>
          </table:table-cell>
        </table:table-row>
        <table:table-row table:style-name="ro1">
          <table:table-cell office:value-type="float" office:value="54.083">
            <text:p>54.083</text:p>
          </table:table-cell>
          <table:table-cell office:value-type="float" office:value="2.0397">
            <text:p>2.0397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20.78">
            <text:p>20.78</text:p>
          </table:table-cell>
        </table:table-row>
        <table:table-row table:style-name="ro1">
          <table:table-cell office:value-type="float" office:value="54.167">
            <text:p>54.167</text:p>
          </table:table-cell>
          <table:table-cell office:value-type="float" office:value="2.0288">
            <text:p>2.0288</text:p>
          </table:table-cell>
          <table:table-cell office:value-type="float" office:value="2.4699">
            <text:p>2.4699</text:p>
          </table:table-cell>
          <table:table-cell office:value-type="float" office:value="0">
            <text:p>0</text:p>
          </table:table-cell>
          <table:table-cell office:value-type="float" office:value="20.71">
            <text:p>20.71</text:p>
          </table:table-cell>
        </table:table-row>
        <table:table-row table:style-name="ro1">
          <table:table-cell office:value-type="float" office:value="54.25">
            <text:p>54.25</text:p>
          </table:table-cell>
          <table:table-cell office:value-type="float" office:value="2.0576">
            <text:p>2.0576</text:p>
          </table:table-cell>
          <table:table-cell office:value-type="float" office:value="2.4697">
            <text:p>2.4697</text:p>
          </table:table-cell>
          <table:table-cell office:value-type="float" office:value="0">
            <text:p>0</text:p>
          </table:table-cell>
          <table:table-cell office:value-type="float" office:value="20.87">
            <text:p>20.87</text:p>
          </table:table-cell>
        </table:table-row>
        <table:table-row table:style-name="ro1">
          <table:table-cell office:value-type="float" office:value="54.333">
            <text:p>54.333</text:p>
          </table:table-cell>
          <table:table-cell office:value-type="float" office:value="2.0432">
            <text:p>2.0432</text:p>
          </table:table-cell>
          <table:table-cell office:value-type="float" office:value="2.4689">
            <text:p>2.4689</text:p>
          </table:table-cell>
          <table:table-cell office:value-type="float" office:value="0">
            <text:p>0</text:p>
          </table:table-cell>
          <table:table-cell office:value-type="float" office:value="20.99">
            <text:p>20.99</text:p>
          </table:table-cell>
        </table:table-row>
        <table:table-row table:style-name="ro1">
          <table:table-cell office:value-type="float" office:value="54.417">
            <text:p>54.417</text:p>
          </table:table-cell>
          <table:table-cell office:value-type="float" office:value="2.0108">
            <text:p>2.0108</text:p>
          </table:table-cell>
          <table:table-cell office:value-type="float" office:value="2.4678">
            <text:p>2.4678</text:p>
          </table:table-cell>
          <table:table-cell office:value-type="float" office:value="0">
            <text:p>0</text:p>
          </table:table-cell>
          <table:table-cell office:value-type="float" office:value="20.95">
            <text:p>20.95</text:p>
          </table:table-cell>
        </table:table-row>
        <table:table-row table:style-name="ro1">
          <table:table-cell office:value-type="float" office:value="54.5">
            <text:p>54.5</text:p>
          </table:table-cell>
          <table:table-cell office:value-type="float" office:value="2.018">
            <text:p>2.018</text:p>
          </table:table-cell>
          <table:table-cell office:value-type="float" office:value="2.4663">
            <text:p>2.4663</text:p>
          </table:table-cell>
          <table:table-cell office:value-type="float" office:value="0">
            <text:p>0</text:p>
          </table:table-cell>
          <table:table-cell office:value-type="float" office:value="20.93">
            <text:p>20.93</text:p>
          </table:table-cell>
        </table:table-row>
        <table:table-row table:style-name="ro1">
          <table:table-cell office:value-type="float" office:value="54.583">
            <text:p>54.583</text:p>
          </table:table-cell>
          <table:table-cell office:value-type="float" office:value="1.9097">
            <text:p>1.9097</text:p>
          </table:table-cell>
          <table:table-cell office:value-type="float" office:value="2.4638">
            <text:p>2.4638</text:p>
          </table:table-cell>
          <table:table-cell office:value-type="float" office:value="0">
            <text:p>0</text:p>
          </table:table-cell>
          <table:table-cell office:value-type="float" office:value="20.94">
            <text:p>20.94</text:p>
          </table:table-cell>
        </table:table-row>
        <table:table-row table:style-name="ro1">
          <table:table-cell office:value-type="float" office:value="54.667">
            <text:p>54.667</text:p>
          </table:table-cell>
          <table:table-cell office:value-type="float" office:value="1.9675">
            <text:p>1.9675</text:p>
          </table:table-cell>
          <table:table-cell office:value-type="float" office:value="2.4626">
            <text:p>2.4626</text:p>
          </table:table-cell>
          <table:table-cell office:value-type="float" office:value="0">
            <text:p>0</text:p>
          </table:table-cell>
          <table:table-cell office:value-type="float" office:value="20.91">
            <text:p>20.91</text:p>
          </table:table-cell>
        </table:table-row>
        <table:table-row table:style-name="ro1">
          <table:table-cell office:value-type="float" office:value="54.75">
            <text:p>54.75</text:p>
          </table:table-cell>
          <table:table-cell office:value-type="float" office:value="1.9676">
            <text:p>1.9676</text:p>
          </table:table-cell>
          <table:table-cell office:value-type="float" office:value="2.461">
            <text:p>2.461</text:p>
          </table:table-cell>
          <table:table-cell office:value-type="float" office:value="0">
            <text:p>0</text:p>
          </table:table-cell>
          <table:table-cell office:value-type="float" office:value="20.88">
            <text:p>20.88</text:p>
          </table:table-cell>
        </table:table-row>
        <table:table-row table:style-name="ro1">
          <table:table-cell office:value-type="float" office:value="54.833">
            <text:p>54.833</text:p>
          </table:table-cell>
          <table:table-cell office:value-type="float" office:value="1.9604">
            <text:p>1.9604</text:p>
          </table:table-cell>
          <table:table-cell office:value-type="float" office:value="2.4602">
            <text:p>2.4602</text:p>
          </table:table-cell>
          <table:table-cell office:value-type="float" office:value="0">
            <text:p>0</text:p>
          </table:table-cell>
          <table:table-cell office:value-type="float" office:value="20.71">
            <text:p>20.71</text:p>
          </table:table-cell>
        </table:table-row>
        <table:table-row table:style-name="ro1">
          <table:table-cell office:value-type="float" office:value="54.917">
            <text:p>54.917</text:p>
          </table:table-cell>
          <table:table-cell office:value-type="float" office:value="1.9819">
            <text:p>1.9819</text:p>
          </table:table-cell>
          <table:table-cell office:value-type="float" office:value="2.4595">
            <text:p>2.4595</text:p>
          </table:table-cell>
          <table:table-cell office:value-type="float" office:value="0">
            <text:p>0</text:p>
          </table:table-cell>
          <table:table-cell office:value-type="float" office:value="20.81">
            <text:p>20.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8777">
            <text:p>1.8777</text:p>
          </table:table-cell>
          <table:table-cell office:value-type="float" office:value="2.4581">
            <text:p>2.4581</text:p>
          </table:table-cell>
          <table:table-cell office:value-type="float" office:value="0">
            <text:p>0</text:p>
          </table:table-cell>
          <table:table-cell office:value-type="float" office:value="21.33">
            <text:p>21.33</text:p>
          </table:table-cell>
        </table:table-row>
        <table:table-row table:style-name="ro1">
          <table:table-cell office:value-type="float" office:value="55.083">
            <text:p>55.083</text:p>
          </table:table-cell>
          <table:table-cell office:value-type="float" office:value="1.8993">
            <text:p>1.8993</text:p>
          </table:table-cell>
          <table:table-cell office:value-type="float" office:value="2.4569">
            <text:p>2.4569</text:p>
          </table:table-cell>
          <table:table-cell office:value-type="float" office:value="0">
            <text:p>0</text:p>
          </table:table-cell>
          <table:table-cell office:value-type="float" office:value="21.28">
            <text:p>21.28</text:p>
          </table:table-cell>
        </table:table-row>
        <table:table-row table:style-name="ro1">
          <table:table-cell office:value-type="float" office:value="55.167">
            <text:p>55.167</text:p>
          </table:table-cell>
          <table:table-cell office:value-type="float" office:value="1.8231">
            <text:p>1.8231</text:p>
          </table:table-cell>
          <table:table-cell office:value-type="float" office:value="2.4534">
            <text:p>2.4534</text:p>
          </table:table-cell>
          <table:table-cell office:value-type="float" office:value="0">
            <text:p>0</text:p>
          </table:table-cell>
          <table:table-cell office:value-type="float" office:value="21.04">
            <text:p>21.04</text:p>
          </table:table-cell>
        </table:table-row>
        <table:table-row table:style-name="ro1">
          <table:table-cell office:value-type="float" office:value="55.25">
            <text:p>55.25</text:p>
          </table:table-cell>
          <table:table-cell office:value-type="float" office:value="1.852">
            <text:p>1.852</text:p>
          </table:table-cell>
          <table:table-cell office:value-type="float" office:value="2.4521">
            <text:p>2.4521</text:p>
          </table:table-cell>
          <table:table-cell office:value-type="float" office:value="0">
            <text:p>0</text:p>
          </table:table-cell>
          <table:table-cell office:value-type="float" office:value="21.45">
            <text:p>21.45</text:p>
          </table:table-cell>
        </table:table-row>
        <table:table-row table:style-name="ro1">
          <table:table-cell office:value-type="float" office:value="55.333">
            <text:p>55.333</text:p>
          </table:table-cell>
          <table:table-cell office:value-type="float" office:value="1.8561">
            <text:p>1.8561</text:p>
          </table:table-cell>
          <table:table-cell office:value-type="float" office:value="2.4514">
            <text:p>2.4514</text:p>
          </table:table-cell>
          <table:table-cell office:value-type="float" office:value="0">
            <text:p>0</text:p>
          </table:table-cell>
          <table:table-cell office:value-type="float" office:value="21.36">
            <text:p>21.36</text:p>
          </table:table-cell>
        </table:table-row>
        <table:table-row table:style-name="ro1">
          <table:table-cell office:value-type="float" office:value="55.417">
            <text:p>55.417</text:p>
          </table:table-cell>
          <table:table-cell office:value-type="float" office:value="1.8448">
            <text:p>1.8448</text:p>
          </table:table-cell>
          <table:table-cell office:value-type="float" office:value="2.4505">
            <text:p>2.4505</text:p>
          </table:table-cell>
          <table:table-cell office:value-type="float" office:value="0">
            <text:p>0</text:p>
          </table:table-cell>
          <table:table-cell office:value-type="float" office:value="21.29">
            <text:p>21.29</text:p>
          </table:table-cell>
        </table:table-row>
        <table:table-row table:style-name="ro1">
          <table:table-cell office:value-type="float" office:value="55.5">
            <text:p>55.5</text:p>
          </table:table-cell>
          <table:table-cell office:value-type="float" office:value="1.4801">
            <text:p>1.4801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24">
            <text:p>21.24</text:p>
          </table:table-cell>
        </table:table-row>
        <table:table-row table:style-name="ro1">
          <table:table-cell office:value-type="float" office:value="55.583">
            <text:p>55.583</text:p>
          </table:table-cell>
          <table:table-cell office:value-type="float" office:value="1.1799">
            <text:p>1.1799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39">
            <text:p>21.39</text:p>
          </table:table-cell>
        </table:table-row>
        <table:table-row table:style-name="ro1">
          <table:table-cell office:value-type="float" office:value="55.667">
            <text:p>55.667</text:p>
          </table:table-cell>
          <table:table-cell office:value-type="float" office:value="1.278">
            <text:p>1.278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41">
            <text:p>21.41</text:p>
          </table:table-cell>
        </table:table-row>
        <table:table-row table:style-name="ro1">
          <table:table-cell office:value-type="float" office:value="55.75">
            <text:p>55.75</text:p>
          </table:table-cell>
          <table:table-cell office:value-type="float" office:value="1.1871">
            <text:p>1.1871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39">
            <text:p>21.39</text:p>
          </table:table-cell>
        </table:table-row>
        <table:table-row table:style-name="ro1">
          <table:table-cell office:value-type="float" office:value="55.833">
            <text:p>55.833</text:p>
          </table:table-cell>
          <table:table-cell office:value-type="float" office:value="1.2996">
            <text:p>1.2996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51">
            <text:p>21.51</text:p>
          </table:table-cell>
        </table:table-row>
        <table:table-row table:style-name="ro1">
          <table:table-cell office:value-type="float" office:value="55.917">
            <text:p>55.917</text:p>
          </table:table-cell>
          <table:table-cell office:value-type="float" office:value="1.3069">
            <text:p>1.3069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62">
            <text:p>21.6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3813">
            <text:p>1.3813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69">
            <text:p>21.69</text:p>
          </table:table-cell>
        </table:table-row>
        <table:table-row table:style-name="ro1">
          <table:table-cell office:value-type="float" office:value="56.083">
            <text:p>56.083</text:p>
          </table:table-cell>
          <table:table-cell office:value-type="float" office:value="1.4513">
            <text:p>1.4513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43">
            <text:p>21.43</text:p>
          </table:table-cell>
        </table:table-row>
        <table:table-row table:style-name="ro1">
          <table:table-cell office:value-type="float" office:value="56.167">
            <text:p>56.167</text:p>
          </table:table-cell>
          <table:table-cell office:value-type="float" office:value="1.509">
            <text:p>1.509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47">
            <text:p>21.47</text:p>
          </table:table-cell>
        </table:table-row>
        <table:table-row table:style-name="ro1">
          <table:table-cell office:value-type="float" office:value="56.25">
            <text:p>56.25</text:p>
          </table:table-cell>
          <table:table-cell office:value-type="float" office:value="1.5036">
            <text:p>1.5036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35">
            <text:p>21.35</text:p>
          </table:table-cell>
        </table:table-row>
        <table:table-row table:style-name="ro1">
          <table:table-cell office:value-type="float" office:value="56.333">
            <text:p>56.333</text:p>
          </table:table-cell>
          <table:table-cell office:value-type="float" office:value="1.4801">
            <text:p>1.4801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55">
            <text:p>21.55</text:p>
          </table:table-cell>
        </table:table-row>
        <table:table-row table:style-name="ro1">
          <table:table-cell office:value-type="float" office:value="56.417">
            <text:p>56.417</text:p>
          </table:table-cell>
          <table:table-cell office:value-type="float" office:value="1.4152">
            <text:p>1.4152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62">
            <text:p>21.62</text:p>
          </table:table-cell>
        </table:table-row>
        <table:table-row table:style-name="ro1">
          <table:table-cell office:value-type="float" office:value="56.5">
            <text:p>56.5</text:p>
          </table:table-cell>
          <table:table-cell office:value-type="float" office:value="1.4676">
            <text:p>1.4676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68">
            <text:p>21.68</text:p>
          </table:table-cell>
        </table:table-row>
        <table:table-row table:style-name="ro1">
          <table:table-cell office:value-type="float" office:value="56.583">
            <text:p>56.583</text:p>
          </table:table-cell>
          <table:table-cell office:value-type="float" office:value="1.2852">
            <text:p>1.2852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63">
            <text:p>21.63</text:p>
          </table:table-cell>
        </table:table-row>
        <table:table-row table:style-name="ro1">
          <table:table-cell office:value-type="float" office:value="56.667">
            <text:p>56.667</text:p>
          </table:table-cell>
          <table:table-cell office:value-type="float" office:value="1.213">
            <text:p>1.213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59">
            <text:p>21.59</text:p>
          </table:table-cell>
        </table:table-row>
        <table:table-row table:style-name="ro1">
          <table:table-cell office:value-type="float" office:value="56.75">
            <text:p>56.75</text:p>
          </table:table-cell>
          <table:table-cell office:value-type="float" office:value="1.3022">
            <text:p>1.3022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05">
            <text:p>21.05</text:p>
          </table:table-cell>
        </table:table-row>
        <table:table-row table:style-name="ro1">
          <table:table-cell office:value-type="float" office:value="56.833">
            <text:p>56.833</text:p>
          </table:table-cell>
          <table:table-cell office:value-type="float" office:value="1.1047">
            <text:p>1.1047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0.92">
            <text:p>20.92</text:p>
          </table:table-cell>
        </table:table-row>
        <table:table-row table:style-name="ro1">
          <table:table-cell office:value-type="float" office:value="56.917">
            <text:p>56.917</text:p>
          </table:table-cell>
          <table:table-cell office:value-type="float" office:value="1.7184">
            <text:p>1.7184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21.01">
            <text:p>21.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0719">
            <text:p>2.0719</text:p>
          </table:table-cell>
          <table:table-cell office:value-type="float" office:value="2.45">
            <text:p>2.45</text:p>
          </table:table-cell>
          <table:table-cell office:value-type="float" office:value="2.21">
            <text:p>2.21</text:p>
          </table:table-cell>
          <table:table-cell office:value-type="float" office:value="21.04">
            <text:p>21.04</text:p>
          </table:table-cell>
        </table:table-row>
        <table:table-row table:style-name="ro1">
          <table:table-cell office:value-type="float" office:value="57.083">
            <text:p>57.083</text:p>
          </table:table-cell>
          <table:table-cell office:value-type="float" office:value="3.0036">
            <text:p>3.0036</text:p>
          </table:table-cell>
          <table:table-cell office:value-type="float" office:value="2.45">
            <text:p>2.45</text:p>
          </table:table-cell>
          <table:table-cell office:value-type="float" office:value="5.52">
            <text:p>5.52</text:p>
          </table:table-cell>
          <table:table-cell office:value-type="float" office:value="21.04">
            <text:p>21.04</text:p>
          </table:table-cell>
        </table:table-row>
        <table:table-row table:style-name="ro1">
          <table:table-cell office:value-type="float" office:value="57.167">
            <text:p>57.167</text:p>
          </table:table-cell>
          <table:table-cell office:value-type="float" office:value="3.8773">
            <text:p>3.8773</text:p>
          </table:table-cell>
          <table:table-cell office:value-type="float" office:value="2.45">
            <text:p>2.45</text:p>
          </table:table-cell>
          <table:table-cell office:value-type="float" office:value="12.54">
            <text:p>12.5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.25">
            <text:p>57.25</text:p>
          </table:table-cell>
          <table:table-cell office:value-type="float" office:value="4.3863">
            <text:p>4.3863</text:p>
          </table:table-cell>
          <table:table-cell office:value-type="float" office:value="2.45">
            <text:p>2.45</text:p>
          </table:table-cell>
          <table:table-cell office:value-type="float" office:value="17">
            <text:p>17</text:p>
          </table:table-cell>
          <table:table-cell office:value-type="float" office:value="21.17">
            <text:p>21.17</text:p>
          </table:table-cell>
        </table:table-row>
        <table:table-row table:style-name="ro1">
          <table:table-cell office:value-type="float" office:value="57.333">
            <text:p>57.333</text:p>
          </table:table-cell>
          <table:table-cell office:value-type="float" office:value="14.816">
            <text:p>14.816</text:p>
          </table:table-cell>
          <table:table-cell office:value-type="float" office:value="2.45">
            <text:p>2.45</text:p>
          </table:table-cell>
          <table:table-cell office:value-type="float" office:value="22.54">
            <text:p>22.54</text:p>
          </table:table-cell>
          <table:table-cell office:value-type="float" office:value="21.13">
            <text:p>21.13</text:p>
          </table:table-cell>
        </table:table-row>
        <table:table-row table:style-name="ro1">
          <table:table-cell office:value-type="float" office:value="57.417">
            <text:p>57.417</text:p>
          </table:table-cell>
          <table:table-cell office:value-type="float" office:value="23.565">
            <text:p>23.565</text:p>
          </table:table-cell>
          <table:table-cell office:value-type="float" office:value="2.4543">
            <text:p>2.4543</text:p>
          </table:table-cell>
          <table:table-cell office:value-type="float" office:value="84.76">
            <text:p>84.76</text:p>
          </table:table-cell>
          <table:table-cell office:value-type="float" office:value="21.62">
            <text:p>21.62</text:p>
          </table:table-cell>
        </table:table-row>
        <table:table-row table:style-name="ro1">
          <table:table-cell office:value-type="float" office:value="57.5">
            <text:p>57.5</text:p>
          </table:table-cell>
          <table:table-cell office:value-type="float" office:value="27.38">
            <text:p>27.38</text:p>
          </table:table-cell>
          <table:table-cell office:value-type="float" office:value="2.4604">
            <text:p>2.4604</text:p>
          </table:table-cell>
          <table:table-cell office:value-type="float" office:value="120.38">
            <text:p>120.38</text:p>
          </table:table-cell>
          <table:table-cell office:value-type="float" office:value="22.83">
            <text:p>22.83</text:p>
          </table:table-cell>
        </table:table-row>
        <table:table-row table:style-name="ro1">
          <table:table-cell office:value-type="float" office:value="57.583">
            <text:p>57.583</text:p>
          </table:table-cell>
          <table:table-cell office:value-type="float" office:value="31.531">
            <text:p>31.531</text:p>
          </table:table-cell>
          <table:table-cell office:value-type="float" office:value="2.4653">
            <text:p>2.4653</text:p>
          </table:table-cell>
          <table:table-cell office:value-type="float" office:value="142.1">
            <text:p>142.1</text:p>
          </table:table-cell>
          <table:table-cell office:value-type="float" office:value="24.74">
            <text:p>24.74</text:p>
          </table:table-cell>
        </table:table-row>
        <table:table-row table:style-name="ro1">
          <table:table-cell office:value-type="float" office:value="57.667">
            <text:p>57.667</text:p>
          </table:table-cell>
          <table:table-cell office:value-type="float" office:value="36.536">
            <text:p>36.536</text:p>
          </table:table-cell>
          <table:table-cell office:value-type="float" office:value="2.4696">
            <text:p>2.4696</text:p>
          </table:table-cell>
          <table:table-cell office:value-type="float" office:value="166.63">
            <text:p>166.63</text:p>
          </table:table-cell>
          <table:table-cell office:value-type="float" office:value="25.89">
            <text:p>25.89</text:p>
          </table:table-cell>
        </table:table-row>
        <table:table-row table:style-name="ro1">
          <table:table-cell office:value-type="float" office:value="57.75">
            <text:p>57.75</text:p>
          </table:table-cell>
          <table:table-cell office:value-type="float" office:value="41.764">
            <text:p>41.764</text:p>
          </table:table-cell>
          <table:table-cell office:value-type="float" office:value="2.47">
            <text:p>2.47</text:p>
          </table:table-cell>
          <table:table-cell office:value-type="float" office:value="192.07">
            <text:p>192.07</text:p>
          </table:table-cell>
          <table:table-cell office:value-type="float" office:value="25.93">
            <text:p>25.93</text:p>
          </table:table-cell>
        </table:table-row>
        <table:table-row table:style-name="ro1">
          <table:table-cell office:value-type="float" office:value="57.833">
            <text:p>57.833</text:p>
          </table:table-cell>
          <table:table-cell office:value-type="float" office:value="54.655">
            <text:p>54.655</text:p>
          </table:table-cell>
          <table:table-cell office:value-type="float" office:value="2.4805">
            <text:p>2.4805</text:p>
          </table:table-cell>
          <table:table-cell office:value-type="float" office:value="218.89">
            <text:p>218.89</text:p>
          </table:table-cell>
          <table:table-cell office:value-type="float" office:value="25.42">
            <text:p>25.42</text:p>
          </table:table-cell>
        </table:table-row>
        <table:table-row table:style-name="ro1">
          <table:table-cell office:value-type="float" office:value="57.917">
            <text:p>57.917</text:p>
          </table:table-cell>
          <table:table-cell office:value-type="float" office:value="21.733">
            <text:p>21.733</text:p>
          </table:table-cell>
          <table:table-cell office:value-type="float" office:value="2.4655">
            <text:p>2.4655</text:p>
          </table:table-cell>
          <table:table-cell office:value-type="float" office:value="251.36">
            <text:p>251.36</text:p>
          </table:table-cell>
          <table:table-cell office:value-type="float" office:value="26.41">
            <text:p>26.4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6.939">
            <text:p>36.939</text:p>
          </table:table-cell>
          <table:table-cell office:value-type="float" office:value="2.4724">
            <text:p>2.4724</text:p>
          </table:table-cell>
          <table:table-cell office:value-type="float" office:value="94.1">
            <text:p>94.1</text:p>
          </table:table-cell>
          <table:table-cell office:value-type="float" office:value="24.23">
            <text:p>24.23</text:p>
          </table:table-cell>
        </table:table-row>
        <table:table-row table:style-name="ro1">
          <table:table-cell office:value-type="float" office:value="58.083">
            <text:p>58.083</text:p>
          </table:table-cell>
          <table:table-cell office:value-type="float" office:value="46.264">
            <text:p>46.264</text:p>
          </table:table-cell>
          <table:table-cell office:value-type="float" office:value="2.4781">
            <text:p>2.4781</text:p>
          </table:table-cell>
          <table:table-cell office:value-type="float" office:value="207.64">
            <text:p>207.64</text:p>
          </table:table-cell>
          <table:table-cell office:value-type="float" office:value="25.96">
            <text:p>25.96</text:p>
          </table:table-cell>
        </table:table-row>
        <table:table-row table:style-name="ro1">
          <table:table-cell office:value-type="float" office:value="58.167">
            <text:p>58.167</text:p>
          </table:table-cell>
          <table:table-cell office:value-type="float" office:value="28.787">
            <text:p>28.787</text:p>
          </table:table-cell>
          <table:table-cell office:value-type="float" office:value="2.47">
            <text:p>2.47</text:p>
          </table:table-cell>
          <table:table-cell office:value-type="float" office:value="199.24">
            <text:p>199.24</text:p>
          </table:table-cell>
          <table:table-cell office:value-type="float" office:value="26.59">
            <text:p>26.59</text:p>
          </table:table-cell>
        </table:table-row>
        <table:table-row table:style-name="ro1">
          <table:table-cell office:value-type="float" office:value="58.25">
            <text:p>58.25</text:p>
          </table:table-cell>
          <table:table-cell office:value-type="float" office:value="79.643">
            <text:p>79.643</text:p>
          </table:table-cell>
          <table:table-cell office:value-type="float" office:value="2.495">
            <text:p>2.495</text:p>
          </table:table-cell>
          <table:table-cell office:value-type="float" office:value="129.86">
            <text:p>129.86</text:p>
          </table:table-cell>
          <table:table-cell office:value-type="float" office:value="24.81">
            <text:p>24.81</text:p>
          </table:table-cell>
        </table:table-row>
        <table:table-row table:style-name="ro1">
          <table:table-cell office:value-type="float" office:value="58.333">
            <text:p>58.333</text:p>
          </table:table-cell>
          <table:table-cell office:value-type="float" office:value="89.953">
            <text:p>89.953</text:p>
          </table:table-cell>
          <table:table-cell office:value-type="float" office:value="2.5084">
            <text:p>2.5084</text:p>
          </table:table-cell>
          <table:table-cell office:value-type="float" office:value="423.25">
            <text:p>423.25</text:p>
          </table:table-cell>
          <table:table-cell office:value-type="float" office:value="25.92">
            <text:p>25.92</text:p>
          </table:table-cell>
        </table:table-row>
        <table:table-row table:style-name="ro1">
          <table:table-cell office:value-type="float" office:value="58.417">
            <text:p>58.417</text:p>
          </table:table-cell>
          <table:table-cell office:value-type="float" office:value="87.217">
            <text:p>87.217</text:p>
          </table:table-cell>
          <table:table-cell office:value-type="float" office:value="2.5089">
            <text:p>2.5089</text:p>
          </table:table-cell>
          <table:table-cell office:value-type="float" office:value="432.37">
            <text:p>432.37</text:p>
          </table:table-cell>
          <table:table-cell office:value-type="float" office:value="26.52">
            <text:p>26.52</text:p>
          </table:table-cell>
        </table:table-row>
        <table:table-row table:style-name="ro1">
          <table:table-cell office:value-type="float" office:value="58.5">
            <text:p>58.5</text:p>
          </table:table-cell>
          <table:table-cell office:value-type="float" office:value="107.77">
            <text:p>107.77</text:p>
          </table:table-cell>
          <table:table-cell office:value-type="float" office:value="2.5206">
            <text:p>2.5206</text:p>
          </table:table-cell>
          <table:table-cell office:value-type="float" office:value="423.69">
            <text:p>423.69</text:p>
          </table:table-cell>
          <table:table-cell office:value-type="float" office:value="25.96">
            <text:p>25.96</text:p>
          </table:table-cell>
        </table:table-row>
        <table:table-row table:style-name="ro1">
          <table:table-cell office:value-type="float" office:value="58.583">
            <text:p>58.583</text:p>
          </table:table-cell>
          <table:table-cell office:value-type="float" office:value="125.17">
            <text:p>125.17</text:p>
          </table:table-cell>
          <table:table-cell office:value-type="float" office:value="2.5325">
            <text:p>2.5325</text:p>
          </table:table-cell>
          <table:table-cell office:value-type="float" office:value="515.41">
            <text:p>515.41</text:p>
          </table:table-cell>
          <table:table-cell office:value-type="float" office:value="27.36">
            <text:p>27.36</text:p>
          </table:table-cell>
        </table:table-row>
        <table:table-row table:style-name="ro1">
          <table:table-cell office:value-type="float" office:value="58.667">
            <text:p>58.667</text:p>
          </table:table-cell>
          <table:table-cell office:value-type="float" office:value="87.029">
            <text:p>87.029</text:p>
          </table:table-cell>
          <table:table-cell office:value-type="float" office:value="2.5215">
            <text:p>2.5215</text:p>
          </table:table-cell>
          <table:table-cell office:value-type="float" office:value="588.85">
            <text:p>588.85</text:p>
          </table:table-cell>
          <table:table-cell office:value-type="float" office:value="29.05">
            <text:p>29.05</text:p>
          </table:table-cell>
        </table:table-row>
        <table:table-row table:style-name="ro1">
          <table:table-cell office:value-type="float" office:value="58.75">
            <text:p>58.75</text:p>
          </table:table-cell>
          <table:table-cell office:value-type="float" office:value="91.505">
            <text:p>91.505</text:p>
          </table:table-cell>
          <table:table-cell office:value-type="float" office:value="2.5278">
            <text:p>2.5278</text:p>
          </table:table-cell>
          <table:table-cell office:value-type="float" office:value="387.24">
            <text:p>387.24</text:p>
          </table:table-cell>
          <table:table-cell office:value-type="float" office:value="27.99">
            <text:p>27.99</text:p>
          </table:table-cell>
        </table:table-row>
        <table:table-row table:style-name="ro1">
          <table:table-cell office:value-type="float" office:value="58.833">
            <text:p>58.833</text:p>
          </table:table-cell>
          <table:table-cell office:value-type="float" office:value="71.733">
            <text:p>71.733</text:p>
          </table:table-cell>
          <table:table-cell office:value-type="float" office:value="2.5187">
            <text:p>2.5187</text:p>
          </table:table-cell>
          <table:table-cell office:value-type="float" office:value="422.86">
            <text:p>422.86</text:p>
          </table:table-cell>
          <table:table-cell office:value-type="float" office:value="27.19">
            <text:p>27.19</text:p>
          </table:table-cell>
        </table:table-row>
        <table:table-row table:style-name="ro1">
          <table:table-cell office:value-type="float" office:value="58.917">
            <text:p>58.917</text:p>
          </table:table-cell>
          <table:table-cell office:value-type="float" office:value="119.75">
            <text:p>119.75</text:p>
          </table:table-cell>
          <table:table-cell office:value-type="float" office:value="2.5442">
            <text:p>2.5442</text:p>
          </table:table-cell>
          <table:table-cell office:value-type="float" office:value="340.64">
            <text:p>340.64</text:p>
          </table:table-cell>
          <table:table-cell office:value-type="float" office:value="25.87">
            <text:p>25.8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4.84">
            <text:p>114.84</text:p>
          </table:table-cell>
          <table:table-cell office:value-type="float" office:value="2.5467">
            <text:p>2.5467</text:p>
          </table:table-cell>
          <table:table-cell office:value-type="float" office:value="541.5">
            <text:p>541.5</text:p>
          </table:table-cell>
          <table:table-cell office:value-type="float" office:value="27.08">
            <text:p>27.08</text:p>
          </table:table-cell>
        </table:table-row>
        <table:table-row table:style-name="ro1">
          <table:table-cell office:value-type="float" office:value="59.083">
            <text:p>59.083</text:p>
          </table:table-cell>
          <table:table-cell office:value-type="float" office:value="114.01">
            <text:p>114.01</text:p>
          </table:table-cell>
          <table:table-cell office:value-type="float" office:value="2.5518">
            <text:p>2.5518</text:p>
          </table:table-cell>
          <table:table-cell office:value-type="float" office:value="528.71">
            <text:p>528.71</text:p>
          </table:table-cell>
          <table:table-cell office:value-type="float" office:value="26.26">
            <text:p>26.26</text:p>
          </table:table-cell>
        </table:table-row>
        <table:table-row table:style-name="ro1">
          <table:table-cell office:value-type="float" office:value="59.167">
            <text:p>59.167</text:p>
          </table:table-cell>
          <table:table-cell office:value-type="float" office:value="135.12">
            <text:p>135.12</text:p>
          </table:table-cell>
          <table:table-cell office:value-type="float" office:value="2.5659">
            <text:p>2.5659</text:p>
          </table:table-cell>
          <table:table-cell office:value-type="float" office:value="516.61">
            <text:p>516.61</text:p>
          </table:table-cell>
          <table:table-cell office:value-type="float" office:value="26.88">
            <text:p>26.88</text:p>
          </table:table-cell>
        </table:table-row>
        <table:table-row table:style-name="ro1">
          <table:table-cell office:value-type="float" office:value="59.25">
            <text:p>59.25</text:p>
          </table:table-cell>
          <table:table-cell office:value-type="float" office:value="145.58">
            <text:p>145.58</text:p>
          </table:table-cell>
          <table:table-cell office:value-type="float" office:value="2.5774">
            <text:p>2.5774</text:p>
          </table:table-cell>
          <table:table-cell office:value-type="float" office:value="628.32">
            <text:p>628.32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float" office:value="59.333">
            <text:p>59.333</text:p>
          </table:table-cell>
          <table:table-cell office:value-type="float" office:value="129.47">
            <text:p>129.47</text:p>
          </table:table-cell>
          <table:table-cell office:value-type="float" office:value="2.575">
            <text:p>2.575</text:p>
          </table:table-cell>
          <table:table-cell office:value-type="float" office:value="671.21">
            <text:p>671.21</text:p>
          </table:table-cell>
          <table:table-cell office:value-type="float" office:value="29.02">
            <text:p>29.02</text:p>
          </table:table-cell>
        </table:table-row>
        <table:table-row table:style-name="ro1">
          <table:table-cell office:value-type="float" office:value="59.417">
            <text:p>59.417</text:p>
          </table:table-cell>
          <table:table-cell office:value-type="float" office:value="130.54">
            <text:p>130.54</text:p>
          </table:table-cell>
          <table:table-cell office:value-type="float" office:value="2.579">
            <text:p>2.579</text:p>
          </table:table-cell>
          <table:table-cell office:value-type="float" office:value="595.57">
            <text:p>595.57</text:p>
          </table:table-cell>
          <table:table-cell office:value-type="float" office:value="28.19">
            <text:p>28.19</text:p>
          </table:table-cell>
        </table:table-row>
        <table:table-row table:style-name="ro1">
          <table:table-cell office:value-type="float" office:value="59.5">
            <text:p>59.5</text:p>
          </table:table-cell>
          <table:table-cell office:value-type="float" office:value="124">
            <text:p>124</text:p>
          </table:table-cell>
          <table:table-cell office:value-type="float" office:value="2.5787">
            <text:p>2.5787</text:p>
          </table:table-cell>
          <table:table-cell office:value-type="float" office:value="603.97">
            <text:p>603.97</text:p>
          </table:table-cell>
          <table:table-cell office:value-type="float" office:value="28.35">
            <text:p>28.35</text:p>
          </table:table-cell>
        </table:table-row>
        <table:table-row table:style-name="ro1">
          <table:table-cell office:value-type="float" office:value="59.583">
            <text:p>59.583</text:p>
          </table:table-cell>
          <table:table-cell office:value-type="float" office:value="147.54">
            <text:p>147.54</text:p>
          </table:table-cell>
          <table:table-cell office:value-type="float" office:value="2.5922">
            <text:p>2.5922</text:p>
          </table:table-cell>
          <table:table-cell office:value-type="float" office:value="576.64">
            <text:p>576.64</text:p>
          </table:table-cell>
          <table:table-cell office:value-type="float" office:value="28.48">
            <text:p>28.48</text:p>
          </table:table-cell>
        </table:table-row>
        <table:table-row table:style-name="ro1">
          <table:table-cell office:value-type="float" office:value="59.667">
            <text:p>59.667</text:p>
          </table:table-cell>
          <table:table-cell office:value-type="float" office:value="138.74">
            <text:p>138.74</text:p>
          </table:table-cell>
          <table:table-cell office:value-type="float" office:value="2.5969">
            <text:p>2.5969</text:p>
          </table:table-cell>
          <table:table-cell office:value-type="float" office:value="688.61">
            <text:p>688.6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9.75">
            <text:p>59.75</text:p>
          </table:table-cell>
          <table:table-cell office:value-type="float" office:value="152.92">
            <text:p>152.92</text:p>
          </table:table-cell>
          <table:table-cell office:value-type="float" office:value="2.6073">
            <text:p>2.6073</text:p>
          </table:table-cell>
          <table:table-cell office:value-type="float" office:value="656.14">
            <text:p>656.14</text:p>
          </table:table-cell>
          <table:table-cell office:value-type="float" office:value="30.34">
            <text:p>30.34</text:p>
          </table:table-cell>
        </table:table-row>
        <table:table-row table:style-name="ro1">
          <table:table-cell office:value-type="float" office:value="59.833">
            <text:p>59.833</text:p>
          </table:table-cell>
          <table:table-cell office:value-type="float" office:value="148.71">
            <text:p>148.71</text:p>
          </table:table-cell>
          <table:table-cell office:value-type="float" office:value="2.6064">
            <text:p>2.6064</text:p>
          </table:table-cell>
          <table:table-cell office:value-type="float" office:value="714.54">
            <text:p>714.54</text:p>
          </table:table-cell>
          <table:table-cell office:value-type="float" office:value="29.59">
            <text:p>29.59</text:p>
          </table:table-cell>
        </table:table-row>
        <table:table-row table:style-name="ro1">
          <table:table-cell office:value-type="float" office:value="59.917">
            <text:p>59.917</text:p>
          </table:table-cell>
          <table:table-cell office:value-type="float" office:value="157.92">
            <text:p>157.92</text:p>
          </table:table-cell>
          <table:table-cell office:value-type="float" office:value="2.6164">
            <text:p>2.6164</text:p>
          </table:table-cell>
          <table:table-cell office:value-type="float" office:value="697.61">
            <text:p>697.61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2.18">
            <text:p>162.18</text:p>
          </table:table-cell>
          <table:table-cell office:value-type="float" office:value="2.6279">
            <text:p>2.6279</text:p>
          </table:table-cell>
          <table:table-cell office:value-type="float" office:value="747">
            <text:p>747</text:p>
          </table:table-cell>
          <table:table-cell office:value-type="float" office:value="32.71">
            <text:p>32.71</text:p>
          </table:table-cell>
        </table:table-row>
        <table:table-row table:style-name="ro1">
          <table:table-cell office:value-type="float" office:value="60.083">
            <text:p>60.083</text:p>
          </table:table-cell>
          <table:table-cell office:value-type="float" office:value="166.59">
            <text:p>166.59</text:p>
          </table:table-cell>
          <table:table-cell office:value-type="float" office:value="2.6303">
            <text:p>2.6303</text:p>
          </table:table-cell>
          <table:table-cell office:value-type="float" office:value="766.18">
            <text:p>766.18</text:p>
          </table:table-cell>
          <table:table-cell office:value-type="float" office:value="30.37">
            <text:p>30.37</text:p>
          </table:table-cell>
        </table:table-row>
        <table:table-row table:style-name="ro1">
          <table:table-cell office:value-type="float" office:value="60.167">
            <text:p>60.167</text:p>
          </table:table-cell>
          <table:table-cell office:value-type="float" office:value="170.24">
            <text:p>170.24</text:p>
          </table:table-cell>
          <table:table-cell office:value-type="float" office:value="2.6404">
            <text:p>2.6404</text:p>
          </table:table-cell>
          <table:table-cell office:value-type="float" office:value="779.52">
            <text:p>779.52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60.25">
            <text:p>60.25</text:p>
          </table:table-cell>
          <table:table-cell office:value-type="float" office:value="173.75">
            <text:p>173.75</text:p>
          </table:table-cell>
          <table:table-cell office:value-type="float" office:value="2.6494">
            <text:p>2.6494</text:p>
          </table:table-cell>
          <table:table-cell office:value-type="float" office:value="803.14">
            <text:p>803.14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60.333">
            <text:p>60.333</text:p>
          </table:table-cell>
          <table:table-cell office:value-type="float" office:value="165.29">
            <text:p>165.29</text:p>
          </table:table-cell>
          <table:table-cell office:value-type="float" office:value="2.6464">
            <text:p>2.6464</text:p>
          </table:table-cell>
          <table:table-cell office:value-type="float" office:value="821.54">
            <text:p>821.54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float" office:value="60.417">
            <text:p>60.417</text:p>
          </table:table-cell>
          <table:table-cell office:value-type="float" office:value="152.35">
            <text:p>152.35</text:p>
          </table:table-cell>
          <table:table-cell office:value-type="float" office:value="2.6467">
            <text:p>2.6467</text:p>
          </table:table-cell>
          <table:table-cell office:value-type="float" office:value="793.14">
            <text:p>793.14</text:p>
          </table:table-cell>
          <table:table-cell office:value-type="float" office:value="30.78">
            <text:p>30.78</text:p>
          </table:table-cell>
        </table:table-row>
        <table:table-row table:style-name="ro1">
          <table:table-cell office:value-type="float" office:value="60.5">
            <text:p>60.5</text:p>
          </table:table-cell>
          <table:table-cell office:value-type="float" office:value="190.47">
            <text:p>190.47</text:p>
          </table:table-cell>
          <table:table-cell office:value-type="float" office:value="2.668">
            <text:p>2.668</text:p>
          </table:table-cell>
          <table:table-cell office:value-type="float" office:value="700.79">
            <text:p>700.79</text:p>
          </table:table-cell>
          <table:table-cell office:value-type="float" office:value="29.71">
            <text:p>29.71</text:p>
          </table:table-cell>
        </table:table-row>
        <table:table-row table:style-name="ro1">
          <table:table-cell office:value-type="float" office:value="60.583">
            <text:p>60.583</text:p>
          </table:table-cell>
          <table:table-cell office:value-type="float" office:value="192.55">
            <text:p>192.55</text:p>
          </table:table-cell>
          <table:table-cell office:value-type="float" office:value="2.6713">
            <text:p>2.6713</text:p>
          </table:table-cell>
          <table:table-cell office:value-type="float" office:value="896.36">
            <text:p>896.36</text:p>
          </table:table-cell>
          <table:table-cell office:value-type="float" office:value="29.27">
            <text:p>29.27</text:p>
          </table:table-cell>
        </table:table-row>
        <table:table-row table:style-name="ro1">
          <table:table-cell office:value-type="float" office:value="60.667">
            <text:p>60.667</text:p>
          </table:table-cell>
          <table:table-cell office:value-type="float" office:value="117.17">
            <text:p>117.17</text:p>
          </table:table-cell>
          <table:table-cell office:value-type="float" office:value="2.6413">
            <text:p>2.6413</text:p>
          </table:table-cell>
          <table:table-cell office:value-type="float" office:value="920.43">
            <text:p>920.43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60.75">
            <text:p>60.75</text:p>
          </table:table-cell>
          <table:table-cell office:value-type="float" office:value="179.57">
            <text:p>179.57</text:p>
          </table:table-cell>
          <table:table-cell office:value-type="float" office:value="2.6741">
            <text:p>2.6741</text:p>
          </table:table-cell>
          <table:table-cell office:value-type="float" office:value="559.07">
            <text:p>559.07</text:p>
          </table:table-cell>
          <table:table-cell office:value-type="float" office:value="28.72">
            <text:p>28.72</text:p>
          </table:table-cell>
        </table:table-row>
        <table:table-row table:style-name="ro1">
          <table:table-cell office:value-type="float" office:value="60.833">
            <text:p>60.833</text:p>
          </table:table-cell>
          <table:table-cell office:value-type="float" office:value="96.072">
            <text:p>96.072</text:p>
          </table:table-cell>
          <table:table-cell office:value-type="float" office:value="2.6361">
            <text:p>2.6361</text:p>
          </table:table-cell>
          <table:table-cell office:value-type="float" office:value="847.52">
            <text:p>847.52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60.917">
            <text:p>60.917</text:p>
          </table:table-cell>
          <table:table-cell office:value-type="float" office:value="171.88">
            <text:p>171.88</text:p>
          </table:table-cell>
          <table:table-cell office:value-type="float" office:value="2.6734">
            <text:p>2.6734</text:p>
          </table:table-cell>
          <table:table-cell office:value-type="float" office:value="453.64">
            <text:p>453.64</text:p>
          </table:table-cell>
          <table:table-cell office:value-type="float" office:value="27.77">
            <text:p>27.7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19.51">
            <text:p>219.51</text:p>
          </table:table-cell>
          <table:table-cell office:value-type="float" office:value="2.7068">
            <text:p>2.7068</text:p>
          </table:table-cell>
          <table:table-cell office:value-type="float" office:value="779.43">
            <text:p>779.43</text:p>
          </table:table-cell>
          <table:table-cell office:value-type="float" office:value="27.98">
            <text:p>27.98</text:p>
          </table:table-cell>
        </table:table-row>
        <table:table-row table:style-name="ro1">
          <table:table-cell office:value-type="float" office:value="61.083">
            <text:p>61.083</text:p>
          </table:table-cell>
          <table:table-cell office:value-type="float" office:value="113.6">
            <text:p>113.6</text:p>
          </table:table-cell>
          <table:table-cell office:value-type="float" office:value="2.6603">
            <text:p>2.6603</text:p>
          </table:table-cell>
          <table:table-cell office:value-type="float" office:value="1054.7">
            <text:p>1054.7</text:p>
          </table:table-cell>
          <table:table-cell office:value-type="float" office:value="29.77">
            <text:p>29.77</text:p>
          </table:table-cell>
        </table:table-row>
        <table:table-row table:style-name="ro1">
          <table:table-cell office:value-type="float" office:value="61.167">
            <text:p>61.167</text:p>
          </table:table-cell>
          <table:table-cell office:value-type="float" office:value="142.59">
            <text:p>142.59</text:p>
          </table:table-cell>
          <table:table-cell office:value-type="float" office:value="2.6736">
            <text:p>2.6736</text:p>
          </table:table-cell>
          <table:table-cell office:value-type="float" office:value="566.72">
            <text:p>566.72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133.19">
            <text:p>133.19</text:p>
          </table:table-cell>
          <table:table-cell office:value-type="float" office:value="2.6731">
            <text:p>2.6731</text:p>
          </table:table-cell>
          <table:table-cell office:value-type="float" office:value="685.04">
            <text:p>685.04</text:p>
          </table:table-cell>
          <table:table-cell office:value-type="float" office:value="28.59">
            <text:p>28.59</text:p>
          </table:table-cell>
        </table:table-row>
        <table:table-row table:style-name="ro1">
          <table:table-cell office:value-type="float" office:value="61.333">
            <text:p>61.333</text:p>
          </table:table-cell>
          <table:table-cell office:value-type="float" office:value="101.44">
            <text:p>101.44</text:p>
          </table:table-cell>
          <table:table-cell office:value-type="float" office:value="2.6616">
            <text:p>2.6616</text:p>
          </table:table-cell>
          <table:table-cell office:value-type="float" office:value="599.72">
            <text:p>599.72</text:p>
          </table:table-cell>
          <table:table-cell office:value-type="float" office:value="29.23">
            <text:p>29.23</text:p>
          </table:table-cell>
        </table:table-row>
        <table:table-row table:style-name="ro1">
          <table:table-cell office:value-type="float" office:value="61.417">
            <text:p>61.417</text:p>
          </table:table-cell>
          <table:table-cell office:value-type="float" office:value="152.09">
            <text:p>152.09</text:p>
          </table:table-cell>
          <table:table-cell office:value-type="float" office:value="2.6849">
            <text:p>2.6849</text:p>
          </table:table-cell>
          <table:table-cell office:value-type="float" office:value="465.85">
            <text:p>465.85</text:p>
          </table:table-cell>
          <table:table-cell office:value-type="float" office:value="28.68">
            <text:p>28.68</text:p>
          </table:table-cell>
        </table:table-row>
        <table:table-row table:style-name="ro1">
          <table:table-cell office:value-type="float" office:value="61.5">
            <text:p>61.5</text:p>
          </table:table-cell>
          <table:table-cell office:value-type="float" office:value="126.91">
            <text:p>126.91</text:p>
          </table:table-cell>
          <table:table-cell office:value-type="float" office:value="2.6763">
            <text:p>2.6763</text:p>
          </table:table-cell>
          <table:table-cell office:value-type="float" office:value="696.07">
            <text:p>696.07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61.583">
            <text:p>61.583</text:p>
          </table:table-cell>
          <table:table-cell office:value-type="float" office:value="134.98">
            <text:p>134.98</text:p>
          </table:table-cell>
          <table:table-cell office:value-type="float" office:value="2.6825">
            <text:p>2.6825</text:p>
          </table:table-cell>
          <table:table-cell office:value-type="float" office:value="594.83">
            <text:p>594.83</text:p>
          </table:table-cell>
          <table:table-cell office:value-type="float" office:value="29.64">
            <text:p>29.64</text:p>
          </table:table-cell>
        </table:table-row>
        <table:table-row table:style-name="ro1">
          <table:table-cell office:value-type="float" office:value="61.667">
            <text:p>61.667</text:p>
          </table:table-cell>
          <table:table-cell office:value-type="float" office:value="134.67">
            <text:p>134.67</text:p>
          </table:table-cell>
          <table:table-cell office:value-type="float" office:value="2.6865">
            <text:p>2.6865</text:p>
          </table:table-cell>
          <table:table-cell office:value-type="float" office:value="619.29">
            <text:p>619.29</text:p>
          </table:table-cell>
          <table:table-cell office:value-type="float" office:value="28.86">
            <text:p>28.86</text:p>
          </table:table-cell>
        </table:table-row>
        <table:table-row table:style-name="ro1">
          <table:table-cell office:value-type="float" office:value="61.75">
            <text:p>61.75</text:p>
          </table:table-cell>
          <table:table-cell office:value-type="float" office:value="125.63">
            <text:p>125.63</text:p>
          </table:table-cell>
          <table:table-cell office:value-type="float" office:value="2.6858">
            <text:p>2.6858</text:p>
          </table:table-cell>
          <table:table-cell office:value-type="float" office:value="622.89">
            <text:p>622.89</text:p>
          </table:table-cell>
          <table:table-cell office:value-type="float" office:value="29.71">
            <text:p>29.71</text:p>
          </table:table-cell>
        </table:table-row>
        <table:table-row table:style-name="ro1">
          <table:table-cell office:value-type="float" office:value="61.833">
            <text:p>61.833</text:p>
          </table:table-cell>
          <table:table-cell office:value-type="float" office:value="114.94">
            <text:p>114.94</text:p>
          </table:table-cell>
          <table:table-cell office:value-type="float" office:value="2.6805">
            <text:p>2.6805</text:p>
          </table:table-cell>
          <table:table-cell office:value-type="float" office:value="586.55">
            <text:p>586.5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61.917">
            <text:p>61.917</text:p>
          </table:table-cell>
          <table:table-cell office:value-type="float" office:value="149.08">
            <text:p>149.08</text:p>
          </table:table-cell>
          <table:table-cell office:value-type="float" office:value="2.6994">
            <text:p>2.6994</text:p>
          </table:table-cell>
          <table:table-cell office:value-type="float" office:value="534.86">
            <text:p>534.86</text:p>
          </table:table-cell>
          <table:table-cell office:value-type="float" office:value="28.92">
            <text:p>28.9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1.15">
            <text:p>151.15</text:p>
          </table:table-cell>
          <table:table-cell office:value-type="float" office:value="2.7039">
            <text:p>2.7039</text:p>
          </table:table-cell>
          <table:table-cell office:value-type="float" office:value="683.93">
            <text:p>683.93</text:p>
          </table:table-cell>
          <table:table-cell office:value-type="float" office:value="29.03">
            <text:p>29.03</text:p>
          </table:table-cell>
        </table:table-row>
        <table:table-row table:style-name="ro1">
          <table:table-cell office:value-type="float" office:value="62.083">
            <text:p>62.083</text:p>
          </table:table-cell>
          <table:table-cell office:value-type="float" office:value="113.03">
            <text:p>113.03</text:p>
          </table:table-cell>
          <table:table-cell office:value-type="float" office:value="2.6893">
            <text:p>2.6893</text:p>
          </table:table-cell>
          <table:table-cell office:value-type="float" office:value="723.79">
            <text:p>723.79</text:p>
          </table:table-cell>
          <table:table-cell office:value-type="float" office:value="29.11">
            <text:p>29.11</text:p>
          </table:table-cell>
        </table:table-row>
        <table:table-row table:style-name="ro1">
          <table:table-cell office:value-type="float" office:value="62.167">
            <text:p>62.167</text:p>
          </table:table-cell>
          <table:table-cell office:value-type="float" office:value="132.81">
            <text:p>132.81</text:p>
          </table:table-cell>
          <table:table-cell office:value-type="float" office:value="2.7001">
            <text:p>2.7001</text:p>
          </table:table-cell>
          <table:table-cell office:value-type="float" office:value="506.66">
            <text:p>506.66</text:p>
          </table:table-cell>
          <table:table-cell office:value-type="float" office:value="28.97">
            <text:p>28.97</text:p>
          </table:table-cell>
        </table:table-row>
        <table:table-row table:style-name="ro1">
          <table:table-cell office:value-type="float" office:value="62.25">
            <text:p>62.25</text:p>
          </table:table-cell>
          <table:table-cell office:value-type="float" office:value="156.3">
            <text:p>156.3</text:p>
          </table:table-cell>
          <table:table-cell office:value-type="float" office:value="2.714">
            <text:p>2.714</text:p>
          </table:table-cell>
          <table:table-cell office:value-type="float" office:value="639.34">
            <text:p>639.34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 office:value-type="float" office:value="62.333">
            <text:p>62.333</text:p>
          </table:table-cell>
          <table:table-cell office:value-type="float" office:value="235.15">
            <text:p>235.15</text:p>
          </table:table-cell>
          <table:table-cell office:value-type="float" office:value="2.7595">
            <text:p>2.7595</text:p>
          </table:table-cell>
          <table:table-cell office:value-type="float" office:value="728.19">
            <text:p>728.19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 office:value-type="float" office:value="62.417">
            <text:p>62.417</text:p>
          </table:table-cell>
          <table:table-cell office:value-type="float" office:value="222.83">
            <text:p>222.83</text:p>
          </table:table-cell>
          <table:table-cell office:value-type="float" office:value="2.7599">
            <text:p>2.7599</text:p>
          </table:table-cell>
          <table:table-cell office:value-type="float" office:value="1142.1">
            <text:p>1142.1</text:p>
          </table:table-cell>
          <table:table-cell office:value-type="float" office:value="30.71">
            <text:p>30.71</text:p>
          </table:table-cell>
        </table:table-row>
        <table:table-row table:style-name="ro1">
          <table:table-cell office:value-type="float" office:value="62.5">
            <text:p>62.5</text:p>
          </table:table-cell>
          <table:table-cell office:value-type="float" office:value="203.62">
            <text:p>203.62</text:p>
          </table:table-cell>
          <table:table-cell office:value-type="float" office:value="2.7566">
            <text:p>2.7566</text:p>
          </table:table-cell>
          <table:table-cell office:value-type="float" office:value="1095.9">
            <text:p>1095.9</text:p>
          </table:table-cell>
          <table:table-cell office:value-type="float" office:value="30.44">
            <text:p>30.44</text:p>
          </table:table-cell>
        </table:table-row>
        <table:table-row table:style-name="ro1">
          <table:table-cell office:value-type="float" office:value="62.583">
            <text:p>62.583</text:p>
          </table:table-cell>
          <table:table-cell office:value-type="float" office:value="137.01">
            <text:p>137.01</text:p>
          </table:table-cell>
          <table:table-cell office:value-type="float" office:value="2.7243">
            <text:p>2.7243</text:p>
          </table:table-cell>
          <table:table-cell office:value-type="float" office:value="1043.1">
            <text:p>1043.1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62.667">
            <text:p>62.667</text:p>
          </table:table-cell>
          <table:table-cell office:value-type="float" office:value="239.94">
            <text:p>239.94</text:p>
          </table:table-cell>
          <table:table-cell office:value-type="float" office:value="2.7766">
            <text:p>2.7766</text:p>
          </table:table-cell>
          <table:table-cell office:value-type="float" office:value="613.14">
            <text:p>613.14</text:p>
          </table:table-cell>
          <table:table-cell office:value-type="float" office:value="29.46">
            <text:p>29.46</text:p>
          </table:table-cell>
        </table:table-row>
        <table:table-row table:style-name="ro1">
          <table:table-cell office:value-type="float" office:value="62.75">
            <text:p>62.75</text:p>
          </table:table-cell>
          <table:table-cell office:value-type="float" office:value="215.03">
            <text:p>215.03</text:p>
          </table:table-cell>
          <table:table-cell office:value-type="float" office:value="2.7715">
            <text:p>2.7715</text:p>
          </table:table-cell>
          <table:table-cell office:value-type="float" office:value="1209.2">
            <text:p>1209.2</text:p>
          </table:table-cell>
          <table:table-cell office:value-type="float" office:value="30.52">
            <text:p>30.52</text:p>
          </table:table-cell>
        </table:table-row>
      </table:table>
      <table:table table:name="Sheet2" table:style-name="ta1" table:print="false">
        <table:table-column table:style-name="co6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/>
          <table:table-cell>
            <draw:frame table:end-cell-address="Sheet2.K33" table:end-x="0.3685in" table:end-y="0.0421in" draw:z-index="0" draw:style-name="gr1" svg:width="8.0008in" svg:height="4.6461in" svg:x="0.3689in" svg:y="0.0008in">
              <draw:object draw:notify-on-update-of-ranges="Sheet1.B2:Sheet1.B754 Sheet1.D1:Sheet1.D1 Sheet1.D2:Sheet1.D7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07/24/2012</text:date>, <text:time>13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date>2012-07-24T13:22:21</dc:date>
    <dc:creator>Leonardo Slongo</dc:creator>
    <meta:editing-duration>PT2H18M52S</meta:editing-duration>
    <meta:editing-cycles>1</meta:editing-cycles>
    <meta:document-statistic meta:table-count="3" meta:cell-count="37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323cm" svg:height="11.802cm" xlink:href=".." xlink:type="simple" chart:class="chart:scatter" chart:style-name="ch1">
        <chart:plot-area chart:style-name="ch2" table:cell-range-address="Sheet1.B2:Sheet1.B754 Sheet1.D1:Sheet1.D754" chart:data-source-has-labels="row" svg:x="0.856cm" svg:y="1.079cm" svg:width="18.655cm" svg:height="10.067cm">
          <chartooo:coordinate-region svg:x="1.848cm" svg:y="1.278cm" svg:width="17.383cm" svg:height="9.2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754" chart:label-cell-address="Sheet1.D1:Sheet1.D1" chart:class="chart:scatter">
            <chart:domain table:cell-range-address="Sheet1.B2:Sheet1.B754"/>
            <chart:data-point chart:repeated="75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rradiance[W/m^2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396">
                <text:p>0.09396</text:p>
                <draw:g>
                  <svg:desc>Sheet1.B2:Sheet1.B754</svg:desc>
                </draw:g>
              </table:table-cell>
              <table:table-cell office:value-type="float" office:value="0">
                <text:p>0</text:p>
                <draw:g>
                  <svg:desc>Sheet1.D2:Sheet1.D7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47">
                <text:p>1.0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78">
                <text:p>1.2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029">
                <text:p>1.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697">
                <text:p>0.9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137">
                <text:p>1.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16">
                <text:p>1.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245">
                <text:p>1.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27">
                <text:p>1.5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252">
                <text:p>1.5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554">
                <text:p>1.7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73">
                <text:p>1.6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619">
                <text:p>1.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27">
                <text:p>1.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77">
                <text:p>1.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705">
                <text:p>1.8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484">
                <text:p>1.8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309">
                <text:p>1.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37">
                <text:p>1.9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101">
                <text:p>1.9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129">
                <text:p>1.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561">
                <text:p>1.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68">
                <text:p>1.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422">
                <text:p>1.9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388">
                <text:p>1.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17">
                <text:p>1.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532">
                <text:p>1.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845">
                <text:p>1.8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63">
                <text:p>1.6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04">
                <text:p>1.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892">
                <text:p>1.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914">
                <text:p>1.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964">
                <text:p>1.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375">
                <text:p>1.8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245">
                <text:p>1.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928">
                <text:p>1.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93">
                <text:p>1.8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206">
                <text:p>1.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35">
                <text:p>1.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849">
                <text:p>1.8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495">
                <text:p>1.9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813">
                <text:p>1.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458">
                <text:p>1.9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209">
                <text:p>1.9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73">
                <text:p>1.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964">
                <text:p>1.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14">
                <text:p>1.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46">
                <text:p>1.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777">
                <text:p>1.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025">
                <text:p>1.9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784">
                <text:p>1.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036">
                <text:p>2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252">
                <text:p>2.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964">
                <text:p>1.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245">
                <text:p>1.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065">
                <text:p>1.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95">
                <text:p>1.9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928">
                <text:p>1.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73">
                <text:p>1.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892">
                <text:p>1.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181">
                <text:p>2.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712">
                <text:p>1.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633">
                <text:p>1.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784">
                <text:p>1.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784">
                <text:p>1.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288">
                <text:p>2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036">
                <text:p>2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036">
                <text:p>2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288">
                <text:p>2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223">
                <text:p>2.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686">
                <text:p>2.0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36">
                <text:p>2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18">
                <text:p>2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217">
                <text:p>2.0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18">
                <text:p>2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397">
                <text:p>2.0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288">
                <text:p>2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394">
                <text:p>2.0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52">
                <text:p>2.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253">
                <text:p>2.0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43">
                <text:p>2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144">
                <text:p>2.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289">
                <text:p>2.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57">
                <text:p>1.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424">
                <text:p>1.9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496">
                <text:p>1.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54">
                <text:p>2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468">
                <text:p>2.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504">
                <text:p>2.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288">
                <text:p>2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396">
                <text:p>2.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54">
                <text:p>2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504">
                <text:p>2.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36">
                <text:p>2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324">
                <text:p>2.0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466">
                <text:p>2.0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325">
                <text:p>2.0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43">
                <text:p>2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144">
                <text:p>2.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287">
                <text:p>2.0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18">
                <text:p>2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8">
                <text:p>2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216">
                <text:p>2.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835">
                <text:p>2.183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172">
                <text:p>2.8172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513">
                <text:p>3.4513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036">
                <text:p>4.0036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727">
                <text:p>4.6727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4693">
                <text:p>5.4693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183">
                <text:p>6.1183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5288">
                <text:p>7.5288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5305">
                <text:p>8.5305</text:p>
              </table:table-cell>
              <table:table-cell office:value-type="float" office:value="37.14">
                <text:p>37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401">
                <text:p>10.401</text:p>
              </table:table-cell>
              <table:table-cell office:value-type="float" office:value="53.32">
                <text:p>53.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457">
                <text:p>14.457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516">
                <text:p>18.5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899">
                <text:p>21.899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05">
                <text:p>36.305</text:p>
              </table:table-cell>
              <table:table-cell office:value-type="float" office:value="330.03">
                <text:p>330.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.198">
                <text:p>68.19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.935">
                <text:p>73.935</text:p>
              </table:table-cell>
              <table:table-cell office:value-type="float" office:value="375.59">
                <text:p>375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31">
                <text:p>75.531</text:p>
              </table:table-cell>
              <table:table-cell office:value-type="float" office:value="328.1">
                <text:p>328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.814">
                <text:p>64.814</text:p>
              </table:table-cell>
              <table:table-cell office:value-type="float" office:value="366.71">
                <text:p>366.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065">
                <text:p>76.065</text:p>
              </table:table-cell>
              <table:table-cell office:value-type="float" office:value="391.59">
                <text:p>391.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.896">
                <text:p>80.896</text:p>
              </table:table-cell>
              <table:table-cell office:value-type="float" office:value="302.68">
                <text:p>302.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741">
                <text:p>61.741</text:p>
              </table:table-cell>
              <table:table-cell office:value-type="float" office:value="417.26">
                <text:p>417.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.853">
                <text:p>90.853</text:p>
              </table:table-cell>
              <table:table-cell office:value-type="float" office:value="445.73">
                <text:p>445.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116">
                <text:p>96.116</text:p>
              </table:table-cell>
              <table:table-cell office:value-type="float" office:value="467.89">
                <text:p>467.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079">
                <text:p>99.079</text:p>
              </table:table-cell>
              <table:table-cell office:value-type="float" office:value="477.97">
                <text:p>477.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27">
                <text:p>103.27</text:p>
              </table:table-cell>
              <table:table-cell office:value-type="float" office:value="497.81">
                <text:p>497.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.49">
                <text:p>107.4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.33">
                <text:p>111.33</text:p>
              </table:table-cell>
              <table:table-cell office:value-type="float" office:value="541.96">
                <text:p>541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.1">
                <text:p>118.1</text:p>
              </table:table-cell>
              <table:table-cell office:value-type="float" office:value="572.61">
                <text:p>572.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.32">
                <text:p>125.32</text:p>
              </table:table-cell>
              <table:table-cell office:value-type="float" office:value="596.45">
                <text:p>596.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9.49">
                <text:p>129.49</text:p>
              </table:table-cell>
              <table:table-cell office:value-type="float" office:value="608.46">
                <text:p>608.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1.57">
                <text:p>131.57</text:p>
              </table:table-cell>
              <table:table-cell office:value-type="float" office:value="631.28">
                <text:p>631.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.57">
                <text:p>136.57</text:p>
              </table:table-cell>
              <table:table-cell office:value-type="float" office:value="402.28">
                <text:p>402.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.928">
                <text:p>79.928</text:p>
              </table:table-cell>
              <table:table-cell office:value-type="float" office:value="638.81">
                <text:p>638.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.19">
                <text:p>125.19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.675">
                <text:p>53.675</text:p>
              </table:table-cell>
              <table:table-cell office:value-type="float" office:value="273.19">
                <text:p>273.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.018">
                <text:p>74.018</text:p>
              </table:table-cell>
              <table:table-cell office:value-type="float" office:value="466.79">
                <text:p>466.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.53">
                <text:p>115.53</text:p>
              </table:table-cell>
              <table:table-cell office:value-type="float" office:value="717.43">
                <text:p>717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.34">
                <text:p>171.34</text:p>
              </table:table-cell>
              <table:table-cell office:value-type="float" office:value="820.29">
                <text:p>820.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.63">
                <text:p>166.63</text:p>
              </table:table-cell>
              <table:table-cell office:value-type="float" office:value="779.38">
                <text:p>779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.43">
                <text:p>162.43</text:p>
              </table:table-cell>
              <table:table-cell office:value-type="float" office:value="788.32">
                <text:p>788.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.18">
                <text:p>166.18</text:p>
              </table:table-cell>
              <table:table-cell office:value-type="float" office:value="820.69">
                <text:p>820.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.63">
                <text:p>169.63</text:p>
              </table:table-cell>
              <table:table-cell office:value-type="float" office:value="834.79">
                <text:p>834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.71">
                <text:p>170.71</text:p>
              </table:table-cell>
              <table:table-cell office:value-type="float" office:value="852.69">
                <text:p>852.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.34">
                <text:p>174.34</text:p>
              </table:table-cell>
              <table:table-cell office:value-type="float" office:value="875.59">
                <text:p>875.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5.71">
                <text:p>175.71</text:p>
              </table:table-cell>
              <table:table-cell office:value-type="float" office:value="867.14">
                <text:p>867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86">
                <text:p>173.86</text:p>
              </table:table-cell>
              <table:table-cell office:value-type="float" office:value="871.75">
                <text:p>871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.59">
                <text:p>174.59</text:p>
              </table:table-cell>
              <table:table-cell office:value-type="float" office:value="892.31">
                <text:p>892.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8.67">
                <text:p>178.67</text:p>
              </table:table-cell>
              <table:table-cell office:value-type="float" office:value="914.59">
                <text:p>914.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.13">
                <text:p>180.13</text:p>
              </table:table-cell>
              <table:table-cell office:value-type="float" office:value="942.36">
                <text:p>942.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.14">
                <text:p>185.14</text:p>
              </table:table-cell>
              <table:table-cell office:value-type="float" office:value="969.17">
                <text:p>969.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.1">
                <text:p>186.1</text:p>
              </table:table-cell>
              <table:table-cell office:value-type="float" office:value="986.96">
                <text:p>986.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.05">
                <text:p>170.05</text:p>
              </table:table-cell>
              <table:table-cell office:value-type="float" office:value="485.38">
                <text:p>485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14">
                <text:p>63.614</text:p>
              </table:table-cell>
              <table:table-cell office:value-type="float" office:value="307.1">
                <text:p>307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.214">
                <text:p>60.214</text:p>
              </table:table-cell>
              <table:table-cell office:value-type="float" office:value="273.38">
                <text:p>273.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5.079">
                <text:p>95.079</text:p>
              </table:table-cell>
              <table:table-cell office:value-type="float" office:value="518.81">
                <text:p>518.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.51">
                <text:p>148.51</text:p>
              </table:table-cell>
              <table:table-cell office:value-type="float" office:value="846.52">
                <text:p>846.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.29">
                <text:p>148.29</text:p>
              </table:table-cell>
              <table:table-cell office:value-type="float" office:value="609.68">
                <text:p>609.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9.05">
                <text:p>119.0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0.81">
                <text:p>130.81</text:p>
              </table:table-cell>
              <table:table-cell office:value-type="float" office:value="643.31">
                <text:p>643.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3.75">
                <text:p>173.75</text:p>
              </table:table-cell>
              <table:table-cell office:value-type="float" office:value="812.38">
                <text:p>812.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87">
                <text:p>88.87</text:p>
              </table:table-cell>
              <table:table-cell office:value-type="float" office:value="604.86">
                <text:p>604.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.37">
                <text:p>115.37</text:p>
              </table:table-cell>
              <table:table-cell office:value-type="float" office:value="241.62">
                <text:p>241.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.744">
                <text:p>86.744</text:p>
              </table:table-cell>
              <table:table-cell office:value-type="float" office:value="967.07">
                <text:p>967.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3.64">
                <text:p>183.64</text:p>
              </table:table-cell>
              <table:table-cell office:value-type="float" office:value="599.83">
                <text:p>599.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.02">
                <text:p>173.02</text:p>
              </table:table-cell>
              <table:table-cell office:value-type="float" office:value="796.75">
                <text:p>796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.16">
                <text:p>102.16</text:p>
              </table:table-cell>
              <table:table-cell office:value-type="float" office:value="402.14">
                <text:p>402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.888">
                <text:p>55.888</text:p>
              </table:table-cell>
              <table:table-cell office:value-type="float" office:value="267.67">
                <text:p>267.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565">
                <text:p>49.565</text:p>
              </table:table-cell>
              <table:table-cell office:value-type="float" office:value="540.79">
                <text:p>540.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.55">
                <text:p>165.55</text:p>
              </table:table-cell>
              <table:table-cell office:value-type="float" office:value="566.29">
                <text:p>566.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5.087">
                <text:p>65.087</text:p>
              </table:table-cell>
              <table:table-cell office:value-type="float" office:value="257.61">
                <text:p>257.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8.07">
                <text:p>108.07</text:p>
              </table:table-cell>
              <table:table-cell office:value-type="float" office:value="1002.6">
                <text:p>1002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9.64">
                <text:p>229.6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6.22">
                <text:p>216.22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8.61">
                <text:p>208.61</text:p>
              </table:table-cell>
              <table:table-cell office:value-type="float" office:value="1082.3">
                <text:p>1082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9.61">
                <text:p>209.61</text:p>
              </table:table-cell>
              <table:table-cell office:value-type="float" office:value="945.14">
                <text:p>945.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9.95">
                <text:p>109.95</text:p>
              </table:table-cell>
              <table:table-cell office:value-type="float" office:value="293.04">
                <text:p>293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.585">
                <text:p>55.585</text:p>
              </table:table-cell>
              <table:table-cell office:value-type="float" office:value="260.14">
                <text:p>260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221">
                <text:p>57.221</text:p>
              </table:table-cell>
              <table:table-cell office:value-type="float" office:value="237.61">
                <text:p>237.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.834">
                <text:p>45.834</text:p>
              </table:table-cell>
              <table:table-cell office:value-type="float" office:value="192.85">
                <text:p>192.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.599">
                <text:p>39.599</text:p>
              </table:table-cell>
              <table:table-cell office:value-type="float" office:value="168.17">
                <text:p>168.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.123">
                <text:p>35.123</text:p>
              </table:table-cell>
              <table:table-cell office:value-type="float" office:value="152.86">
                <text:p>152.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173">
                <text:p>33.173</text:p>
              </table:table-cell>
              <table:table-cell office:value-type="float" office:value="158.75">
                <text:p>158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841">
                <text:p>38.841</text:p>
              </table:table-cell>
              <table:table-cell office:value-type="float" office:value="182.55">
                <text:p>182.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.149">
                <text:p>39.149</text:p>
              </table:table-cell>
              <table:table-cell office:value-type="float" office:value="385.56">
                <text:p>385.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.27">
                <text:p>159.27</text:p>
              </table:table-cell>
              <table:table-cell office:value-type="float" office:value="820.96">
                <text:p>820.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.42">
                <text:p>141.42</text:p>
              </table:table-cell>
              <table:table-cell office:value-type="float" office:value="838.07">
                <text:p>838.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">
                <text:p>212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0.21">
                <text:p>120.21</text:p>
              </table:table-cell>
              <table:table-cell office:value-type="float" office:value="218.28">
                <text:p>218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.863">
                <text:p>41.863</text:p>
              </table:table-cell>
              <table:table-cell office:value-type="float" office:value="224.21">
                <text:p>224.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6.367">
                <text:p>76.367</text:p>
              </table:table-cell>
              <table:table-cell office:value-type="float" office:value="319.62">
                <text:p>319.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.025">
                <text:p>83.025</text:p>
              </table:table-cell>
              <table:table-cell office:value-type="float" office:value="659.44">
                <text:p>659.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3.02">
                <text:p>183.02</text:p>
              </table:table-cell>
              <table:table-cell office:value-type="float" office:value="950.39">
                <text:p>950.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8.18">
                <text:p>188.18</text:p>
              </table:table-cell>
              <table:table-cell office:value-type="float" office:value="914.96">
                <text:p>914.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.34">
                <text:p>181.34</text:p>
              </table:table-cell>
              <table:table-cell office:value-type="float" office:value="895.54">
                <text:p>895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7.87">
                <text:p>177.87</text:p>
              </table:table-cell>
              <table:table-cell office:value-type="float" office:value="874.07">
                <text:p>874.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6">
                <text:p>176</text:p>
              </table:table-cell>
              <table:table-cell office:value-type="float" office:value="871.89">
                <text:p>871.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1.64">
                <text:p>171.64</text:p>
              </table:table-cell>
              <table:table-cell office:value-type="float" office:value="830.41">
                <text:p>830.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.225">
                <text:p>80.225</text:p>
              </table:table-cell>
              <table:table-cell office:value-type="float" office:value="757.28">
                <text:p>757.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6895">
                <text:p>5.6895</text:p>
              </table:table-cell>
              <table:table-cell office:value-type="float" office:value="508.59">
                <text:p>508.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6462">
                <text:p>5.6462</text:p>
              </table:table-cell>
              <table:table-cell office:value-type="float" office:value="788.79">
                <text:p>788.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6739">
                <text:p>5.6739</text:p>
              </table:table-cell>
              <table:table-cell office:value-type="float" office:value="675.52">
                <text:p>675.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903">
                <text:p>23.903</text:p>
              </table:table-cell>
              <table:table-cell office:value-type="float" office:value="488.76">
                <text:p>488.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.538">
                <text:p>90.538</text:p>
              </table:table-cell>
              <table:table-cell office:value-type="float" office:value="608.04">
                <text:p>608.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1.04">
                <text:p>161.04</text:p>
              </table:table-cell>
              <table:table-cell office:value-type="float" office:value="741.76">
                <text:p>741.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.35">
                <text:p>150.35</text:p>
              </table:table-cell>
              <table:table-cell office:value-type="float" office:value="712.48">
                <text:p>712.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4.62">
                <text:p>144.62</text:p>
              </table:table-cell>
              <table:table-cell office:value-type="float" office:value="725.22">
                <text:p>725.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2.8">
                <text:p>142.8</text:p>
              </table:table-cell>
              <table:table-cell office:value-type="float" office:value="687.57">
                <text:p>687.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9.01">
                <text:p>139.01</text:p>
              </table:table-cell>
              <table:table-cell office:value-type="float" office:value="663.29">
                <text:p>663.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.335">
                <text:p>92.335</text:p>
              </table:table-cell>
              <table:table-cell office:value-type="float" office:value="253.86">
                <text:p>253.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.09">
                <text:p>74.09</text:p>
              </table:table-cell>
              <table:table-cell office:value-type="float" office:value="537.56">
                <text:p>537.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5.06">
                <text:p>135.06</text:p>
              </table:table-cell>
              <table:table-cell office:value-type="float" office:value="649.36">
                <text:p>649.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.365">
                <text:p>95.365</text:p>
              </table:table-cell>
              <table:table-cell office:value-type="float" office:value="323.79">
                <text:p>323.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6.986">
                <text:p>76.986</text:p>
              </table:table-cell>
              <table:table-cell office:value-type="float" office:value="303.57">
                <text:p>303.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.826">
                <text:p>30.826</text:p>
              </table:table-cell>
              <table:table-cell office:value-type="float" office:value="129.07">
                <text:p>129.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601">
                <text:p>23.601</text:p>
              </table:table-cell>
              <table:table-cell office:value-type="float" office:value="150.52">
                <text:p>150.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372">
                <text:p>46.372</text:p>
              </table:table-cell>
              <table:table-cell office:value-type="float" office:value="186.62">
                <text:p>186.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711">
                <text:p>28.711</text:p>
              </table:table-cell>
              <table:table-cell office:value-type="float" office:value="134.96">
                <text:p>134.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877">
                <text:p>25.877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794">
                <text:p>25.794</text:p>
              </table:table-cell>
              <table:table-cell office:value-type="float" office:value="131.86">
                <text:p>131.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751">
                <text:p>28.751</text:p>
              </table:table-cell>
              <table:table-cell office:value-type="float" office:value="137.21">
                <text:p>137.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.751">
                <text:p>25.751</text:p>
              </table:table-cell>
              <table:table-cell office:value-type="float" office:value="133.25">
                <text:p>133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.447">
                <text:p>34.447</text:p>
              </table:table-cell>
              <table:table-cell office:value-type="float" office:value="176.79">
                <text:p>176.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.859">
                <text:p>38.859</text:p>
              </table:table-cell>
              <table:table-cell office:value-type="float" office:value="175.52">
                <text:p>175.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.61">
                <text:p>34.61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.699">
                <text:p>29.699</text:p>
              </table:table-cell>
              <table:table-cell office:value-type="float" office:value="133.11">
                <text:p>133.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254">
                <text:p>21.254</text:p>
              </table:table-cell>
              <table:table-cell office:value-type="float" office:value="97.96">
                <text:p>97.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881">
                <text:p>16.881</text:p>
              </table:table-cell>
              <table:table-cell office:value-type="float" office:value="85.61">
                <text:p>85.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775">
                <text:p>14.775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007">
                <text:p>15.0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787">
                <text:p>15.787</text:p>
              </table:table-cell>
              <table:table-cell office:value-type="float" office:value="83.46">
                <text:p>83.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162">
                <text:p>19.162</text:p>
              </table:table-cell>
              <table:table-cell office:value-type="float" office:value="91.07">
                <text:p>91.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348">
                <text:p>16.348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873">
                <text:p>15.873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935">
                <text:p>19.9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62">
                <text:p>14.62</text:p>
              </table:table-cell>
              <table:table-cell office:value-type="float" office:value="69.29">
                <text:p>69.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108">
                <text:p>13.108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379">
                <text:p>13.379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812">
                <text:p>10.8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1014">
                <text:p>9.1014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8231">
                <text:p>5.8231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43">
                <text:p>4.343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036">
                <text:p>3.0036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256">
                <text:p>1.725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942">
                <text:p>1.094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587">
                <text:p>0.8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3032">
                <text:p>0.8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903">
                <text:p>0.50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0758">
                <text:p>0.70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029">
                <text:p>0.4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599">
                <text:p>0.4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881">
                <text:p>0.2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2246">
                <text:p>0.3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6823">
                <text:p>0.36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2852">
                <text:p>0.3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1047">
                <text:p>0.3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986">
                <text:p>0.28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8375">
                <text:p>0.48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2094">
                <text:p>0.6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2464">
                <text:p>0.7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5126">
                <text:p>0.45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2202">
                <text:p>0.7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5797">
                <text:p>0.55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1949">
                <text:p>0.8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0866">
                <text:p>0.8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0144">
                <text:p>0.8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971">
                <text:p>0.7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9531">
                <text:p>0.8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108">
                <text:p>1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725">
                <text:p>1.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2563">
                <text:p>0.7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1227">
                <text:p>0.8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3538">
                <text:p>0.63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6377">
                <text:p>0.9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1227">
                <text:p>0.8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0036">
                <text:p>1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333">
                <text:p>0.8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542">
                <text:p>1.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0108">
                <text:p>1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231">
                <text:p>0.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913">
                <text:p>1.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585">
                <text:p>1.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007">
                <text:p>1.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551">
                <text:p>1.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307">
                <text:p>1.5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621">
                <text:p>1.4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464">
                <text:p>1.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8195">
                <text:p>1.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307">
                <text:p>1.5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6534">
                <text:p>1.6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74">
                <text:p>1.4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968">
                <text:p>1.6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386">
                <text:p>1.9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855">
                <text:p>1.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917">
                <text:p>1.8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532">
                <text:p>1.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855">
                <text:p>1.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35">
                <text:p>1.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8957">
                <text:p>1.8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8953">
                <text:p>1.8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692">
                <text:p>1.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173">
                <text:p>1.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917">
                <text:p>1.8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746">
                <text:p>1.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964">
                <text:p>1.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581">
                <text:p>1.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989">
                <text:p>1.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711">
                <text:p>1.9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567">
                <text:p>1.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7986">
                <text:p>1.7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674">
                <text:p>1.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0072">
                <text:p>2.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604">
                <text:p>1.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493">
                <text:p>1.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813">
                <text:p>1.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7834">
                <text:p>1.7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8845">
                <text:p>1.8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8917">
                <text:p>1.8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097">
                <text:p>1.9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458">
                <text:p>1.9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278">
                <text:p>1.9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9206">
                <text:p>1.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989">
                <text:p>1.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529">
                <text:p>1.9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747">
                <text:p>1.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748">
                <text:p>1.9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0036">
                <text:p>2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638">
                <text:p>1.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892">
                <text:p>1.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819">
                <text:p>1.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964">
                <text:p>1.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9892">
                <text:p>1.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747">
                <text:p>1.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674">
                <text:p>1.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0072">
                <text:p>2.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9747">
                <text:p>1.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1047">
                <text:p>2.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0145">
                <text:p>2.0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0899">
                <text:p>2.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1119">
                <text:p>2.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13">
                <text:p>2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0325">
                <text:p>2.0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1583">
                <text:p>2.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036">
                <text:p>2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1552">
                <text:p>2.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13">
                <text:p>2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0683">
                <text:p>2.0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0578">
                <text:p>2.0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018">
                <text:p>2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0036">
                <text:p>2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0144">
                <text:p>2.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784">
                <text:p>1.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0289">
                <text:p>2.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675">
                <text:p>1.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0288">
                <text:p>2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0542">
                <text:p>2.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0505">
                <text:p>2.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784">
                <text:p>1.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856">
                <text:p>1.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892">
                <text:p>1.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784">
                <text:p>1.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17">
                <text:p>1.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892">
                <text:p>1.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0289">
                <text:p>2.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0614">
                <text:p>2.0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0683">
                <text:p>2.0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0725">
                <text:p>2.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0324">
                <text:p>2.0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0396">
                <text:p>2.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1014">
                <text:p>2.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0683">
                <text:p>2.0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0252">
                <text:p>2.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0866">
                <text:p>2.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0939">
                <text:p>2.0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0144">
                <text:p>2.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856">
                <text:p>1.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674">
                <text:p>1.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0216">
                <text:p>2.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0181">
                <text:p>2.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0288">
                <text:p>2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0253">
                <text:p>2.0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0325">
                <text:p>2.03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0722">
                <text:p>2.0722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278">
                <text:p>3.278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795">
                <text:p>5.795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8986">
                <text:p>8.8986</text:p>
              </table:table-cell>
              <table:table-cell office:value-type="float" office:value="39.64">
                <text:p>39.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2347">
                <text:p>9.2347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4101">
                <text:p>7.4101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318">
                <text:p>11.318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.538">
                <text:p>21.538</text:p>
              </table:table-cell>
              <table:table-cell office:value-type="float" office:value="142.66">
                <text:p>142.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.451">
                <text:p>28.451</text:p>
              </table:table-cell>
              <table:table-cell office:value-type="float" office:value="173.81">
                <text:p>173.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.108">
                <text:p>33.108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.152">
                <text:p>37.152</text:p>
              </table:table-cell>
              <table:table-cell office:value-type="float" office:value="210.96">
                <text:p>210.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.762">
                <text:p>27.762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.3">
                <text:p>14.3</text:p>
              </table:table-cell>
              <table:table-cell office:value-type="float" office:value="105.72">
                <text:p>105.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.543">
                <text:p>36.543</text:p>
              </table:table-cell>
              <table:table-cell office:value-type="float" office:value="234.82">
                <text:p>234.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.144">
                <text:p>52.144</text:p>
              </table:table-cell>
              <table:table-cell office:value-type="float" office:value="280.96">
                <text:p>280.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.291">
                <text:p>55.291</text:p>
              </table:table-cell>
              <table:table-cell office:value-type="float" office:value="309.96">
                <text:p>309.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.563">
                <text:p>61.563</text:p>
              </table:table-cell>
              <table:table-cell office:value-type="float" office:value="331.86">
                <text:p>331.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7.315">
                <text:p>67.315</text:p>
              </table:table-cell>
              <table:table-cell office:value-type="float" office:value="352.86">
                <text:p>352.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.906">
                <text:p>71.906</text:p>
              </table:table-cell>
              <table:table-cell office:value-type="float" office:value="373.82">
                <text:p>373.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.26">
                <text:p>77.26</text:p>
              </table:table-cell>
              <table:table-cell office:value-type="float" office:value="395.86">
                <text:p>395.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514">
                <text:p>82.514</text:p>
              </table:table-cell>
              <table:table-cell office:value-type="float" office:value="417.79">
                <text:p>417.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8.464">
                <text:p>88.464</text:p>
              </table:table-cell>
              <table:table-cell office:value-type="float" office:value="439.44">
                <text:p>439.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116">
                <text:p>93.116</text:p>
              </table:table-cell>
              <table:table-cell office:value-type="float" office:value="459.96">
                <text:p>459.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9.264">
                <text:p>99.264</text:p>
              </table:table-cell>
              <table:table-cell office:value-type="float" office:value="489.04">
                <text:p>489.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6.46">
                <text:p>106.46</text:p>
              </table:table-cell>
              <table:table-cell office:value-type="float" office:value="518.75">
                <text:p>518.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2.01">
                <text:p>112.01</text:p>
              </table:table-cell>
              <table:table-cell office:value-type="float" office:value="503.64">
                <text:p>503.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4.02">
                <text:p>114.02</text:p>
              </table:table-cell>
              <table:table-cell office:value-type="float" office:value="595.68">
                <text:p>595.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5.28">
                <text:p>125.28</text:p>
              </table:table-cell>
              <table:table-cell office:value-type="float" office:value="551.32">
                <text:p>551.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7.91">
                <text:p>127.91</text:p>
              </table:table-cell>
              <table:table-cell office:value-type="float" office:value="650.64">
                <text:p>650.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1.93">
                <text:p>141.93</text:p>
              </table:table-cell>
              <table:table-cell office:value-type="float" office:value="690.93">
                <text:p>690.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8.49">
                <text:p>148.49</text:p>
              </table:table-cell>
              <table:table-cell office:value-type="float" office:value="634.89">
                <text:p>634.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2.57">
                <text:p>112.57</text:p>
              </table:table-cell>
              <table:table-cell office:value-type="float" office:value="424.24">
                <text:p>424.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.664">
                <text:p>99.664</text:p>
              </table:table-cell>
              <table:table-cell office:value-type="float" office:value="565.36">
                <text:p>565.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.16">
                <text:p>159.16</text:p>
              </table:table-cell>
              <table:table-cell office:value-type="float" office:value="774.86">
                <text:p>774.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83">
                <text:p>93.83</text:p>
              </table:table-cell>
              <table:table-cell office:value-type="float" office:value="297.3">
                <text:p>297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0.982">
                <text:p>70.982</text:p>
              </table:table-cell>
              <table:table-cell office:value-type="float" office:value="306.29">
                <text:p>306.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.339">
                <text:p>77.339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.909">
                <text:p>60.909</text:p>
              </table:table-cell>
              <table:table-cell office:value-type="float" office:value="284.21">
                <text:p>284.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.48">
                <text:p>67.48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.704">
                <text:p>64.70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1.64">
                <text:p>101.64</text:p>
              </table:table-cell>
              <table:table-cell office:value-type="float" office:value="501.81">
                <text:p>501.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1.917">
                <text:p>81.917</text:p>
              </table:table-cell>
              <table:table-cell office:value-type="float" office:value="342.64">
                <text:p>342.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.848">
                <text:p>69.848</text:p>
              </table:table-cell>
              <table:table-cell office:value-type="float" office:value="288.54">
                <text:p>288.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.162">
                <text:p>82.162</text:p>
              </table:table-cell>
              <table:table-cell office:value-type="float" office:value="626.48">
                <text:p>626.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1.91">
                <text:p>171.91</text:p>
              </table:table-cell>
              <table:table-cell office:value-type="float" office:value="616.07">
                <text:p>616.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.27">
                <text:p>144.27</text:p>
              </table:table-cell>
              <table:table-cell office:value-type="float" office:value="639.59">
                <text:p>639.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.686">
                <text:p>83.686</text:p>
              </table:table-cell>
              <table:table-cell office:value-type="float" office:value="362.07">
                <text:p>362.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1.87">
                <text:p>111.87</text:p>
              </table:table-cell>
              <table:table-cell office:value-type="float" office:value="556.32">
                <text:p>556.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.09">
                <text:p>105.09</text:p>
              </table:table-cell>
              <table:table-cell office:value-type="float" office:value="438.22">
                <text:p>438.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.419">
                <text:p>72.419</text:p>
              </table:table-cell>
              <table:table-cell office:value-type="float" office:value="306.39">
                <text:p>306.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.627">
                <text:p>71.627</text:p>
              </table:table-cell>
              <table:table-cell office:value-type="float" office:value="424.61">
                <text:p>424.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5.75">
                <text:p>205.75</text:p>
              </table:table-cell>
              <table:table-cell office:value-type="float" office:value="1122.6">
                <text:p>1122.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1.85">
                <text:p>191.85</text:p>
              </table:table-cell>
              <table:table-cell office:value-type="float" office:value="694.96">
                <text:p>694.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.819">
                <text:p>58.819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1.98">
                <text:p>131.98</text:p>
              </table:table-cell>
              <table:table-cell office:value-type="float" office:value="857.83">
                <text:p>857.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7.45">
                <text:p>217.45</text:p>
              </table:table-cell>
              <table:table-cell office:value-type="float" office:value="982.43">
                <text:p>982.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4.34">
                <text:p>214.34</text:p>
              </table:table-cell>
              <table:table-cell office:value-type="float" office:value="942.57">
                <text:p>942.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2.98">
                <text:p>212.98</text:p>
              </table:table-cell>
              <table:table-cell office:value-type="float" office:value="1147.1">
                <text:p>1147.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2.17">
                <text:p>232.17</text:p>
              </table:table-cell>
              <table:table-cell office:value-type="float" office:value="1133.2">
                <text:p>1133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.43">
                <text:p>199.43</text:p>
              </table:table-cell>
              <table:table-cell office:value-type="float" office:value="1002.9">
                <text:p>1002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0.51">
                <text:p>150.51</text:p>
              </table:table-cell>
              <table:table-cell office:value-type="float" office:value="543.31">
                <text:p>543.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3.691">
                <text:p>73.691</text:p>
              </table:table-cell>
              <table:table-cell office:value-type="float" office:value="402.89">
                <text:p>402.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2.21">
                <text:p>162.21</text:p>
              </table:table-cell>
              <table:table-cell office:value-type="float" office:value="929.42">
                <text:p>929.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2.47">
                <text:p>122.47</text:p>
              </table:table-cell>
              <table:table-cell office:value-type="float" office:value="344.68">
                <text:p>344.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3.88">
                <text:p>143.88</text:p>
              </table:table-cell>
              <table:table-cell office:value-type="float" office:value="745.24">
                <text:p>745.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.94">
                <text:p>144.94</text:p>
              </table:table-cell>
              <table:table-cell office:value-type="float" office:value="714.04">
                <text:p>714.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8.99">
                <text:p>208.99</text:p>
              </table:table-cell>
              <table:table-cell office:value-type="float" office:value="1157.6">
                <text:p>1157.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.57">
                <text:p>134.57</text:p>
              </table:table-cell>
              <table:table-cell office:value-type="float" office:value="670.21">
                <text:p>670.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3.89">
                <text:p>213.89</text:p>
              </table:table-cell>
              <table:table-cell office:value-type="float" office:value="915.58">
                <text:p>915.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6.19">
                <text:p>186.19</text:p>
              </table:table-cell>
              <table:table-cell office:value-type="float" office:value="1107.4">
                <text:p>1107.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4.25">
                <text:p>214.25</text:p>
              </table:table-cell>
              <table:table-cell office:value-type="float" office:value="980.39">
                <text:p>980.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.14">
                <text:p>146.14</text:p>
              </table:table-cell>
              <table:table-cell office:value-type="float" office:value="784.32">
                <text:p>784.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4.09">
                <text:p>214.09</text:p>
              </table:table-cell>
              <table:table-cell office:value-type="float" office:value="963.48">
                <text:p>963.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2.939">
                <text:p>82.939</text:p>
              </table:table-cell>
              <table:table-cell office:value-type="float" office:value="484.31">
                <text:p>484.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9.16">
                <text:p>129.16</text:p>
              </table:table-cell>
              <table:table-cell office:value-type="float" office:value="521.32">
                <text:p>521.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8.24">
                <text:p>108.24</text:p>
              </table:table-cell>
              <table:table-cell office:value-type="float" office:value="472.29">
                <text:p>472.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2.53">
                <text:p>142.53</text:p>
              </table:table-cell>
              <table:table-cell office:value-type="float" office:value="648.68">
                <text:p>648.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.82">
                <text:p>157.82</text:p>
              </table:table-cell>
              <table:table-cell office:value-type="float" office:value="875.57">
                <text:p>875.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3.73">
                <text:p>103.73</text:p>
              </table:table-cell>
              <table:table-cell office:value-type="float" office:value="362.36">
                <text:p>362.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.96">
                <text:p>96.96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5.17">
                <text:p>135.17</text:p>
              </table:table-cell>
              <table:table-cell office:value-type="float" office:value="583.66">
                <text:p>583.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4.85">
                <text:p>104.85</text:p>
              </table:table-cell>
              <table:table-cell office:value-type="float" office:value="571.46">
                <text:p>571.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.84">
                <text:p>108.84</text:p>
              </table:table-cell>
              <table:table-cell office:value-type="float" office:value="470.57">
                <text:p>470.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1.21">
                <text:p>121.21</text:p>
              </table:table-cell>
              <table:table-cell office:value-type="float" office:value="693.68">
                <text:p>693.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1.53">
                <text:p>181.53</text:p>
              </table:table-cell>
              <table:table-cell office:value-type="float" office:value="716.96">
                <text:p>716.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3.26">
                <text:p>163.26</text:p>
              </table:table-cell>
              <table:table-cell office:value-type="float" office:value="875.9">
                <text:p>875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9.65">
                <text:p>169.65</text:p>
              </table:table-cell>
              <table:table-cell office:value-type="float" office:value="821.41">
                <text:p>821.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.101">
                <text:p>76.101</text:p>
              </table:table-cell>
              <table:table-cell office:value-type="float" office:value="385.46">
                <text:p>385.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1.54">
                <text:p>141.54</text:p>
              </table:table-cell>
              <table:table-cell office:value-type="float" office:value="575.04">
                <text:p>575.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4.359">
                <text:p>94.359</text:p>
              </table:table-cell>
              <table:table-cell office:value-type="float" office:value="416.54">
                <text:p>416.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9.39">
                <text:p>129.39</text:p>
              </table:table-cell>
              <table:table-cell office:value-type="float" office:value="649.71">
                <text:p>649.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.681">
                <text:p>78.681</text:p>
              </table:table-cell>
              <table:table-cell office:value-type="float" office:value="302.86">
                <text:p>302.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2.49">
                <text:p>132.49</text:p>
              </table:table-cell>
              <table:table-cell office:value-type="float" office:value="689.5">
                <text:p>689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0.325">
                <text:p>80.325</text:p>
              </table:table-cell>
              <table:table-cell office:value-type="float" office:value="319.29">
                <text:p>319.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.48">
                <text:p>64.48</text:p>
              </table:table-cell>
              <table:table-cell office:value-type="float" office:value="292.96">
                <text:p>292.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.182">
                <text:p>66.182</text:p>
              </table:table-cell>
              <table:table-cell office:value-type="float" office:value="310.64">
                <text:p>310.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.91">
                <text:p>65.91</text:p>
              </table:table-cell>
              <table:table-cell office:value-type="float" office:value="299.21">
                <text:p>299.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181">
                <text:p>61.181</text:p>
              </table:table-cell>
              <table:table-cell office:value-type="float" office:value="284.82">
                <text:p>284.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.222">
                <text:p>54.222</text:p>
              </table:table-cell>
              <table:table-cell office:value-type="float" office:value="239.43">
                <text:p>239.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7.386">
                <text:p>47.386</text:p>
              </table:table-cell>
              <table:table-cell office:value-type="float" office:value="217.76">
                <text:p>217.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768">
                <text:p>49.768</text:p>
              </table:table-cell>
              <table:table-cell office:value-type="float" office:value="230.46">
                <text:p>230.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.202">
                <text:p>55.202</text:p>
              </table:table-cell>
              <table:table-cell office:value-type="float" office:value="257.93">
                <text:p>257.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.662">
                <text:p>56.662</text:p>
              </table:table-cell>
              <table:table-cell office:value-type="float" office:value="265.69">
                <text:p>265.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.177">
                <text:p>82.177</text:p>
              </table:table-cell>
              <table:table-cell office:value-type="float" office:value="438.5">
                <text:p>438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6.01">
                <text:p>156.01</text:p>
              </table:table-cell>
              <table:table-cell office:value-type="float" office:value="706.57">
                <text:p>706.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1.51">
                <text:p>151.51</text:p>
              </table:table-cell>
              <table:table-cell office:value-type="float" office:value="656.39">
                <text:p>656.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404">
                <text:p>61.404</text:p>
              </table:table-cell>
              <table:table-cell office:value-type="float" office:value="305.63">
                <text:p>305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2.899">
                <text:p>92.899</text:p>
              </table:table-cell>
              <table:table-cell office:value-type="float" office:value="388.41">
                <text:p>388.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8.433">
                <text:p>58.433</text:p>
              </table:table-cell>
              <table:table-cell office:value-type="float" office:value="323.79">
                <text:p>323.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1.63">
                <text:p>151.63</text:p>
              </table:table-cell>
              <table:table-cell office:value-type="float" office:value="682.21">
                <text:p>682.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1.14">
                <text:p>141.14</text:p>
              </table:table-cell>
              <table:table-cell office:value-type="float" office:value="654.14">
                <text:p>654.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7.772">
                <text:p>97.772</text:p>
              </table:table-cell>
              <table:table-cell office:value-type="float" office:value="406.57">
                <text:p>406.5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.38">
                <text:p>97.38</text:p>
              </table:table-cell>
              <table:table-cell office:value-type="float" office:value="428.19">
                <text:p>428.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5.1">
                <text:p>115.1</text:p>
              </table:table-cell>
              <table:table-cell office:value-type="float" office:value="550.18">
                <text:p>550.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.365">
                <text:p>99.365</text:p>
              </table:table-cell>
              <table:table-cell office:value-type="float" office:value="414.39">
                <text:p>414.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5.593">
                <text:p>75.593</text:p>
              </table:table-cell>
              <table:table-cell office:value-type="float" office:value="361.03">
                <text:p>361.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184">
                <text:p>62.184</text:p>
              </table:table-cell>
              <table:table-cell office:value-type="float" office:value="253.21">
                <text:p>253.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.2">
                <text:p>103.2</text:p>
              </table:table-cell>
              <table:table-cell office:value-type="float" office:value="471.14">
                <text:p>471.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.949">
                <text:p>42.949</text:p>
              </table:table-cell>
              <table:table-cell office:value-type="float" office:value="175.29">
                <text:p>175.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.728">
                <text:p>35.728</text:p>
              </table:table-cell>
              <table:table-cell office:value-type="float" office:value="165.61">
                <text:p>165.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2.225">
                <text:p>32.225</text:p>
              </table:table-cell>
              <table:table-cell office:value-type="float" office:value="149.33">
                <text:p>149.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.614">
                <text:p>27.614</text:p>
              </table:table-cell>
              <table:table-cell office:value-type="float" office:value="129.86">
                <text:p>129.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.518">
                <text:p>26.518</text:p>
              </table:table-cell>
              <table:table-cell office:value-type="float" office:value="129.04">
                <text:p>129.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.812">
                <text:p>27.812</text:p>
              </table:table-cell>
              <table:table-cell office:value-type="float" office:value="133.86">
                <text:p>133.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.762">
                <text:p>24.762</text:p>
              </table:table-cell>
              <table:table-cell office:value-type="float" office:value="119.71">
                <text:p>119.7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.888">
                <text:p>22.8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.917">
                <text:p>21.917</text:p>
              </table:table-cell>
              <table:table-cell office:value-type="float" office:value="107.43">
                <text:p>107.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.173">
                <text:p>21.173</text:p>
              </table:table-cell>
              <table:table-cell office:value-type="float" office:value="102.57">
                <text:p>102.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.845">
                <text:p>20.845</text:p>
              </table:table-cell>
              <table:table-cell office:value-type="float" office:value="101.64">
                <text:p>101.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.64">
                <text:p>22.64</text:p>
              </table:table-cell>
              <table:table-cell office:value-type="float" office:value="169.04">
                <text:p>169.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.433">
                <text:p>22.433</text:p>
              </table:table-cell>
              <table:table-cell office:value-type="float" office:value="184.18">
                <text:p>184.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.094">
                <text:p>19.094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44">
                <text:p>16.644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726">
                <text:p>10.726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9458">
                <text:p>5.9458</text:p>
              </table:table-cell>
              <table:table-cell office:value-type="float" office:value="34.43">
                <text:p>34.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6196">
                <text:p>4.6196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9312">
                <text:p>3.9312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1661">
                <text:p>3.1661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0722">
                <text:p>3.0722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7745">
                <text:p>3.77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343">
                <text:p>3.343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0614">
                <text:p>2.06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3225">
                <text:p>1.322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2971">
                <text:p>0.8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2455">
                <text:p>0.6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4513">
                <text:p>0.54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1812">
                <text:p>0.5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6931">
                <text:p>0.46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1769">
                <text:p>0.3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2609">
                <text:p>0.3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3791">
                <text:p>0.5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8406">
                <text:p>0.38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2383">
                <text:p>0.2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7826">
                <text:p>0.47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7653">
                <text:p>0.47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3791">
                <text:p>0.5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0507">
                <text:p>0.6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5487">
                <text:p>0.45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148">
                <text:p>0.7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3406">
                <text:p>0.63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6787">
                <text:p>0.66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87">
                <text:p>0.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231">
                <text:p>0.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2464">
                <text:p>0.7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108">
                <text:p>1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5704">
                <text:p>0.65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9855">
                <text:p>0.8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083">
                <text:p>1.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3357">
                <text:p>1.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261">
                <text:p>1.3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3827">
                <text:p>1.3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3791">
                <text:p>1.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6029">
                <text:p>1.6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21">
                <text:p>1.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874">
                <text:p>1.4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5776">
                <text:p>1.5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679">
                <text:p>1.6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823">
                <text:p>1.6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957">
                <text:p>1.5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5018">
                <text:p>1.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362">
                <text:p>1.5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437">
                <text:p>1.7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6403">
                <text:p>1.6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6703">
                <text:p>1.6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773">
                <text:p>1.8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628">
                <text:p>1.8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13">
                <text:p>1.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381">
                <text:p>1.8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7401">
                <text:p>1.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7978">
                <text:p>1.7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7174">
                <text:p>1.7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134">
                <text:p>1.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6835">
                <text:p>1.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7971">
                <text:p>1.7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314">
                <text:p>1.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7834">
                <text:p>1.7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7617">
                <text:p>1.7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7906">
                <text:p>1.7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2">
                <text:p>1.9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7978">
                <text:p>1.7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312">
                <text:p>1.9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7014">
                <text:p>1.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529">
                <text:p>1.9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495">
                <text:p>1.9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317">
                <text:p>1.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603">
                <text:p>1.9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6968">
                <text:p>1.6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7617">
                <text:p>1.7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05">
                <text:p>1.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7319">
                <text:p>1.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7554">
                <text:p>1.7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628">
                <text:p>1.8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806">
                <text:p>1.7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7978">
                <text:p>1.7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7906">
                <text:p>1.7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633">
                <text:p>1.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645">
                <text:p>1.7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022">
                <text:p>1.8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711">
                <text:p>1.9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783">
                <text:p>1.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676">
                <text:p>1.9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783">
                <text:p>1.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964">
                <text:p>1.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317">
                <text:p>1.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783">
                <text:p>1.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7834">
                <text:p>1.7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7914">
                <text:p>1.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7978">
                <text:p>1.7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8123">
                <text:p>1.8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7112">
                <text:p>1.7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245">
                <text:p>1.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8986">
                <text:p>1.8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46">
                <text:p>1.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0181">
                <text:p>2.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783">
                <text:p>1.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964">
                <text:p>1.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144">
                <text:p>2.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0145">
                <text:p>2.0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054">
                <text:p>2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0036">
                <text:p>2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065">
                <text:p>2.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0468">
                <text:p>2.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0505">
                <text:p>2.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0647">
                <text:p>2.0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0688">
                <text:p>2.0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0324">
                <text:p>2.0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018">
                <text:p>2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087">
                <text:p>2.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0827">
                <text:p>2.0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0036">
                <text:p>2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0397">
                <text:p>2.0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0288">
                <text:p>2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0576">
                <text:p>2.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0432">
                <text:p>2.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0108">
                <text:p>2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018">
                <text:p>2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097">
                <text:p>1.9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675">
                <text:p>1.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676">
                <text:p>1.9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604">
                <text:p>1.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819">
                <text:p>1.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8777">
                <text:p>1.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8993">
                <text:p>1.8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8231">
                <text:p>1.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852">
                <text:p>1.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8561">
                <text:p>1.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8448">
                <text:p>1.8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4801">
                <text:p>1.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1799">
                <text:p>1.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278">
                <text:p>1.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1871">
                <text:p>1.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996">
                <text:p>1.2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3069">
                <text:p>1.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3813">
                <text:p>1.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4513">
                <text:p>1.4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509">
                <text:p>1.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036">
                <text:p>1.5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4801">
                <text:p>1.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4152">
                <text:p>1.4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4676">
                <text:p>1.4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2852">
                <text:p>1.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13">
                <text:p>1.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3022">
                <text:p>1.3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1047">
                <text:p>1.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7184">
                <text:p>1.7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0719">
                <text:p>2.071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0036">
                <text:p>3.003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773">
                <text:p>3.8773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3863">
                <text:p>4.38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816">
                <text:p>14.816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.565">
                <text:p>23.565</text:p>
              </table:table-cell>
              <table:table-cell office:value-type="float" office:value="84.76">
                <text:p>84.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38">
                <text:p>27.38</text:p>
              </table:table-cell>
              <table:table-cell office:value-type="float" office:value="120.38">
                <text:p>120.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.531">
                <text:p>31.531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.536">
                <text:p>36.536</text:p>
              </table:table-cell>
              <table:table-cell office:value-type="float" office:value="166.63">
                <text:p>166.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1.764">
                <text:p>41.764</text:p>
              </table:table-cell>
              <table:table-cell office:value-type="float" office:value="192.07">
                <text:p>192.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4.655">
                <text:p>54.655</text:p>
              </table:table-cell>
              <table:table-cell office:value-type="float" office:value="218.89">
                <text:p>218.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733">
                <text:p>21.733</text:p>
              </table:table-cell>
              <table:table-cell office:value-type="float" office:value="251.36">
                <text:p>251.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6.939">
                <text:p>36.93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6.264">
                <text:p>46.264</text:p>
              </table:table-cell>
              <table:table-cell office:value-type="float" office:value="207.64">
                <text:p>207.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8.787">
                <text:p>28.787</text:p>
              </table:table-cell>
              <table:table-cell office:value-type="float" office:value="199.24">
                <text:p>199.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.643">
                <text:p>79.643</text:p>
              </table:table-cell>
              <table:table-cell office:value-type="float" office:value="129.86">
                <text:p>129.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.953">
                <text:p>89.953</text:p>
              </table:table-cell>
              <table:table-cell office:value-type="float" office:value="423.25">
                <text:p>423.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7.217">
                <text:p>87.217</text:p>
              </table:table-cell>
              <table:table-cell office:value-type="float" office:value="432.37">
                <text:p>432.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7.77">
                <text:p>107.77</text:p>
              </table:table-cell>
              <table:table-cell office:value-type="float" office:value="423.69">
                <text:p>423.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5.17">
                <text:p>125.17</text:p>
              </table:table-cell>
              <table:table-cell office:value-type="float" office:value="515.41">
                <text:p>515.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.029">
                <text:p>87.029</text:p>
              </table:table-cell>
              <table:table-cell office:value-type="float" office:value="588.85">
                <text:p>588.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1.505">
                <text:p>91.505</text:p>
              </table:table-cell>
              <table:table-cell office:value-type="float" office:value="387.24">
                <text:p>387.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.733">
                <text:p>71.733</text:p>
              </table:table-cell>
              <table:table-cell office:value-type="float" office:value="422.86">
                <text:p>422.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9.75">
                <text:p>119.75</text:p>
              </table:table-cell>
              <table:table-cell office:value-type="float" office:value="340.64">
                <text:p>340.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4.84">
                <text:p>114.84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4.01">
                <text:p>114.01</text:p>
              </table:table-cell>
              <table:table-cell office:value-type="float" office:value="528.71">
                <text:p>528.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5.12">
                <text:p>135.12</text:p>
              </table:table-cell>
              <table:table-cell office:value-type="float" office:value="516.61">
                <text:p>516.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5.58">
                <text:p>145.58</text:p>
              </table:table-cell>
              <table:table-cell office:value-type="float" office:value="628.32">
                <text:p>628.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9.47">
                <text:p>129.47</text:p>
              </table:table-cell>
              <table:table-cell office:value-type="float" office:value="671.21">
                <text:p>671.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0.54">
                <text:p>130.54</text:p>
              </table:table-cell>
              <table:table-cell office:value-type="float" office:value="595.57">
                <text:p>595.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4">
                <text:p>124</text:p>
              </table:table-cell>
              <table:table-cell office:value-type="float" office:value="603.97">
                <text:p>603.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7.54">
                <text:p>147.54</text:p>
              </table:table-cell>
              <table:table-cell office:value-type="float" office:value="576.64">
                <text:p>576.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8.74">
                <text:p>138.74</text:p>
              </table:table-cell>
              <table:table-cell office:value-type="float" office:value="688.61">
                <text:p>688.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2.92">
                <text:p>152.92</text:p>
              </table:table-cell>
              <table:table-cell office:value-type="float" office:value="656.14">
                <text:p>656.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.71">
                <text:p>148.71</text:p>
              </table:table-cell>
              <table:table-cell office:value-type="float" office:value="714.54">
                <text:p>714.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.92">
                <text:p>157.92</text:p>
              </table:table-cell>
              <table:table-cell office:value-type="float" office:value="697.61">
                <text:p>697.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2.18">
                <text:p>162.1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6.59">
                <text:p>166.59</text:p>
              </table:table-cell>
              <table:table-cell office:value-type="float" office:value="766.18">
                <text:p>766.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0.24">
                <text:p>170.24</text:p>
              </table:table-cell>
              <table:table-cell office:value-type="float" office:value="779.52">
                <text:p>779.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3.75">
                <text:p>173.75</text:p>
              </table:table-cell>
              <table:table-cell office:value-type="float" office:value="803.14">
                <text:p>803.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5.29">
                <text:p>165.29</text:p>
              </table:table-cell>
              <table:table-cell office:value-type="float" office:value="821.54">
                <text:p>821.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2.35">
                <text:p>152.35</text:p>
              </table:table-cell>
              <table:table-cell office:value-type="float" office:value="793.14">
                <text:p>793.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0.47">
                <text:p>190.47</text:p>
              </table:table-cell>
              <table:table-cell office:value-type="float" office:value="700.79">
                <text:p>700.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2.55">
                <text:p>192.55</text:p>
              </table:table-cell>
              <table:table-cell office:value-type="float" office:value="896.36">
                <text:p>896.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7.17">
                <text:p>117.17</text:p>
              </table:table-cell>
              <table:table-cell office:value-type="float" office:value="920.43">
                <text:p>920.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9.57">
                <text:p>179.57</text:p>
              </table:table-cell>
              <table:table-cell office:value-type="float" office:value="559.07">
                <text:p>559.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6.072">
                <text:p>96.072</text:p>
              </table:table-cell>
              <table:table-cell office:value-type="float" office:value="847.52">
                <text:p>847.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1.88">
                <text:p>171.88</text:p>
              </table:table-cell>
              <table:table-cell office:value-type="float" office:value="453.64">
                <text:p>453.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9.51">
                <text:p>219.51</text:p>
              </table:table-cell>
              <table:table-cell office:value-type="float" office:value="779.43">
                <text:p>779.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3.6">
                <text:p>113.6</text:p>
              </table:table-cell>
              <table:table-cell office:value-type="float" office:value="1054.7">
                <text:p>1054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9">
                <text:p>142.59</text:p>
              </table:table-cell>
              <table:table-cell office:value-type="float" office:value="566.72">
                <text:p>566.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3.19">
                <text:p>133.19</text:p>
              </table:table-cell>
              <table:table-cell office:value-type="float" office:value="685.04">
                <text:p>685.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1.44">
                <text:p>101.44</text:p>
              </table:table-cell>
              <table:table-cell office:value-type="float" office:value="599.72">
                <text:p>599.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2.09">
                <text:p>152.09</text:p>
              </table:table-cell>
              <table:table-cell office:value-type="float" office:value="465.85">
                <text:p>465.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6.91">
                <text:p>126.91</text:p>
              </table:table-cell>
              <table:table-cell office:value-type="float" office:value="696.07">
                <text:p>696.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4.98">
                <text:p>134.98</text:p>
              </table:table-cell>
              <table:table-cell office:value-type="float" office:value="594.83">
                <text:p>594.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4.67">
                <text:p>134.67</text:p>
              </table:table-cell>
              <table:table-cell office:value-type="float" office:value="619.29">
                <text:p>619.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5.63">
                <text:p>125.63</text:p>
              </table:table-cell>
              <table:table-cell office:value-type="float" office:value="622.89">
                <text:p>622.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4.94">
                <text:p>114.94</text:p>
              </table:table-cell>
              <table:table-cell office:value-type="float" office:value="586.55">
                <text:p>586.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9.08">
                <text:p>149.08</text:p>
              </table:table-cell>
              <table:table-cell office:value-type="float" office:value="534.86">
                <text:p>534.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.15">
                <text:p>151.15</text:p>
              </table:table-cell>
              <table:table-cell office:value-type="float" office:value="683.93">
                <text:p>683.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3.03">
                <text:p>113.03</text:p>
              </table:table-cell>
              <table:table-cell office:value-type="float" office:value="723.79">
                <text:p>723.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2.81">
                <text:p>132.81</text:p>
              </table:table-cell>
              <table:table-cell office:value-type="float" office:value="506.66">
                <text:p>506.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6.3">
                <text:p>156.3</text:p>
              </table:table-cell>
              <table:table-cell office:value-type="float" office:value="639.34">
                <text:p>639.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5.15">
                <text:p>235.15</text:p>
              </table:table-cell>
              <table:table-cell office:value-type="float" office:value="728.19">
                <text:p>728.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2.83">
                <text:p>222.83</text:p>
              </table:table-cell>
              <table:table-cell office:value-type="float" office:value="1142.1">
                <text:p>1142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3.62">
                <text:p>203.62</text:p>
              </table:table-cell>
              <table:table-cell office:value-type="float" office:value="1095.9">
                <text:p>1095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7.01">
                <text:p>137.01</text:p>
              </table:table-cell>
              <table:table-cell office:value-type="float" office:value="1043.1">
                <text:p>1043.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39.94">
                <text:p>239.94</text:p>
              </table:table-cell>
              <table:table-cell office:value-type="float" office:value="613.14">
                <text:p>613.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5.03">
                <text:p>215.03</text:p>
              </table:table-cell>
              <table:table-cell office:value-type="float" office:value="1209.2">
                <text:p>120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